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8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avg_log2FC</text:p>
          </table:table-cell>
          <table:table-cell table:style-name="ce1" office:value-type="string" calcext:value-type="string">
            <text:p>pct.1</text:p>
          </table:table-cell>
          <table:table-cell table:style-name="ce1" office:value-type="string" calcext:value-type="string">
            <text:p>pct.2</text:p>
          </table:table-cell>
          <table:table-cell table:style-name="ce1" office:value-type="string" calcext:value-type="string">
            <text:p>p_val</text:p>
          </table:table-cell>
          <table:table-cell table:style-name="ce1" office:value-type="string" calcext:value-type="string">
            <text:p>p_val_adj</text:p>
          </table:table-cell>
          <table:table-cell table:style-name="ce1" office:value-type="string" calcext:value-type="string">
            <text:p>entrezgene_id</text:p>
          </table:table-cell>
          <table:table-cell table:style-name="ce1" office:value-type="string" calcext:value-type="string">
            <text:p>gene_biotype</text:p>
          </table:table-cell>
          <table:table-cell table:style-name="ce1" office:value-type="string" calcext:value-type="string">
            <text:p>Gene_anno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KRT15</text:p>
          </table:table-cell>
          <table:table-cell office:value-type="float" office:value="4.05764395500603" calcext:value-type="float">
            <text:p>4.05764395500603</text:p>
          </table:table-cell>
          <table:table-cell office:value-type="float" office:value="0.985" calcext:value-type="float">
            <text:p>0.985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5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COL17A1</text:p>
          </table:table-cell>
          <table:table-cell office:value-type="float" office:value="3.23988734633773" calcext:value-type="float">
            <text:p>3.23988734633773</text:p>
          </table:table-cell>
          <table:table-cell office:value-type="float" office:value="0.999" calcext:value-type="float">
            <text:p>0.999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XVII alpha 1 chain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KRT5</text:p>
          </table:table-cell>
          <table:table-cell office:value-type="float" office:value="2.66580294933905" calcext:value-type="float">
            <text:p>2.66580294933905</text:p>
          </table:table-cell>
          <table:table-cell office:value-type="float" office:value="1" calcext:value-type="float">
            <text:p>1</text:p>
          </table:table-cell>
          <table:table-cell office:value-type="float" office:value="0.589" calcext:value-type="float">
            <text:p>0.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5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KRT14</text:p>
          </table:table-cell>
          <table:table-cell office:value-type="float" office:value="2.65818540224614" calcext:value-type="float">
            <text:p>2.65818540224614</text:p>
          </table:table-cell>
          <table:table-cell office:value-type="float" office:value="1" calcext:value-type="float">
            <text:p>1</text:p>
          </table:table-cell>
          <table:table-cell office:value-type="float" office:value="0.753" calcext:value-type="float">
            <text:p>0.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4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DST</text:p>
          </table:table-cell>
          <table:table-cell office:value-type="float" office:value="2.65515173470765" calcext:value-type="float">
            <text:p>2.65515173470765</text:p>
          </table:table-cell>
          <table:table-cell office:value-type="float" office:value="0.999" calcext:value-type="float">
            <text:p>0.999</text:p>
          </table:table-cell>
          <table:table-cell office:value-type="float" office:value="0.575" calcext:value-type="float">
            <text:p>0.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ystonin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CXCL14</text:p>
          </table:table-cell>
          <table:table-cell office:value-type="float" office:value="2.50443603983482" calcext:value-type="float">
            <text:p>2.50443603983482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7" calcext:value-type="float">
            <text:p>95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ligand 14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MIR205HG</text:p>
          </table:table-cell>
          <table:table-cell office:value-type="float" office:value="2.07316904519024" calcext:value-type="float">
            <text:p>2.07316904519024</text:p>
          </table:table-cell>
          <table:table-cell office:value-type="float" office:value="0.999" calcext:value-type="float">
            <text:p>0.999</text:p>
          </table:table-cell>
          <table:table-cell office:value-type="float" office:value="0.483" calcext:value-type="float">
            <text:p>0.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587" calcext:value-type="float">
            <text:p>642587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MIR205 host gene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S100A2</text:p>
          </table:table-cell>
          <table:table-cell office:value-type="float" office:value="1.92870317841257" calcext:value-type="float">
            <text:p>1.92870317841257</text:p>
          </table:table-cell>
          <table:table-cell office:value-type="float" office:value="0.998" calcext:value-type="float">
            <text:p>0.998</text:p>
          </table:table-cell>
          <table:table-cell office:value-type="float" office:value="0.537" calcext:value-type="float">
            <text:p>0.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2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SYT8</text:p>
          </table:table-cell>
          <table:table-cell office:value-type="float" office:value="1.88316497638594" calcext:value-type="float">
            <text:p>1.88316497638594</text:p>
          </table:table-cell>
          <table:table-cell office:value-type="float" office:value="0.858" calcext:value-type="float">
            <text:p>0.858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19" calcext:value-type="float">
            <text:p>900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ynaptotagmin 8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PRXL2A</text:p>
          </table:table-cell>
          <table:table-cell office:value-type="float" office:value="1.69559855575967" calcext:value-type="float">
            <text:p>1.69559855575967</text:p>
          </table:table-cell>
          <table:table-cell office:value-type="float" office:value="0.99" calcext:value-type="float">
            <text:p>0.99</text:p>
          </table:table-cell>
          <table:table-cell office:value-type="float" office:value="0.502" calcext:value-type="float">
            <text:p>0.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93" calcext:value-type="float">
            <text:p>8429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roxiredoxin like 2A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WNT3</text:p>
          </table:table-cell>
          <table:table-cell office:value-type="float" office:value="1.34458671836035" calcext:value-type="float">
            <text:p>1.34458671836035</text:p>
          </table:table-cell>
          <table:table-cell office:value-type="float" office:value="0.905" calcext:value-type="float">
            <text:p>0.905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73" calcext:value-type="float">
            <text:p>74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Wnt family member 3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ASS1</text:p>
          </table:table-cell>
          <table:table-cell office:value-type="float" office:value="1.32136951254221" calcext:value-type="float">
            <text:p>1.32136951254221</text:p>
          </table:table-cell>
          <table:table-cell office:value-type="float" office:value="0.843" calcext:value-type="float">
            <text:p>0.843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rgininosuccinate synthase 1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MT2A</text:p>
          </table:table-cell>
          <table:table-cell office:value-type="float" office:value="1.24641577524809" calcext:value-type="float">
            <text:p>1.24641577524809</text:p>
          </table:table-cell>
          <table:table-cell office:value-type="float" office:value="0.991" calcext:value-type="float">
            <text:p>0.991</text:p>
          </table:table-cell>
          <table:table-cell office:value-type="float" office:value="0.842" calcext:value-type="float">
            <text:p>0.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2A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IL18</text:p>
          </table:table-cell>
          <table:table-cell office:value-type="float" office:value="1.23623260110526" calcext:value-type="float">
            <text:p>1.23623260110526</text:p>
          </table:table-cell>
          <table:table-cell office:value-type="float" office:value="0.984" calcext:value-type="float">
            <text:p>0.984</text:p>
          </table:table-cell>
          <table:table-cell office:value-type="float" office:value="0.499" calcext:value-type="float">
            <text:p>0.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18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KRT31</text:p>
          </table:table-cell>
          <table:table-cell office:value-type="float" office:value="1.22949373322682" calcext:value-type="float">
            <text:p>1.22949373322682</text:p>
          </table:table-cell>
          <table:table-cell office:value-type="float" office:value="0.802" calcext:value-type="float">
            <text:p>0.802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31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IGFBP3</text:p>
          </table:table-cell>
          <table:table-cell office:value-type="float" office:value="1.20765420819546" calcext:value-type="float">
            <text:p>1.20765420819546</text:p>
          </table:table-cell>
          <table:table-cell office:value-type="float" office:value="0.554" calcext:value-type="float">
            <text:p>0.554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like growth factor binding protein 3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TP63</text:p>
          </table:table-cell>
          <table:table-cell office:value-type="float" office:value="1.156774449069" calcext:value-type="float">
            <text:p>1.156774449069</text:p>
          </table:table-cell>
          <table:table-cell office:value-type="float" office:value="0.94" calcext:value-type="float">
            <text:p>0.94</text:p>
          </table:table-cell>
          <table:table-cell office:value-type="float" office:value="0.396" calcext:value-type="float">
            <text:p>0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mor protein p63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ITGB4</text:p>
          </table:table-cell>
          <table:table-cell office:value-type="float" office:value="1.15345224797362" calcext:value-type="float">
            <text:p>1.15345224797362</text:p>
          </table:table-cell>
          <table:table-cell office:value-type="float" office:value="0.885" calcext:value-type="float">
            <text:p>0.885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in subunit beta 4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CCL27</text:p>
          </table:table-cell>
          <table:table-cell office:value-type="float" office:value="1.13063511750123" calcext:value-type="float">
            <text:p>1.13063511750123</text:p>
          </table:table-cell>
          <table:table-cell office:value-type="float" office:value="0.839" calcext:value-type="float">
            <text:p>0.839</text:p>
          </table:table-cell>
          <table:table-cell office:value-type="float" office:value="0.434" calcext:value-type="float">
            <text:p>0.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0" calcext:value-type="float">
            <text:p>108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27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ITGA2</text:p>
          </table:table-cell>
          <table:table-cell office:value-type="float" office:value="1.1293590841402" calcext:value-type="float">
            <text:p>1.1293590841402</text:p>
          </table:table-cell>
          <table:table-cell office:value-type="float" office:value="0.813" calcext:value-type="float">
            <text:p>0.813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in subunit alpha 2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FXYD3</text:p>
          </table:table-cell>
          <table:table-cell office:value-type="float" office:value="1.11792088998702" calcext:value-type="float">
            <text:p>1.11792088998702</text:p>
          </table:table-cell>
          <table:table-cell office:value-type="float" office:value="0.998" calcext:value-type="float">
            <text:p>0.998</text:p>
          </table:table-cell>
          <table:table-cell office:value-type="float" office:value="0.512" calcext:value-type="float">
            <text:p>0.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XYD domain containing ion transport regulator 3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IMPA2</text:p>
          </table:table-cell>
          <table:table-cell office:value-type="float" office:value="1.11066343483073" calcext:value-type="float">
            <text:p>1.11066343483073</text:p>
          </table:table-cell>
          <table:table-cell office:value-type="float" office:value="0.956" calcext:value-type="float">
            <text:p>0.956</text:p>
          </table:table-cell>
          <table:table-cell office:value-type="float" office:value="0.511" calcext:value-type="float">
            <text:p>0.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ositol monophosphatase 2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TXNIP</text:p>
          </table:table-cell>
          <table:table-cell office:value-type="float" office:value="1.10632572035337" calcext:value-type="float">
            <text:p>1.10632572035337</text:p>
          </table:table-cell>
          <table:table-cell office:value-type="float" office:value="0.995" calcext:value-type="float">
            <text:p>0.995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28" calcext:value-type="float">
            <text:p>106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ioredoxin interacting protein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FBXW7</text:p>
          </table:table-cell>
          <table:table-cell office:value-type="float" office:value="1.10535590055092" calcext:value-type="float">
            <text:p>1.10535590055092</text:p>
          </table:table-cell>
          <table:table-cell office:value-type="float" office:value="0.95" calcext:value-type="float">
            <text:p>0.95</text:p>
          </table:table-cell>
          <table:table-cell office:value-type="float" office:value="0.571" calcext:value-type="float">
            <text:p>0.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94" calcext:value-type="float">
            <text:p>5529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-box and WD repeat domain containing 7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MT1E</text:p>
          </table:table-cell>
          <table:table-cell office:value-type="float" office:value="1.09924010833877" calcext:value-type="float">
            <text:p>1.09924010833877</text:p>
          </table:table-cell>
          <table:table-cell office:value-type="float" office:value="0.961" calcext:value-type="float">
            <text:p>0.961</text:p>
          </table:table-cell>
          <table:table-cell office:value-type="float" office:value="0.668" calcext:value-type="float">
            <text:p>0.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E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LAMB4</text:p>
          </table:table-cell>
          <table:table-cell office:value-type="float" office:value="1.09167537015915" calcext:value-type="float">
            <text:p>1.09167537015915</text:p>
          </table:table-cell>
          <table:table-cell office:value-type="float" office:value="0.777" calcext:value-type="float">
            <text:p>0.777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98" calcext:value-type="float">
            <text:p>2279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aminin subunit beta 4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SLC2A1</text:p>
          </table:table-cell>
          <table:table-cell office:value-type="float" office:value="1.08459701432546" calcext:value-type="float">
            <text:p>1.08459701432546</text:p>
          </table:table-cell>
          <table:table-cell office:value-type="float" office:value="0.902" calcext:value-type="float">
            <text:p>0.902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olute carrier family 2 member 1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PDLIM1</text:p>
          </table:table-cell>
          <table:table-cell office:value-type="float" office:value="1.07162063208562" calcext:value-type="float">
            <text:p>1.07162063208562</text:p>
          </table:table-cell>
          <table:table-cell office:value-type="float" office:value="0.972" calcext:value-type="float">
            <text:p>0.972</text:p>
          </table:table-cell>
          <table:table-cell office:value-type="float" office:value="0.624" calcext:value-type="float">
            <text:p>0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DZ and LIM domain 1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COL7A1</text:p>
          </table:table-cell>
          <table:table-cell office:value-type="float" office:value="1.06829019476369" calcext:value-type="float">
            <text:p>1.06829019476369</text:p>
          </table:table-cell>
          <table:table-cell office:value-type="float" office:value="0.785" calcext:value-type="float">
            <text:p>0.785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II alpha 1 chain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ITGA6</text:p>
          </table:table-cell>
          <table:table-cell office:value-type="float" office:value="1.0302841572086" calcext:value-type="float">
            <text:p>1.0302841572086</text:p>
          </table:table-cell>
          <table:table-cell office:value-type="float" office:value="0.84" calcext:value-type="float">
            <text:p>0.84</text:p>
          </table:table-cell>
          <table:table-cell office:value-type="float" office:value="0.223" calcext:value-type="float">
            <text:p>0.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in subunit alpha 6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ATP1B3</text:p>
          </table:table-cell>
          <table:table-cell office:value-type="float" office:value="1.02268575872832" calcext:value-type="float">
            <text:p>1.02268575872832</text:p>
          </table:table-cell>
          <table:table-cell office:value-type="float" office:value="0.996" calcext:value-type="float">
            <text:p>0.996</text:p>
          </table:table-cell>
          <table:table-cell office:value-type="float" office:value="0.861" calcext:value-type="float">
            <text:p>0.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TPase Na+/K+ transporting subunit beta 3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TNNT1</text:p>
          </table:table-cell>
          <table:table-cell office:value-type="float" office:value="1.01722556075773" calcext:value-type="float">
            <text:p>1.01722556075773</text:p>
          </table:table-cell>
          <table:table-cell office:value-type="float" office:value="0.802" calcext:value-type="float">
            <text:p>0.802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oponin T1, slow skeletal type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GPSM2</text:p>
          </table:table-cell>
          <table:table-cell office:value-type="float" office:value="0.986565967662299" calcext:value-type="float">
            <text:p>0.986565967662299</text:p>
          </table:table-cell>
          <table:table-cell office:value-type="float" office:value="0.89" calcext:value-type="float">
            <text:p>0.89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99" calcext:value-type="float">
            <text:p>298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 protein signaling modulator 2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CBR1</text:p>
          </table:table-cell>
          <table:table-cell office:value-type="float" office:value="0.985220586264656" calcext:value-type="float">
            <text:p>0.985220586264656</text:p>
          </table:table-cell>
          <table:table-cell office:value-type="float" office:value="0.965" calcext:value-type="float">
            <text:p>0.965</text:p>
          </table:table-cell>
          <table:table-cell office:value-type="float" office:value="0.634" calcext:value-type="float">
            <text:p>0.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rbonyl reductase 1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CYB5R1</text:p>
          </table:table-cell>
          <table:table-cell office:value-type="float" office:value="0.977396706359307" calcext:value-type="float">
            <text:p>0.977396706359307</text:p>
          </table:table-cell>
          <table:table-cell office:value-type="float" office:value="0.92" calcext:value-type="float">
            <text:p>0.92</text:p>
          </table:table-cell>
          <table:table-cell office:value-type="float" office:value="0.504" calcext:value-type="float">
            <text:p>0.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06" calcext:value-type="float">
            <text:p>517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chrome b5 reductase 1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TXNDC17</text:p>
          </table:table-cell>
          <table:table-cell office:value-type="float" office:value="0.965102362823127" calcext:value-type="float">
            <text:p>0.965102362823127</text:p>
          </table:table-cell>
          <table:table-cell office:value-type="float" office:value="0.955" calcext:value-type="float">
            <text:p>0.955</text:p>
          </table:table-cell>
          <table:table-cell office:value-type="float" office:value="0.736" calcext:value-type="float">
            <text:p>0.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17" calcext:value-type="float">
            <text:p>848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ioredoxin domain containing 17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TCEAL4</text:p>
          </table:table-cell>
          <table:table-cell office:value-type="float" office:value="0.942002787508975" calcext:value-type="float">
            <text:p>0.942002787508975</text:p>
          </table:table-cell>
          <table:table-cell office:value-type="float" office:value="0.974" calcext:value-type="float">
            <text:p>0.974</text:p>
          </table:table-cell>
          <table:table-cell office:value-type="float" office:value="0.736" calcext:value-type="float">
            <text:p>0.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21" calcext:value-type="float">
            <text:p>7992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cription elongation factor A like 4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SPINT2</text:p>
          </table:table-cell>
          <table:table-cell office:value-type="float" office:value="0.930106263113988" calcext:value-type="float">
            <text:p>0.930106263113988</text:p>
          </table:table-cell>
          <table:table-cell office:value-type="float" office:value="0.991" calcext:value-type="float">
            <text:p>0.991</text:p>
          </table:table-cell>
          <table:table-cell office:value-type="float" office:value="0.548" calcext:value-type="float">
            <text:p>0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3" calcext:value-type="float">
            <text:p>106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ine peptidase inhibitor, Kunitz type 2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WNT4</text:p>
          </table:table-cell>
          <table:table-cell office:value-type="float" office:value="0.887584292363487" calcext:value-type="float">
            <text:p>0.887584292363487</text:p>
          </table:table-cell>
          <table:table-cell office:value-type="float" office:value="0.694" calcext:value-type="float">
            <text:p>0.694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61" calcext:value-type="float">
            <text:p>543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Wnt family member 4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MEF2A</text:p>
          </table:table-cell>
          <table:table-cell office:value-type="float" office:value="0.879933594059725" calcext:value-type="float">
            <text:p>0.879933594059725</text:p>
          </table:table-cell>
          <table:table-cell office:value-type="float" office:value="0.889" calcext:value-type="float">
            <text:p>0.889</text:p>
          </table:table-cell>
          <table:table-cell office:value-type="float" office:value="0.536" calcext:value-type="float">
            <text:p>0.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yocyte enhancer factor 2A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FERMT1</text:p>
          </table:table-cell>
          <table:table-cell office:value-type="float" office:value="0.878529355596554" calcext:value-type="float">
            <text:p>0.878529355596554</text:p>
          </table:table-cell>
          <table:table-cell office:value-type="float" office:value="0.857" calcext:value-type="float">
            <text:p>0.857</text:p>
          </table:table-cell>
          <table:table-cell office:value-type="float" office:value="0.346" calcext:value-type="float">
            <text:p>0.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12" calcext:value-type="float">
            <text:p>556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ermitin family member 1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FGFR3</text:p>
          </table:table-cell>
          <table:table-cell office:value-type="float" office:value="0.874972499709723" calcext:value-type="float">
            <text:p>0.874972499709723</text:p>
          </table:table-cell>
          <table:table-cell office:value-type="float" office:value="0.873" calcext:value-type="float">
            <text:p>0.873</text:p>
          </table:table-cell>
          <table:table-cell office:value-type="float" office:value="0.362" calcext:value-type="float">
            <text:p>0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broblast growth factor receptor 3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TP53AIP1</text:p>
          </table:table-cell>
          <table:table-cell office:value-type="float" office:value="0.873418273692207" calcext:value-type="float">
            <text:p>0.873418273692207</text:p>
          </table:table-cell>
          <table:table-cell office:value-type="float" office:value="0.785" calcext:value-type="float">
            <text:p>0.785</text:p>
          </table:table-cell>
          <table:table-cell office:value-type="float" office:value="0.236" calcext:value-type="float">
            <text:p>0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70" calcext:value-type="float">
            <text:p>639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mor protein p53 regulated apoptosis inducing protein 1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GUK1</text:p>
          </table:table-cell>
          <table:table-cell office:value-type="float" office:value="0.870999485725502" calcext:value-type="float">
            <text:p>0.870999485725502</text:p>
          </table:table-cell>
          <table:table-cell office:value-type="float" office:value="0.997" calcext:value-type="float">
            <text:p>0.997</text:p>
          </table:table-cell>
          <table:table-cell office:value-type="float" office:value="0.917" calcext:value-type="float">
            <text:p>0.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uanylate kinase 1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SELENOW</text:p>
          </table:table-cell>
          <table:table-cell office:value-type="float" office:value="0.858939687357725" calcext:value-type="float">
            <text:p>0.858939687357725</text:p>
          </table:table-cell>
          <table:table-cell office:value-type="float" office:value="0.997" calcext:value-type="float">
            <text:p>0.997</text:p>
          </table:table-cell>
          <table:table-cell office:value-type="float" office:value="0.857" calcext:value-type="float">
            <text:p>0.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5" calcext:value-type="float">
            <text:p>64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lenoprotein W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EXPH5</text:p>
          </table:table-cell>
          <table:table-cell office:value-type="float" office:value="0.856320852831169" calcext:value-type="float">
            <text:p>0.856320852831169</text:p>
          </table:table-cell>
          <table:table-cell office:value-type="float" office:value="0.845" calcext:value-type="float">
            <text:p>0.845</text:p>
          </table:table-cell>
          <table:table-cell office:value-type="float" office:value="0.392" calcext:value-type="float">
            <text:p>0.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86" calcext:value-type="float">
            <text:p>2308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xophilin 5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DAPL1</text:p>
          </table:table-cell>
          <table:table-cell office:value-type="float" office:value="0.844978659285202" calcext:value-type="float">
            <text:p>0.844978659285202</text:p>
          </table:table-cell>
          <table:table-cell office:value-type="float" office:value="0.938" calcext:value-type="float">
            <text:p>0.938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96" calcext:value-type="float">
            <text:p>921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ath associated protein like 1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C19orf33</text:p>
          </table:table-cell>
          <table:table-cell office:value-type="float" office:value="0.839749672438555" calcext:value-type="float">
            <text:p>0.839749672438555</text:p>
          </table:table-cell>
          <table:table-cell office:value-type="float" office:value="0.968" calcext:value-type="float">
            <text:p>0.968</text:p>
          </table:table-cell>
          <table:table-cell office:value-type="float" office:value="0.468" calcext:value-type="float">
            <text:p>0.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73" calcext:value-type="float">
            <text:p>640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19 open reading frame 33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HINT1</text:p>
          </table:table-cell>
          <table:table-cell office:value-type="float" office:value="0.836274660201696" calcext:value-type="float">
            <text:p>0.836274660201696</text:p>
          </table:table-cell>
          <table:table-cell office:value-type="float" office:value="0.999" calcext:value-type="float">
            <text:p>0.999</text:p>
          </table:table-cell>
          <table:table-cell office:value-type="float" office:value="0.951" calcext:value-type="float">
            <text:p>0.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istidine triad nucleotide binding protein 1</text:p>
          </table:table-cell>
        </table:table-row>
        <table:table-row table:style-name="ro1">
          <table:table-cell office:value-type="string" calcext:value-type="string">
            <text:p>Bas-I</text:p>
          </table:table-cell>
          <table:table-cell office:value-type="string" calcext:value-type="string">
            <text:p>TAX1BP3</text:p>
          </table:table-cell>
          <table:table-cell office:value-type="float" office:value="0.821155828793924" calcext:value-type="float">
            <text:p>0.821155828793924</text:p>
          </table:table-cell>
          <table:table-cell office:value-type="float" office:value="0.945" calcext:value-type="float">
            <text:p>0.945</text:p>
          </table:table-cell>
          <table:table-cell office:value-type="float" office:value="0.624" calcext:value-type="float">
            <text:p>0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51" calcext:value-type="float">
            <text:p>308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ax1 binding protein 3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100A2</text:p>
          </table:table-cell>
          <table:table-cell office:value-type="float" office:value="1.62725076349034" calcext:value-type="float">
            <text:p>1.62725076349034</text:p>
          </table:table-cell>
          <table:table-cell office:value-type="float" office:value="0.786" calcext:value-type="float">
            <text:p>0.786</text:p>
          </table:table-cell>
          <table:table-cell office:value-type="float" office:value="0.575" calcext:value-type="float">
            <text:p>0.575</text:p>
          </table:table-cell>
          <table:table-cell table:style-name="ce3" office:value-type="float" office:value="6.63402175766106E-087" calcext:value-type="float">
            <text:p>6.63E-87</text:p>
          </table:table-cell>
          <table:table-cell table:style-name="ce3" office:value-type="float" office:value="1.71011812868987E-082" calcext:value-type="float">
            <text:p>1.71E-82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2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MT1G</text:p>
          </table:table-cell>
          <table:table-cell office:value-type="float" office:value="1.09832894699439" calcext:value-type="float">
            <text:p>1.09832894699439</text:p>
          </table:table-cell>
          <table:table-cell office:value-type="float" office:value="0.53" calcext:value-type="float">
            <text:p>0.53</text:p>
          </table:table-cell>
          <table:table-cell office:value-type="float" office:value="0.401" calcext:value-type="float">
            <text:p>0.401</text:p>
          </table:table-cell>
          <table:table-cell table:style-name="ce3" office:value-type="float" office:value="3.14867795164901E-053" calcext:value-type="float">
            <text:p>3.15E-53</text:p>
          </table:table-cell>
          <table:table-cell table:style-name="ce3" office:value-type="float" office:value="8.11666202376081E-049" calcext:value-type="float">
            <text:p>8.12E-49</text:p>
          </table:table-cell>
          <table:table-cell office:value-type="float" office:value="4495" calcext:value-type="float">
            <text:p>44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G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KRT14</text:p>
          </table:table-cell>
          <table:table-cell office:value-type="float" office:value="1.06106399559316" calcext:value-type="float">
            <text:p>1.06106399559316</text:p>
          </table:table-cell>
          <table:table-cell office:value-type="float" office:value="0.879" calcext:value-type="float">
            <text:p>0.879</text:p>
          </table:table-cell>
          <table:table-cell office:value-type="float" office:value="0.774" calcext:value-type="float">
            <text:p>0.774</text:p>
          </table:table-cell>
          <table:table-cell table:style-name="ce3" office:value-type="float" office:value="1.68363244967217E-065" calcext:value-type="float">
            <text:p>1.68E-65</text:p>
          </table:table-cell>
          <table:table-cell table:style-name="ce3" office:value-type="float" office:value="4.34006772876492E-061" calcext:value-type="float">
            <text:p>4.34E-61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4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100A9</text:p>
          </table:table-cell>
          <table:table-cell office:value-type="float" office:value="1.04398643021778" calcext:value-type="float">
            <text:p>1.04398643021778</text:p>
          </table:table-cell>
          <table:table-cell office:value-type="float" office:value="0.733" calcext:value-type="float">
            <text:p>0.733</text:p>
          </table:table-cell>
          <table:table-cell office:value-type="float" office:value="0.537" calcext:value-type="float">
            <text:p>0.537</text:p>
          </table:table-cell>
          <table:table-cell table:style-name="ce3" office:value-type="float" office:value="1.05316758872562E-067" calcext:value-type="float">
            <text:p>1.05E-67</text:p>
          </table:table-cell>
          <table:table-cell table:style-name="ce3" office:value-type="float" office:value="2.71485541021689E-063" calcext:value-type="float">
            <text:p>2.71E-63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9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KRT6A</text:p>
          </table:table-cell>
          <table:table-cell office:value-type="float" office:value="1.02626782732334" calcext:value-type="float">
            <text:p>1.02626782732334</text:p>
          </table:table-cell>
          <table:table-cell office:value-type="float" office:value="0.672" calcext:value-type="float">
            <text:p>0.672</text:p>
          </table:table-cell>
          <table:table-cell office:value-type="float" office:value="0.473" calcext:value-type="float">
            <text:p>0.473</text:p>
          </table:table-cell>
          <table:table-cell table:style-name="ce3" office:value-type="float" office:value="3.28272049031204E-054" calcext:value-type="float">
            <text:p>3.28E-54</text:p>
          </table:table-cell>
          <table:table-cell table:style-name="ce3" office:value-type="float" office:value="8.46219687992637E-050" calcext:value-type="float">
            <text:p>8.46E-50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6A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MT2A</text:p>
          </table:table-cell>
          <table:table-cell office:value-type="float" office:value="0.983729677348682" calcext:value-type="float">
            <text:p>0.983729677348682</text:p>
          </table:table-cell>
          <table:table-cell office:value-type="float" office:value="0.839" calcext:value-type="float">
            <text:p>0.839</text:p>
          </table:table-cell>
          <table:table-cell office:value-type="float" office:value="0.855" calcext:value-type="float">
            <text:p>0.855</text:p>
          </table:table-cell>
          <table:table-cell table:style-name="ce3" office:value-type="float" office:value="3.23243710227485E-040" calcext:value-type="float">
            <text:p>3.23E-40</text:p>
          </table:table-cell>
          <table:table-cell table:style-name="ce3" office:value-type="float" office:value="8.33257636224412E-036" calcext:value-type="float">
            <text:p>8.33E-36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2A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PRR1B</text:p>
          </table:table-cell>
          <table:table-cell office:value-type="float" office:value="0.932214741907517" calcext:value-type="float">
            <text:p>0.932214741907517</text:p>
          </table:table-cell>
          <table:table-cell office:value-type="float" office:value="0.379" calcext:value-type="float">
            <text:p>0.379</text:p>
          </table:table-cell>
          <table:table-cell office:value-type="float" office:value="0.241" calcext:value-type="float">
            <text:p>0.241</text:p>
          </table:table-cell>
          <table:table-cell table:style-name="ce3" office:value-type="float" office:value="4.02597466983463E-020" calcext:value-type="float">
            <text:p>4.03E-20</text:p>
          </table:table-cell>
          <table:table-cell table:style-name="ce3" office:value-type="float" office:value="1.03781575038997E-015" calcext:value-type="float">
            <text:p>1.04E-15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mall proline rich protein 1B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KRT5</text:p>
          </table:table-cell>
          <table:table-cell office:value-type="float" office:value="0.916835148432602" calcext:value-type="float">
            <text:p>0.916835148432602</text:p>
          </table:table-cell>
          <table:table-cell office:value-type="float" office:value="0.782" calcext:value-type="float">
            <text:p>0.782</text:p>
          </table:table-cell>
          <table:table-cell office:value-type="float" office:value="0.624" calcext:value-type="float">
            <text:p>0.624</text:p>
          </table:table-cell>
          <table:table-cell table:style-name="ce3" office:value-type="float" office:value="1.81159964083288E-045" calcext:value-type="float">
            <text:p>1.81E-45</text:p>
          </table:table-cell>
          <table:table-cell table:style-name="ce3" office:value-type="float" office:value="4.669941554139E-041" calcext:value-type="float">
            <text:p>4.67E-41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5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100A7</text:p>
          </table:table-cell>
          <table:table-cell office:value-type="float" office:value="0.866243916697419" calcext:value-type="float">
            <text:p>0.866243916697419</text:p>
          </table:table-cell>
          <table:table-cell office:value-type="float" office:value="0.598" calcext:value-type="float">
            <text:p>0.598</text:p>
          </table:table-cell>
          <table:table-cell office:value-type="float" office:value="0.366" calcext:value-type="float">
            <text:p>0.366</text:p>
          </table:table-cell>
          <table:table-cell table:style-name="ce3" office:value-type="float" office:value="9.29529570928842E-056" calcext:value-type="float">
            <text:p>9.30E-56</text:p>
          </table:table-cell>
          <table:table-cell table:style-name="ce3" office:value-type="float" office:value="2.39614132794037E-051" calcext:value-type="float">
            <text:p>2.40E-51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7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MT1E</text:p>
          </table:table-cell>
          <table:table-cell office:value-type="float" office:value="0.823061965891304" calcext:value-type="float">
            <text:p>0.823061965891304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4" calcext:value-type="float">
            <text:p>0.694</text:p>
          </table:table-cell>
          <table:table-cell table:style-name="ce3" office:value-type="float" office:value="2.7700892042746E-060" calcext:value-type="float">
            <text:p>2.77E-60</text:p>
          </table:table-cell>
          <table:table-cell table:style-name="ce3" office:value-type="float" office:value="7.14073595077906E-056" calcext:value-type="float">
            <text:p>7.14E-56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E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MIF</text:p>
          </table:table-cell>
          <table:table-cell office:value-type="float" office:value="0.815972525229183" calcext:value-type="float">
            <text:p>0.815972525229183</text:p>
          </table:table-cell>
          <table:table-cell office:value-type="float" office:value="0.937" calcext:value-type="float">
            <text:p>0.937</text:p>
          </table:table-cell>
          <table:table-cell office:value-type="float" office:value="0.97" calcext:value-type="float">
            <text:p>0.97</text:p>
          </table:table-cell>
          <table:table-cell table:style-name="ce3" office:value-type="float" office:value="1.13917594908811E-115" calcext:value-type="float">
            <text:p>1.14E-115</text:p>
          </table:table-cell>
          <table:table-cell table:style-name="ce3" office:value-type="float" office:value="2.93656776155932E-111" calcext:value-type="float">
            <text:p>2.94E-111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crophage migration inhibitory factor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ENO1</text:p>
          </table:table-cell>
          <table:table-cell office:value-type="float" office:value="0.806865316230635" calcext:value-type="float">
            <text:p>0.806865316230635</text:p>
          </table:table-cell>
          <table:table-cell office:value-type="float" office:value="0.847" calcext:value-type="float">
            <text:p>0.847</text:p>
          </table:table-cell>
          <table:table-cell office:value-type="float" office:value="0.916" calcext:value-type="float">
            <text:p>0.916</text:p>
          </table:table-cell>
          <table:table-cell table:style-name="ce3" office:value-type="float" office:value="1.07862948306655E-101" calcext:value-type="float">
            <text:p>1.08E-101</text:p>
          </table:table-cell>
          <table:table-cell table:style-name="ce3" office:value-type="float" office:value="2.78049108144895E-097" calcext:value-type="float">
            <text:p>2.78E-9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olase 1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100A8</text:p>
          </table:table-cell>
          <table:table-cell office:value-type="float" office:value="0.793353354443196" calcext:value-type="float">
            <text:p>0.793353354443196</text:p>
          </table:table-cell>
          <table:table-cell office:value-type="float" office:value="0.739" calcext:value-type="float">
            <text:p>0.739</text:p>
          </table:table-cell>
          <table:table-cell office:value-type="float" office:value="0.524" calcext:value-type="float">
            <text:p>0.524</text:p>
          </table:table-cell>
          <table:table-cell table:style-name="ce3" office:value-type="float" office:value="1.16220542922186E-053" calcext:value-type="float">
            <text:p>1.16E-53</text:p>
          </table:table-cell>
          <table:table-cell table:style-name="ce3" office:value-type="float" office:value="2.99593315544812E-049" calcext:value-type="float">
            <text:p>3.00E-49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8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100A11</text:p>
          </table:table-cell>
          <table:table-cell office:value-type="float" office:value="0.739018453182034" calcext:value-type="float">
            <text:p>0.739018453182034</text:p>
          </table:table-cell>
          <table:table-cell office:value-type="float" office:value="0.977" calcext:value-type="float">
            <text:p>0.977</text:p>
          </table:table-cell>
          <table:table-cell office:value-type="float" office:value="0.964" calcext:value-type="float">
            <text:p>0.964</text:p>
          </table:table-cell>
          <table:table-cell table:style-name="ce3" office:value-type="float" office:value="3.64051430272143E-067" calcext:value-type="float">
            <text:p>3.64E-67</text:p>
          </table:table-cell>
          <table:table-cell table:style-name="ce3" office:value-type="float" office:value="9.38451776955531E-063" calcext:value-type="float">
            <text:p>9.38E-63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1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KRT16</text:p>
          </table:table-cell>
          <table:table-cell office:value-type="float" office:value="0.710735342363876" calcext:value-type="float">
            <text:p>0.710735342363876</text:p>
          </table:table-cell>
          <table:table-cell office:value-type="float" office:value="0.632" calcext:value-type="float">
            <text:p>0.632</text:p>
          </table:table-cell>
          <table:table-cell office:value-type="float" office:value="0.437" calcext:value-type="float">
            <text:p>0.437</text:p>
          </table:table-cell>
          <table:table-cell table:style-name="ce3" office:value-type="float" office:value="8.70159503616062E-045" calcext:value-type="float">
            <text:p>8.70E-45</text:p>
          </table:table-cell>
          <table:table-cell table:style-name="ce3" office:value-type="float" office:value="2.24309716842149E-040" calcext:value-type="float">
            <text:p>2.24E-40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6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YBX1</text:p>
          </table:table-cell>
          <table:table-cell office:value-type="float" office:value="0.708994574935988" calcext:value-type="float">
            <text:p>0.708994574935988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6" calcext:value-type="float">
            <text:p>0.926</text:p>
          </table:table-cell>
          <table:table-cell table:style-name="ce3" office:value-type="float" office:value="2.40760660841924E-080" calcext:value-type="float">
            <text:p>2.41E-80</text:p>
          </table:table-cell>
          <table:table-cell table:style-name="ce3" office:value-type="float" office:value="6.20632831518311E-076" calcext:value-type="float">
            <text:p>6.21E-76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Y-box binding protein 1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LIRP</text:p>
          </table:table-cell>
          <table:table-cell office:value-type="float" office:value="0.708660840012611" calcext:value-type="float">
            <text:p>0.70866084001261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67" calcext:value-type="float">
            <text:p>0.767</text:p>
          </table:table-cell>
          <table:table-cell table:style-name="ce3" office:value-type="float" office:value="6.16871870651016E-152" calcext:value-type="float">
            <text:p>6.17E-152</text:p>
          </table:table-cell>
          <table:table-cell table:style-name="ce3" office:value-type="float" office:value="1.59017230816419E-147" calcext:value-type="float">
            <text:p>1.59E-147</text:p>
          </table:table-cell>
          <table:table-cell office:value-type="float" office:value="81892" calcext:value-type="float">
            <text:p>818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RA stem-loop interacting RNA binding protein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MT1X</text:p>
          </table:table-cell>
          <table:table-cell office:value-type="float" office:value="0.707581354383254" calcext:value-type="float">
            <text:p>0.707581354383254</text:p>
          </table:table-cell>
          <table:table-cell office:value-type="float" office:value="0.804" calcext:value-type="float">
            <text:p>0.804</text:p>
          </table:table-cell>
          <table:table-cell office:value-type="float" office:value="0.775" calcext:value-type="float">
            <text:p>0.775</text:p>
          </table:table-cell>
          <table:table-cell table:style-name="ce3" office:value-type="float" office:value="1.45514299225311E-038" calcext:value-type="float">
            <text:p>1.46E-38</text:p>
          </table:table-cell>
          <table:table-cell table:style-name="ce3" office:value-type="float" office:value="3.75106760543007E-034" calcext:value-type="float">
            <text:p>3.75E-34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X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LY6D</text:p>
          </table:table-cell>
          <table:table-cell office:value-type="float" office:value="0.684426604586781" calcext:value-type="float">
            <text:p>0.68442660458678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09" calcext:value-type="float">
            <text:p>0.609</text:p>
          </table:table-cell>
          <table:table-cell table:style-name="ce3" office:value-type="float" office:value="1.67422367819204E-029" calcext:value-type="float">
            <text:p>1.67E-29</text:p>
          </table:table-cell>
          <table:table-cell table:style-name="ce3" office:value-type="float" office:value="4.31581379764344E-025" calcext:value-type="float">
            <text:p>4.32E-25</text:p>
          </table:table-cell>
          <table:table-cell office:value-type="float" office:value="8581" calcext:value-type="float">
            <text:p>85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mphocyte antigen 6 family member D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GAPDH</text:p>
          </table:table-cell>
          <table:table-cell office:value-type="float" office:value="0.677311417697203" calcext:value-type="float">
            <text:p>0.677311417697203</text:p>
          </table:table-cell>
          <table:table-cell office:value-type="float" office:value="0.968" calcext:value-type="float">
            <text:p>0.968</text:p>
          </table:table-cell>
          <table:table-cell office:value-type="float" office:value="0.984" calcext:value-type="float">
            <text:p>0.984</text:p>
          </table:table-cell>
          <table:table-cell table:style-name="ce3" office:value-type="float" office:value="1.97894563003675E-065" calcext:value-type="float">
            <text:p>1.98E-65</text:p>
          </table:table-cell>
          <table:table-cell table:style-name="ce3" office:value-type="float" office:value="5.10132604510875E-061" calcext:value-type="float">
            <text:p>5.10E-61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yceraldehyde-3-phosphate dehydrogenase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GSTP1</text:p>
          </table:table-cell>
          <table:table-cell office:value-type="float" office:value="0.673560243422273" calcext:value-type="float">
            <text:p>0.673560243422273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3" calcext:value-type="float">
            <text:p>0.923</text:p>
          </table:table-cell>
          <table:table-cell table:style-name="ce3" office:value-type="float" office:value="3.65934570885365E-069" calcext:value-type="float">
            <text:p>3.66E-69</text:p>
          </table:table-cell>
          <table:table-cell table:style-name="ce3" office:value-type="float" office:value="9.43306136828294E-065" calcext:value-type="float">
            <text:p>9.43E-65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utathione S-transferase pi 1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100A14</text:p>
          </table:table-cell>
          <table:table-cell office:value-type="float" office:value="0.656267282471307" calcext:value-type="float">
            <text:p>0.656267282471307</text:p>
          </table:table-cell>
          <table:table-cell office:value-type="float" office:value="0.732" calcext:value-type="float">
            <text:p>0.732</text:p>
          </table:table-cell>
          <table:table-cell office:value-type="float" office:value="0.558" calcext:value-type="float">
            <text:p>0.558</text:p>
          </table:table-cell>
          <table:table-cell table:style-name="ce3" office:value-type="float" office:value="6.63796016965812E-029" calcext:value-type="float">
            <text:p>6.64E-29</text:p>
          </table:table-cell>
          <table:table-cell table:style-name="ce3" office:value-type="float" office:value="1.71113337253447E-024" calcext:value-type="float">
            <text:p>1.71E-24</text:p>
          </table:table-cell>
          <table:table-cell office:value-type="float" office:value="57402" calcext:value-type="float">
            <text:p>574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4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TXNDC17</text:p>
          </table:table-cell>
          <table:table-cell office:value-type="float" office:value="0.654273406191203" calcext:value-type="float">
            <text:p>0.654273406191203</text:p>
          </table:table-cell>
          <table:table-cell office:value-type="float" office:value="0.663" calcext:value-type="float">
            <text:p>0.663</text:p>
          </table:table-cell>
          <table:table-cell office:value-type="float" office:value="0.756" calcext:value-type="float">
            <text:p>0.756</text:p>
          </table:table-cell>
          <table:table-cell table:style-name="ce3" office:value-type="float" office:value="4.21011466120418E-090" calcext:value-type="float">
            <text:p>4.21E-90</text:p>
          </table:table-cell>
          <table:table-cell table:style-name="ce3" office:value-type="float" office:value="1.08528335736521E-085" calcext:value-type="float">
            <text:p>1.09E-85</text:p>
          </table:table-cell>
          <table:table-cell office:value-type="float" office:value="84817" calcext:value-type="float">
            <text:p>848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ioredoxin domain containing 17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NME1</text:p>
          </table:table-cell>
          <table:table-cell office:value-type="float" office:value="0.652177000543384" calcext:value-type="float">
            <text:p>0.652177000543384</text:p>
          </table:table-cell>
          <table:table-cell office:value-type="float" office:value="0.607" calcext:value-type="float">
            <text:p>0.607</text:p>
          </table:table-cell>
          <table:table-cell office:value-type="float" office:value="0.682" calcext:value-type="float">
            <text:p>0.682</text:p>
          </table:table-cell>
          <table:table-cell table:style-name="ce3" office:value-type="float" office:value="1.24515591639566E-107" calcext:value-type="float">
            <text:p>1.25E-107</text:p>
          </table:table-cell>
          <table:table-cell table:style-name="ce3" office:value-type="float" office:value="3.20976292128472E-103" calcext:value-type="float">
            <text:p>3.21E-103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ME/NM23 nucleoside diphosphate kinase 1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ATP5ME</text:p>
          </table:table-cell>
          <table:table-cell office:value-type="float" office:value="0.649855526448375" calcext:value-type="float">
            <text:p>0.649855526448375</text:p>
          </table:table-cell>
          <table:table-cell office:value-type="float" office:value="0.74" calcext:value-type="float">
            <text:p>0.74</text:p>
          </table:table-cell>
          <table:table-cell office:value-type="float" office:value="0.881" calcext:value-type="float">
            <text:p>0.881</text:p>
          </table:table-cell>
          <table:table-cell table:style-name="ce3" office:value-type="float" office:value="3.61694621689565E-162" calcext:value-type="float">
            <text:p>3.62E-162</text:p>
          </table:table-cell>
          <table:table-cell table:style-name="ce3" office:value-type="float" office:value="9.32376395791359E-158" calcext:value-type="float">
            <text:p>9.32E-158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TP synthase membrane subunit e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ERPINB4</text:p>
          </table:table-cell>
          <table:table-cell office:value-type="float" office:value="0.643342753009792" calcext:value-type="float">
            <text:p>0.643342753009792</text:p>
          </table:table-cell>
          <table:table-cell office:value-type="float" office:value="0.268" calcext:value-type="float">
            <text:p>0.268</text:p>
          </table:table-cell>
          <table:table-cell office:value-type="float" office:value="0.147" calcext:value-type="float">
            <text:p>0.147</text:p>
          </table:table-cell>
          <table:table-cell table:style-name="ce3" office:value-type="float" office:value="4.77323756532947E-017" calcext:value-type="float">
            <text:p>4.77E-17</text:p>
          </table:table-cell>
          <table:table-cell table:style-name="ce3" office:value-type="float" office:value="0.00000000000123044517959063" calcext:value-type="float">
            <text:p>1.23E-12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B member 4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NME2</text:p>
          </table:table-cell>
          <table:table-cell office:value-type="float" office:value="0.638996506865591" calcext:value-type="float">
            <text:p>0.638996506865591</text:p>
          </table:table-cell>
          <table:table-cell office:value-type="float" office:value="0.94" calcext:value-type="float">
            <text:p>0.94</text:p>
          </table:table-cell>
          <table:table-cell office:value-type="float" office:value="0.954" calcext:value-type="float">
            <text:p>0.954</text:p>
          </table:table-cell>
          <table:table-cell table:style-name="ce3" office:value-type="float" office:value="1.5725320906083E-077" calcext:value-type="float">
            <text:p>1.57E-77</text:p>
          </table:table-cell>
          <table:table-cell table:style-name="ce3" office:value-type="float" office:value="4.05367322317007E-073" calcext:value-type="float">
            <text:p>4.05E-73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ME/NM23 nucleoside diphosphate kinase 2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KRT6C</text:p>
          </table:table-cell>
          <table:table-cell office:value-type="float" office:value="0.634890614866595" calcext:value-type="float">
            <text:p>0.634890614866595</text:p>
          </table:table-cell>
          <table:table-cell office:value-type="float" office:value="0.474" calcext:value-type="float">
            <text:p>0.474</text:p>
          </table:table-cell>
          <table:table-cell office:value-type="float" office:value="0.29" calcext:value-type="float">
            <text:p>0.29</text:p>
          </table:table-cell>
          <table:table-cell table:style-name="ce3" office:value-type="float" office:value="4.02967397807645E-025" calcext:value-type="float">
            <text:p>4.03E-25</text:p>
          </table:table-cell>
          <table:table-cell table:style-name="ce3" office:value-type="float" office:value="1.03876935806855E-020" calcext:value-type="float">
            <text:p>1.04E-20</text:p>
          </table:table-cell>
          <table:table-cell office:value-type="float" office:value="286887" calcext:value-type="float">
            <text:p>28688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6C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EIF5A</text:p>
          </table:table-cell>
          <table:table-cell office:value-type="float" office:value="0.622848428422433" calcext:value-type="float">
            <text:p>0.622848428422433</text:p>
          </table:table-cell>
          <table:table-cell office:value-type="float" office:value="0.733" calcext:value-type="float">
            <text:p>0.733</text:p>
          </table:table-cell>
          <table:table-cell office:value-type="float" office:value="0.857" calcext:value-type="float">
            <text:p>0.857</text:p>
          </table:table-cell>
          <table:table-cell table:style-name="ce3" office:value-type="float" office:value="3.05864733754445E-113" calcext:value-type="float">
            <text:p>3.06E-113</text:p>
          </table:table-cell>
          <table:table-cell table:style-name="ce3" office:value-type="float" office:value="7.88458110672208E-109" calcext:value-type="float">
            <text:p>7.88E-109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ukaryotic translation initiation factor 5A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100A16</text:p>
          </table:table-cell>
          <table:table-cell office:value-type="float" office:value="0.622046190949945" calcext:value-type="float">
            <text:p>0.622046190949945</text:p>
          </table:table-cell>
          <table:table-cell office:value-type="float" office:value="0.795" calcext:value-type="float">
            <text:p>0.795</text:p>
          </table:table-cell>
          <table:table-cell office:value-type="float" office:value="0.732" calcext:value-type="float">
            <text:p>0.732</text:p>
          </table:table-cell>
          <table:table-cell table:style-name="ce3" office:value-type="float" office:value="2.98422087679619E-043" calcext:value-type="float">
            <text:p>2.98E-43</text:p>
          </table:table-cell>
          <table:table-cell table:style-name="ce3" office:value-type="float" office:value="7.69272457620521E-039" calcext:value-type="float">
            <text:p>7.69E-39</text:p>
          </table:table-cell>
          <table:table-cell office:value-type="float" office:value="140576" calcext:value-type="float">
            <text:p>1405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6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C1QBP</text:p>
          </table:table-cell>
          <table:table-cell office:value-type="float" office:value="0.62057193476933" calcext:value-type="float">
            <text:p>0.62057193476933</text:p>
          </table:table-cell>
          <table:table-cell office:value-type="float" office:value="0.561" calcext:value-type="float">
            <text:p>0.561</text:p>
          </table:table-cell>
          <table:table-cell office:value-type="float" office:value="0.61" calcext:value-type="float">
            <text:p>0.61</text:p>
          </table:table-cell>
          <table:table-cell table:style-name="ce3" office:value-type="float" office:value="8.87844262787988E-077" calcext:value-type="float">
            <text:p>8.88E-77</text:p>
          </table:table-cell>
          <table:table-cell table:style-name="ce3" office:value-type="float" office:value="2.28868494061487E-072" calcext:value-type="float">
            <text:p>2.29E-72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C1q binding protein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NRPF</text:p>
          </table:table-cell>
          <table:table-cell office:value-type="float" office:value="0.620150487925849" calcext:value-type="float">
            <text:p>0.620150487925849</text:p>
          </table:table-cell>
          <table:table-cell office:value-type="float" office:value="0.661" calcext:value-type="float">
            <text:p>0.661</text:p>
          </table:table-cell>
          <table:table-cell office:value-type="float" office:value="0.833" calcext:value-type="float">
            <text:p>0.833</text:p>
          </table:table-cell>
          <table:table-cell table:style-name="ce3" office:value-type="float" office:value="1.01852867686503E-148" calcext:value-type="float">
            <text:p>1.02E-148</text:p>
          </table:table-cell>
          <table:table-cell table:style-name="ce3" office:value-type="float" office:value="2.62556322322269E-144" calcext:value-type="float">
            <text:p>2.63E-144</text:p>
          </table:table-cell>
          <table:table-cell office:value-type="float" office:value="6636" calcext:value-type="float">
            <text:p>66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mall nuclear ribonucleoprotein polypeptide F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RAN</text:p>
          </table:table-cell>
          <table:table-cell office:value-type="float" office:value="0.619774964794344" calcext:value-type="float">
            <text:p>0.619774964794344</text:p>
          </table:table-cell>
          <table:table-cell office:value-type="float" office:value="0.789" calcext:value-type="float">
            <text:p>0.789</text:p>
          </table:table-cell>
          <table:table-cell office:value-type="float" office:value="0.918" calcext:value-type="float">
            <text:p>0.918</text:p>
          </table:table-cell>
          <table:table-cell table:style-name="ce3" office:value-type="float" office:value="1.99094178250671E-129" calcext:value-type="float">
            <text:p>1.99E-129</text:p>
          </table:table-cell>
          <table:table-cell table:style-name="ce3" office:value-type="float" office:value="5.1322497269458E-125" calcext:value-type="float">
            <text:p>5.13E-125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N, member RAS oncogene family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UQCRQ</text:p>
          </table:table-cell>
          <table:table-cell office:value-type="float" office:value="0.618938372391829" calcext:value-type="float">
            <text:p>0.618938372391829</text:p>
          </table:table-cell>
          <table:table-cell office:value-type="float" office:value="0.723" calcext:value-type="float">
            <text:p>0.723</text:p>
          </table:table-cell>
          <table:table-cell office:value-type="float" office:value="0.873" calcext:value-type="float">
            <text:p>0.873</text:p>
          </table:table-cell>
          <table:table-cell table:style-name="ce3" office:value-type="float" office:value="3.53707404046787E-160" calcext:value-type="float">
            <text:p>3.54E-160</text:p>
          </table:table-cell>
          <table:table-cell table:style-name="ce3" office:value-type="float" office:value="9.11786946151807E-156" calcext:value-type="float">
            <text:p>9.12E-156</text:p>
          </table:table-cell>
          <table:table-cell office:value-type="float" office:value="27089" calcext:value-type="float">
            <text:p>2708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ubiquinol-cytochrome c reductase complex III subunit VII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ATP5MK</text:p>
          </table:table-cell>
          <table:table-cell office:value-type="float" office:value="0.615170820663922" calcext:value-type="float">
            <text:p>0.615170820663922</text:p>
          </table:table-cell>
          <table:table-cell office:value-type="float" office:value="0.761" calcext:value-type="float">
            <text:p>0.761</text:p>
          </table:table-cell>
          <table:table-cell office:value-type="float" office:value="0.897" calcext:value-type="float">
            <text:p>0.897</text:p>
          </table:table-cell>
          <table:table-cell table:style-name="ce3" office:value-type="float" office:value="1.25894535368119E-147" calcext:value-type="float">
            <text:p>1.26E-147</text:p>
          </table:table-cell>
          <table:table-cell table:style-name="ce3" office:value-type="float" office:value="3.24530933271938E-143" calcext:value-type="float">
            <text:p>3.25E-143</text:p>
          </table:table-cell>
          <table:table-cell office:value-type="float" office:value="84833" calcext:value-type="float">
            <text:p>848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TP synthase membrane subunit k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ATP5MJ</text:p>
          </table:table-cell>
          <table:table-cell office:value-type="float" office:value="0.614167155005046" calcext:value-type="float">
            <text:p>0.614167155005046</text:p>
          </table:table-cell>
          <table:table-cell office:value-type="float" office:value="0.711" calcext:value-type="float">
            <text:p>0.711</text:p>
          </table:table-cell>
          <table:table-cell office:value-type="float" office:value="0.879" calcext:value-type="float">
            <text:p>0.879</text:p>
          </table:table-cell>
          <table:table-cell table:style-name="ce3" office:value-type="float" office:value="2.55101165439771E-187" calcext:value-type="float">
            <text:p>2.55E-187</text:p>
          </table:table-cell>
          <table:table-cell table:style-name="ce3" office:value-type="float" office:value="6.57599784270642E-183" calcext:value-type="float">
            <text:p>6.58E-183</text:p>
          </table:table-cell>
          <table:table-cell office:value-type="float" office:value="9556" calcext:value-type="float">
            <text:p>955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TP synthase membrane subunit j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TUBA1B</text:p>
          </table:table-cell>
          <table:table-cell office:value-type="float" office:value="0.613571885520207" calcext:value-type="float">
            <text:p>0.613571885520207</text:p>
          </table:table-cell>
          <table:table-cell office:value-type="float" office:value="0.819" calcext:value-type="float">
            <text:p>0.819</text:p>
          </table:table-cell>
          <table:table-cell office:value-type="float" office:value="0.921" calcext:value-type="float">
            <text:p>0.921</text:p>
          </table:table-cell>
          <table:table-cell table:style-name="ce3" office:value-type="float" office:value="2.75947240225025E-067" calcext:value-type="float">
            <text:p>2.76E-67</text:p>
          </table:table-cell>
          <table:table-cell table:style-name="ce3" office:value-type="float" office:value="7.11336795852068E-063" calcext:value-type="float">
            <text:p>7.11E-63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alpha 1b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COX7B</text:p>
          </table:table-cell>
          <table:table-cell office:value-type="float" office:value="0.602338799764409" calcext:value-type="float">
            <text:p>0.602338799764409</text:p>
          </table:table-cell>
          <table:table-cell office:value-type="float" office:value="0.735" calcext:value-type="float">
            <text:p>0.735</text:p>
          </table:table-cell>
          <table:table-cell office:value-type="float" office:value="0.91" calcext:value-type="float">
            <text:p>0.91</text:p>
          </table:table-cell>
          <table:table-cell table:style-name="ce3" office:value-type="float" office:value="6.66826542452802E-172" calcext:value-type="float">
            <text:p>6.67E-172</text:p>
          </table:table-cell>
          <table:table-cell table:style-name="ce3" office:value-type="float" office:value="1.71894546113483E-167" calcext:value-type="float">
            <text:p>1.72E-16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chrome c oxidase subunit 7B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FN</text:p>
          </table:table-cell>
          <table:table-cell office:value-type="float" office:value="0.601322528799644" calcext:value-type="float">
            <text:p>0.601322528799644</text:p>
          </table:table-cell>
          <table:table-cell office:value-type="float" office:value="0.796" calcext:value-type="float">
            <text:p>0.796</text:p>
          </table:table-cell>
          <table:table-cell office:value-type="float" office:value="0.608" calcext:value-type="float">
            <text:p>0.608</text:p>
          </table:table-cell>
          <table:table-cell table:style-name="ce3" office:value-type="float" office:value="1.48789302935216E-032" calcext:value-type="float">
            <text:p>1.49E-32</text:p>
          </table:table-cell>
          <table:table-cell table:style-name="ce3" office:value-type="float" office:value="3.835490651064E-028" calcext:value-type="float">
            <text:p>3.84E-28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tratifin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MT1H</text:p>
          </table:table-cell>
          <table:table-cell office:value-type="float" office:value="0.597182684130477" calcext:value-type="float">
            <text:p>0.597182684130477</text:p>
          </table:table-cell>
          <table:table-cell office:value-type="float" office:value="0.326" calcext:value-type="float">
            <text:p>0.326</text:p>
          </table:table-cell>
          <table:table-cell office:value-type="float" office:value="0.258" calcext:value-type="float">
            <text:p>0.258</text:p>
          </table:table-cell>
          <table:table-cell table:style-name="ce3" office:value-type="float" office:value="3.09406989933775E-036" calcext:value-type="float">
            <text:p>3.09E-36</text:p>
          </table:table-cell>
          <table:table-cell table:style-name="ce3" office:value-type="float" office:value="7.97589338651285E-032" calcext:value-type="float">
            <text:p>7.98E-32</text:p>
          </table:table-cell>
          <table:table-cell office:value-type="float" office:value="4496" calcext:value-type="float">
            <text:p>44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H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NRPG</text:p>
          </table:table-cell>
          <table:table-cell office:value-type="float" office:value="0.596034731805627" calcext:value-type="float">
            <text:p>0.596034731805627</text:p>
          </table:table-cell>
          <table:table-cell office:value-type="float" office:value="0.644" calcext:value-type="float">
            <text:p>0.644</text:p>
          </table:table-cell>
          <table:table-cell office:value-type="float" office:value="0.846" calcext:value-type="float">
            <text:p>0.846</text:p>
          </table:table-cell>
          <table:table-cell table:style-name="ce3" office:value-type="float" office:value="3.12078888078473E-173" calcext:value-type="float">
            <text:p>3.12E-173</text:p>
          </table:table-cell>
          <table:table-cell table:style-name="ce3" office:value-type="float" office:value="8.04476957688686E-169" calcext:value-type="float">
            <text:p>8.04E-169</text:p>
          </table:table-cell>
          <table:table-cell office:value-type="float" office:value="6637" calcext:value-type="float">
            <text:p>66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mall nuclear ribonucleoprotein polypeptide G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NHP2</text:p>
          </table:table-cell>
          <table:table-cell office:value-type="float" office:value="0.595270428170832" calcext:value-type="float">
            <text:p>0.595270428170832</text:p>
          </table:table-cell>
          <table:table-cell office:value-type="float" office:value="0.6" calcext:value-type="float">
            <text:p>0.6</text:p>
          </table:table-cell>
          <table:table-cell office:value-type="float" office:value="0.728" calcext:value-type="float">
            <text:p>0.728</text:p>
          </table:table-cell>
          <table:table-cell table:style-name="ce3" office:value-type="float" office:value="2.22968994578399E-128" calcext:value-type="float">
            <text:p>2.23E-128</text:p>
          </table:table-cell>
          <table:table-cell table:style-name="ce3" office:value-type="float" office:value="5.74769474224197E-124" calcext:value-type="float">
            <text:p>5.75E-124</text:p>
          </table:table-cell>
          <table:table-cell office:value-type="float" office:value="55651" calcext:value-type="float">
            <text:p>556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HP2 ribonucleoprotein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POLR2L</text:p>
          </table:table-cell>
          <table:table-cell office:value-type="float" office:value="0.595194316780397" calcext:value-type="float">
            <text:p>0.595194316780397</text:p>
          </table:table-cell>
          <table:table-cell office:value-type="float" office:value="0.795" calcext:value-type="float">
            <text:p>0.795</text:p>
          </table:table-cell>
          <table:table-cell office:value-type="float" office:value="0.91" calcext:value-type="float">
            <text:p>0.91</text:p>
          </table:table-cell>
          <table:table-cell table:style-name="ce3" office:value-type="float" office:value="7.03517965626245E-121" calcext:value-type="float">
            <text:p>7.04E-121</text:p>
          </table:table-cell>
          <table:table-cell table:style-name="ce3" office:value-type="float" office:value="1.81352861179133E-116" calcext:value-type="float">
            <text:p>1.81E-116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NA polymerase II, I and III subunit L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PPP1R14B</text:p>
          </table:table-cell>
          <table:table-cell office:value-type="float" office:value="0.593019560030506" calcext:value-type="float">
            <text:p>0.593019560030506</text:p>
          </table:table-cell>
          <table:table-cell office:value-type="float" office:value="0.642" calcext:value-type="float">
            <text:p>0.642</text:p>
          </table:table-cell>
          <table:table-cell office:value-type="float" office:value="0.713" calcext:value-type="float">
            <text:p>0.713</text:p>
          </table:table-cell>
          <table:table-cell table:style-name="ce3" office:value-type="float" office:value="2.06926294967544E-068" calcext:value-type="float">
            <text:p>2.07E-68</text:p>
          </table:table-cell>
          <table:table-cell table:style-name="ce3" office:value-type="float" office:value="5.33414603167334E-064" calcext:value-type="float">
            <text:p>5.33E-64</text:p>
          </table:table-cell>
          <table:table-cell office:value-type="float" office:value="26472" calcext:value-type="float">
            <text:p>264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in phosphatase 1 regulatory inhibitor subunit 14B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SNRPE</text:p>
          </table:table-cell>
          <table:table-cell office:value-type="float" office:value="0.586674856575014" calcext:value-type="float">
            <text:p>0.586674856575014</text:p>
          </table:table-cell>
          <table:table-cell office:value-type="float" office:value="0.649" calcext:value-type="float">
            <text:p>0.649</text:p>
          </table:table-cell>
          <table:table-cell office:value-type="float" office:value="0.807" calcext:value-type="float">
            <text:p>0.807</text:p>
          </table:table-cell>
          <table:table-cell table:style-name="ce3" office:value-type="float" office:value="1.13683239499103E-143" calcext:value-type="float">
            <text:p>1.14E-143</text:p>
          </table:table-cell>
          <table:table-cell table:style-name="ce3" office:value-type="float" office:value="2.93052654780787E-139" calcext:value-type="float">
            <text:p>2.93E-139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mall nuclear ribonucleoprotein polypeptide E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ATP5MC3</text:p>
          </table:table-cell>
          <table:table-cell office:value-type="float" office:value="0.585173664775737" calcext:value-type="float">
            <text:p>0.585173664775737</text:p>
          </table:table-cell>
          <table:table-cell office:value-type="float" office:value="0.793" calcext:value-type="float">
            <text:p>0.793</text:p>
          </table:table-cell>
          <table:table-cell office:value-type="float" office:value="0.898" calcext:value-type="float">
            <text:p>0.898</text:p>
          </table:table-cell>
          <table:table-cell table:style-name="ce3" office:value-type="float" office:value="6.38868930863399E-109" calcext:value-type="float">
            <text:p>6.39E-109</text:p>
          </table:table-cell>
          <table:table-cell table:style-name="ce3" office:value-type="float" office:value="1.64687632997967E-104" calcext:value-type="float">
            <text:p>1.65E-10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TP synthase membrane subunit c locus 3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RANBP1</text:p>
          </table:table-cell>
          <table:table-cell office:value-type="float" office:value="0.577690094263276" calcext:value-type="float">
            <text:p>0.577690094263276</text:p>
          </table:table-cell>
          <table:table-cell office:value-type="float" office:value="0.558" calcext:value-type="float">
            <text:p>0.558</text:p>
          </table:table-cell>
          <table:table-cell office:value-type="float" office:value="0.688" calcext:value-type="float">
            <text:p>0.688</text:p>
          </table:table-cell>
          <table:table-cell table:style-name="ce3" office:value-type="float" office:value="4.87095512842362E-113" calcext:value-type="float">
            <text:p>4.87E-113</text:p>
          </table:table-cell>
          <table:table-cell table:style-name="ce3" office:value-type="float" office:value="1.25563481300504E-108" calcext:value-type="float">
            <text:p>1.26E-108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N binding protein 1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NDUFC1</text:p>
          </table:table-cell>
          <table:table-cell office:value-type="float" office:value="0.576185097955652" calcext:value-type="float">
            <text:p>0.576185097955652</text:p>
          </table:table-cell>
          <table:table-cell office:value-type="float" office:value="0.647" calcext:value-type="float">
            <text:p>0.647</text:p>
          </table:table-cell>
          <table:table-cell office:value-type="float" office:value="0.792" calcext:value-type="float">
            <text:p>0.792</text:p>
          </table:table-cell>
          <table:table-cell table:style-name="ce3" office:value-type="float" office:value="1.48999108146997E-139" calcext:value-type="float">
            <text:p>1.49E-139</text:p>
          </table:table-cell>
          <table:table-cell table:style-name="ce3" office:value-type="float" office:value="3.84089900981328E-135" calcext:value-type="float">
            <text:p>3.84E-135</text:p>
          </table:table-cell>
          <table:table-cell office:value-type="float" office:value="4717" calcext:value-type="float">
            <text:p>47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ADH:ubiquinone oxidoreductase subunit C1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ATP5MC1</text:p>
          </table:table-cell>
          <table:table-cell office:value-type="float" office:value="0.574745731246624" calcext:value-type="float">
            <text:p>0.574745731246624</text:p>
          </table:table-cell>
          <table:table-cell office:value-type="float" office:value="0.644" calcext:value-type="float">
            <text:p>0.644</text:p>
          </table:table-cell>
          <table:table-cell office:value-type="float" office:value="0.783" calcext:value-type="float">
            <text:p>0.783</text:p>
          </table:table-cell>
          <table:table-cell table:style-name="ce3" office:value-type="float" office:value="4.29114807058832E-132" calcext:value-type="float">
            <text:p>4.29E-132</text:p>
          </table:table-cell>
          <table:table-cell table:style-name="ce3" office:value-type="float" office:value="1.10617214963626E-127" calcext:value-type="float">
            <text:p>1.11E-12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TP synthase membrane subunit c locus 1</text:p>
          </table:table-cell>
        </table:table-row>
        <table:table-row table:style-name="ro1">
          <table:table-cell office:value-type="string" calcext:value-type="string">
            <text:p>Bas-II</text:p>
          </table:table-cell>
          <table:table-cell office:value-type="string" calcext:value-type="string">
            <text:p>NPM1</text:p>
          </table:table-cell>
          <table:table-cell office:value-type="float" office:value="0.573674391460674" calcext:value-type="float">
            <text:p>0.573674391460674</text:p>
          </table:table-cell>
          <table:table-cell office:value-type="float" office:value="0.925" calcext:value-type="float">
            <text:p>0.925</text:p>
          </table:table-cell>
          <table:table-cell office:value-type="float" office:value="0.976" calcext:value-type="float">
            <text:p>0.976</text:p>
          </table:table-cell>
          <table:table-cell table:style-name="ce3" office:value-type="float" office:value="4.90591362279253E-078" calcext:value-type="float">
            <text:p>4.91E-78</text:p>
          </table:table-cell>
          <table:table-cell table:style-name="ce3" office:value-type="float" office:value="1.26464641368346E-073" calcext:value-type="float">
            <text:p>1.26E-73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ucleophosmin 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S100A2</text:p>
          </table:table-cell>
          <table:table-cell office:value-type="float" office:value="3.3744357182319" calcext:value-type="float">
            <text:p>3.3744357182319</text:p>
          </table:table-cell>
          <table:table-cell office:value-type="float" office:value="0.999" calcext:value-type="float">
            <text:p>0.999</text:p>
          </table:table-cell>
          <table:table-cell office:value-type="float" office:value="0.567" calcext:value-type="float">
            <text:p>0.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2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MT2A</text:p>
          </table:table-cell>
          <table:table-cell office:value-type="float" office:value="2.76174519749181" calcext:value-type="float">
            <text:p>2.76174519749181</text:p>
          </table:table-cell>
          <table:table-cell office:value-type="float" office:value="0.996" calcext:value-type="float">
            <text:p>0.996</text:p>
          </table:table-cell>
          <table:table-cell office:value-type="float" office:value="0.851" calcext:value-type="float">
            <text:p>0.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2A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GJB2</text:p>
          </table:table-cell>
          <table:table-cell office:value-type="float" office:value="2.37102207799159" calcext:value-type="float">
            <text:p>2.37102207799159</text:p>
          </table:table-cell>
          <table:table-cell office:value-type="float" office:value="0.94" calcext:value-type="float">
            <text:p>0.94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p junction protein beta 2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FGFBP1</text:p>
          </table:table-cell>
          <table:table-cell office:value-type="float" office:value="2.30546203003143" calcext:value-type="float">
            <text:p>2.30546203003143</text:p>
          </table:table-cell>
          <table:table-cell office:value-type="float" office:value="0.898" calcext:value-type="float">
            <text:p>0.898</text:p>
          </table:table-cell>
          <table:table-cell office:value-type="float" office:value="0.281" calcext:value-type="float">
            <text:p>0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2" calcext:value-type="float">
            <text:p>99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broblast growth factor binding protein 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COL17A1</text:p>
          </table:table-cell>
          <table:table-cell office:value-type="float" office:value="2.21325329966016" calcext:value-type="float">
            <text:p>2.21325329966016</text:p>
          </table:table-cell>
          <table:table-cell office:value-type="float" office:value="0.999" calcext:value-type="float">
            <text:p>0.999</text:p>
          </table:table-cell>
          <table:table-cell office:value-type="float" office:value="0.261" calcext:value-type="float">
            <text:p>0.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XVII alpha 1 chain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MMP1</text:p>
          </table:table-cell>
          <table:table-cell office:value-type="float" office:value="2.17110178212781" calcext:value-type="float">
            <text:p>2.17110178212781</text:p>
          </table:table-cell>
          <table:table-cell office:value-type="float" office:value="0.511" calcext:value-type="float">
            <text:p>0.511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trix metallopeptidase 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MMP3</text:p>
          </table:table-cell>
          <table:table-cell office:value-type="float" office:value="2.14479394429271" calcext:value-type="float">
            <text:p>2.14479394429271</text:p>
          </table:table-cell>
          <table:table-cell office:value-type="float" office:value="0.54" calcext:value-type="float">
            <text:p>0.54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trix metallopeptidase 3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KRT14</text:p>
          </table:table-cell>
          <table:table-cell office:value-type="float" office:value="1.9747611091587" calcext:value-type="float">
            <text:p>1.9747611091587</text:p>
          </table:table-cell>
          <table:table-cell office:value-type="float" office:value="1" calcext:value-type="float">
            <text:p>1</text:p>
          </table:table-cell>
          <table:table-cell office:value-type="float" office:value="0.769" calcext:value-type="float">
            <text:p>0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4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KRT5</text:p>
          </table:table-cell>
          <table:table-cell office:value-type="float" office:value="1.810593549624" calcext:value-type="float">
            <text:p>1.810593549624</text:p>
          </table:table-cell>
          <table:table-cell office:value-type="float" office:value="1" calcext:value-type="float">
            <text:p>1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5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ITGA6</text:p>
          </table:table-cell>
          <table:table-cell office:value-type="float" office:value="1.80535730576143" calcext:value-type="float">
            <text:p>1.80535730576143</text:p>
          </table:table-cell>
          <table:table-cell office:value-type="float" office:value="0.973" calcext:value-type="float">
            <text:p>0.97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in subunit alpha 6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AREG</text:p>
          </table:table-cell>
          <table:table-cell office:value-type="float" office:value="1.76840419529762" calcext:value-type="float">
            <text:p>1.76840419529762</text:p>
          </table:table-cell>
          <table:table-cell office:value-type="float" office:value="0.707" calcext:value-type="float">
            <text:p>0.707</text:p>
          </table:table-cell>
          <table:table-cell office:value-type="float" office:value="0.163" calcext:value-type="float">
            <text:p>0.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mphiregulin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TXNDC17</text:p>
          </table:table-cell>
          <table:table-cell office:value-type="float" office:value="1.70690003091408" calcext:value-type="float">
            <text:p>1.70690003091408</text:p>
          </table:table-cell>
          <table:table-cell office:value-type="float" office:value="0.996" calcext:value-type="float">
            <text:p>0.9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17" calcext:value-type="float">
            <text:p>848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ioredoxin domain containing 17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ANXA3</text:p>
          </table:table-cell>
          <table:table-cell office:value-type="float" office:value="1.68460475982734" calcext:value-type="float">
            <text:p>1.68460475982734</text:p>
          </table:table-cell>
          <table:table-cell office:value-type="float" office:value="0.731" calcext:value-type="float">
            <text:p>0.731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nnexin A3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DST</text:p>
          </table:table-cell>
          <table:table-cell office:value-type="float" office:value="1.59827533581558" calcext:value-type="float">
            <text:p>1.59827533581558</text:p>
          </table:table-cell>
          <table:table-cell office:value-type="float" office:value="0.999" calcext:value-type="float">
            <text:p>0.999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ystonin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KRT15</text:p>
          </table:table-cell>
          <table:table-cell office:value-type="float" office:value="1.57253867969795" calcext:value-type="float">
            <text:p>1.57253867969795</text:p>
          </table:table-cell>
          <table:table-cell office:value-type="float" office:value="0.878" calcext:value-type="float">
            <text:p>0.878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5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SFN</text:p>
          </table:table-cell>
          <table:table-cell office:value-type="float" office:value="1.5275891313794" calcext:value-type="float">
            <text:p>1.527589131379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tratifin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TNFRSF12A</text:p>
          </table:table-cell>
          <table:table-cell office:value-type="float" office:value="1.44017237073936" calcext:value-type="float">
            <text:p>1.44017237073936</text:p>
          </table:table-cell>
          <table:table-cell office:value-type="float" office:value="0.871" calcext:value-type="float">
            <text:p>0.871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330" calcext:value-type="float">
            <text:p>513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NF receptor superfamily member 12A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AQP3</text:p>
          </table:table-cell>
          <table:table-cell office:value-type="float" office:value="1.43644201342877" calcext:value-type="float">
            <text:p>1.43644201342877</text:p>
          </table:table-cell>
          <table:table-cell office:value-type="float" office:value="0.996" calcext:value-type="float">
            <text:p>0.996</text:p>
          </table:table-cell>
          <table:table-cell office:value-type="float" office:value="0.578" calcext:value-type="float">
            <text:p>0.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quaporin 3 (Gill blood group)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ITGB4</text:p>
          </table:table-cell>
          <table:table-cell office:value-type="float" office:value="1.40762235773218" calcext:value-type="float">
            <text:p>1.40762235773218</text:p>
          </table:table-cell>
          <table:table-cell office:value-type="float" office:value="0.982" calcext:value-type="float">
            <text:p>0.982</text:p>
          </table:table-cell>
          <table:table-cell office:value-type="float" office:value="0.197" calcext:value-type="float">
            <text:p>0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in subunit beta 4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MT1E</text:p>
          </table:table-cell>
          <table:table-cell office:value-type="float" office:value="1.32512918733326" calcext:value-type="float">
            <text:p>1.32512918733326</text:p>
          </table:table-cell>
          <table:table-cell office:value-type="float" office:value="0.988" calcext:value-type="float">
            <text:p>0.988</text:p>
          </table:table-cell>
          <table:table-cell office:value-type="float" office:value="0.687" calcext:value-type="float">
            <text:p>0.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E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PRXL2A</text:p>
          </table:table-cell>
          <table:table-cell office:value-type="float" office:value="1.30152838666533" calcext:value-type="float">
            <text:p>1.30152838666533</text:p>
          </table:table-cell>
          <table:table-cell office:value-type="float" office:value="0.991" calcext:value-type="float">
            <text:p>0.991</text:p>
          </table:table-cell>
          <table:table-cell office:value-type="float" office:value="0.534" calcext:value-type="float">
            <text:p>0.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93" calcext:value-type="float">
            <text:p>8429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roxiredoxin like 2A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ENO1</text:p>
          </table:table-cell>
          <table:table-cell office:value-type="float" office:value="1.26119017539411" calcext:value-type="float">
            <text:p>1.2611901753941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13" calcext:value-type="float">
            <text:p>0.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olase 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ITGA3</text:p>
          </table:table-cell>
          <table:table-cell office:value-type="float" office:value="1.19165863791607" calcext:value-type="float">
            <text:p>1.19165863791607</text:p>
          </table:table-cell>
          <table:table-cell office:value-type="float" office:value="0.927" calcext:value-type="float">
            <text:p>0.927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in subunit alpha 3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MIR205HG</text:p>
          </table:table-cell>
          <table:table-cell office:value-type="float" office:value="1.17685799412795" calcext:value-type="float">
            <text:p>1.17685799412795</text:p>
          </table:table-cell>
          <table:table-cell office:value-type="float" office:value="0.999" calcext:value-type="float">
            <text:p>0.999</text:p>
          </table:table-cell>
          <table:table-cell office:value-type="float" office:value="0.517" calcext:value-type="float">
            <text:p>0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587" calcext:value-type="float">
            <text:p>642587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MIR205 host gene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LIMA1</text:p>
          </table:table-cell>
          <table:table-cell office:value-type="float" office:value="1.16484235153664" calcext:value-type="float">
            <text:p>1.16484235153664</text:p>
          </table:table-cell>
          <table:table-cell office:value-type="float" office:value="0.993" calcext:value-type="float">
            <text:p>0.993</text:p>
          </table:table-cell>
          <table:table-cell office:value-type="float" office:value="0.681" calcext:value-type="float">
            <text:p>0.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74" calcext:value-type="float">
            <text:p>5147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IM domain and actin binding 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S100A10</text:p>
          </table:table-cell>
          <table:table-cell office:value-type="float" office:value="1.13194768125495" calcext:value-type="float">
            <text:p>1.13194768125495</text:p>
          </table:table-cell>
          <table:table-cell office:value-type="float" office:value="1" calcext:value-type="float">
            <text:p>1</text:p>
          </table:table-cell>
          <table:table-cell office:value-type="float" office:value="0.962" calcext:value-type="float">
            <text:p>0.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0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C1QBP</text:p>
          </table:table-cell>
          <table:table-cell office:value-type="float" office:value="1.12363169031563" calcext:value-type="float">
            <text:p>1.12363169031563</text:p>
          </table:table-cell>
          <table:table-cell office:value-type="float" office:value="0.866" calcext:value-type="float">
            <text:p>0.866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C1q binding protein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S100A16</text:p>
          </table:table-cell>
          <table:table-cell office:value-type="float" office:value="1.1120230527414" calcext:value-type="float">
            <text:p>1.1120230527414</text:p>
          </table:table-cell>
          <table:table-cell office:value-type="float" office:value="0.999" calcext:value-type="float">
            <text:p>0.999</text:p>
          </table:table-cell>
          <table:table-cell office:value-type="float" office:value="0.726" calcext:value-type="float">
            <text:p>0.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576" calcext:value-type="float">
            <text:p>1405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6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LDHA</text:p>
          </table:table-cell>
          <table:table-cell office:value-type="float" office:value="1.10859682035564" calcext:value-type="float">
            <text:p>1.1085968203556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49" calcext:value-type="float">
            <text:p>0.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9" calcext:value-type="float">
            <text:p>393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actate dehydrogenase A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RAN</text:p>
          </table:table-cell>
          <table:table-cell office:value-type="float" office:value="1.1008348392775" calcext:value-type="float">
            <text:p>1.100834839277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15" calcext:value-type="float">
            <text:p>0.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N, member RAS oncogene family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EBNA1BP2</text:p>
          </table:table-cell>
          <table:table-cell office:value-type="float" office:value="1.10052575662272" calcext:value-type="float">
            <text:p>1.10052575662272</text:p>
          </table:table-cell>
          <table:table-cell office:value-type="float" office:value="0.943" calcext:value-type="float">
            <text:p>0.943</text:p>
          </table:table-cell>
          <table:table-cell office:value-type="float" office:value="0.589" calcext:value-type="float">
            <text:p>0.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9" calcext:value-type="float">
            <text:p>109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BNA1 binding protein 2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PFN1</text:p>
          </table:table-cell>
          <table:table-cell office:value-type="float" office:value="1.0941478452021" calcext:value-type="float">
            <text:p>1.094147845202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" calcext:value-type="float">
            <text:p>0.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filin 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SLC2A1</text:p>
          </table:table-cell>
          <table:table-cell office:value-type="float" office:value="1.08026641338809" calcext:value-type="float">
            <text:p>1.08026641338809</text:p>
          </table:table-cell>
          <table:table-cell office:value-type="float" office:value="0.972" calcext:value-type="float">
            <text:p>0.972</text:p>
          </table:table-cell>
          <table:table-cell office:value-type="float" office:value="0.473" calcext:value-type="float">
            <text:p>0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olute carrier family 2 member 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SDC1</text:p>
          </table:table-cell>
          <table:table-cell office:value-type="float" office:value="1.06152133857994" calcext:value-type="float">
            <text:p>1.06152133857994</text:p>
          </table:table-cell>
          <table:table-cell office:value-type="float" office:value="0.943" calcext:value-type="float">
            <text:p>0.943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2" calcext:value-type="float">
            <text:p>63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yndecan 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DSG3</text:p>
          </table:table-cell>
          <table:table-cell office:value-type="float" office:value="1.05884608386389" calcext:value-type="float">
            <text:p>1.05884608386389</text:p>
          </table:table-cell>
          <table:table-cell office:value-type="float" office:value="0.976" calcext:value-type="float">
            <text:p>0.976</text:p>
          </table:table-cell>
          <table:table-cell office:value-type="float" office:value="0.372" calcext:value-type="float">
            <text:p>0.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glein 3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LAMB3</text:p>
          </table:table-cell>
          <table:table-cell office:value-type="float" office:value="1.04966325825943" calcext:value-type="float">
            <text:p>1.04966325825943</text:p>
          </table:table-cell>
          <table:table-cell office:value-type="float" office:value="0.899" calcext:value-type="float">
            <text:p>0.899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aminin subunit beta 3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PA2G4</text:p>
          </table:table-cell>
          <table:table-cell office:value-type="float" office:value="1.00652922992293" calcext:value-type="float">
            <text:p>1.00652922992293</text:p>
          </table:table-cell>
          <table:table-cell office:value-type="float" office:value="0.996" calcext:value-type="float">
            <text:p>0.996</text:p>
          </table:table-cell>
          <table:table-cell office:value-type="float" office:value="0.842" calcext:value-type="float">
            <text:p>0.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liferation-associated 2G4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S100A11</text:p>
          </table:table-cell>
          <table:table-cell office:value-type="float" office:value="1.00341390427367" calcext:value-type="float">
            <text:p>1.0034139042736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63" calcext:value-type="float">
            <text:p>0.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PKM</text:p>
          </table:table-cell>
          <table:table-cell office:value-type="float" office:value="0.997370304971397" calcext:value-type="float">
            <text:p>0.997370304971397</text:p>
          </table:table-cell>
          <table:table-cell office:value-type="float" office:value="0.996" calcext:value-type="float">
            <text:p>0.996</text:p>
          </table:table-cell>
          <table:table-cell office:value-type="float" office:value="0.877" calcext:value-type="float">
            <text:p>0.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yruvate kinase M1/2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FSCN1</text:p>
          </table:table-cell>
          <table:table-cell office:value-type="float" office:value="0.978033417026877" calcext:value-type="float">
            <text:p>0.978033417026877</text:p>
          </table:table-cell>
          <table:table-cell office:value-type="float" office:value="0.931" calcext:value-type="float">
            <text:p>0.931</text:p>
          </table:table-cell>
          <table:table-cell office:value-type="float" office:value="0.482" calcext:value-type="float">
            <text:p>0.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ascin actin-bundling protein 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TUBA1C</text:p>
          </table:table-cell>
          <table:table-cell office:value-type="float" office:value="0.965569903054756" calcext:value-type="float">
            <text:p>0.965569903054756</text:p>
          </table:table-cell>
          <table:table-cell office:value-type="float" office:value="0.985" calcext:value-type="float">
            <text:p>0.985</text:p>
          </table:table-cell>
          <table:table-cell office:value-type="float" office:value="0.809" calcext:value-type="float">
            <text:p>0.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90" calcext:value-type="float">
            <text:p>847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alpha 1c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ITGB1</text:p>
          </table:table-cell>
          <table:table-cell office:value-type="float" office:value="0.955821757070304" calcext:value-type="float">
            <text:p>0.955821757070304</text:p>
          </table:table-cell>
          <table:table-cell office:value-type="float" office:value="0.991" calcext:value-type="float">
            <text:p>0.991</text:p>
          </table:table-cell>
          <table:table-cell office:value-type="float" office:value="0.755" calcext:value-type="float">
            <text:p>0.755</text:p>
          </table:table-cell>
          <table:table-cell table:style-name="ce3" office:value-type="float" office:value="8.20017611992602E-292" calcext:value-type="float">
            <text:p>8.20E-292</text:p>
          </table:table-cell>
          <table:table-cell table:style-name="ce3" office:value-type="float" office:value="2.11384140019453E-287" calcext:value-type="float">
            <text:p>2.11E-287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in subunit beta 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KRT6A</text:p>
          </table:table-cell>
          <table:table-cell office:value-type="float" office:value="0.954149630456755" calcext:value-type="float">
            <text:p>0.954149630456755</text:p>
          </table:table-cell>
          <table:table-cell office:value-type="float" office:value="0.984" calcext:value-type="float">
            <text:p>0.984</text:p>
          </table:table-cell>
          <table:table-cell office:value-type="float" office:value="0.462" calcext:value-type="float">
            <text:p>0.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6A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TUBB4B</text:p>
          </table:table-cell>
          <table:table-cell office:value-type="float" office:value="0.948660974842881" calcext:value-type="float">
            <text:p>0.948660974842881</text:p>
          </table:table-cell>
          <table:table-cell office:value-type="float" office:value="0.991" calcext:value-type="float">
            <text:p>0.991</text:p>
          </table:table-cell>
          <table:table-cell office:value-type="float" office:value="0.869" calcext:value-type="float">
            <text:p>0.86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.2198245793989E-304" calcext:value-type="float">
            <text:p>2.22E-304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beta 4B class IVb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ACTB</text:p>
          </table:table-cell>
          <table:table-cell office:value-type="float" office:value="0.93530053903591" calcext:value-type="float">
            <text:p>0.9353005390359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85" calcext:value-type="float">
            <text:p>0.985</text:p>
          </table:table-cell>
          <table:table-cell table:style-name="ce3" office:value-type="float" office:value="1.0385925902561E-231" calcext:value-type="float">
            <text:p>1.04E-231</text:p>
          </table:table-cell>
          <table:table-cell table:style-name="ce3" office:value-type="float" office:value="2.67728397916218E-227" calcext:value-type="float">
            <text:p>2.68E-2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ctin beta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ACTG1</text:p>
          </table:table-cell>
          <table:table-cell office:value-type="float" office:value="0.924613084082742" calcext:value-type="float">
            <text:p>0.92461308408274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ctin gamma 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CLCA2</text:p>
          </table:table-cell>
          <table:table-cell office:value-type="float" office:value="0.922946326858288" calcext:value-type="float">
            <text:p>0.922946326858288</text:p>
          </table:table-cell>
          <table:table-cell office:value-type="float" office:value="0.97" calcext:value-type="float">
            <text:p>0.97</text:p>
          </table:table-cell>
          <table:table-cell office:value-type="float" office:value="0.437" calcext:value-type="float">
            <text:p>0.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5" calcext:value-type="float">
            <text:p>96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loride channel accessory 2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TP63</text:p>
          </table:table-cell>
          <table:table-cell office:value-type="float" office:value="0.920208384748173" calcext:value-type="float">
            <text:p>0.920208384748173</text:p>
          </table:table-cell>
          <table:table-cell office:value-type="float" office:value="0.981" calcext:value-type="float">
            <text:p>0.981</text:p>
          </table:table-cell>
          <table:table-cell office:value-type="float" office:value="0.431" calcext:value-type="float">
            <text:p>0.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mor protein p63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RANBP1</text:p>
          </table:table-cell>
          <table:table-cell office:value-type="float" office:value="0.918254254627675" calcext:value-type="float">
            <text:p>0.918254254627675</text:p>
          </table:table-cell>
          <table:table-cell office:value-type="float" office:value="0.921" calcext:value-type="float">
            <text:p>0.921</text:p>
          </table:table-cell>
          <table:table-cell office:value-type="float" office:value="0.681" calcext:value-type="float">
            <text:p>0.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N binding protein 1</text:p>
          </table:table-cell>
        </table:table-row>
        <table:table-row table:style-name="ro1">
          <table:table-cell office:value-type="string" calcext:value-type="string">
            <text:p>Bas-mig</text:p>
          </table:table-cell>
          <table:table-cell office:value-type="string" calcext:value-type="string">
            <text:p>NPM1</text:p>
          </table:table-cell>
          <table:table-cell office:value-type="float" office:value="0.91776000147615" calcext:value-type="float">
            <text:p>0.9177600014761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ucleophosmin 1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H4C3</text:p>
          </table:table-cell>
          <table:table-cell office:value-type="float" office:value="2.67367098149676" calcext:value-type="float">
            <text:p>2.67367098149676</text:p>
          </table:table-cell>
          <table:table-cell office:value-type="float" office:value="0.976" calcext:value-type="float">
            <text:p>0.976</text:p>
          </table:table-cell>
          <table:table-cell office:value-type="float" office:value="0.703" calcext:value-type="float">
            <text:p>0.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4" calcext:value-type="float">
            <text:p>83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4 clustered histone 3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HMGB2</text:p>
          </table:table-cell>
          <table:table-cell office:value-type="float" office:value="1.99041554989781" calcext:value-type="float">
            <text:p>1.99041554989781</text:p>
          </table:table-cell>
          <table:table-cell office:value-type="float" office:value="0.968" calcext:value-type="float">
            <text:p>0.968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igh mobility group box 2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TOP2A</text:p>
          </table:table-cell>
          <table:table-cell office:value-type="float" office:value="1.85702511417436" calcext:value-type="float">
            <text:p>1.85702511417436</text:p>
          </table:table-cell>
          <table:table-cell office:value-type="float" office:value="0.724" calcext:value-type="float">
            <text:p>0.724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NA topoisomerase II alpha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CENPF</text:p>
          </table:table-cell>
          <table:table-cell office:value-type="float" office:value="1.84896993602938" calcext:value-type="float">
            <text:p>1.84896993602938</text:p>
          </table:table-cell>
          <table:table-cell office:value-type="float" office:value="0.639" calcext:value-type="float">
            <text:p>0.639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ntromere protein F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STMN1</text:p>
          </table:table-cell>
          <table:table-cell office:value-type="float" office:value="1.81568848920956" calcext:value-type="float">
            <text:p>1.81568848920956</text:p>
          </table:table-cell>
          <table:table-cell office:value-type="float" office:value="0.914" calcext:value-type="float">
            <text:p>0.914</text:p>
          </table:table-cell>
          <table:table-cell office:value-type="float" office:value="0.367" calcext:value-type="float">
            <text:p>0.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tathmin 1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NUSAP1</text:p>
          </table:table-cell>
          <table:table-cell office:value-type="float" office:value="1.79421494495733" calcext:value-type="float">
            <text:p>1.79421494495733</text:p>
          </table:table-cell>
          <table:table-cell office:value-type="float" office:value="0.814" calcext:value-type="float">
            <text:p>0.814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03" calcext:value-type="float">
            <text:p>512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ucleolar and spindle associated protein 1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H1-3</text:p>
          </table:table-cell>
          <table:table-cell office:value-type="float" office:value="1.6821921573935" calcext:value-type="float">
            <text:p>1.6821921573935</text:p>
          </table:table-cell>
          <table:table-cell office:value-type="float" office:value="0.671" calcext:value-type="float">
            <text:p>0.671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1.3 linker histone, cluster member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H1-5</text:p>
          </table:table-cell>
          <table:table-cell office:value-type="float" office:value="1.67943383621162" calcext:value-type="float">
            <text:p>1.67943383621162</text:p>
          </table:table-cell>
          <table:table-cell office:value-type="float" office:value="0.477" calcext:value-type="float">
            <text:p>0.477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1.5 linker histone, cluster member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DUT</text:p>
          </table:table-cell>
          <table:table-cell office:value-type="float" office:value="1.61783234844492" calcext:value-type="float">
            <text:p>1.61783234844492</text:p>
          </table:table-cell>
          <table:table-cell office:value-type="float" office:value="0.968" calcext:value-type="float">
            <text:p>0.968</text:p>
          </table:table-cell>
          <table:table-cell office:value-type="float" office:value="0.613" calcext:value-type="float">
            <text:p>0.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oxyuridine triphosphatase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PCNA</text:p>
          </table:table-cell>
          <table:table-cell office:value-type="float" office:value="1.61538291069717" calcext:value-type="float">
            <text:p>1.61538291069717</text:p>
          </table:table-cell>
          <table:table-cell office:value-type="float" office:value="0.97" calcext:value-type="float">
            <text:p>0.97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liferating cell nuclear antigen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TK1</text:p>
          </table:table-cell>
          <table:table-cell office:value-type="float" office:value="1.61219017203595" calcext:value-type="float">
            <text:p>1.61219017203595</text:p>
          </table:table-cell>
          <table:table-cell office:value-type="float" office:value="0.806" calcext:value-type="float">
            <text:p>0.806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3" calcext:value-type="float">
            <text:p>70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ymidine kinase 1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KRT5</text:p>
          </table:table-cell>
          <table:table-cell office:value-type="float" office:value="1.60311177856403" calcext:value-type="float">
            <text:p>1.60311177856403</text:p>
          </table:table-cell>
          <table:table-cell office:value-type="float" office:value="0.99" calcext:value-type="float">
            <text:p>0.99</text:p>
          </table:table-cell>
          <table:table-cell office:value-type="float" office:value="0.615" calcext:value-type="float">
            <text:p>0.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5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PCLAF</text:p>
          </table:table-cell>
          <table:table-cell office:value-type="float" office:value="1.54979540141751" calcext:value-type="float">
            <text:p>1.54979540141751</text:p>
          </table:table-cell>
          <table:table-cell office:value-type="float" office:value="0.823" calcext:value-type="float">
            <text:p>0.823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68" calcext:value-type="float">
            <text:p>976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CNA clamp associated factor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TUBA1B</text:p>
          </table:table-cell>
          <table:table-cell office:value-type="float" office:value="1.48950984527096" calcext:value-type="float">
            <text:p>1.48950984527096</text:p>
          </table:table-cell>
          <table:table-cell office:value-type="float" office:value="0.997" calcext:value-type="float">
            <text:p>0.997</text:p>
          </table:table-cell>
          <table:table-cell office:value-type="float" office:value="0.918" calcext:value-type="float">
            <text:p>0.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alpha 1b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MT1X</text:p>
          </table:table-cell>
          <table:table-cell office:value-type="float" office:value="1.48416226139713" calcext:value-type="float">
            <text:p>1.48416226139713</text:p>
          </table:table-cell>
          <table:table-cell office:value-type="float" office:value="0.993" calcext:value-type="float">
            <text:p>0.993</text:p>
          </table:table-cell>
          <table:table-cell office:value-type="float" office:value="0.769" calcext:value-type="float">
            <text:p>0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X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KRT14</text:p>
          </table:table-cell>
          <table:table-cell office:value-type="float" office:value="1.45457332453316" calcext:value-type="float">
            <text:p>1.45457332453316</text:p>
          </table:table-cell>
          <table:table-cell office:value-type="float" office:value="0.986" calcext:value-type="float">
            <text:p>0.986</text:p>
          </table:table-cell>
          <table:table-cell office:value-type="float" office:value="0.769" calcext:value-type="float">
            <text:p>0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4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MKI67</text:p>
          </table:table-cell>
          <table:table-cell office:value-type="float" office:value="1.44628434628639" calcext:value-type="float">
            <text:p>1.44628434628639</text:p>
          </table:table-cell>
          <table:table-cell office:value-type="float" office:value="0.67" calcext:value-type="float">
            <text:p>0.67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8" calcext:value-type="float">
            <text:p>42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rker of proliferation Ki-67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HMGN2</text:p>
          </table:table-cell>
          <table:table-cell office:value-type="float" office:value="1.44526784192673" calcext:value-type="float">
            <text:p>1.44526784192673</text:p>
          </table:table-cell>
          <table:table-cell office:value-type="float" office:value="0.996" calcext:value-type="float">
            <text:p>0.996</text:p>
          </table:table-cell>
          <table:table-cell office:value-type="float" office:value="0.869" calcext:value-type="float">
            <text:p>0.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igh mobility group nucleosomal binding domain 2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PTTG1</text:p>
          </table:table-cell>
          <table:table-cell office:value-type="float" office:value="1.44374385327143" calcext:value-type="float">
            <text:p>1.44374385327143</text:p>
          </table:table-cell>
          <table:table-cell office:value-type="float" office:value="0.852" calcext:value-type="float">
            <text:p>0.852</text:p>
          </table:table-cell>
          <table:table-cell office:value-type="float" office:value="0.407" calcext:value-type="float">
            <text:p>0.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TTG1 regulator of sister chromatid separation, securin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H2AZ1</text:p>
          </table:table-cell>
          <table:table-cell office:value-type="float" office:value="1.44097686072604" calcext:value-type="float">
            <text:p>1.4409768607260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13" calcext:value-type="float">
            <text:p>0.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2A.Z variant histone 1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HMGB1</text:p>
          </table:table-cell>
          <table:table-cell office:value-type="float" office:value="1.38682447701901" calcext:value-type="float">
            <text:p>1.38682447701901</text:p>
          </table:table-cell>
          <table:table-cell office:value-type="float" office:value="1" calcext:value-type="float">
            <text:p>1</text:p>
          </table:table-cell>
          <table:table-cell office:value-type="float" office:value="0.976" calcext:value-type="float">
            <text:p>0.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igh mobility group box 1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CKS1B</text:p>
          </table:table-cell>
          <table:table-cell office:value-type="float" office:value="1.38296671318331" calcext:value-type="float">
            <text:p>1.38296671318331</text:p>
          </table:table-cell>
          <table:table-cell office:value-type="float" office:value="0.98" calcext:value-type="float">
            <text:p>0.98</text:p>
          </table:table-cell>
          <table:table-cell office:value-type="float" office:value="0.521" calcext:value-type="float">
            <text:p>0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C28 protein kinase regulatory subunit 1B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ASPM</text:p>
          </table:table-cell>
          <table:table-cell office:value-type="float" office:value="1.33058236905587" calcext:value-type="float">
            <text:p>1.33058236905587</text:p>
          </table:table-cell>
          <table:table-cell office:value-type="float" office:value="0.635" calcext:value-type="float">
            <text:p>0.635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266" calcext:value-type="float">
            <text:p>2592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ssembly factor for spindle microtubules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H1-2</text:p>
          </table:table-cell>
          <table:table-cell office:value-type="float" office:value="1.27865741220098" calcext:value-type="float">
            <text:p>1.27865741220098</text:p>
          </table:table-cell>
          <table:table-cell office:value-type="float" office:value="0.735" calcext:value-type="float">
            <text:p>0.735</text:p>
          </table:table-cell>
          <table:table-cell office:value-type="float" office:value="0.367" calcext:value-type="float">
            <text:p>0.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1.2 linker histone, cluster member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UBE2C</text:p>
          </table:table-cell>
          <table:table-cell office:value-type="float" office:value="1.2750251557999" calcext:value-type="float">
            <text:p>1.2750251557999</text:p>
          </table:table-cell>
          <table:table-cell office:value-type="float" office:value="0.609" calcext:value-type="float">
            <text:p>0.609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5" calcext:value-type="float">
            <text:p>110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ubiquitin conjugating enzyme E2 C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PRC1</text:p>
          </table:table-cell>
          <table:table-cell office:value-type="float" office:value="1.26046829029859" calcext:value-type="float">
            <text:p>1.26046829029859</text:p>
          </table:table-cell>
          <table:table-cell office:value-type="float" office:value="0.839" calcext:value-type="float">
            <text:p>0.83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5" calcext:value-type="float">
            <text:p>905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in regulator of cytokinesis 1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CDK1</text:p>
          </table:table-cell>
          <table:table-cell office:value-type="float" office:value="1.25068502986754" calcext:value-type="float">
            <text:p>1.25068502986754</text:p>
          </table:table-cell>
          <table:table-cell office:value-type="float" office:value="0.747" calcext:value-type="float">
            <text:p>0.74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clin dependent kinase 1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DEK</text:p>
          </table:table-cell>
          <table:table-cell office:value-type="float" office:value="1.22188959900819" calcext:value-type="float">
            <text:p>1.22188959900819</text:p>
          </table:table-cell>
          <table:table-cell office:value-type="float" office:value="0.994" calcext:value-type="float">
            <text:p>0.994</text:p>
          </table:table-cell>
          <table:table-cell office:value-type="float" office:value="0.832" calcext:value-type="float">
            <text:p>0.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K proto-oncogene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PHGDH</text:p>
          </table:table-cell>
          <table:table-cell office:value-type="float" office:value="1.1806163200955" calcext:value-type="float">
            <text:p>1.1806163200955</text:p>
          </table:table-cell>
          <table:table-cell office:value-type="float" office:value="0.978" calcext:value-type="float">
            <text:p>0.978</text:p>
          </table:table-cell>
          <table:table-cell office:value-type="float" office:value="0.517" calcext:value-type="float">
            <text:p>0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27" calcext:value-type="float">
            <text:p>262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hosphoglycerate dehydrogenase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BIRC5</text:p>
          </table:table-cell>
          <table:table-cell office:value-type="float" office:value="1.15862462516587" calcext:value-type="float">
            <text:p>1.15862462516587</text:p>
          </table:table-cell>
          <table:table-cell office:value-type="float" office:value="0.64" calcext:value-type="float">
            <text:p>0.64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aculoviral IAP repeat containing 5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CENPW</text:p>
          </table:table-cell>
          <table:table-cell office:value-type="float" office:value="1.15194467794614" calcext:value-type="float">
            <text:p>1.15194467794614</text:p>
          </table:table-cell>
          <table:table-cell office:value-type="float" office:value="0.906" calcext:value-type="float">
            <text:p>0.906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103" calcext:value-type="float">
            <text:p>3871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ntromere protein W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PTMA</text:p>
          </table:table-cell>
          <table:table-cell office:value-type="float" office:value="1.12877566131197" calcext:value-type="float">
            <text:p>1.12877566131197</text:p>
          </table:table-cell>
          <table:table-cell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7" calcext:value-type="float">
            <text:p>57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hymosin alpha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SMC2</text:p>
          </table:table-cell>
          <table:table-cell office:value-type="float" office:value="1.09734770823402" calcext:value-type="float">
            <text:p>1.09734770823402</text:p>
          </table:table-cell>
          <table:table-cell office:value-type="float" office:value="0.947" calcext:value-type="float">
            <text:p>0.947</text:p>
          </table:table-cell>
          <table:table-cell office:value-type="float" office:value="0.326" calcext:value-type="float">
            <text:p>0.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2" calcext:value-type="float">
            <text:p>105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tructural maintenance of chromosomes 2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CENPU</text:p>
          </table:table-cell>
          <table:table-cell office:value-type="float" office:value="1.07143944407037" calcext:value-type="float">
            <text:p>1.07143944407037</text:p>
          </table:table-cell>
          <table:table-cell office:value-type="float" office:value="0.88" calcext:value-type="float">
            <text:p>0.88</text:p>
          </table:table-cell>
          <table:table-cell office:value-type="float" office:value="0.223" calcext:value-type="float">
            <text:p>0.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82" calcext:value-type="float">
            <text:p>796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ntromere protein U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SYNE2</text:p>
          </table:table-cell>
          <table:table-cell office:value-type="float" office:value="1.07141226705492" calcext:value-type="float">
            <text:p>1.07141226705492</text:p>
          </table:table-cell>
          <table:table-cell office:value-type="float" office:value="0.978" calcext:value-type="float">
            <text:p>0.978</text:p>
          </table:table-cell>
          <table:table-cell office:value-type="float" office:value="0.606" calcext:value-type="float">
            <text:p>0.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24" calcext:value-type="float">
            <text:p>232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ectrin repeat containing nuclear envelope protein 2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CENPX</text:p>
          </table:table-cell>
          <table:table-cell office:value-type="float" office:value="1.06914491026027" calcext:value-type="float">
            <text:p>1.06914491026027</text:p>
          </table:table-cell>
          <table:table-cell office:value-type="float" office:value="0.964" calcext:value-type="float">
            <text:p>0.964</text:p>
          </table:table-cell>
          <table:table-cell office:value-type="float" office:value="0.604" calcext:value-type="float">
            <text:p>0.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54" calcext:value-type="float">
            <text:p>2012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ntromere protein X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TUBB4B</text:p>
          </table:table-cell>
          <table:table-cell office:value-type="float" office:value="1.06696736797214" calcext:value-type="float">
            <text:p>1.06696736797214</text:p>
          </table:table-cell>
          <table:table-cell office:value-type="float" office:value="0.99" calcext:value-type="float">
            <text:p>0.99</text:p>
          </table:table-cell>
          <table:table-cell office:value-type="float" office:value="0.868" calcext:value-type="float">
            <text:p>0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83" calcext:value-type="float">
            <text:p>103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beta 4B class IVb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MCM7</text:p>
          </table:table-cell>
          <table:table-cell office:value-type="float" office:value="1.06691383649824" calcext:value-type="float">
            <text:p>1.06691383649824</text:p>
          </table:table-cell>
          <table:table-cell office:value-type="float" office:value="0.886" calcext:value-type="float">
            <text:p>0.886</text:p>
          </table:table-cell>
          <table:table-cell office:value-type="float" office:value="0.249" calcext:value-type="float">
            <text:p>0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nichromosome maintenance complex component 7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RRM2</text:p>
          </table:table-cell>
          <table:table-cell office:value-type="float" office:value="1.04370007860023" calcext:value-type="float">
            <text:p>1.04370007860023</text:p>
          </table:table-cell>
          <table:table-cell office:value-type="float" office:value="0.587" calcext:value-type="float">
            <text:p>0.587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1" calcext:value-type="float">
            <text:p>62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ibonucleotide reductase regulatory subunit M2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RRM1</text:p>
          </table:table-cell>
          <table:table-cell office:value-type="float" office:value="1.04356828518941" calcext:value-type="float">
            <text:p>1.04356828518941</text:p>
          </table:table-cell>
          <table:table-cell office:value-type="float" office:value="0.954" calcext:value-type="float">
            <text:p>0.954</text:p>
          </table:table-cell>
          <table:table-cell office:value-type="float" office:value="0.457" calcext:value-type="float">
            <text:p>0.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ibonucleotide reductase catalytic subunit M1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MAD2L1</text:p>
          </table:table-cell>
          <table:table-cell office:value-type="float" office:value="1.04170626293017" calcext:value-type="float">
            <text:p>1.04170626293017</text:p>
          </table:table-cell>
          <table:table-cell office:value-type="float" office:value="0.861" calcext:value-type="float">
            <text:p>0.861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5" calcext:value-type="float">
            <text:p>408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totic arrest deficient 2 like 1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FAM111B</text:p>
          </table:table-cell>
          <table:table-cell office:value-type="float" office:value="1.03824146319855" calcext:value-type="float">
            <text:p>1.03824146319855</text:p>
          </table:table-cell>
          <table:table-cell office:value-type="float" office:value="0.733" calcext:value-type="float">
            <text:p>0.733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393" calcext:value-type="float">
            <text:p>37439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AM111 trypsin like peptidase B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ZWINT</text:p>
          </table:table-cell>
          <table:table-cell office:value-type="float" office:value="1.03222337286913" calcext:value-type="float">
            <text:p>1.03222337286913</text:p>
          </table:table-cell>
          <table:table-cell office:value-type="float" office:value="0.861" calcext:value-type="float">
            <text:p>0.861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0" calcext:value-type="float">
            <text:p>111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ZW10 interacting kinetochore protein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TPX2</text:p>
          </table:table-cell>
          <table:table-cell office:value-type="float" office:value="1.02099110691236" calcext:value-type="float">
            <text:p>1.02099110691236</text:p>
          </table:table-cell>
          <table:table-cell office:value-type="float" office:value="0.695" calcext:value-type="float">
            <text:p>0.69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74" calcext:value-type="float">
            <text:p>2297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PX2 microtubule nucleation factor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CCNB1</text:p>
          </table:table-cell>
          <table:table-cell office:value-type="float" office:value="1.0158879322888" calcext:value-type="float">
            <text:p>1.0158879322888</text:p>
          </table:table-cell>
          <table:table-cell office:value-type="float" office:value="0.544" calcext:value-type="float">
            <text:p>0.54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clin B1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H1-1</text:p>
          </table:table-cell>
          <table:table-cell office:value-type="float" office:value="1.01293538181986" calcext:value-type="float">
            <text:p>1.01293538181986</text:p>
          </table:table-cell>
          <table:table-cell office:value-type="float" office:value="0.456" calcext:value-type="float">
            <text:p>0.456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1.1 linker histone, cluster member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SMC4</text:p>
          </table:table-cell>
          <table:table-cell office:value-type="float" office:value="1.00620009426252" calcext:value-type="float">
            <text:p>1.00620009426252</text:p>
          </table:table-cell>
          <table:table-cell office:value-type="float" office:value="0.889" calcext:value-type="float">
            <text:p>0.889</text:p>
          </table:table-cell>
          <table:table-cell office:value-type="float" office:value="0.404" calcext:value-type="float">
            <text:p>0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1" calcext:value-type="float">
            <text:p>100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tructural maintenance of chromosomes 4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HINT1</text:p>
          </table:table-cell>
          <table:table-cell office:value-type="float" office:value="1.00365569595611" calcext:value-type="float">
            <text:p>1.0036556959561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54" calcext:value-type="float">
            <text:p>0.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istidine triad nucleotide binding protein 1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HELLS</text:p>
          </table:table-cell>
          <table:table-cell office:value-type="float" office:value="1.00174765406009" calcext:value-type="float">
            <text:p>1.00174765406009</text:p>
          </table:table-cell>
          <table:table-cell office:value-type="float" office:value="0.812" calcext:value-type="float">
            <text:p>0.812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licase, lymphoid specific</text:p>
          </table:table-cell>
        </table:table-row>
        <table:table-row table:style-name="ro1">
          <table:table-cell office:value-type="string" calcext:value-type="string">
            <text:p>Bas-prolif</text:p>
          </table:table-cell>
          <table:table-cell office:value-type="string" calcext:value-type="string">
            <text:p>TUBB</text:p>
          </table:table-cell>
          <table:table-cell office:value-type="float" office:value="0.994846565663192" calcext:value-type="float">
            <text:p>0.994846565663192</text:p>
          </table:table-cell>
          <table:table-cell office:value-type="float" office:value="0.993" calcext:value-type="float">
            <text:p>0.993</text:p>
          </table:table-cell>
          <table:table-cell office:value-type="float" office:value="0.883" calcext:value-type="float">
            <text:p>0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068" calcext:value-type="float">
            <text:p>20306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beta class I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BIRC3</text:p>
          </table:table-cell>
          <table:table-cell office:value-type="float" office:value="4.31845206501808" calcext:value-type="float">
            <text:p>4.31845206501808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aculoviral IAP repeat containing 3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CCL22</text:p>
          </table:table-cell>
          <table:table-cell office:value-type="float" office:value="4.16732183230417" calcext:value-type="float">
            <text:p>4.16732183230417</text:p>
          </table:table-cell>
          <table:table-cell office:value-type="float" office:value="0.783" calcext:value-type="float">
            <text:p>0.783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22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CCR7</text:p>
          </table:table-cell>
          <table:table-cell office:value-type="float" office:value="3.90733861150458" calcext:value-type="float">
            <text:p>3.9073386115045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receptor 7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IDO1</text:p>
          </table:table-cell>
          <table:table-cell office:value-type="float" office:value="3.42605440850477" calcext:value-type="float">
            <text:p>3.42605440850477</text:p>
          </table:table-cell>
          <table:table-cell office:value-type="float" office:value="0.786" calcext:value-type="float">
            <text:p>0.786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doleamine 2,3-dioxygenase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HLA-DPB1</text:p>
          </table:table-cell>
          <table:table-cell office:value-type="float" office:value="3.42077106077101" calcext:value-type="float">
            <text:p>3.42077106077101</text:p>
          </table:table-cell>
          <table:table-cell office:value-type="float" office:value="0.997" calcext:value-type="float">
            <text:p>0.997</text:p>
          </table:table-cell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75001735921421E-304" calcext:value-type="float">
            <text:p>1.75E-304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P beta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CD83</text:p>
          </table:table-cell>
          <table:table-cell office:value-type="float" office:value="3.35944190423028" calcext:value-type="float">
            <text:p>3.35944190423028</text:p>
          </table:table-cell>
          <table:table-cell office:value-type="float" office:value="0.994" calcext:value-type="float">
            <text:p>0.994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8" calcext:value-type="float">
            <text:p>93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83 molecule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CCL17</text:p>
          </table:table-cell>
          <table:table-cell office:value-type="float" office:value="3.30162336714615" calcext:value-type="float">
            <text:p>3.30162336714615</text:p>
          </table:table-cell>
          <table:table-cell office:value-type="float" office:value="0.393" calcext:value-type="float">
            <text:p>0.393</text:p>
          </table:table-cell>
          <table:table-cell office:value-type="float" office:value="0.004" calcext:value-type="float">
            <text:p>0.004</text:p>
          </table:table-cell>
          <table:table-cell table:style-name="ce3" office:value-type="float" office:value="2.40505411266564E-211" calcext:value-type="float">
            <text:p>2.41E-211</text:p>
          </table:table-cell>
          <table:table-cell table:style-name="ce3" office:value-type="float" office:value="6.19974849162949E-207" calcext:value-type="float">
            <text:p>6.20E-207</text:p>
          </table:table-cell>
          <table:table-cell office:value-type="float" office:value="6361" calcext:value-type="float">
            <text:p>63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17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G0S2</text:p>
          </table:table-cell>
          <table:table-cell office:value-type="float" office:value="3.18536273342869" calcext:value-type="float">
            <text:p>3.18536273342869</text:p>
          </table:table-cell>
          <table:table-cell office:value-type="float" office:value="0.884" calcext:value-type="float">
            <text:p>0.884</text:p>
          </table:table-cell>
          <table:table-cell office:value-type="float" office:value="0.19" calcext:value-type="float">
            <text:p>0.19</text:p>
          </table:table-cell>
          <table:table-cell table:style-name="ce3" office:value-type="float" office:value="1.16207829610328E-202" calcext:value-type="float">
            <text:p>1.16E-202</text:p>
          </table:table-cell>
          <table:table-cell table:style-name="ce3" office:value-type="float" office:value="2.99560543169504E-198" calcext:value-type="float">
            <text:p>3.00E-198</text:p>
          </table:table-cell>
          <table:table-cell office:value-type="float" office:value="50486" calcext:value-type="float">
            <text:p>5048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0/G1 switch 2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HLA-DRA</text:p>
          </table:table-cell>
          <table:table-cell office:value-type="float" office:value="3.17158950076403" calcext:value-type="float">
            <text:p>3.17158950076403</text:p>
          </table:table-cell>
          <table:table-cell office:value-type="float" office:value="0.997" calcext:value-type="float">
            <text:p>0.997</text:p>
          </table:table-cell>
          <table:table-cell office:value-type="float" office:value="0.252" calcext:value-type="float">
            <text:p>0.252</text:p>
          </table:table-cell>
          <table:table-cell table:style-name="ce3" office:value-type="float" office:value="1.30284900187759E-268" calcext:value-type="float">
            <text:p>1.30E-268</text:p>
          </table:table-cell>
          <table:table-cell table:style-name="ce3" office:value-type="float" office:value="3.35848415704005E-264" calcext:value-type="float">
            <text:p>3.36E-264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R alpha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CD74</text:p>
          </table:table-cell>
          <table:table-cell office:value-type="float" office:value="3.15461010181549" calcext:value-type="float">
            <text:p>3.15461010181549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table:style-name="ce3" office:value-type="float" office:value="9.5152652127183E-275" calcext:value-type="float">
            <text:p>9.52E-275</text:p>
          </table:table-cell>
          <table:table-cell table:style-name="ce3" office:value-type="float" office:value="2.45284506653452E-270" calcext:value-type="float">
            <text:p>2.45E-27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74 molecule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LYZ</text:p>
          </table:table-cell>
          <table:table-cell office:value-type="float" office:value="3.15283668957273" calcext:value-type="float">
            <text:p>3.15283668957273</text:p>
          </table:table-cell>
          <table:table-cell office:value-type="float" office:value="0.925" calcext:value-type="float">
            <text:p>0.925</text:p>
          </table:table-cell>
          <table:table-cell office:value-type="float" office:value="0.121" calcext:value-type="float">
            <text:p>0.121</text:p>
          </table:table-cell>
          <table:table-cell table:style-name="ce3" office:value-type="float" office:value="1.91020727798601E-242" calcext:value-type="float">
            <text:p>1.91E-242</text:p>
          </table:table-cell>
          <table:table-cell table:style-name="ce3" office:value-type="float" office:value="4.92413232119233E-238" calcext:value-type="float">
            <text:p>4.92E-238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sozyme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GPR183</text:p>
          </table:table-cell>
          <table:table-cell office:value-type="float" office:value="3.12090270990938" calcext:value-type="float">
            <text:p>3.12090270990938</text:p>
          </table:table-cell>
          <table:table-cell office:value-type="float" office:value="0.965" calcext:value-type="float">
            <text:p>0.965</text:p>
          </table:table-cell>
          <table:table-cell office:value-type="float" office:value="0.21" calcext:value-type="float">
            <text:p>0.21</text:p>
          </table:table-cell>
          <table:table-cell table:style-name="ce3" office:value-type="float" office:value="7.97088803831059E-261" calcext:value-type="float">
            <text:p>7.97E-261</text:p>
          </table:table-cell>
          <table:table-cell table:style-name="ce3" office:value-type="float" office:value="2.0547355185157E-256" calcext:value-type="float">
            <text:p>2.05E-256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 protein-coupled receptor 183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MARCKSL1</text:p>
          </table:table-cell>
          <table:table-cell office:value-type="float" office:value="3.06272513402676" calcext:value-type="float">
            <text:p>3.06272513402676</text:p>
          </table:table-cell>
          <table:table-cell office:value-type="float" office:value="0.978" calcext:value-type="float">
            <text:p>0.978</text:p>
          </table:table-cell>
          <table:table-cell office:value-type="float" office:value="0.342" calcext:value-type="float">
            <text:p>0.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08" calcext:value-type="float">
            <text:p>651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RCKS like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HLA-DPA1</text:p>
          </table:table-cell>
          <table:table-cell office:value-type="float" office:value="2.99756672768978" calcext:value-type="float">
            <text:p>2.99756672768978</text:p>
          </table:table-cell>
          <table:table-cell office:value-type="float" office:value="0.991" calcext:value-type="float">
            <text:p>0.991</text:p>
          </table:table-cell>
          <table:table-cell office:value-type="float" office:value="0.231" calcext:value-type="float">
            <text:p>0.231</text:p>
          </table:table-cell>
          <table:table-cell table:style-name="ce3" office:value-type="float" office:value="1.35459618790216E-266" calcext:value-type="float">
            <text:p>1.35E-266</text:p>
          </table:table-cell>
          <table:table-cell table:style-name="ce3" office:value-type="float" office:value="3.49187805317419E-262" calcext:value-type="float">
            <text:p>3.49E-262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P alpha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LAMP3</text:p>
          </table:table-cell>
          <table:table-cell office:value-type="float" office:value="2.99321588420132" calcext:value-type="float">
            <text:p>2.99321588420132</text:p>
          </table:table-cell>
          <table:table-cell office:value-type="float" office:value="0.987" calcext:value-type="float">
            <text:p>0.987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74" calcext:value-type="float">
            <text:p>2707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sosomal associated membrane protein 3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GPR157</text:p>
          </table:table-cell>
          <table:table-cell office:value-type="float" office:value="2.90698484958049" calcext:value-type="float">
            <text:p>2.90698484958049</text:p>
          </table:table-cell>
          <table:table-cell office:value-type="float" office:value="0.969" calcext:value-type="float">
            <text:p>0.969</text:p>
          </table:table-cell>
          <table:table-cell office:value-type="float" office:value="0.266" calcext:value-type="float">
            <text:p>0.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45" calcext:value-type="float">
            <text:p>800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 protein-coupled receptor 157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HLA-DQA1</text:p>
          </table:table-cell>
          <table:table-cell office:value-type="float" office:value="2.82263215453279" calcext:value-type="float">
            <text:p>2.82263215453279</text:p>
          </table:table-cell>
          <table:table-cell office:value-type="float" office:value="0.991" calcext:value-type="float">
            <text:p>0.991</text:p>
          </table:table-cell>
          <table:table-cell office:value-type="float" office:value="0.145" calcext:value-type="float">
            <text:p>0.145</text:p>
          </table:table-cell>
          <table:table-cell table:style-name="ce3" office:value-type="float" office:value="1.82556764126658E-276" calcext:value-type="float">
            <text:p>1.83E-276</text:p>
          </table:table-cell>
          <table:table-cell table:style-name="ce3" office:value-type="float" office:value="4.70594826565698E-272" calcext:value-type="float">
            <text:p>4.71E-272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Q alpha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ID2</text:p>
          </table:table-cell>
          <table:table-cell office:value-type="float" office:value="2.79569483811065" calcext:value-type="float">
            <text:p>2.79569483811065</text:p>
          </table:table-cell>
          <table:table-cell office:value-type="float" office:value="0.991" calcext:value-type="float">
            <text:p>0.991</text:p>
          </table:table-cell>
          <table:table-cell office:value-type="float" office:value="0.669" calcext:value-type="float">
            <text:p>0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hibitor of DNA binding 2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HLA-DRB1</text:p>
          </table:table-cell>
          <table:table-cell office:value-type="float" office:value="2.75840445128223" calcext:value-type="float">
            <text:p>2.75840445128223</text:p>
          </table:table-cell>
          <table:table-cell office:value-type="float" office:value="0.997" calcext:value-type="float">
            <text:p>0.997</text:p>
          </table:table-cell>
          <table:table-cell office:value-type="float" office:value="0.271" calcext:value-type="float">
            <text:p>0.271</text:p>
          </table:table-cell>
          <table:table-cell table:style-name="ce3" office:value-type="float" office:value="6.13803340859167E-247" calcext:value-type="float">
            <text:p>6.14E-247</text:p>
          </table:table-cell>
          <table:table-cell table:style-name="ce3" office:value-type="float" office:value="1.58226225206676E-242" calcext:value-type="float">
            <text:p>1.58E-242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R beta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SRGN</text:p>
          </table:table-cell>
          <table:table-cell office:value-type="float" office:value="2.75242852585871" calcext:value-type="float">
            <text:p>2.75242852585871</text:p>
          </table:table-cell>
          <table:table-cell office:value-type="float" office:value="0.984" calcext:value-type="float">
            <text:p>0.984</text:p>
          </table:table-cell>
          <table:table-cell office:value-type="float" office:value="0.304" calcext:value-type="float">
            <text:p>0.304</text:p>
          </table:table-cell>
          <table:table-cell table:style-name="ce3" office:value-type="float" office:value="5.3548240024223E-207" calcext:value-type="float">
            <text:p>5.35E-207</text:p>
          </table:table-cell>
          <table:table-cell table:style-name="ce3" office:value-type="float" office:value="1.38036653134442E-202" calcext:value-type="float">
            <text:p>1.38E-202</text:p>
          </table:table-cell>
          <table:table-cell office:value-type="float" office:value="5552" calcext:value-type="float">
            <text:p>55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glycin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TXN</text:p>
          </table:table-cell>
          <table:table-cell office:value-type="float" office:value="2.73168588950241" calcext:value-type="float">
            <text:p>2.73168588950241</text:p>
          </table:table-cell>
          <table:table-cell office:value-type="float" office:value="0.991" calcext:value-type="float">
            <text:p>0.991</text:p>
          </table:table-cell>
          <table:table-cell office:value-type="float" office:value="0.954" calcext:value-type="float">
            <text:p>0.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95" calcext:value-type="float">
            <text:p>72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ioredoxin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BASP1</text:p>
          </table:table-cell>
          <table:table-cell office:value-type="float" office:value="2.73030725561224" calcext:value-type="float">
            <text:p>2.73030725561224</text:p>
          </table:table-cell>
          <table:table-cell office:value-type="float" office:value="0.975" calcext:value-type="float">
            <text:p>0.975</text:p>
          </table:table-cell>
          <table:table-cell office:value-type="float" office:value="0.387" calcext:value-type="float">
            <text:p>0.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9" calcext:value-type="float">
            <text:p>1040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rain abundant membrane attached signal protein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CST7</text:p>
          </table:table-cell>
          <table:table-cell office:value-type="float" office:value="2.69297317042784" calcext:value-type="float">
            <text:p>2.69297317042784</text:p>
          </table:table-cell>
          <table:table-cell office:value-type="float" office:value="0.899" calcext:value-type="float">
            <text:p>0.899</text:p>
          </table:table-cell>
          <table:table-cell office:value-type="float" office:value="0.099" calcext:value-type="float">
            <text:p>0.099</text:p>
          </table:table-cell>
          <table:table-cell table:style-name="ce3" office:value-type="float" office:value="1.46391596769818E-280" calcext:value-type="float">
            <text:p>1.46E-280</text:p>
          </table:table-cell>
          <table:table-cell table:style-name="ce3" office:value-type="float" office:value="3.77368258153237E-276" calcext:value-type="float">
            <text:p>3.77E-276</text:p>
          </table:table-cell>
          <table:table-cell office:value-type="float" office:value="8530" calcext:value-type="float">
            <text:p>85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atin F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HLA-DQB1</text:p>
          </table:table-cell>
          <table:table-cell office:value-type="float" office:value="2.68081144560005" calcext:value-type="float">
            <text:p>2.68081144560005</text:p>
          </table:table-cell>
          <table:table-cell office:value-type="float" office:value="0.987" calcext:value-type="float">
            <text:p>0.987</text:p>
          </table:table-cell>
          <table:table-cell office:value-type="float" office:value="0.213" calcext:value-type="float">
            <text:p>0.213</text:p>
          </table:table-cell>
          <table:table-cell table:style-name="ce3" office:value-type="float" office:value="1.40484018847237E-248" calcext:value-type="float">
            <text:p>1.40E-248</text:p>
          </table:table-cell>
          <table:table-cell table:style-name="ce3" office:value-type="float" office:value="3.62139703784406E-244" calcext:value-type="float">
            <text:p>3.62E-244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Q beta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DAPP1</text:p>
          </table:table-cell>
          <table:table-cell office:value-type="float" office:value="2.63409472986421" calcext:value-type="float">
            <text:p>2.63409472986421</text:p>
          </table:table-cell>
          <table:table-cell office:value-type="float" office:value="0.975" calcext:value-type="float">
            <text:p>0.975</text:p>
          </table:table-cell>
          <table:table-cell office:value-type="float" office:value="0.201" calcext:value-type="float">
            <text:p>0.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71" calcext:value-type="float">
            <text:p>270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ual adaptor of phosphotyrosine and 3-phosphoinositides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RGS1</text:p>
          </table:table-cell>
          <table:table-cell office:value-type="float" office:value="2.60054926948971" calcext:value-type="float">
            <text:p>2.60054926948971</text:p>
          </table:table-cell>
          <table:table-cell office:value-type="float" office:value="0.969" calcext:value-type="float">
            <text:p>0.969</text:p>
          </table:table-cell>
          <table:table-cell office:value-type="float" office:value="0.124" calcext:value-type="float">
            <text:p>0.124</text:p>
          </table:table-cell>
          <table:table-cell table:style-name="ce3" office:value-type="float" office:value="1.43572456597099E-272" calcext:value-type="float">
            <text:p>1.44E-272</text:p>
          </table:table-cell>
          <table:table-cell table:style-name="ce3" office:value-type="float" office:value="3.70101078616001E-268" calcext:value-type="float">
            <text:p>3.70E-268</text:p>
          </table:table-cell>
          <table:table-cell office:value-type="float" office:value="5996" calcext:value-type="float">
            <text:p>59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gulator of G protein signaling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IL7R</text:p>
          </table:table-cell>
          <table:table-cell office:value-type="float" office:value="2.57465347468375" calcext:value-type="float">
            <text:p>2.57465347468375</text:p>
          </table:table-cell>
          <table:table-cell office:value-type="float" office:value="0.918" calcext:value-type="float">
            <text:p>0.918</text:p>
          </table:table-cell>
          <table:table-cell office:value-type="float" office:value="0.134" calcext:value-type="float">
            <text:p>0.134</text:p>
          </table:table-cell>
          <table:table-cell table:style-name="ce3" office:value-type="float" office:value="9.04482772377662E-232" calcext:value-type="float">
            <text:p>9.04E-232</text:p>
          </table:table-cell>
          <table:table-cell table:style-name="ce3" office:value-type="float" office:value="2.33157569063514E-227" calcext:value-type="float">
            <text:p>2.33E-227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7 receptor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C15orf48</text:p>
          </table:table-cell>
          <table:table-cell office:value-type="float" office:value="2.56433756253791" calcext:value-type="float">
            <text:p>2.56433756253791</text:p>
          </table:table-cell>
          <table:table-cell office:value-type="float" office:value="0.821" calcext:value-type="float">
            <text:p>0.821</text:p>
          </table:table-cell>
          <table:table-cell office:value-type="float" office:value="0.135" calcext:value-type="float">
            <text:p>0.135</text:p>
          </table:table-cell>
          <table:table-cell table:style-name="ce3" office:value-type="float" office:value="4.6105120390772E-176" calcext:value-type="float">
            <text:p>4.61E-176</text:p>
          </table:table-cell>
          <table:table-cell table:style-name="ce3" office:value-type="float" office:value="1.18849779343332E-171" calcext:value-type="float">
            <text:p>1.19E-171</text:p>
          </table:table-cell>
          <table:table-cell office:value-type="float" office:value="84419" calcext:value-type="float">
            <text:p>844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15 open reading frame 48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SAT1</text:p>
          </table:table-cell>
          <table:table-cell office:value-type="float" office:value="2.54998336044595" calcext:value-type="float">
            <text:p>2.54998336044595</text:p>
          </table:table-cell>
          <table:table-cell office:value-type="float" office:value="0.987" calcext:value-type="float">
            <text:p>0.987</text:p>
          </table:table-cell>
          <table:table-cell office:value-type="float" office:value="0.855" calcext:value-type="float">
            <text:p>0.855</text:p>
          </table:table-cell>
          <table:table-cell table:style-name="ce3" office:value-type="float" office:value="2.81396418047199E-264" calcext:value-type="float">
            <text:p>2.81E-264</text:p>
          </table:table-cell>
          <table:table-cell table:style-name="ce3" office:value-type="float" office:value="7.25383686442068E-260" calcext:value-type="float">
            <text:p>7.25E-260</text:p>
          </table:table-cell>
          <table:table-cell office:value-type="float" office:value="6303" calcext:value-type="float">
            <text:p>63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ermidine/spermine N1-acetyltransferase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FSCN1</text:p>
          </table:table-cell>
          <table:table-cell office:value-type="float" office:value="2.50844605521913" calcext:value-type="float">
            <text:p>2.50844605521913</text:p>
          </table:table-cell>
          <table:table-cell office:value-type="float" office:value="0.947" calcext:value-type="float">
            <text:p>0.947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ascin actin-bundling protein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NUB1</text:p>
          </table:table-cell>
          <table:table-cell office:value-type="float" office:value="2.50529947023092" calcext:value-type="float">
            <text:p>2.50529947023092</text:p>
          </table:table-cell>
          <table:table-cell office:value-type="float" office:value="0.965" calcext:value-type="float">
            <text:p>0.965</text:p>
          </table:table-cell>
          <table:table-cell office:value-type="float" office:value="0.549" calcext:value-type="float">
            <text:p>0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67" calcext:value-type="float">
            <text:p>516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egative regulator of ubiquitin like proteins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IFI30</text:p>
          </table:table-cell>
          <table:table-cell office:value-type="float" office:value="2.446876711304" calcext:value-type="float">
            <text:p>2.446876711304</text:p>
          </table:table-cell>
          <table:table-cell office:value-type="float" office:value="0.972" calcext:value-type="float">
            <text:p>0.972</text:p>
          </table:table-cell>
          <table:table-cell office:value-type="float" office:value="0.378" calcext:value-type="float">
            <text:p>0.378</text:p>
          </table:table-cell>
          <table:table-cell table:style-name="ce3" office:value-type="float" office:value="3.96174569368752E-275" calcext:value-type="float">
            <text:p>3.96E-275</text:p>
          </table:table-cell>
          <table:table-cell table:style-name="ce3" office:value-type="float" office:value="1.02125880491877E-270" calcext:value-type="float">
            <text:p>1.02E-270</text:p>
          </table:table-cell>
          <table:table-cell office:value-type="float" office:value="10437" calcext:value-type="float">
            <text:p>104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FI30 lysosomal thiol reductase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DUSP5</text:p>
          </table:table-cell>
          <table:table-cell office:value-type="float" office:value="2.43042200168656" calcext:value-type="float">
            <text:p>2.43042200168656</text:p>
          </table:table-cell>
          <table:table-cell office:value-type="float" office:value="0.959" calcext:value-type="float">
            <text:p>0.95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ual specificity phosphatase 5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TNFSF13B</text:p>
          </table:table-cell>
          <table:table-cell office:value-type="float" office:value="2.37918180396225" calcext:value-type="float">
            <text:p>2.37918180396225</text:p>
          </table:table-cell>
          <table:table-cell office:value-type="float" office:value="0.849" calcext:value-type="float">
            <text:p>0.849</text:p>
          </table:table-cell>
          <table:table-cell office:value-type="float" office:value="0.109" calcext:value-type="float">
            <text:p>0.109</text:p>
          </table:table-cell>
          <table:table-cell table:style-name="ce3" office:value-type="float" office:value="2.34956722896413E-307" calcext:value-type="float">
            <text:p>2.35E-307</text:p>
          </table:table-cell>
          <table:table-cell table:style-name="ce3" office:value-type="float" office:value="6.05671440282375E-303" calcext:value-type="float">
            <text:p>6.06E-303</text:p>
          </table:table-cell>
          <table:table-cell office:value-type="float" office:value="10673" calcext:value-type="float">
            <text:p>106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NF superfamily member 13b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CXCR4</text:p>
          </table:table-cell>
          <table:table-cell office:value-type="float" office:value="2.35159230966695" calcext:value-type="float">
            <text:p>2.35159230966695</text:p>
          </table:table-cell>
          <table:table-cell office:value-type="float" office:value="0.956" calcext:value-type="float">
            <text:p>0.956</text:p>
          </table:table-cell>
          <table:table-cell office:value-type="float" office:value="0.169" calcext:value-type="float">
            <text:p>0.169</text:p>
          </table:table-cell>
          <table:table-cell table:style-name="ce3" office:value-type="float" office:value="3.62782248702386E-231" calcext:value-type="float">
            <text:p>3.63E-231</text:p>
          </table:table-cell>
          <table:table-cell table:style-name="ce3" office:value-type="float" office:value="9.3518008070501E-227" calcext:value-type="float">
            <text:p>9.35E-227</text:p>
          </table:table-cell>
          <table:table-cell office:value-type="float" office:value="7852" calcext:value-type="float">
            <text:p>78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receptor 4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SAMSN1</text:p>
          </table:table-cell>
          <table:table-cell office:value-type="float" office:value="2.27655856438376" calcext:value-type="float">
            <text:p>2.27655856438376</text:p>
          </table:table-cell>
          <table:table-cell office:value-type="float" office:value="0.937" calcext:value-type="float">
            <text:p>0.937</text:p>
          </table:table-cell>
          <table:table-cell office:value-type="float" office:value="0.165" calcext:value-type="float">
            <text:p>0.165</text:p>
          </table:table-cell>
          <table:table-cell table:style-name="ce3" office:value-type="float" office:value="3.41315284646134E-218" calcext:value-type="float">
            <text:p>3.41E-218</text:p>
          </table:table-cell>
          <table:table-cell table:style-name="ce3" office:value-type="float" office:value="8.79842540760803E-214" calcext:value-type="float">
            <text:p>8.80E-214</text:p>
          </table:table-cell>
          <table:table-cell office:value-type="float" office:value="64092" calcext:value-type="float">
            <text:p>640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AM domain, SH3 domain and nuclear localization signals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POGLUT1</text:p>
          </table:table-cell>
          <table:table-cell office:value-type="float" office:value="2.27159929301144" calcext:value-type="float">
            <text:p>2.27159929301144</text:p>
          </table:table-cell>
          <table:table-cell office:value-type="float" office:value="0.915" calcext:value-type="float">
            <text:p>0.915</text:p>
          </table:table-cell>
          <table:table-cell office:value-type="float" office:value="0.279" calcext:value-type="float">
            <text:p>0.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83" calcext:value-type="float">
            <text:p>569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in O-glucosyltransferase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SERPINB9</text:p>
          </table:table-cell>
          <table:table-cell office:value-type="float" office:value="2.25206277581325" calcext:value-type="float">
            <text:p>2.25206277581325</text:p>
          </table:table-cell>
          <table:table-cell office:value-type="float" office:value="0.937" calcext:value-type="float">
            <text:p>0.937</text:p>
          </table:table-cell>
          <table:table-cell office:value-type="float" office:value="0.211" calcext:value-type="float">
            <text:p>0.211</text:p>
          </table:table-cell>
          <table:table-cell table:style-name="ce3" office:value-type="float" office:value="3.16829345555145E-201" calcext:value-type="float">
            <text:p>3.17E-201</text:p>
          </table:table-cell>
          <table:table-cell table:style-name="ce3" office:value-type="float" office:value="8.16722686972052E-197" calcext:value-type="float">
            <text:p>8.17E-197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B member 9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PTPN1</text:p>
          </table:table-cell>
          <table:table-cell office:value-type="float" office:value="2.22769262516141" calcext:value-type="float">
            <text:p>2.227692625161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552" calcext:value-type="float">
            <text:p>0.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in tyrosine phosphatase non-receptor type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CD86</text:p>
          </table:table-cell>
          <table:table-cell office:value-type="float" office:value="2.21586964175634" calcext:value-type="float">
            <text:p>2.21586964175634</text:p>
          </table:table-cell>
          <table:table-cell office:value-type="float" office:value="0.89" calcext:value-type="float">
            <text:p>0.89</text:p>
          </table:table-cell>
          <table:table-cell office:value-type="float" office:value="0.084" calcext:value-type="float">
            <text:p>0.084</text:p>
          </table:table-cell>
          <table:table-cell table:style-name="ce3" office:value-type="float" office:value="1.43775216762723E-299" calcext:value-type="float">
            <text:p>1.44E-299</text:p>
          </table:table-cell>
          <table:table-cell table:style-name="ce3" office:value-type="float" office:value="3.70623753770947E-295" calcext:value-type="float">
            <text:p>3.71E-295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86 molecule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REL</text:p>
          </table:table-cell>
          <table:table-cell office:value-type="float" office:value="2.21465811505748" calcext:value-type="float">
            <text:p>2.21465811505748</text:p>
          </table:table-cell>
          <table:table-cell office:value-type="float" office:value="0.991" calcext:value-type="float">
            <text:p>0.991</text:p>
          </table:table-cell>
          <table:table-cell office:value-type="float" office:value="0.688" calcext:value-type="float">
            <text:p>0.688</text:p>
          </table:table-cell>
          <table:table-cell table:style-name="ce3" office:value-type="float" office:value="2.02011614414978E-258" calcext:value-type="float">
            <text:p>2.02E-258</text:p>
          </table:table-cell>
          <table:table-cell table:style-name="ce3" office:value-type="float" office:value="5.20745539638931E-254" calcext:value-type="float">
            <text:p>5.21E-254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L proto-oncogene, NF-kB subunit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MALT1</text:p>
          </table:table-cell>
          <table:table-cell office:value-type="float" office:value="2.21321555648193" calcext:value-type="float">
            <text:p>2.213215556481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398" calcext:value-type="float">
            <text:p>0.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2" calcext:value-type="float">
            <text:p>108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LT1 paracaspase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TBC1D4</text:p>
          </table:table-cell>
          <table:table-cell office:value-type="float" office:value="2.18876184407803" calcext:value-type="float">
            <text:p>2.18876184407803</text:p>
          </table:table-cell>
          <table:table-cell office:value-type="float" office:value="0.906" calcext:value-type="float">
            <text:p>0.906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82" calcext:value-type="float">
            <text:p>98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BC1 domain family member 4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RASSF4</text:p>
          </table:table-cell>
          <table:table-cell office:value-type="float" office:value="2.18468281737357" calcext:value-type="float">
            <text:p>2.18468281737357</text:p>
          </table:table-cell>
          <table:table-cell office:value-type="float" office:value="0.881" calcext:value-type="float">
            <text:p>0.881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37" calcext:value-type="float">
            <text:p>839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s association domain family member 4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RAB9A</text:p>
          </table:table-cell>
          <table:table-cell office:value-type="float" office:value="2.15774731953705" calcext:value-type="float">
            <text:p>2.15774731953705</text:p>
          </table:table-cell>
          <table:table-cell office:value-type="float" office:value="0.962" calcext:value-type="float">
            <text:p>0.962</text:p>
          </table:table-cell>
          <table:table-cell office:value-type="float" office:value="0.602" calcext:value-type="float">
            <text:p>0.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67" calcext:value-type="float">
            <text:p>93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B9A, member RAS oncogene family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TYROBP</text:p>
          </table:table-cell>
          <table:table-cell office:value-type="float" office:value="2.15701093248365" calcext:value-type="float">
            <text:p>2.15701093248365</text:p>
          </table:table-cell>
          <table:table-cell office:value-type="float" office:value="0.984" calcext:value-type="float">
            <text:p>0.984</text:p>
          </table:table-cell>
          <table:table-cell office:value-type="float" office:value="0.158" calcext:value-type="float">
            <text:p>0.158</text:p>
          </table:table-cell>
          <table:table-cell table:style-name="ce3" office:value-type="float" office:value="1.3374094371154E-243" calcext:value-type="float">
            <text:p>1.34E-243</text:p>
          </table:table-cell>
          <table:table-cell table:style-name="ce3" office:value-type="float" office:value="3.44757404699609E-239" calcext:value-type="float">
            <text:p>3.45E-239</text:p>
          </table:table-cell>
          <table:table-cell office:value-type="float" office:value="7305" calcext:value-type="float">
            <text:p>73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membrane immune signaling adaptor TYROBP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PNRC1</text:p>
          </table:table-cell>
          <table:table-cell office:value-type="float" office:value="2.12663314361715" calcext:value-type="float">
            <text:p>2.12663314361715</text:p>
          </table:table-cell>
          <table:table-cell office:value-type="float" office:value="0.994" calcext:value-type="float">
            <text:p>0.994</text:p>
          </table:table-cell>
          <table:table-cell office:value-type="float" office:value="0.89" calcext:value-type="float">
            <text:p>0.89</text:p>
          </table:table-cell>
          <table:table-cell table:style-name="ce3" office:value-type="float" office:value="3.89203804538739E-269" calcext:value-type="float">
            <text:p>3.89E-269</text:p>
          </table:table-cell>
          <table:table-cell table:style-name="ce3" office:value-type="float" office:value="1.00328956733996E-264" calcext:value-type="float">
            <text:p>1.00E-264</text:p>
          </table:table-cell>
          <table:table-cell office:value-type="float" office:value="10957" calcext:value-type="float">
            <text:p>109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line rich nuclear receptor coactivator 1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LGALS2</text:p>
          </table:table-cell>
          <table:table-cell office:value-type="float" office:value="2.12495771022956" calcext:value-type="float">
            <text:p>2.12495771022956</text:p>
          </table:table-cell>
          <table:table-cell office:value-type="float" office:value="0.748" calcext:value-type="float">
            <text:p>0.748</text:p>
          </table:table-cell>
          <table:table-cell office:value-type="float" office:value="0.05" calcext:value-type="float">
            <text:p>0.05</text:p>
          </table:table-cell>
          <table:table-cell table:style-name="ce3" office:value-type="float" office:value="7.26891344580482E-238" calcext:value-type="float">
            <text:p>7.27E-238</text:p>
          </table:table-cell>
          <table:table-cell table:style-name="ce3" office:value-type="float" office:value="1.87378050805957E-233" calcext:value-type="float">
            <text:p>1.87E-233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2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MARCKS</text:p>
          </table:table-cell>
          <table:table-cell office:value-type="float" office:value="2.10895779730319" calcext:value-type="float">
            <text:p>2.10895779730319</text:p>
          </table:table-cell>
          <table:table-cell office:value-type="float" office:value="0.984" calcext:value-type="float">
            <text:p>0.984</text:p>
          </table:table-cell>
          <table:table-cell office:value-type="float" office:value="0.771" calcext:value-type="float">
            <text:p>0.771</text:p>
          </table:table-cell>
          <table:table-cell table:style-name="ce3" office:value-type="float" office:value="5.35098469307791E-305" calcext:value-type="float">
            <text:p>5.35E-305</text:p>
          </table:table-cell>
          <table:table-cell table:style-name="ce3" office:value-type="float" office:value="1.37937683418162E-300" calcext:value-type="float">
            <text:p>1.38E-300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yristoylated alanine rich protein kinase C substrate</text:p>
          </table:table-cell>
        </table:table-row>
        <table:table-row table:style-name="ro1">
          <table:table-cell office:value-type="string" calcext:value-type="string">
            <text:p>DC3</text:p>
          </table:table-cell>
          <table:table-cell office:value-type="string" calcext:value-type="string">
            <text:p>IL4I1</text:p>
          </table:table-cell>
          <table:table-cell office:value-type="float" office:value="2.08617859356353" calcext:value-type="float">
            <text:p>2.08617859356353</text:p>
          </table:table-cell>
          <table:table-cell office:value-type="float" office:value="0.871" calcext:value-type="float">
            <text:p>0.871</text:p>
          </table:table-cell>
          <table:table-cell office:value-type="float" office:value="0.085" calcext:value-type="float">
            <text:p>0.085</text:p>
          </table:table-cell>
          <table:table-cell table:style-name="ce3" office:value-type="float" office:value="3.32401449992729E-287" calcext:value-type="float">
            <text:p>3.32E-287</text:p>
          </table:table-cell>
          <table:table-cell table:style-name="ce3" office:value-type="float" office:value="8.56864457791258E-283" calcext:value-type="float">
            <text:p>8.57E-283</text:p>
          </table:table-cell>
          <table:table-cell office:value-type="float" office:value="259307" calcext:value-type="float">
            <text:p>25930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4 induced 1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OL3A1</text:p>
          </table:table-cell>
          <table:table-cell office:value-type="float" office:value="4.91378905752476" calcext:value-type="float">
            <text:p>4.91378905752476</text:p>
          </table:table-cell>
          <table:table-cell office:value-type="float" office:value="0.997" calcext:value-type="float">
            <text:p>0.997</text:p>
          </table:table-cell>
          <table:table-cell office:value-type="float" office:value="0.327" calcext:value-type="float">
            <text:p>0.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III alpha 1 cha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OL1A1</text:p>
          </table:table-cell>
          <table:table-cell office:value-type="float" office:value="4.88943234068747" calcext:value-type="float">
            <text:p>4.88943234068747</text:p>
          </table:table-cell>
          <table:table-cell office:value-type="float" office:value="1" calcext:value-type="float">
            <text:p>1</text:p>
          </table:table-cell>
          <table:table-cell office:value-type="float" office:value="0.396" calcext:value-type="float">
            <text:p>0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I alpha 1 cha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OL1A2</text:p>
          </table:table-cell>
          <table:table-cell office:value-type="float" office:value="4.87486514507035" calcext:value-type="float">
            <text:p>4.87486514507035</text:p>
          </table:table-cell>
          <table:table-cell office:value-type="float" office:value="0.999" calcext:value-type="float">
            <text:p>0.999</text:p>
          </table:table-cell>
          <table:table-cell office:value-type="float" office:value="0.344" calcext:value-type="float">
            <text:p>0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I alpha 2 cha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POSTN</text:p>
          </table:table-cell>
          <table:table-cell office:value-type="float" office:value="4.55585879698358" calcext:value-type="float">
            <text:p>4.55585879698358</text:p>
          </table:table-cell>
          <table:table-cell office:value-type="float" office:value="0.947" calcext:value-type="float">
            <text:p>0.947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31" calcext:value-type="float">
            <text:p>1063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riost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SPARC</text:p>
          </table:table-cell>
          <table:table-cell office:value-type="float" office:value="4.13100588068825" calcext:value-type="float">
            <text:p>4.13100588068825</text:p>
          </table:table-cell>
          <table:table-cell office:value-type="float" office:value="0.998" calcext:value-type="float">
            <text:p>0.998</text:p>
          </table:table-cell>
          <table:table-cell office:value-type="float" office:value="0.419" calcext:value-type="float">
            <text:p>0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8" calcext:value-type="float">
            <text:p>66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creted protein acidic and cysteine rich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LUM</text:p>
          </table:table-cell>
          <table:table-cell office:value-type="float" office:value="4.09078718767914" calcext:value-type="float">
            <text:p>4.09078718767914</text:p>
          </table:table-cell>
          <table:table-cell office:value-type="float" office:value="0.993" calcext:value-type="float">
            <text:p>0.993</text:p>
          </table:table-cell>
          <table:table-cell office:value-type="float" office:value="0.201" calcext:value-type="float">
            <text:p>0.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umica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FN1</text:p>
          </table:table-cell>
          <table:table-cell office:value-type="float" office:value="3.83655909942404" calcext:value-type="float">
            <text:p>3.83655909942404</text:p>
          </table:table-cell>
          <table:table-cell office:value-type="float" office:value="0.991" calcext:value-type="float">
            <text:p>0.991</text:p>
          </table:table-cell>
          <table:table-cell office:value-type="float" office:value="0.236" calcext:value-type="float">
            <text:p>0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bronectin 1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OL5A2</text:p>
          </table:table-cell>
          <table:table-cell office:value-type="float" office:value="3.56106817562529" calcext:value-type="float">
            <text:p>3.56106817562529</text:p>
          </table:table-cell>
          <table:table-cell office:value-type="float" office:value="0.991" calcext:value-type="float">
            <text:p>0.99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 alpha 2 cha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ASPN</text:p>
          </table:table-cell>
          <table:table-cell office:value-type="float" office:value="3.49275884796932" calcext:value-type="float">
            <text:p>3.49275884796932</text:p>
          </table:table-cell>
          <table:table-cell office:value-type="float" office:value="0.828" calcext:value-type="float">
            <text:p>0.828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29" calcext:value-type="float">
            <text:p>548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spor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OL6A1</text:p>
          </table:table-cell>
          <table:table-cell office:value-type="float" office:value="3.40464000448895" calcext:value-type="float">
            <text:p>3.40464000448895</text:p>
          </table:table-cell>
          <table:table-cell office:value-type="float" office:value="0.999" calcext:value-type="float">
            <text:p>0.999</text:p>
          </table:table-cell>
          <table:table-cell office:value-type="float" office:value="0.289" calcext:value-type="float">
            <text:p>0.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I alpha 1 cha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HTRA1</text:p>
          </table:table-cell>
          <table:table-cell office:value-type="float" office:value="3.35226978915072" calcext:value-type="float">
            <text:p>3.35226978915072</text:p>
          </table:table-cell>
          <table:table-cell office:value-type="float" office:value="0.988" calcext:value-type="float">
            <text:p>0.988</text:p>
          </table:table-cell>
          <table:table-cell office:value-type="float" office:value="0.279" calcext:value-type="float">
            <text:p>0.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4" calcext:value-type="float">
            <text:p>56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trA serine peptidase 1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OL5A1</text:p>
          </table:table-cell>
          <table:table-cell office:value-type="float" office:value="3.23850009918808" calcext:value-type="float">
            <text:p>3.23850009918808</text:p>
          </table:table-cell>
          <table:table-cell office:value-type="float" office:value="0.986" calcext:value-type="float">
            <text:p>0.986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 alpha 1 cha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OL6A3</text:p>
          </table:table-cell>
          <table:table-cell office:value-type="float" office:value="3.17183093843383" calcext:value-type="float">
            <text:p>3.17183093843383</text:p>
          </table:table-cell>
          <table:table-cell office:value-type="float" office:value="0.997" calcext:value-type="float">
            <text:p>0.997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I alpha 3 cha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OL12A1</text:p>
          </table:table-cell>
          <table:table-cell office:value-type="float" office:value="3.14999856252508" calcext:value-type="float">
            <text:p>3.14999856252508</text:p>
          </table:table-cell>
          <table:table-cell office:value-type="float" office:value="0.982" calcext:value-type="float">
            <text:p>0.982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XII alpha 1 cha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MDK</text:p>
          </table:table-cell>
          <table:table-cell office:value-type="float" office:value="3.14166541867326" calcext:value-type="float">
            <text:p>3.14166541867326</text:p>
          </table:table-cell>
          <table:table-cell office:value-type="float" office:value="0.945" calcext:value-type="float">
            <text:p>0.945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dkine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THRC1</text:p>
          </table:table-cell>
          <table:table-cell office:value-type="float" office:value="3.05056909095518" calcext:value-type="float">
            <text:p>3.05056909095518</text:p>
          </table:table-cell>
          <table:table-cell office:value-type="float" office:value="0.968" calcext:value-type="float">
            <text:p>0.968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908" calcext:value-type="float">
            <text:p>1159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riple helix repeat containing 1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THY1</text:p>
          </table:table-cell>
          <table:table-cell office:value-type="float" office:value="3.01092407051562" calcext:value-type="float">
            <text:p>3.01092407051562</text:p>
          </table:table-cell>
          <table:table-cell office:value-type="float" office:value="0.98" calcext:value-type="float">
            <text:p>0.98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0" calcext:value-type="float">
            <text:p>70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y-1 cell surface antige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PCOLCE</text:p>
          </table:table-cell>
          <table:table-cell office:value-type="float" office:value="2.98645573404588" calcext:value-type="float">
            <text:p>2.98645573404588</text:p>
          </table:table-cell>
          <table:table-cell office:value-type="float" office:value="0.992" calcext:value-type="float">
            <text:p>0.992</text:p>
          </table:table-cell>
          <table:table-cell office:value-type="float" office:value="0.179" calcext:value-type="float">
            <text:p>0.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collagen C-endopeptidase enhancer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SFRP2</text:p>
          </table:table-cell>
          <table:table-cell office:value-type="float" office:value="2.92897523377" calcext:value-type="float">
            <text:p>2.92897523377</text:p>
          </table:table-cell>
          <table:table-cell office:value-type="float" office:value="0.922" calcext:value-type="float">
            <text:p>0.922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3" calcext:value-type="float">
            <text:p>64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creted frizzled related protein 2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LGALS1</text:p>
          </table:table-cell>
          <table:table-cell office:value-type="float" office:value="2.88815934356764" calcext:value-type="float">
            <text:p>2.88815934356764</text:p>
          </table:table-cell>
          <table:table-cell office:value-type="float" office:value="0.998" calcext:value-type="float">
            <text:p>0.998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1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OL6A2</text:p>
          </table:table-cell>
          <table:table-cell office:value-type="float" office:value="2.88547926429954" calcext:value-type="float">
            <text:p>2.88547926429954</text:p>
          </table:table-cell>
          <table:table-cell office:value-type="float" office:value="0.998" calcext:value-type="float">
            <text:p>0.998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I alpha 2 cha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BGN</text:p>
          </table:table-cell>
          <table:table-cell office:value-type="float" office:value="2.8699799698259" calcext:value-type="float">
            <text:p>2.8699799698259</text:p>
          </table:table-cell>
          <table:table-cell office:value-type="float" office:value="0.981" calcext:value-type="float">
            <text:p>0.981</text:p>
          </table:table-cell>
          <table:table-cell office:value-type="float" office:value="0.249" calcext:value-type="float">
            <text:p>0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iglyca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DPT</text:p>
          </table:table-cell>
          <table:table-cell office:value-type="float" office:value="2.7993371752694" calcext:value-type="float">
            <text:p>2.7993371752694</text:p>
          </table:table-cell>
          <table:table-cell office:value-type="float" office:value="0.96" calcext:value-type="float">
            <text:p>0.96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rmatopont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TNC</text:p>
          </table:table-cell>
          <table:table-cell office:value-type="float" office:value="2.50545519660974" calcext:value-type="float">
            <text:p>2.505455196609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enascin C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OL14A1</text:p>
          </table:table-cell>
          <table:table-cell office:value-type="float" office:value="2.48377567741331" calcext:value-type="float">
            <text:p>2.48377567741331</text:p>
          </table:table-cell>
          <table:table-cell office:value-type="float" office:value="0.917" calcext:value-type="float">
            <text:p>0.917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XIV alpha 1 cha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VCAN</text:p>
          </table:table-cell>
          <table:table-cell office:value-type="float" office:value="2.38246745580423" calcext:value-type="float">
            <text:p>2.38246745580423</text:p>
          </table:table-cell>
          <table:table-cell office:value-type="float" office:value="0.992" calcext:value-type="float">
            <text:p>0.992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ersica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MMP2</text:p>
          </table:table-cell>
          <table:table-cell office:value-type="float" office:value="2.36659251375143" calcext:value-type="float">
            <text:p>2.36659251375143</text:p>
          </table:table-cell>
          <table:table-cell office:value-type="float" office:value="0.993" calcext:value-type="float">
            <text:p>0.993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3" calcext:value-type="float">
            <text:p>43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trix metallopeptidase 2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ALD1</text:p>
          </table:table-cell>
          <table:table-cell office:value-type="float" office:value="2.35589588189437" calcext:value-type="float">
            <text:p>2.35589588189437</text:p>
          </table:table-cell>
          <table:table-cell office:value-type="float" office:value="0.996" calcext:value-type="float">
            <text:p>0.996</text:p>
          </table:table-cell>
          <table:table-cell office:value-type="float" office:value="0.605" calcext:value-type="float">
            <text:p>0.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desmon 1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ADAM12</text:p>
          </table:table-cell>
          <table:table-cell office:value-type="float" office:value="2.33054715816469" calcext:value-type="float">
            <text:p>2.33054715816469</text:p>
          </table:table-cell>
          <table:table-cell office:value-type="float" office:value="0.943" calcext:value-type="float">
            <text:p>0.943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8" calcext:value-type="float">
            <text:p>803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AM metallopeptidase domain 12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TSK</text:p>
          </table:table-cell>
          <table:table-cell office:value-type="float" office:value="2.30422714237951" calcext:value-type="float">
            <text:p>2.30422714237951</text:p>
          </table:table-cell>
          <table:table-cell office:value-type="float" office:value="0.991" calcext:value-type="float">
            <text:p>0.991</text:p>
          </table:table-cell>
          <table:table-cell office:value-type="float" office:value="0.255" calcext:value-type="float">
            <text:p>0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K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COMP</text:p>
          </table:table-cell>
          <table:table-cell office:value-type="float" office:value="2.28713704558213" calcext:value-type="float">
            <text:p>2.28713704558213</text:p>
          </table:table-cell>
          <table:table-cell office:value-type="float" office:value="0.496" calcext:value-type="float">
            <text:p>0.49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rtilage oligomeric matrix prote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MFAP5</text:p>
          </table:table-cell>
          <table:table-cell office:value-type="float" office:value="2.24412940792833" calcext:value-type="float">
            <text:p>2.24412940792833</text:p>
          </table:table-cell>
          <table:table-cell office:value-type="float" office:value="0.9" calcext:value-type="float">
            <text:p>0.9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6" calcext:value-type="float">
            <text:p>80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crofibril associated protein 5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SELENOM</text:p>
          </table:table-cell>
          <table:table-cell office:value-type="float" office:value="2.22790421591646" calcext:value-type="float">
            <text:p>2.22790421591646</text:p>
          </table:table-cell>
          <table:table-cell office:value-type="float" office:value="0.992" calcext:value-type="float">
            <text:p>0.992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606" calcext:value-type="float">
            <text:p>1406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lenoprotein M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AEBP1</text:p>
          </table:table-cell>
          <table:table-cell office:value-type="float" office:value="2.18037305535516" calcext:value-type="float">
            <text:p>2.18037305535516</text:p>
          </table:table-cell>
          <table:table-cell office:value-type="float" office:value="0.991" calcext:value-type="float">
            <text:p>0.991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E binding protein 1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NNMT</text:p>
          </table:table-cell>
          <table:table-cell office:value-type="float" office:value="2.1640395667961" calcext:value-type="float">
            <text:p>2.1640395667961</text:p>
          </table:table-cell>
          <table:table-cell office:value-type="float" office:value="0.991" calcext:value-type="float">
            <text:p>0.991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icotinamide N-methyltransferase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FAP</text:p>
          </table:table-cell>
          <table:table-cell office:value-type="float" office:value="2.15250205693215" calcext:value-type="float">
            <text:p>2.15250205693215</text:p>
          </table:table-cell>
          <table:table-cell office:value-type="float" office:value="0.969" calcext:value-type="float">
            <text:p>0.969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broblast activation protein alpha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DCN</text:p>
          </table:table-cell>
          <table:table-cell office:value-type="float" office:value="2.14925889099434" calcext:value-type="float">
            <text:p>2.14925889099434</text:p>
          </table:table-cell>
          <table:table-cell office:value-type="float" office:value="0.998" calcext:value-type="float">
            <text:p>0.998</text:p>
          </table:table-cell>
          <table:table-cell office:value-type="float" office:value="0.533" calcext:value-type="float">
            <text:p>0.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corin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PPIC</text:p>
          </table:table-cell>
          <table:table-cell office:value-type="float" office:value="2.13271904033077" calcext:value-type="float">
            <text:p>2.13271904033077</text:p>
          </table:table-cell>
          <table:table-cell office:value-type="float" office:value="0.976" calcext:value-type="float">
            <text:p>0.976</text:p>
          </table:table-cell>
          <table:table-cell office:value-type="float" office:value="0.486" calcext:value-type="float">
            <text:p>0.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ptidylprolyl isomerase C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RCN3</text:p>
          </table:table-cell>
          <table:table-cell office:value-type="float" office:value="2.12749093589393" calcext:value-type="float">
            <text:p>2.12749093589393</text:p>
          </table:table-cell>
          <table:table-cell office:value-type="float" office:value="0.974" calcext:value-type="float">
            <text:p>0.974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33" calcext:value-type="float">
            <text:p>573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ticulocalbin 3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OLFML3</text:p>
          </table:table-cell>
          <table:table-cell office:value-type="float" office:value="2.11957444538381" calcext:value-type="float">
            <text:p>2.11957444538381</text:p>
          </table:table-cell>
          <table:table-cell office:value-type="float" office:value="0.969" calcext:value-type="float">
            <text:p>0.969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44" calcext:value-type="float">
            <text:p>5694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olfactomedin like 3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SERPINH1</text:p>
          </table:table-cell>
          <table:table-cell office:value-type="float" office:value="2.11828582930085" calcext:value-type="float">
            <text:p>2.11828582930085</text:p>
          </table:table-cell>
          <table:table-cell office:value-type="float" office:value="0.987" calcext:value-type="float">
            <text:p>0.987</text:p>
          </table:table-cell>
          <table:table-cell office:value-type="float" office:value="0.345" calcext:value-type="float">
            <text:p>0.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H member 1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SERPINF1</text:p>
          </table:table-cell>
          <table:table-cell office:value-type="float" office:value="2.10615140762379" calcext:value-type="float">
            <text:p>2.10615140762379</text:p>
          </table:table-cell>
          <table:table-cell office:value-type="float" office:value="0.979" calcext:value-type="float">
            <text:p>0.979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F member 1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FBN1</text:p>
          </table:table-cell>
          <table:table-cell office:value-type="float" office:value="2.09861959515409" calcext:value-type="float">
            <text:p>2.09861959515409</text:p>
          </table:table-cell>
          <table:table-cell office:value-type="float" office:value="0.988" calcext:value-type="float">
            <text:p>0.988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brillin 1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ISLR</text:p>
          </table:table-cell>
          <table:table-cell office:value-type="float" office:value="2.04777502339975" calcext:value-type="float">
            <text:p>2.04777502339975</text:p>
          </table:table-cell>
          <table:table-cell office:value-type="float" office:value="0.958" calcext:value-type="float">
            <text:p>0.958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mmunoglobulin superfamily containing leucine rich repeat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MFAP2</text:p>
          </table:table-cell>
          <table:table-cell office:value-type="float" office:value="2.03938937134175" calcext:value-type="float">
            <text:p>2.03938937134175</text:p>
          </table:table-cell>
          <table:table-cell office:value-type="float" office:value="0.965" calcext:value-type="float">
            <text:p>0.965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7" calcext:value-type="float">
            <text:p>42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crofibril associated protein 2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PRRX1</text:p>
          </table:table-cell>
          <table:table-cell office:value-type="float" office:value="2.03830214953149" calcext:value-type="float">
            <text:p>2.03830214953149</text:p>
          </table:table-cell>
          <table:table-cell office:value-type="float" office:value="0.989" calcext:value-type="float">
            <text:p>0.989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aired related homeobox 1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THBS2</text:p>
          </table:table-cell>
          <table:table-cell office:value-type="float" office:value="2.03397958240635" calcext:value-type="float">
            <text:p>2.03397958240635</text:p>
          </table:table-cell>
          <table:table-cell office:value-type="float" office:value="0.975" calcext:value-type="float">
            <text:p>0.975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8" calcext:value-type="float">
            <text:p>70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rombospondin 2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PRDX4</text:p>
          </table:table-cell>
          <table:table-cell office:value-type="float" office:value="2.00209094384699" calcext:value-type="float">
            <text:p>2.00209094384699</text:p>
          </table:table-cell>
          <table:table-cell office:value-type="float" office:value="0.971" calcext:value-type="float">
            <text:p>0.971</text:p>
          </table:table-cell>
          <table:table-cell office:value-type="float" office:value="0.614" calcext:value-type="float">
            <text:p>0.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49" calcext:value-type="float">
            <text:p>1054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roxiredoxin 4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PPIB</text:p>
          </table:table-cell>
          <table:table-cell office:value-type="float" office:value="1.99136657205147" calcext:value-type="float">
            <text:p>1.9913665720514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ptidylprolyl isomerase B</text:p>
          </table:table-cell>
        </table:table-row>
        <table:table-row table:style-name="ro1">
          <table:table-cell office:value-type="string" calcext:value-type="string">
            <text:p>FB-I</text:p>
          </table:table-cell>
          <table:table-cell office:value-type="string" calcext:value-type="string">
            <text:p>FSTL1</text:p>
          </table:table-cell>
          <table:table-cell office:value-type="float" office:value="1.98478699338703" calcext:value-type="float">
            <text:p>1.98478699338703</text:p>
          </table:table-cell>
          <table:table-cell office:value-type="float" office:value="0.991" calcext:value-type="float">
            <text:p>0.991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7" calcext:value-type="float">
            <text:p>111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ollistatin like 1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CL19</text:p>
          </table:table-cell>
          <table:table-cell office:value-type="float" office:value="4.31388086790082" calcext:value-type="float">
            <text:p>4.31388086790082</text:p>
          </table:table-cell>
          <table:table-cell office:value-type="float" office:value="0.489" calcext:value-type="float">
            <text:p>0.489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19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APOD</text:p>
          </table:table-cell>
          <table:table-cell office:value-type="float" office:value="3.53939572349914" calcext:value-type="float">
            <text:p>3.53939572349914</text:p>
          </table:table-cell>
          <table:table-cell office:value-type="float" office:value="0.87" calcext:value-type="float">
            <text:p>0.87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polipoprotein D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3</text:p>
          </table:table-cell>
          <table:table-cell office:value-type="float" office:value="3.49790797739546" calcext:value-type="float">
            <text:p>3.49790797739546</text:p>
          </table:table-cell>
          <table:table-cell office:value-type="float" office:value="0.933" calcext:value-type="float">
            <text:p>0.933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C3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PLA2G2A</text:p>
          </table:table-cell>
          <table:table-cell office:value-type="float" office:value="3.32931803833882" calcext:value-type="float">
            <text:p>3.32931803833882</text:p>
          </table:table-cell>
          <table:table-cell office:value-type="float" office:value="0.581" calcext:value-type="float">
            <text:p>0.581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hospholipase A2 group IIA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PTGDS</text:p>
          </table:table-cell>
          <table:table-cell office:value-type="float" office:value="3.26563284541582" calcext:value-type="float">
            <text:p>3.26563284541582</text:p>
          </table:table-cell>
          <table:table-cell office:value-type="float" office:value="0.707" calcext:value-type="float">
            <text:p>0.707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staglandin D2 synthase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MGP</text:p>
          </table:table-cell>
          <table:table-cell office:value-type="float" office:value="3.24831863783057" calcext:value-type="float">
            <text:p>3.24831863783057</text:p>
          </table:table-cell>
          <table:table-cell office:value-type="float" office:value="0.951" calcext:value-type="float">
            <text:p>0.951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trix Gla protein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FD</text:p>
          </table:table-cell>
          <table:table-cell office:value-type="float" office:value="3.21803930179071" calcext:value-type="float">
            <text:p>3.21803930179071</text:p>
          </table:table-cell>
          <table:table-cell office:value-type="float" office:value="0.945" calcext:value-type="float">
            <text:p>0.945</text:p>
          </table:table-cell>
          <table:table-cell office:value-type="float" office:value="0.407" calcext:value-type="float">
            <text:p>0.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factor D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XCL12</text:p>
          </table:table-cell>
          <table:table-cell office:value-type="float" office:value="3.07604884894636" calcext:value-type="float">
            <text:p>3.07604884894636</text:p>
          </table:table-cell>
          <table:table-cell office:value-type="float" office:value="0.96" calcext:value-type="float">
            <text:p>0.96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ligand 12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CDC80</text:p>
          </table:table-cell>
          <table:table-cell office:value-type="float" office:value="2.99656653528523" calcext:value-type="float">
            <text:p>2.99656653528523</text:p>
          </table:table-cell>
          <table:table-cell office:value-type="float" office:value="0.998" calcext:value-type="float">
            <text:p>0.998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887" calcext:value-type="float">
            <text:p>15188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iled-coil domain containing 80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FH</text:p>
          </table:table-cell>
          <table:table-cell office:value-type="float" office:value="2.89779407448214" calcext:value-type="float">
            <text:p>2.89779407448214</text:p>
          </table:table-cell>
          <table:table-cell office:value-type="float" office:value="0.981" calcext:value-type="float">
            <text:p>0.981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factor H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1S</text:p>
          </table:table-cell>
          <table:table-cell office:value-type="float" office:value="2.77612737994827" calcext:value-type="float">
            <text:p>2.77612737994827</text:p>
          </table:table-cell>
          <table:table-cell office:value-type="float" office:value="0.993" calcext:value-type="float">
            <text:p>0.993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C1s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IGFBP5</text:p>
          </table:table-cell>
          <table:table-cell office:value-type="float" office:value="2.75100683926387" calcext:value-type="float">
            <text:p>2.75100683926387</text:p>
          </table:table-cell>
          <table:table-cell office:value-type="float" office:value="0.93" calcext:value-type="float">
            <text:p>0.93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like growth factor binding protein 5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TNFAIP6</text:p>
          </table:table-cell>
          <table:table-cell office:value-type="float" office:value="2.6202866373307" calcext:value-type="float">
            <text:p>2.6202866373307</text:p>
          </table:table-cell>
          <table:table-cell office:value-type="float" office:value="0.849" calcext:value-type="float">
            <text:p>0.849</text:p>
          </table:table-cell>
          <table:table-cell office:value-type="float" office:value="0.199" calcext:value-type="float">
            <text:p>0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NF alpha induced protein 6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DCN</text:p>
          </table:table-cell>
          <table:table-cell office:value-type="float" office:value="2.61109625394363" calcext:value-type="float">
            <text:p>2.61109625394363</text:p>
          </table:table-cell>
          <table:table-cell office:value-type="float" office:value="0.998" calcext:value-type="float">
            <text:p>0.998</text:p>
          </table:table-cell>
          <table:table-cell office:value-type="float" office:value="0.559" calcext:value-type="float">
            <text:p>0.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corin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1R</text:p>
          </table:table-cell>
          <table:table-cell office:value-type="float" office:value="2.6089332831063" calcext:value-type="float">
            <text:p>2.6089332831063</text:p>
          </table:table-cell>
          <table:table-cell office:value-type="float" office:value="0.993" calcext:value-type="float">
            <text:p>0.993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C1r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XCL1</text:p>
          </table:table-cell>
          <table:table-cell office:value-type="float" office:value="2.6019718439502" calcext:value-type="float">
            <text:p>2.6019718439502</text:p>
          </table:table-cell>
          <table:table-cell office:value-type="float" office:value="0.628" calcext:value-type="float">
            <text:p>0.628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ligand 1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GEM</text:p>
          </table:table-cell>
          <table:table-cell office:value-type="float" office:value="2.54644418456075" calcext:value-type="float">
            <text:p>2.54644418456075</text:p>
          </table:table-cell>
          <table:table-cell office:value-type="float" office:value="0.934" calcext:value-type="float">
            <text:p>0.934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TP binding protein overexpressed in skeletal muscle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XCL2</text:p>
          </table:table-cell>
          <table:table-cell office:value-type="float" office:value="2.53632309795336" calcext:value-type="float">
            <text:p>2.53632309795336</text:p>
          </table:table-cell>
          <table:table-cell office:value-type="float" office:value="0.865" calcext:value-type="float">
            <text:p>0.865</text:p>
          </table:table-cell>
          <table:table-cell office:value-type="float" office:value="0.255" calcext:value-type="float">
            <text:p>0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ligand 2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SERPING1</text:p>
          </table:table-cell>
          <table:table-cell office:value-type="float" office:value="2.44775634958466" calcext:value-type="float">
            <text:p>2.44775634958466</text:p>
          </table:table-cell>
          <table:table-cell office:value-type="float" office:value="0.991" calcext:value-type="float">
            <text:p>0.99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G member 1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HAS2</text:p>
          </table:table-cell>
          <table:table-cell office:value-type="float" office:value="2.36312886478557" calcext:value-type="float">
            <text:p>2.36312886478557</text:p>
          </table:table-cell>
          <table:table-cell office:value-type="float" office:value="0.809" calcext:value-type="float">
            <text:p>0.809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yaluronan synthase 2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GSN</text:p>
          </table:table-cell>
          <table:table-cell office:value-type="float" office:value="2.34583286492855" calcext:value-type="float">
            <text:p>2.345832864928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722" calcext:value-type="float">
            <text:p>0.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elsolin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IGFBP7</text:p>
          </table:table-cell>
          <table:table-cell office:value-type="float" office:value="2.33639597877779" calcext:value-type="float">
            <text:p>2.33639597877779</text:p>
          </table:table-cell>
          <table:table-cell office:value-type="float" office:value="0.936" calcext:value-type="float">
            <text:p>0.936</text:p>
          </table:table-cell>
          <table:table-cell office:value-type="float" office:value="0.282" calcext:value-type="float">
            <text:p>0.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like growth factor binding protein 7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NNMT</text:p>
          </table:table-cell>
          <table:table-cell office:value-type="float" office:value="2.32603722802338" calcext:value-type="float">
            <text:p>2.32603722802338</text:p>
          </table:table-cell>
          <table:table-cell office:value-type="float" office:value="0.982" calcext:value-type="float">
            <text:p>0.982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icotinamide N-methyltransferase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FGF7</text:p>
          </table:table-cell>
          <table:table-cell office:value-type="float" office:value="2.32286986055028" calcext:value-type="float">
            <text:p>2.32286986055028</text:p>
          </table:table-cell>
          <table:table-cell office:value-type="float" office:value="0.884" calcext:value-type="float">
            <text:p>0.884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broblast growth factor 7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SERPINF1</text:p>
          </table:table-cell>
          <table:table-cell office:value-type="float" office:value="2.25618157397079" calcext:value-type="float">
            <text:p>2.25618157397079</text:p>
          </table:table-cell>
          <table:table-cell office:value-type="float" office:value="0.96" calcext:value-type="float">
            <text:p>0.96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F member 1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IL6</text:p>
          </table:table-cell>
          <table:table-cell office:value-type="float" office:value="2.24738762274425" calcext:value-type="float">
            <text:p>2.24738762274425</text:p>
          </table:table-cell>
          <table:table-cell office:value-type="float" office:value="0.702" calcext:value-type="float">
            <text:p>0.702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6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VCAN</text:p>
          </table:table-cell>
          <table:table-cell office:value-type="float" office:value="2.23641932493939" calcext:value-type="float">
            <text:p>2.23641932493939</text:p>
          </table:table-cell>
          <table:table-cell office:value-type="float" office:value="0.989" calcext:value-type="float">
            <text:p>0.989</text:p>
          </table:table-cell>
          <table:table-cell office:value-type="float" office:value="0.232" calcext:value-type="float">
            <text:p>0.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ersican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MEDAG</text:p>
          </table:table-cell>
          <table:table-cell office:value-type="float" office:value="2.21834421635894" calcext:value-type="float">
            <text:p>2.21834421635894</text:p>
          </table:table-cell>
          <table:table-cell office:value-type="float" office:value="0.83" calcext:value-type="float">
            <text:p>0.83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935" calcext:value-type="float">
            <text:p>849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senteric estrogen dependent adipogenesis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PRRX1</text:p>
          </table:table-cell>
          <table:table-cell office:value-type="float" office:value="2.15233317884958" calcext:value-type="float">
            <text:p>2.15233317884958</text:p>
          </table:table-cell>
          <table:table-cell office:value-type="float" office:value="0.996" calcext:value-type="float">
            <text:p>0.996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aired related homeobox 1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CN1</text:p>
          </table:table-cell>
          <table:table-cell office:value-type="float" office:value="2.15210166633022" calcext:value-type="float">
            <text:p>2.15210166633022</text:p>
          </table:table-cell>
          <table:table-cell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llular communication network factor 1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SOD2</text:p>
          </table:table-cell>
          <table:table-cell office:value-type="float" office:value="2.11690966162003" calcext:value-type="float">
            <text:p>2.11690966162003</text:p>
          </table:table-cell>
          <table:table-cell office:value-type="float" office:value="0.993" calcext:value-type="float">
            <text:p>0.993</text:p>
          </table:table-cell>
          <table:table-cell office:value-type="float" office:value="0.748" calcext:value-type="float">
            <text:p>0.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8" calcext:value-type="float">
            <text:p>66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uperoxide dismutase 2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CL2</text:p>
          </table:table-cell>
          <table:table-cell office:value-type="float" office:value="2.03593546096884" calcext:value-type="float">
            <text:p>2.03593546096884</text:p>
          </table:table-cell>
          <table:table-cell office:value-type="float" office:value="0.78" calcext:value-type="float">
            <text:p>0.78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7" calcext:value-type="float">
            <text:p>63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2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RND3</text:p>
          </table:table-cell>
          <table:table-cell office:value-type="float" office:value="2.02610596068018" calcext:value-type="float">
            <text:p>2.02610596068018</text:p>
          </table:table-cell>
          <table:table-cell office:value-type="float" office:value="0.959" calcext:value-type="float">
            <text:p>0.959</text:p>
          </table:table-cell>
          <table:table-cell office:value-type="float" office:value="0.563" calcext:value-type="float">
            <text:p>0.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ho family GTPase 3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11orf96</text:p>
          </table:table-cell>
          <table:table-cell office:value-type="float" office:value="2.02465149228008" calcext:value-type="float">
            <text:p>2.02465149228008</text:p>
          </table:table-cell>
          <table:table-cell office:value-type="float" office:value="0.778" calcext:value-type="float">
            <text:p>0.778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763" calcext:value-type="float">
            <text:p>3877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11 open reading frame 96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IER3</text:p>
          </table:table-cell>
          <table:table-cell office:value-type="float" office:value="2.02039140084589" calcext:value-type="float">
            <text:p>2.02039140084589</text:p>
          </table:table-cell>
          <table:table-cell office:value-type="float" office:value="0.954" calcext:value-type="float">
            <text:p>0.954</text:p>
          </table:table-cell>
          <table:table-cell office:value-type="float" office:value="0.703" calcext:value-type="float">
            <text:p>0.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mmediate early response 3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PLPP3</text:p>
          </table:table-cell>
          <table:table-cell office:value-type="float" office:value="2.00420377318654" calcext:value-type="float">
            <text:p>2.00420377318654</text:p>
          </table:table-cell>
          <table:table-cell office:value-type="float" office:value="0.966" calcext:value-type="float">
            <text:p>0.966</text:p>
          </table:table-cell>
          <table:table-cell office:value-type="float" office:value="0.212" calcext:value-type="float">
            <text:p>0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3" calcext:value-type="float">
            <text:p>86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hospholipid phosphatase 3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EBPD</text:p>
          </table:table-cell>
          <table:table-cell office:value-type="float" office:value="1.98772173673605" calcext:value-type="float">
            <text:p>1.98772173673605</text:p>
          </table:table-cell>
          <table:table-cell office:value-type="float" office:value="0.899" calcext:value-type="float">
            <text:p>0.899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CAAT enhancer binding protein delta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EFEMP1</text:p>
          </table:table-cell>
          <table:table-cell office:value-type="float" office:value="1.97437948338612" calcext:value-type="float">
            <text:p>1.97437948338612</text:p>
          </table:table-cell>
          <table:table-cell office:value-type="float" office:value="0.914" calcext:value-type="float">
            <text:p>0.914</text:p>
          </table:table-cell>
          <table:table-cell office:value-type="float" office:value="0.297" calcext:value-type="float">
            <text:p>0.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GF containing fibulin extracellular matrix protein 1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MEG3</text:p>
          </table:table-cell>
          <table:table-cell office:value-type="float" office:value="1.93217463899639" calcext:value-type="float">
            <text:p>1.93217463899639</text:p>
          </table:table-cell>
          <table:table-cell office:value-type="float" office:value="0.918" calcext:value-type="float">
            <text:p>0.918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84" calcext:value-type="float">
            <text:p>55384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maternally expressed 3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APOE</text:p>
          </table:table-cell>
          <table:table-cell office:value-type="float" office:value="1.91687807220401" calcext:value-type="float">
            <text:p>1.91687807220401</text:p>
          </table:table-cell>
          <table:table-cell office:value-type="float" office:value="0.805" calcext:value-type="float">
            <text:p>0.805</text:p>
          </table:table-cell>
          <table:table-cell office:value-type="float" office:value="0.491" calcext:value-type="float">
            <text:p>0.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polipoprotein E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ARID5B</text:p>
          </table:table-cell>
          <table:table-cell office:value-type="float" office:value="1.91171413537746" calcext:value-type="float">
            <text:p>1.91171413537746</text:p>
          </table:table-cell>
          <table:table-cell office:value-type="float" office:value="0.977" calcext:value-type="float">
            <text:p>0.977</text:p>
          </table:table-cell>
          <table:table-cell office:value-type="float" office:value="0.672" calcext:value-type="float">
            <text:p>0.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59" calcext:value-type="float">
            <text:p>8415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T-rich interaction domain 5B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ABI3BP</text:p>
          </table:table-cell>
          <table:table-cell office:value-type="float" office:value="1.88365879216856" calcext:value-type="float">
            <text:p>1.88365879216856</text:p>
          </table:table-cell>
          <table:table-cell office:value-type="float" office:value="0.92" calcext:value-type="float">
            <text:p>0.92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90" calcext:value-type="float">
            <text:p>258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BI family member 3 binding protein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HSPA1B</text:p>
          </table:table-cell>
          <table:table-cell office:value-type="float" office:value="1.87092328179211" calcext:value-type="float">
            <text:p>1.87092328179211</text:p>
          </table:table-cell>
          <table:table-cell office:value-type="float" office:value="0.974" calcext:value-type="float">
            <text:p>0.974</text:p>
          </table:table-cell>
          <table:table-cell office:value-type="float" office:value="0.782" calcext:value-type="float">
            <text:p>0.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at shock protein family A (Hsp70) member 1B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LU</text:p>
          </table:table-cell>
          <table:table-cell office:value-type="float" office:value="1.85034045635993" calcext:value-type="float">
            <text:p>1.85034045635993</text:p>
          </table:table-cell>
          <table:table-cell office:value-type="float" office:value="0.803" calcext:value-type="float">
            <text:p>0.803</text:p>
          </table:table-cell>
          <table:table-cell office:value-type="float" office:value="0.243" calcext:value-type="float">
            <text:p>0.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lusterin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HSPA1A</text:p>
          </table:table-cell>
          <table:table-cell office:value-type="float" office:value="1.84062446644765" calcext:value-type="float">
            <text:p>1.8406244664476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18" calcext:value-type="float">
            <text:p>0.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at shock protein family A (Hsp70) member 1A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YP1B1</text:p>
          </table:table-cell>
          <table:table-cell office:value-type="float" office:value="1.81904181942891" calcext:value-type="float">
            <text:p>1.81904181942891</text:p>
          </table:table-cell>
          <table:table-cell office:value-type="float" office:value="0.732" calcext:value-type="float">
            <text:p>0.732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chrome P450 family 1 subfamily B member 1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IGFBP4</text:p>
          </table:table-cell>
          <table:table-cell office:value-type="float" office:value="1.8141798611816" calcext:value-type="float">
            <text:p>1.8141798611816</text:p>
          </table:table-cell>
          <table:table-cell office:value-type="float" office:value="0.945" calcext:value-type="float">
            <text:p>0.945</text:p>
          </table:table-cell>
          <table:table-cell office:value-type="float" office:value="0.281" calcext:value-type="float">
            <text:p>0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like growth factor binding protein 4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CTSK</text:p>
          </table:table-cell>
          <table:table-cell office:value-type="float" office:value="1.80024350201086" calcext:value-type="float">
            <text:p>1.80024350201086</text:p>
          </table:table-cell>
          <table:table-cell office:value-type="float" office:value="0.965" calcext:value-type="float">
            <text:p>0.965</text:p>
          </table:table-cell>
          <table:table-cell office:value-type="float" office:value="0.298" calcext:value-type="float">
            <text:p>0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K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FSTL1</text:p>
          </table:table-cell>
          <table:table-cell office:value-type="float" office:value="1.79849718175777" calcext:value-type="float">
            <text:p>1.79849718175777</text:p>
          </table:table-cell>
          <table:table-cell office:value-type="float" office:value="0.984" calcext:value-type="float">
            <text:p>0.984</text:p>
          </table:table-cell>
          <table:table-cell office:value-type="float" office:value="0.256" calcext:value-type="float">
            <text:p>0.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7" calcext:value-type="float">
            <text:p>111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ollistatin like 1</text:p>
          </table:table-cell>
        </table:table-row>
        <table:table-row table:style-name="ro1">
          <table:table-cell office:value-type="string" calcext:value-type="string">
            <text:p>FB-II</text:p>
          </table:table-cell>
          <table:table-cell office:value-type="string" calcext:value-type="string">
            <text:p>MFAP5</text:p>
          </table:table-cell>
          <table:table-cell office:value-type="float" office:value="1.777844375218" calcext:value-type="float">
            <text:p>1.777844375218</text:p>
          </table:table-cell>
          <table:table-cell office:value-type="float" office:value="0.51" calcext:value-type="float">
            <text:p>0.5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6" calcext:value-type="float">
            <text:p>80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crofibril associated protein 5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CFD</text:p>
          </table:table-cell>
          <table:table-cell office:value-type="float" office:value="3.4556813392094" calcext:value-type="float">
            <text:p>3.4556813392094</text:p>
          </table:table-cell>
          <table:table-cell office:value-type="float" office:value="0.95" calcext:value-type="float">
            <text:p>0.95</text:p>
          </table:table-cell>
          <table:table-cell office:value-type="float" office:value="0.409" calcext:value-type="float">
            <text:p>0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factor D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GEM</text:p>
          </table:table-cell>
          <table:table-cell office:value-type="float" office:value="3.39898021209769" calcext:value-type="float">
            <text:p>3.39898021209769</text:p>
          </table:table-cell>
          <table:table-cell office:value-type="float" office:value="0.914" calcext:value-type="float">
            <text:p>0.914</text:p>
          </table:table-cell>
          <table:table-cell office:value-type="float" office:value="0.232" calcext:value-type="float">
            <text:p>0.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TP binding protein overexpressed in skeletal muscle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PLPP3</text:p>
          </table:table-cell>
          <table:table-cell office:value-type="float" office:value="3.39265660271683" calcext:value-type="float">
            <text:p>3.39265660271683</text:p>
          </table:table-cell>
          <table:table-cell office:value-type="float" office:value="0.984" calcext:value-type="float">
            <text:p>0.98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3" calcext:value-type="float">
            <text:p>86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hospholipid phosphatase 3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TNFAIP6</text:p>
          </table:table-cell>
          <table:table-cell office:value-type="float" office:value="3.36667822679323" calcext:value-type="float">
            <text:p>3.36667822679323</text:p>
          </table:table-cell>
          <table:table-cell office:value-type="float" office:value="0.907" calcext:value-type="float">
            <text:p>0.907</text:p>
          </table:table-cell>
          <table:table-cell office:value-type="float" office:value="0.199" calcext:value-type="float">
            <text:p>0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NF alpha induced protein 6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DCN</text:p>
          </table:table-cell>
          <table:table-cell office:value-type="float" office:value="3.35897442558161" calcext:value-type="float">
            <text:p>3.35897442558161</text:p>
          </table:table-cell>
          <table:table-cell office:value-type="float" office:value="0.999" calcext:value-type="float">
            <text:p>0.999</text:p>
          </table:table-cell>
          <table:table-cell office:value-type="float" office:value="0.561" calcext:value-type="float">
            <text:p>0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corin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FBLN1</text:p>
          </table:table-cell>
          <table:table-cell office:value-type="float" office:value="3.1817265147212" calcext:value-type="float">
            <text:p>3.1817265147212</text:p>
          </table:table-cell>
          <table:table-cell office:value-type="float" office:value="0.972" calcext:value-type="float">
            <text:p>0.972</text:p>
          </table:table-cell>
          <table:table-cell office:value-type="float" office:value="0.281" calcext:value-type="float">
            <text:p>0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bulin 1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MMP2</text:p>
          </table:table-cell>
          <table:table-cell office:value-type="float" office:value="2.9539556087376" calcext:value-type="float">
            <text:p>2.9539556087376</text:p>
          </table:table-cell>
          <table:table-cell office:value-type="float" office:value="0.995" calcext:value-type="float">
            <text:p>0.995</text:p>
          </table:table-cell>
          <table:table-cell office:value-type="float" office:value="0.221" calcext:value-type="float">
            <text:p>0.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3" calcext:value-type="float">
            <text:p>43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trix metallopeptidase 2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CCDC80</text:p>
          </table:table-cell>
          <table:table-cell office:value-type="float" office:value="2.79141549702247" calcext:value-type="float">
            <text:p>2.79141549702247</text:p>
          </table:table-cell>
          <table:table-cell office:value-type="float" office:value="0.993" calcext:value-type="float">
            <text:p>0.99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887" calcext:value-type="float">
            <text:p>15188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iled-coil domain containing 80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PTGDS</text:p>
          </table:table-cell>
          <table:table-cell office:value-type="float" office:value="2.74101497373817" calcext:value-type="float">
            <text:p>2.74101497373817</text:p>
          </table:table-cell>
          <table:table-cell office:value-type="float" office:value="0.691" calcext:value-type="float">
            <text:p>0.691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staglandin D2 synthase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APOD</text:p>
          </table:table-cell>
          <table:table-cell office:value-type="float" office:value="2.73693252764284" calcext:value-type="float">
            <text:p>2.73693252764284</text:p>
          </table:table-cell>
          <table:table-cell office:value-type="float" office:value="0.944" calcext:value-type="float">
            <text:p>0.944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polipoprotein D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IGFBP4</text:p>
          </table:table-cell>
          <table:table-cell office:value-type="float" office:value="2.73129838655198" calcext:value-type="float">
            <text:p>2.73129838655198</text:p>
          </table:table-cell>
          <table:table-cell office:value-type="float" office:value="0.982" calcext:value-type="float">
            <text:p>0.982</text:p>
          </table:table-cell>
          <table:table-cell office:value-type="float" office:value="0.282" calcext:value-type="float">
            <text:p>0.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like growth factor binding protein 4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IER3</text:p>
          </table:table-cell>
          <table:table-cell office:value-type="float" office:value="2.58336285671386" calcext:value-type="float">
            <text:p>2.58336285671386</text:p>
          </table:table-cell>
          <table:table-cell office:value-type="float" office:value="0.957" calcext:value-type="float">
            <text:p>0.957</text:p>
          </table:table-cell>
          <table:table-cell office:value-type="float" office:value="0.704" calcext:value-type="float">
            <text:p>0.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mmediate early response 3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CTSK</text:p>
          </table:table-cell>
          <table:table-cell office:value-type="float" office:value="2.53933733275122" calcext:value-type="float">
            <text:p>2.53933733275122</text:p>
          </table:table-cell>
          <table:table-cell office:value-type="float" office:value="0.992" calcext:value-type="float">
            <text:p>0.992</text:p>
          </table:table-cell>
          <table:table-cell office:value-type="float" office:value="0.299" calcext:value-type="float">
            <text:p>0.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K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NR4A1</text:p>
          </table:table-cell>
          <table:table-cell office:value-type="float" office:value="2.48429563136979" calcext:value-type="float">
            <text:p>2.48429563136979</text:p>
          </table:table-cell>
          <table:table-cell office:value-type="float" office:value="0.922" calcext:value-type="float">
            <text:p>0.922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uclear receptor subfamily 4 group A member 1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C1R</text:p>
          </table:table-cell>
          <table:table-cell office:value-type="float" office:value="2.46547822385482" calcext:value-type="float">
            <text:p>2.46547822385482</text:p>
          </table:table-cell>
          <table:table-cell office:value-type="float" office:value="0.986" calcext:value-type="float">
            <text:p>0.986</text:p>
          </table:table-cell>
          <table:table-cell office:value-type="float" office:value="0.342" calcext:value-type="float">
            <text:p>0.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C1r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SOD2</text:p>
          </table:table-cell>
          <table:table-cell office:value-type="float" office:value="2.404597832307" calcext:value-type="float">
            <text:p>2.404597832307</text:p>
          </table:table-cell>
          <table:table-cell office:value-type="float" office:value="0.979" calcext:value-type="float">
            <text:p>0.97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8" calcext:value-type="float">
            <text:p>66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uperoxide dismutase 2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COL6A2</text:p>
          </table:table-cell>
          <table:table-cell office:value-type="float" office:value="2.4000637527146" calcext:value-type="float">
            <text:p>2.4000637527146</text:p>
          </table:table-cell>
          <table:table-cell office:value-type="float" office:value="0.998" calcext:value-type="float">
            <text:p>0.998</text:p>
          </table:table-cell>
          <table:table-cell office:value-type="float" office:value="0.303" calcext:value-type="float">
            <text:p>0.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I alpha 2 chain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SLIT3</text:p>
          </table:table-cell>
          <table:table-cell office:value-type="float" office:value="2.39884804479242" calcext:value-type="float">
            <text:p>2.39884804479242</text:p>
          </table:table-cell>
          <table:table-cell office:value-type="float" office:value="0.96" calcext:value-type="float">
            <text:p>0.96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6" calcext:value-type="float">
            <text:p>658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lit guidance ligand 3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GSN</text:p>
          </table:table-cell>
          <table:table-cell office:value-type="float" office:value="2.37828073838899" calcext:value-type="float">
            <text:p>2.37828073838899</text:p>
          </table:table-cell>
          <table:table-cell office:value-type="float" office:value="0.989" calcext:value-type="float">
            <text:p>0.989</text:p>
          </table:table-cell>
          <table:table-cell office:value-type="float" office:value="0.722" calcext:value-type="float">
            <text:p>0.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elsolin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MEG3</text:p>
          </table:table-cell>
          <table:table-cell office:value-type="float" office:value="2.37632341423324" calcext:value-type="float">
            <text:p>2.37632341423324</text:p>
          </table:table-cell>
          <table:table-cell office:value-type="float" office:value="0.957" calcext:value-type="float">
            <text:p>0.957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84" calcext:value-type="float">
            <text:p>55384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maternally expressed 3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LEPR</text:p>
          </table:table-cell>
          <table:table-cell office:value-type="float" office:value="2.35827066516159" calcext:value-type="float">
            <text:p>2.35827066516159</text:p>
          </table:table-cell>
          <table:table-cell office:value-type="float" office:value="0.769" calcext:value-type="float">
            <text:p>0.769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eptin receptor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IGFBP5</text:p>
          </table:table-cell>
          <table:table-cell office:value-type="float" office:value="2.31162211407649" calcext:value-type="float">
            <text:p>2.31162211407649</text:p>
          </table:table-cell>
          <table:table-cell office:value-type="float" office:value="0.88" calcext:value-type="float">
            <text:p>0.88</text:p>
          </table:table-cell>
          <table:table-cell office:value-type="float" office:value="0.299" calcext:value-type="float">
            <text:p>0.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like growth factor binding protein 5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CFH</text:p>
          </table:table-cell>
          <table:table-cell office:value-type="float" office:value="2.31061547569495" calcext:value-type="float">
            <text:p>2.31061547569495</text:p>
          </table:table-cell>
          <table:table-cell office:value-type="float" office:value="0.958" calcext:value-type="float">
            <text:p>0.958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factor H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SERPING1</text:p>
          </table:table-cell>
          <table:table-cell office:value-type="float" office:value="2.30476778982239" calcext:value-type="float">
            <text:p>2.30476778982239</text:p>
          </table:table-cell>
          <table:table-cell office:value-type="float" office:value="0.989" calcext:value-type="float">
            <text:p>0.989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G member 1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TWIST1</text:p>
          </table:table-cell>
          <table:table-cell office:value-type="float" office:value="2.30110970147639" calcext:value-type="float">
            <text:p>2.30110970147639</text:p>
          </table:table-cell>
          <table:table-cell office:value-type="float" office:value="0.929" calcext:value-type="float">
            <text:p>0.92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91" calcext:value-type="float">
            <text:p>72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wist family bHLH transcription factor 1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C1S</text:p>
          </table:table-cell>
          <table:table-cell office:value-type="float" office:value="2.29658957825767" calcext:value-type="float">
            <text:p>2.29658957825767</text:p>
          </table:table-cell>
          <table:table-cell office:value-type="float" office:value="0.991" calcext:value-type="float">
            <text:p>0.991</text:p>
          </table:table-cell>
          <table:table-cell office:value-type="float" office:value="0.271" calcext:value-type="float">
            <text:p>0.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C1s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TIMP2</text:p>
          </table:table-cell>
          <table:table-cell office:value-type="float" office:value="2.2937564011238" calcext:value-type="float">
            <text:p>2.2937564011238</text:p>
          </table:table-cell>
          <table:table-cell office:value-type="float" office:value="0.992" calcext:value-type="float">
            <text:p>0.992</text:p>
          </table:table-cell>
          <table:table-cell office:value-type="float" office:value="0.328" calcext:value-type="float">
            <text:p>0.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7" calcext:value-type="float">
            <text:p>70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IMP metallopeptidase inhibitor 2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HAS2</text:p>
          </table:table-cell>
          <table:table-cell office:value-type="float" office:value="2.2410426585351" calcext:value-type="float">
            <text:p>2.2410426585351</text:p>
          </table:table-cell>
          <table:table-cell office:value-type="float" office:value="0.81" calcext:value-type="float">
            <text:p>0.81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yaluronan synthase 2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CEBPD</text:p>
          </table:table-cell>
          <table:table-cell office:value-type="float" office:value="2.20984662034631" calcext:value-type="float">
            <text:p>2.20984662034631</text:p>
          </table:table-cell>
          <table:table-cell office:value-type="float" office:value="0.928" calcext:value-type="float">
            <text:p>0.928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CAAT enhancer binding protein delta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SFRP2</text:p>
          </table:table-cell>
          <table:table-cell office:value-type="float" office:value="2.2021889616738" calcext:value-type="float">
            <text:p>2.2021889616738</text:p>
          </table:table-cell>
          <table:table-cell office:value-type="float" office:value="0.909" calcext:value-type="float">
            <text:p>0.909</text:p>
          </table:table-cell>
          <table:table-cell office:value-type="float" office:value="0.168" calcext:value-type="float">
            <text:p>0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3" calcext:value-type="float">
            <text:p>64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creted frizzled related protein 2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FBN1</text:p>
          </table:table-cell>
          <table:table-cell office:value-type="float" office:value="2.17057557647344" calcext:value-type="float">
            <text:p>2.170575576473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217" calcext:value-type="float">
            <text:p>0.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brillin 1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PMP22</text:p>
          </table:table-cell>
          <table:table-cell office:value-type="float" office:value="2.13350082252985" calcext:value-type="float">
            <text:p>2.13350082252985</text:p>
          </table:table-cell>
          <table:table-cell office:value-type="float" office:value="0.994" calcext:value-type="float">
            <text:p>0.994</text:p>
          </table:table-cell>
          <table:table-cell office:value-type="float" office:value="0.401" calcext:value-type="float">
            <text:p>0.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ripheral myelin protein 22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CCN5</text:p>
          </table:table-cell>
          <table:table-cell office:value-type="float" office:value="2.13077248433985" calcext:value-type="float">
            <text:p>2.13077248433985</text:p>
          </table:table-cell>
          <table:table-cell office:value-type="float" office:value="0.671" calcext:value-type="float">
            <text:p>0.67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9" calcext:value-type="float">
            <text:p>883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llular communication network factor 5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NR4A2</text:p>
          </table:table-cell>
          <table:table-cell office:value-type="float" office:value="2.12844199153998" calcext:value-type="float">
            <text:p>2.12844199153998</text:p>
          </table:table-cell>
          <table:table-cell office:value-type="float" office:value="0.848" calcext:value-type="float">
            <text:p>0.848</text:p>
          </table:table-cell>
          <table:table-cell office:value-type="float" office:value="0.337" calcext:value-type="float">
            <text:p>0.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uclear receptor subfamily 4 group A member 2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ZFP36</text:p>
          </table:table-cell>
          <table:table-cell office:value-type="float" office:value="2.12511712031271" calcext:value-type="float">
            <text:p>2.12511712031271</text:p>
          </table:table-cell>
          <table:table-cell office:value-type="float" office:value="0.947" calcext:value-type="float">
            <text:p>0.947</text:p>
          </table:table-cell>
          <table:table-cell office:value-type="float" office:value="0.829" calcext:value-type="float">
            <text:p>0.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ZFP36 ring finger protein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ZFP36L2</text:p>
          </table:table-cell>
          <table:table-cell office:value-type="float" office:value="2.11905748873443" calcext:value-type="float">
            <text:p>2.11905748873443</text:p>
          </table:table-cell>
          <table:table-cell office:value-type="float" office:value="0.978" calcext:value-type="float">
            <text:p>0.978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ZFP36 ring finger protein like 2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SOD3</text:p>
          </table:table-cell>
          <table:table-cell office:value-type="float" office:value="2.09054567699231" calcext:value-type="float">
            <text:p>2.09054567699231</text:p>
          </table:table-cell>
          <table:table-cell office:value-type="float" office:value="0.865" calcext:value-type="float">
            <text:p>0.865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9" calcext:value-type="float">
            <text:p>664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uperoxide dismutase 3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CEBPB</text:p>
          </table:table-cell>
          <table:table-cell office:value-type="float" office:value="2.07005536420036" calcext:value-type="float">
            <text:p>2.07005536420036</text:p>
          </table:table-cell>
          <table:table-cell office:value-type="float" office:value="0.924" calcext:value-type="float">
            <text:p>0.92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CAAT enhancer binding protein beta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ID3</text:p>
          </table:table-cell>
          <table:table-cell office:value-type="float" office:value="2.0521144712321" calcext:value-type="float">
            <text:p>2.0521144712321</text:p>
          </table:table-cell>
          <table:table-cell office:value-type="float" office:value="0.941" calcext:value-type="float">
            <text:p>0.941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hibitor of DNA binding 3, HLH protein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COL6A1</text:p>
          </table:table-cell>
          <table:table-cell office:value-type="float" office:value="2.04748888409567" calcext:value-type="float">
            <text:p>2.04748888409567</text:p>
          </table:table-cell>
          <table:table-cell office:value-type="float" office:value="1" calcext:value-type="float">
            <text:p>1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I alpha 1 chain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GADD45A</text:p>
          </table:table-cell>
          <table:table-cell office:value-type="float" office:value="2.04476820560691" calcext:value-type="float">
            <text:p>2.04476820560691</text:p>
          </table:table-cell>
          <table:table-cell office:value-type="float" office:value="0.878" calcext:value-type="float">
            <text:p>0.878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rowth arrest and DNA damage inducible alpha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PI16</text:p>
          </table:table-cell>
          <table:table-cell office:value-type="float" office:value="2.03772477522888" calcext:value-type="float">
            <text:p>2.03772477522888</text:p>
          </table:table-cell>
          <table:table-cell office:value-type="float" office:value="0.473" calcext:value-type="float">
            <text:p>0.473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476" calcext:value-type="float">
            <text:p>2214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ptidase inhibitor 16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THBS2</text:p>
          </table:table-cell>
          <table:table-cell office:value-type="float" office:value="2.03236752758958" calcext:value-type="float">
            <text:p>2.03236752758958</text:p>
          </table:table-cell>
          <table:table-cell office:value-type="float" office:value="0.969" calcext:value-type="float">
            <text:p>0.969</text:p>
          </table:table-cell>
          <table:table-cell office:value-type="float" office:value="0.311" calcext:value-type="float">
            <text:p>0.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8" calcext:value-type="float">
            <text:p>70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rombospondin 2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FSTL1</text:p>
          </table:table-cell>
          <table:table-cell office:value-type="float" office:value="2.02888462963838" calcext:value-type="float">
            <text:p>2.02888462963838</text:p>
          </table:table-cell>
          <table:table-cell office:value-type="float" office:value="0.984" calcext:value-type="float">
            <text:p>0.984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7" calcext:value-type="float">
            <text:p>111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ollistatin like 1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TWIST2</text:p>
          </table:table-cell>
          <table:table-cell office:value-type="float" office:value="2.01735035990046" calcext:value-type="float">
            <text:p>2.01735035990046</text:p>
          </table:table-cell>
          <table:table-cell office:value-type="float" office:value="0.937" calcext:value-type="float">
            <text:p>0.937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581" calcext:value-type="float">
            <text:p>1175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wist family bHLH transcription factor 2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PLAC9</text:p>
          </table:table-cell>
          <table:table-cell office:value-type="float" office:value="2.0044610227686" calcext:value-type="float">
            <text:p>2.0044610227686</text:p>
          </table:table-cell>
          <table:table-cell office:value-type="float" office:value="0.944" calcext:value-type="float">
            <text:p>0.944</text:p>
          </table:table-cell>
          <table:table-cell office:value-type="float" office:value="0.248" calcext:value-type="float">
            <text:p>0.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348" calcext:value-type="float">
            <text:p>2193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acenta associated 9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CYBRD1</text:p>
          </table:table-cell>
          <table:table-cell office:value-type="float" office:value="2.00334627749687" calcext:value-type="float">
            <text:p>2.00334627749687</text:p>
          </table:table-cell>
          <table:table-cell office:value-type="float" office:value="0.956" calcext:value-type="float">
            <text:p>0.956</text:p>
          </table:table-cell>
          <table:table-cell office:value-type="float" office:value="0.317" calcext:value-type="float">
            <text:p>0.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01" calcext:value-type="float">
            <text:p>799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chrome b reductase 1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ZFP36L1</text:p>
          </table:table-cell>
          <table:table-cell office:value-type="float" office:value="1.99834649366864" calcext:value-type="float">
            <text:p>1.99834649366864</text:p>
          </table:table-cell>
          <table:table-cell office:value-type="float" office:value="0.989" calcext:value-type="float">
            <text:p>0.989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ZFP36 ring finger protein like 1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GREM1</text:p>
          </table:table-cell>
          <table:table-cell office:value-type="float" office:value="1.98918852939637" calcext:value-type="float">
            <text:p>1.98918852939637</text:p>
          </table:table-cell>
          <table:table-cell office:value-type="float" office:value="0.762" calcext:value-type="float">
            <text:p>0.76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85" calcext:value-type="float">
            <text:p>2658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remlin 1, DAN family BMP antagonist</text:p>
          </table:table-cell>
        </table:table-row>
        <table:table-row table:style-name="ro1">
          <table:table-cell office:value-type="string" calcext:value-type="string">
            <text:p>FB-III</text:p>
          </table:table-cell>
          <table:table-cell office:value-type="string" calcext:value-type="string">
            <text:p>PTGS2</text:p>
          </table:table-cell>
          <table:table-cell office:value-type="float" office:value="1.97363942062064" calcext:value-type="float">
            <text:p>1.97363942062064</text:p>
          </table:table-cell>
          <table:table-cell office:value-type="float" office:value="0.732" calcext:value-type="float">
            <text:p>0.732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staglandin-endoperoxide synthase 2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LGALS1</text:p>
          </table:table-cell>
          <table:table-cell office:value-type="float" office:value="2.03456968868631" calcext:value-type="float">
            <text:p>2.03456968868631</text:p>
          </table:table-cell>
          <table:table-cell office:value-type="float" office:value="0.92" calcext:value-type="float">
            <text:p>0.92</text:p>
          </table:table-cell>
          <table:table-cell office:value-type="float" office:value="0.549" calcext:value-type="float">
            <text:p>0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1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INHBA</text:p>
          </table:table-cell>
          <table:table-cell office:value-type="float" office:value="2.01357817649442" calcext:value-type="float">
            <text:p>2.01357817649442</text:p>
          </table:table-cell>
          <table:table-cell office:value-type="float" office:value="0.679" calcext:value-type="float">
            <text:p>0.679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hibin subunit beta A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VIM</text:p>
          </table:table-cell>
          <table:table-cell office:value-type="float" office:value="1.96668288809321" calcext:value-type="float">
            <text:p>1.96668288809321</text:p>
          </table:table-cell>
          <table:table-cell office:value-type="float" office:value="0.938" calcext:value-type="float">
            <text:p>0.938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31" calcext:value-type="float">
            <text:p>743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imentin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TPM2</text:p>
          </table:table-cell>
          <table:table-cell office:value-type="float" office:value="1.84643589813645" calcext:value-type="float">
            <text:p>1.84643589813645</text:p>
          </table:table-cell>
          <table:table-cell office:value-type="float" office:value="0.817" calcext:value-type="float">
            <text:p>0.817</text:p>
          </table:table-cell>
          <table:table-cell office:value-type="float" office:value="0.243" calcext:value-type="float">
            <text:p>0.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9" calcext:value-type="float">
            <text:p>71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opomyosin 2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OL6A3</text:p>
          </table:table-cell>
          <table:table-cell office:value-type="float" office:value="1.74510353729453" calcext:value-type="float">
            <text:p>1.74510353729453</text:p>
          </table:table-cell>
          <table:table-cell office:value-type="float" office:value="0.87" calcext:value-type="float">
            <text:p>0.87</text:p>
          </table:table-cell>
          <table:table-cell office:value-type="float" office:value="0.241" calcext:value-type="float">
            <text:p>0.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I alpha 3 chain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PRRX1</text:p>
          </table:table-cell>
          <table:table-cell office:value-type="float" office:value="1.59350792718785" calcext:value-type="float">
            <text:p>1.59350792718785</text:p>
          </table:table-cell>
          <table:table-cell office:value-type="float" office:value="0.833" calcext:value-type="float">
            <text:p>0.833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aired related homeobox 1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FN1</text:p>
          </table:table-cell>
          <table:table-cell office:value-type="float" office:value="1.5688592356487" calcext:value-type="float">
            <text:p>1.5688592356487</text:p>
          </table:table-cell>
          <table:table-cell office:value-type="float" office:value="0.85" calcext:value-type="float">
            <text:p>0.85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bronectin 1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OL6A1</text:p>
          </table:table-cell>
          <table:table-cell office:value-type="float" office:value="1.54082308220349" calcext:value-type="float">
            <text:p>1.54082308220349</text:p>
          </table:table-cell>
          <table:table-cell office:value-type="float" office:value="0.9" calcext:value-type="float">
            <text:p>0.9</text:p>
          </table:table-cell>
          <table:table-cell office:value-type="float" office:value="0.344" calcext:value-type="float">
            <text:p>0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I alpha 1 chain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THRC1</text:p>
          </table:table-cell>
          <table:table-cell office:value-type="float" office:value="1.53139819759619" calcext:value-type="float">
            <text:p>1.53139819759619</text:p>
          </table:table-cell>
          <table:table-cell office:value-type="float" office:value="0.749" calcext:value-type="float">
            <text:p>0.749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908" calcext:value-type="float">
            <text:p>1159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riple helix repeat containing 1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TUBA1B</text:p>
          </table:table-cell>
          <table:table-cell office:value-type="float" office:value="1.52620902571684" calcext:value-type="float">
            <text:p>1.52620902571684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76" calcext:value-type="float">
            <text:p>103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alpha 1b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OL6A2</text:p>
          </table:table-cell>
          <table:table-cell office:value-type="float" office:value="1.49424094301541" calcext:value-type="float">
            <text:p>1.49424094301541</text:p>
          </table:table-cell>
          <table:table-cell office:value-type="float" office:value="0.888" calcext:value-type="float">
            <text:p>0.888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I alpha 2 chain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TPM1</text:p>
          </table:table-cell>
          <table:table-cell office:value-type="float" office:value="1.43863384577987" calcext:value-type="float">
            <text:p>1.43863384577987</text:p>
          </table:table-cell>
          <table:table-cell office:value-type="float" office:value="0.854" calcext:value-type="float">
            <text:p>0.854</text:p>
          </table:table-cell>
          <table:table-cell office:value-type="float" office:value="0.451" calcext:value-type="float">
            <text:p>0.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opomyosin 1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TNC</text:p>
          </table:table-cell>
          <table:table-cell office:value-type="float" office:value="1.39031518813992" calcext:value-type="float">
            <text:p>1.39031518813992</text:p>
          </table:table-cell>
          <table:table-cell office:value-type="float" office:value="0.783" calcext:value-type="float">
            <text:p>0.783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enascin C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TGFBI</text:p>
          </table:table-cell>
          <table:table-cell office:value-type="float" office:value="1.38519333932283" calcext:value-type="float">
            <text:p>1.385193339322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51" calcext:value-type="float">
            <text:p>0.51</text:p>
          </table:table-cell>
          <table:table-cell table:style-name="ce3" office:value-type="float" office:value="6.46871648052031E-294" calcext:value-type="float">
            <text:p>6.47E-294</text:p>
          </table:table-cell>
          <table:table-cell table:style-name="ce3" office:value-type="float" office:value="1.66750573434853E-289" calcext:value-type="float">
            <text:p>1.67E-289</text:p>
          </table:table-cell>
          <table:table-cell office:value-type="float" office:value="7045" calcext:value-type="float">
            <text:p>70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forming growth factor beta induced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ALU</text:p>
          </table:table-cell>
          <table:table-cell office:value-type="float" office:value="1.38466556507402" calcext:value-type="float">
            <text:p>1.38466556507402</text:p>
          </table:table-cell>
          <table:table-cell office:value-type="float" office:value="0.881" calcext:value-type="float">
            <text:p>0.881</text:p>
          </table:table-cell>
          <table:table-cell office:value-type="float" office:value="0.579" calcext:value-type="float">
            <text:p>0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umenin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RCN3</text:p>
          </table:table-cell>
          <table:table-cell office:value-type="float" office:value="1.37734567583192" calcext:value-type="float">
            <text:p>1.37734567583192</text:p>
          </table:table-cell>
          <table:table-cell office:value-type="float" office:value="0.789" calcext:value-type="float">
            <text:p>0.789</text:p>
          </table:table-cell>
          <table:table-cell office:value-type="float" office:value="0.201" calcext:value-type="float">
            <text:p>0.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33" calcext:value-type="float">
            <text:p>573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ticulocalbin 3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THY1</text:p>
          </table:table-cell>
          <table:table-cell office:value-type="float" office:value="1.36023178770283" calcext:value-type="float">
            <text:p>1.36023178770283</text:p>
          </table:table-cell>
          <table:table-cell office:value-type="float" office:value="0.836" calcext:value-type="float">
            <text:p>0.836</text:p>
          </table:table-cell>
          <table:table-cell office:value-type="float" office:value="0.199" calcext:value-type="float">
            <text:p>0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0" calcext:value-type="float">
            <text:p>70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y-1 cell surface antigen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OL1A1</text:p>
          </table:table-cell>
          <table:table-cell office:value-type="float" office:value="1.35255222016617" calcext:value-type="float">
            <text:p>1.35255222016617</text:p>
          </table:table-cell>
          <table:table-cell office:value-type="float" office:value="0.915" calcext:value-type="float">
            <text:p>0.915</text:p>
          </table:table-cell>
          <table:table-cell office:value-type="float" office:value="0.443" calcext:value-type="float">
            <text:p>0.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I alpha 1 chain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SERPINH1</text:p>
          </table:table-cell>
          <table:table-cell office:value-type="float" office:value="1.32741294486917" calcext:value-type="float">
            <text:p>1.32741294486917</text:p>
          </table:table-cell>
          <table:table-cell office:value-type="float" office:value="0.853" calcext:value-type="float">
            <text:p>0.853</text:p>
          </table:table-cell>
          <table:table-cell office:value-type="float" office:value="0.396" calcext:value-type="float">
            <text:p>0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H member 1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S100A6</text:p>
          </table:table-cell>
          <table:table-cell office:value-type="float" office:value="1.32473120097663" calcext:value-type="float">
            <text:p>1.32473120097663</text:p>
          </table:table-cell>
          <table:table-cell office:value-type="float" office:value="0.952" calcext:value-type="float">
            <text:p>0.952</text:p>
          </table:table-cell>
          <table:table-cell office:value-type="float" office:value="0.884" calcext:value-type="float">
            <text:p>0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6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AVIN3</text:p>
          </table:table-cell>
          <table:table-cell office:value-type="float" office:value="1.30545729331215" calcext:value-type="float">
            <text:p>1.30545729331215</text:p>
          </table:table-cell>
          <table:table-cell office:value-type="float" office:value="0.783" calcext:value-type="float">
            <text:p>0.783</text:p>
          </table:table-cell>
          <table:table-cell office:value-type="float" office:value="0.356" calcext:value-type="float">
            <text:p>0.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464" calcext:value-type="float">
            <text:p>1124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veolae associated protein 3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11orf96</text:p>
          </table:table-cell>
          <table:table-cell office:value-type="float" office:value="1.28323999968699" calcext:value-type="float">
            <text:p>1.28323999968699</text:p>
          </table:table-cell>
          <table:table-cell office:value-type="float" office:value="0.673" calcext:value-type="float">
            <text:p>0.673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763" calcext:value-type="float">
            <text:p>3877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11 open reading frame 96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ALD1</text:p>
          </table:table-cell>
          <table:table-cell office:value-type="float" office:value="1.27914291250781" calcext:value-type="float">
            <text:p>1.27914291250781</text:p>
          </table:table-cell>
          <table:table-cell office:value-type="float" office:value="0.92" calcext:value-type="float">
            <text:p>0.92</text:p>
          </table:table-cell>
          <table:table-cell office:value-type="float" office:value="0.636" calcext:value-type="float">
            <text:p>0.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desmon 1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TUBB3</text:p>
          </table:table-cell>
          <table:table-cell office:value-type="float" office:value="1.26199074961282" calcext:value-type="float">
            <text:p>1.26199074961282</text:p>
          </table:table-cell>
          <table:table-cell office:value-type="float" office:value="0.708" calcext:value-type="float">
            <text:p>0.708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81" calcext:value-type="float">
            <text:p>103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beta 3 class III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ANGPTL4</text:p>
          </table:table-cell>
          <table:table-cell office:value-type="float" office:value="1.25095760462402" calcext:value-type="float">
            <text:p>1.25095760462402</text:p>
          </table:table-cell>
          <table:table-cell office:value-type="float" office:value="0.627" calcext:value-type="float">
            <text:p>0.627</text:p>
          </table:table-cell>
          <table:table-cell office:value-type="float" office:value="0.255" calcext:value-type="float">
            <text:p>0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29" calcext:value-type="float">
            <text:p>511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ngiopoietin like 4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MYDGF</text:p>
          </table:table-cell>
          <table:table-cell office:value-type="float" office:value="1.2508543156226" calcext:value-type="float">
            <text:p>1.2508543156226</text:p>
          </table:table-cell>
          <table:table-cell office:value-type="float" office:value="0.842" calcext:value-type="float">
            <text:p>0.842</text:p>
          </table:table-cell>
          <table:table-cell office:value-type="float" office:value="0.707" calcext:value-type="float">
            <text:p>0.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005" calcext:value-type="float">
            <text:p>560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yeloid derived growth factor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SPHK1</text:p>
          </table:table-cell>
          <table:table-cell office:value-type="float" office:value="1.2468514217781" calcext:value-type="float">
            <text:p>1.2468514217781</text:p>
          </table:table-cell>
          <table:table-cell office:value-type="float" office:value="0.697" calcext:value-type="float">
            <text:p>0.697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77" calcext:value-type="float">
            <text:p>88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hingosine kinase 1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NNMT</text:p>
          </table:table-cell>
          <table:table-cell office:value-type="float" office:value="1.24333884991107" calcext:value-type="float">
            <text:p>1.24333884991107</text:p>
          </table:table-cell>
          <table:table-cell office:value-type="float" office:value="0.859" calcext:value-type="float">
            <text:p>0.859</text:p>
          </table:table-cell>
          <table:table-cell office:value-type="float" office:value="0.267" calcext:value-type="float">
            <text:p>0.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icotinamide N-methyltransferase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TMSB10</text:p>
          </table:table-cell>
          <table:table-cell office:value-type="float" office:value="1.21881005508496" calcext:value-type="float">
            <text:p>1.21881005508496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9" calcext:value-type="float">
            <text:p>0.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68" calcext:value-type="float">
            <text:p>916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ymosin beta 10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IER3</text:p>
          </table:table-cell>
          <table:table-cell office:value-type="float" office:value="1.21238494997714" calcext:value-type="float">
            <text:p>1.21238494997714</text:p>
          </table:table-cell>
          <table:table-cell office:value-type="float" office:value="0.886" calcext:value-type="float">
            <text:p>0.886</text:p>
          </table:table-cell>
          <table:table-cell office:value-type="float" office:value="0.71" calcext:value-type="float">
            <text:p>0.71</text:p>
          </table:table-cell>
          <table:table-cell table:style-name="ce3" office:value-type="float" office:value="3.21573013031115E-235" calcext:value-type="float">
            <text:p>3.22E-235</text:p>
          </table:table-cell>
          <table:table-cell table:style-name="ce3" office:value-type="float" office:value="8.2895091299161E-231" calcext:value-type="float">
            <text:p>8.29E-231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mmediate early response 3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OL5A2</text:p>
          </table:table-cell>
          <table:table-cell office:value-type="float" office:value="1.20750905606951" calcext:value-type="float">
            <text:p>1.20750905606951</text:p>
          </table:table-cell>
          <table:table-cell office:value-type="float" office:value="0.838" calcext:value-type="float">
            <text:p>0.838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 alpha 2 chain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TUBB</text:p>
          </table:table-cell>
          <table:table-cell office:value-type="float" office:value="1.20200494380843" calcext:value-type="float">
            <text:p>1.20200494380843</text:p>
          </table:table-cell>
          <table:table-cell office:value-type="float" office:value="0.933" calcext:value-type="float">
            <text:p>0.933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068" calcext:value-type="float">
            <text:p>20306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beta class I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MMP1</text:p>
          </table:table-cell>
          <table:table-cell office:value-type="float" office:value="1.19122105077038" calcext:value-type="float">
            <text:p>1.19122105077038</text:p>
          </table:table-cell>
          <table:table-cell office:value-type="float" office:value="0.399" calcext:value-type="float">
            <text:p>0.399</text:p>
          </table:table-cell>
          <table:table-cell office:value-type="float" office:value="0.07" calcext:value-type="float">
            <text:p>0.07</text:p>
          </table:table-cell>
          <table:table-cell table:style-name="ce3" office:value-type="float" office:value="3.47026253876425E-292" calcext:value-type="float">
            <text:p>3.47E-292</text:p>
          </table:table-cell>
          <table:table-cell table:style-name="ce3" office:value-type="float" office:value="8.94564277242648E-288" calcext:value-type="float">
            <text:p>8.95E-288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trix metallopeptidase 1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KAP4</text:p>
          </table:table-cell>
          <table:table-cell office:value-type="float" office:value="1.17745480914938" calcext:value-type="float">
            <text:p>1.1774548091493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70" calcext:value-type="float">
            <text:p>109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skeleton associated protein 4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AVIN1</text:p>
          </table:table-cell>
          <table:table-cell office:value-type="float" office:value="1.16574810306907" calcext:value-type="float">
            <text:p>1.16574810306907</text:p>
          </table:table-cell>
          <table:table-cell office:value-type="float" office:value="0.877" calcext:value-type="float">
            <text:p>0.877</text:p>
          </table:table-cell>
          <table:table-cell office:value-type="float" office:value="0.556" calcext:value-type="float">
            <text:p>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119" calcext:value-type="float">
            <text:p>2841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veolae associated protein 1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LDHB</text:p>
          </table:table-cell>
          <table:table-cell office:value-type="float" office:value="1.16339793012447" calcext:value-type="float">
            <text:p>1.16339793012447</text:p>
          </table:table-cell>
          <table:table-cell office:value-type="float" office:value="0.842" calcext:value-type="float">
            <text:p>0.842</text:p>
          </table:table-cell>
          <table:table-cell office:value-type="float" office:value="0.587" calcext:value-type="float">
            <text:p>0.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actate dehydrogenase B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ITGB1</text:p>
          </table:table-cell>
          <table:table-cell office:value-type="float" office:value="1.15775445003411" calcext:value-type="float">
            <text:p>1.15775445003411</text:p>
          </table:table-cell>
          <table:table-cell office:value-type="float" office:value="0.907" calcext:value-type="float">
            <text:p>0.907</text:p>
          </table:table-cell>
          <table:table-cell office:value-type="float" office:value="0.756" calcext:value-type="float">
            <text:p>0.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in subunit beta 1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LUM</text:p>
          </table:table-cell>
          <table:table-cell office:value-type="float" office:value="1.14411353600639" calcext:value-type="float">
            <text:p>1.14411353600639</text:p>
          </table:table-cell>
          <table:table-cell office:value-type="float" office:value="0.855" calcext:value-type="float">
            <text:p>0.855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umican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MAP1B</text:p>
          </table:table-cell>
          <table:table-cell office:value-type="float" office:value="1.14322701841014" calcext:value-type="float">
            <text:p>1.14322701841014</text:p>
          </table:table-cell>
          <table:table-cell office:value-type="float" office:value="0.813" calcext:value-type="float">
            <text:p>0.813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crotubule associated protein 1B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OL1A2</text:p>
          </table:table-cell>
          <table:table-cell office:value-type="float" office:value="1.13257964789389" calcext:value-type="float">
            <text:p>1.13257964789389</text:p>
          </table:table-cell>
          <table:table-cell office:value-type="float" office:value="0.914" calcext:value-type="float">
            <text:p>0.914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I alpha 2 chain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TNFRSF12A</text:p>
          </table:table-cell>
          <table:table-cell office:value-type="float" office:value="1.12792298164707" calcext:value-type="float">
            <text:p>1.12792298164707</text:p>
          </table:table-cell>
          <table:table-cell office:value-type="float" office:value="0.803" calcext:value-type="float">
            <text:p>0.803</text:p>
          </table:table-cell>
          <table:table-cell office:value-type="float" office:value="0.396" calcext:value-type="float">
            <text:p>0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330" calcext:value-type="float">
            <text:p>513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NF receptor superfamily member 12A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SELENOM</text:p>
          </table:table-cell>
          <table:table-cell office:value-type="float" office:value="1.12149077492929" calcext:value-type="float">
            <text:p>1.12149077492929</text:p>
          </table:table-cell>
          <table:table-cell office:value-type="float" office:value="0.876" calcext:value-type="float">
            <text:p>0.876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606" calcext:value-type="float">
            <text:p>1406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lenoprotein M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PCOLCE</text:p>
          </table:table-cell>
          <table:table-cell office:value-type="float" office:value="1.11756478227577" calcext:value-type="float">
            <text:p>1.11756478227577</text:p>
          </table:table-cell>
          <table:table-cell office:value-type="float" office:value="0.852" calcext:value-type="float">
            <text:p>0.852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collagen C-endopeptidase enhancer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TPM4</text:p>
          </table:table-cell>
          <table:table-cell office:value-type="float" office:value="1.11613298453252" calcext:value-type="float">
            <text:p>1.11613298453252</text:p>
          </table:table-cell>
          <table:table-cell office:value-type="float" office:value="0.909" calcext:value-type="float">
            <text:p>0.909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1" calcext:value-type="float">
            <text:p>71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opomyosin 4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SPARC</text:p>
          </table:table-cell>
          <table:table-cell office:value-type="float" office:value="1.11148678181603" calcext:value-type="float">
            <text:p>1.11148678181603</text:p>
          </table:table-cell>
          <table:table-cell office:value-type="float" office:value="0.911" calcext:value-type="float">
            <text:p>0.911</text:p>
          </table:table-cell>
          <table:table-cell office:value-type="float" office:value="0.464" calcext:value-type="float">
            <text:p>0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8" calcext:value-type="float">
            <text:p>66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creted protein acidic and cysteine rich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PPP1R14B</text:p>
          </table:table-cell>
          <table:table-cell office:value-type="float" office:value="1.09669695320616" calcext:value-type="float">
            <text:p>1.09669695320616</text:p>
          </table:table-cell>
          <table:table-cell office:value-type="float" office:value="0.825" calcext:value-type="float">
            <text:p>0.825</text:p>
          </table:table-cell>
          <table:table-cell office:value-type="float" office:value="0.709" calcext:value-type="float">
            <text:p>0.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72" calcext:value-type="float">
            <text:p>264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in phosphatase 1 regulatory inhibitor subunit 14B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KDELR2</text:p>
          </table:table-cell>
          <table:table-cell office:value-type="float" office:value="1.08295966488175" calcext:value-type="float">
            <text:p>1.08295966488175</text:p>
          </table:table-cell>
          <table:table-cell office:value-type="float" office:value="0.863" calcext:value-type="float">
            <text:p>0.863</text:p>
          </table:table-cell>
          <table:table-cell office:value-type="float" office:value="0.718" calcext:value-type="float">
            <text:p>0.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4" calcext:value-type="float">
            <text:p>110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DEL endoplasmic reticulum protein retention receptor 2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MMP3</text:p>
          </table:table-cell>
          <table:table-cell office:value-type="float" office:value="1.08078073349145" calcext:value-type="float">
            <text:p>1.08078073349145</text:p>
          </table:table-cell>
          <table:table-cell office:value-type="float" office:value="0.26" calcext:value-type="float">
            <text:p>0.26</text:p>
          </table:table-cell>
          <table:table-cell office:value-type="float" office:value="0.043" calcext:value-type="float">
            <text:p>0.043</text:p>
          </table:table-cell>
          <table:table-cell table:style-name="ce3" office:value-type="float" office:value="3.64059146423375E-186" calcext:value-type="float">
            <text:p>3.64E-186</text:p>
          </table:table-cell>
          <table:table-cell table:style-name="ce3" office:value-type="float" office:value="9.38471667650176E-182" calcext:value-type="float">
            <text:p>9.38E-182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trix metallopeptidase 3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S100A4</text:p>
          </table:table-cell>
          <table:table-cell office:value-type="float" office:value="1.07364420707765" calcext:value-type="float">
            <text:p>1.07364420707765</text:p>
          </table:table-cell>
          <table:table-cell office:value-type="float" office:value="0.911" calcext:value-type="float">
            <text:p>0.911</text:p>
          </table:table-cell>
          <table:table-cell office:value-type="float" office:value="0.753" calcext:value-type="float">
            <text:p>0.753</text:p>
          </table:table-cell>
          <table:table-cell table:style-name="ce3" office:value-type="float" office:value="8.62947208839745E-254" calcext:value-type="float">
            <text:p>8.63E-254</text:p>
          </table:table-cell>
          <table:table-cell table:style-name="ce3" office:value-type="float" office:value="2.2245053149471E-249" calcext:value-type="float">
            <text:p>2.22E-249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4</text:p>
          </table:table-cell>
        </table:table-row>
        <table:table-row table:style-name="ro1">
          <table:table-cell office:value-type="string" calcext:value-type="string">
            <text:p>FB-prolif</text:p>
          </table:table-cell>
          <table:table-cell office:value-type="string" calcext:value-type="string">
            <text:p>CENPF</text:p>
          </table:table-cell>
          <table:table-cell office:value-type="float" office:value="1.07076573249722" calcext:value-type="float">
            <text:p>1.07076573249722</text:p>
          </table:table-cell>
          <table:table-cell office:value-type="float" office:value="0.535" calcext:value-type="float">
            <text:p>0.535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ntromere protein F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FLG</text:p>
          </table:table-cell>
          <table:table-cell office:value-type="float" office:value="6.50423182951082" calcext:value-type="float">
            <text:p>6.50423182951082</text:p>
          </table:table-cell>
          <table:table-cell office:value-type="float" office:value="0.558" calcext:value-type="float">
            <text:p>0.558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laggrin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LORICRIN</text:p>
          </table:table-cell>
          <table:table-cell office:value-type="float" office:value="5.87877474275421" calcext:value-type="float">
            <text:p>5.87877474275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oricrin cornified envelope precursor protein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ALML5</text:p>
          </table:table-cell>
          <table:table-cell office:value-type="float" office:value="5.4338407595055" calcext:value-type="float">
            <text:p>5.4338407595055</text:p>
          </table:table-cell>
          <table:table-cell office:value-type="float" office:value="0.999" calcext:value-type="float">
            <text:p>0.999</text:p>
          </table:table-cell>
          <table:table-cell office:value-type="float" office:value="0.415" calcext:value-type="float">
            <text:p>0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06" calcext:value-type="float">
            <text:p>518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modulin like 5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LURP1</text:p>
          </table:table-cell>
          <table:table-cell office:value-type="float" office:value="5.41516823199364" calcext:value-type="float">
            <text:p>5.41516823199364</text:p>
          </table:table-cell>
          <table:table-cell office:value-type="float" office:value="0.955" calcext:value-type="float">
            <text:p>0.955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52" calcext:value-type="float">
            <text:p>571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creted LY6/PLAUR domain containing 1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KRT2</text:p>
          </table:table-cell>
          <table:table-cell office:value-type="float" office:value="4.98211393026372" calcext:value-type="float">
            <text:p>4.98211393026372</text:p>
          </table:table-cell>
          <table:table-cell office:value-type="float" office:value="0.961" calcext:value-type="float">
            <text:p>0.961</text:p>
          </table:table-cell>
          <table:table-cell office:value-type="float" office:value="0.266" calcext:value-type="float">
            <text:p>0.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2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HOPX</text:p>
          </table:table-cell>
          <table:table-cell office:value-type="float" office:value="4.58560444173284" calcext:value-type="float">
            <text:p>4.58560444173284</text:p>
          </table:table-cell>
          <table:table-cell office:value-type="float" office:value="0.997" calcext:value-type="float">
            <text:p>0.997</text:p>
          </table:table-cell>
          <table:table-cell office:value-type="float" office:value="0.599" calcext:value-type="float">
            <text:p>0.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525" calcext:value-type="float">
            <text:p>845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OP homeobox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FLG2</text:p>
          </table:table-cell>
          <table:table-cell office:value-type="float" office:value="4.52649245609773" calcext:value-type="float">
            <text:p>4.52649245609773</text:p>
          </table:table-cell>
          <table:table-cell office:value-type="float" office:value="0.332" calcext:value-type="float">
            <text:p>0.332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698" calcext:value-type="float">
            <text:p>38869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laggrin family member 2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PINK5</text:p>
          </table:table-cell>
          <table:table-cell office:value-type="float" office:value="4.38420398629907" calcext:value-type="float">
            <text:p>4.38420398629907</text:p>
          </table:table-cell>
          <table:table-cell office:value-type="float" office:value="0.997" calcext:value-type="float">
            <text:p>0.99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5" calcext:value-type="float">
            <text:p>110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ine peptidase inhibitor Kazal type 5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ST6</text:p>
          </table:table-cell>
          <table:table-cell office:value-type="float" office:value="3.9204324210157" calcext:value-type="float">
            <text:p>3.9204324210157</text:p>
          </table:table-cell>
          <table:table-cell office:value-type="float" office:value="0.693" calcext:value-type="float">
            <text:p>0.693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atin E/M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PRR2E</text:p>
          </table:table-cell>
          <table:table-cell office:value-type="float" office:value="3.80277369452463" calcext:value-type="float">
            <text:p>3.80277369452463</text:p>
          </table:table-cell>
          <table:table-cell office:value-type="float" office:value="0.35" calcext:value-type="float">
            <text:p>0.35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4" calcext:value-type="float">
            <text:p>67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mall proline rich protein 2E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NFN</text:p>
          </table:table-cell>
          <table:table-cell office:value-type="float" office:value="3.79563471379819" calcext:value-type="float">
            <text:p>3.79563471379819</text:p>
          </table:table-cell>
          <table:table-cell office:value-type="float" office:value="0.737" calcext:value-type="float">
            <text:p>0.737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518" calcext:value-type="float">
            <text:p>845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rnifelin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BSN</text:p>
          </table:table-cell>
          <table:table-cell office:value-type="float" office:value="3.78538957328788" calcext:value-type="float">
            <text:p>3.78538957328788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97" calcext:value-type="float">
            <text:p>3748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uprabasin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LURP2</text:p>
          </table:table-cell>
          <table:table-cell office:value-type="float" office:value="3.61082871529085" calcext:value-type="float">
            <text:p>3.61082871529085</text:p>
          </table:table-cell>
          <table:table-cell office:value-type="float" office:value="0.93" calcext:value-type="float">
            <text:p>0.93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355" calcext:value-type="float">
            <text:p>43235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creted LY6/PLAUR domain containing 2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KRTDAP</text:p>
          </table:table-cell>
          <table:table-cell office:value-type="float" office:value="3.57356712124377" calcext:value-type="float">
            <text:p>3.57356712124377</text:p>
          </table:table-cell>
          <table:table-cell office:value-type="float" office:value="1" calcext:value-type="float">
            <text:p>1</text:p>
          </table:table-cell>
          <table:table-cell office:value-type="float" office:value="0.681" calcext:value-type="float">
            <text:p>0.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533" calcext:value-type="float">
            <text:p>3885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ocyte differentiation associated protein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DSN</text:p>
          </table:table-cell>
          <table:table-cell office:value-type="float" office:value="3.38716666991789" calcext:value-type="float">
            <text:p>3.38716666991789</text:p>
          </table:table-cell>
          <table:table-cell office:value-type="float" office:value="0.38" calcext:value-type="float">
            <text:p>0.3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rneodesmosin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LY6G6C</text:p>
          </table:table-cell>
          <table:table-cell office:value-type="float" office:value="3.31074567164827" calcext:value-type="float">
            <text:p>3.31074567164827</text:p>
          </table:table-cell>
          <table:table-cell office:value-type="float" office:value="0.985" calcext:value-type="float">
            <text:p>0.985</text:p>
          </table:table-cell>
          <table:table-cell office:value-type="float" office:value="0.204" calcext:value-type="float">
            <text:p>0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40" calcext:value-type="float">
            <text:p>8074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mphocyte antigen 6 family member G6C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1orf68</text:p>
          </table:table-cell>
          <table:table-cell office:value-type="float" office:value="3.25258581571293" calcext:value-type="float">
            <text:p>3.25258581571293</text:p>
          </table:table-cell>
          <table:table-cell office:value-type="float" office:value="0.585" calcext:value-type="float">
            <text:p>0.585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29271" calcext:value-type="float">
            <text:p>1001292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1 open reading frame 68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MEM45A</text:p>
          </table:table-cell>
          <table:table-cell office:value-type="float" office:value="3.22034903349229" calcext:value-type="float">
            <text:p>3.22034903349229</text:p>
          </table:table-cell>
          <table:table-cell office:value-type="float" office:value="0.996" calcext:value-type="float">
            <text:p>0.996</text:p>
          </table:table-cell>
          <table:table-cell office:value-type="float" office:value="0.527" calcext:value-type="float">
            <text:p>0.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76" calcext:value-type="float">
            <text:p>550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membrane protein 45A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KLK7</text:p>
          </table:table-cell>
          <table:table-cell office:value-type="float" office:value="3.20981450742671" calcext:value-type="float">
            <text:p>3.2098145074267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allikrein related peptidase 7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STA</text:p>
          </table:table-cell>
          <table:table-cell office:value-type="float" office:value="3.17255617934024" calcext:value-type="float">
            <text:p>3.17255617934024</text:p>
          </table:table-cell>
          <table:table-cell office:value-type="float" office:value="0.999" calcext:value-type="float">
            <text:p>0.999</text:p>
          </table:table-cell>
          <table:table-cell office:value-type="float" office:value="0.536" calcext:value-type="float">
            <text:p>0.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atin A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CEL</text:p>
          </table:table-cell>
          <table:table-cell office:value-type="float" office:value="3.05141634505776" calcext:value-type="float">
            <text:p>3.05141634505776</text:p>
          </table:table-cell>
          <table:table-cell office:value-type="float" office:value="0.973" calcext:value-type="float">
            <text:p>0.973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96" calcext:value-type="float">
            <text:p>87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ciellin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ERPINA12</text:p>
          </table:table-cell>
          <table:table-cell office:value-type="float" office:value="3.03663340470162" calcext:value-type="float">
            <text:p>3.03663340470162</text:p>
          </table:table-cell>
          <table:table-cell office:value-type="float" office:value="0.695" calcext:value-type="float">
            <text:p>0.695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64" calcext:value-type="float">
            <text:p>1452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A member 12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OF1B</text:p>
          </table:table-cell>
          <table:table-cell office:value-type="float" office:value="2.94445797314176" calcext:value-type="float">
            <text:p>2.94445797314176</text:p>
          </table:table-cell>
          <table:table-cell office:value-type="float" office:value="0.976" calcext:value-type="float">
            <text:p>0.976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83" calcext:value-type="float">
            <text:p>799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OF1B actin binding protein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100A7</text:p>
          </table:table-cell>
          <table:table-cell office:value-type="float" office:value="2.93127220389085" calcext:value-type="float">
            <text:p>2.93127220389085</text:p>
          </table:table-cell>
          <table:table-cell office:value-type="float" office:value="0.479" calcext:value-type="float">
            <text:p>0.479</text:p>
          </table:table-cell>
          <table:table-cell office:value-type="float" office:value="0.366" calcext:value-type="float">
            <text:p>0.366</text:p>
          </table:table-cell>
          <table:table-cell table:style-name="ce3" office:value-type="float" office:value="2.05140459591586E-193" calcext:value-type="float">
            <text:p>2.05E-193</text:p>
          </table:table-cell>
          <table:table-cell table:style-name="ce3" office:value-type="float" office:value="5.28811076735191E-189" calcext:value-type="float">
            <text:p>5.29E-189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7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LIC3</text:p>
          </table:table-cell>
          <table:table-cell office:value-type="float" office:value="2.72432109211218" calcext:value-type="float">
            <text:p>2.72432109211218</text:p>
          </table:table-cell>
          <table:table-cell office:value-type="float" office:value="0.938" calcext:value-type="float">
            <text:p>0.938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2" calcext:value-type="float">
            <text:p>90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loride intracellular channel 3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DSC1</text:p>
          </table:table-cell>
          <table:table-cell office:value-type="float" office:value="2.7177597648103" calcext:value-type="float">
            <text:p>2.7177597648103</text:p>
          </table:table-cell>
          <table:table-cell office:value-type="float" office:value="0.984" calcext:value-type="float">
            <text:p>0.984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collin 1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LYPD3</text:p>
          </table:table-cell>
          <table:table-cell office:value-type="float" office:value="2.62298120834692" calcext:value-type="float">
            <text:p>2.62298120834692</text:p>
          </table:table-cell>
          <table:table-cell office:value-type="float" office:value="0.989" calcext:value-type="float">
            <text:p>0.989</text:p>
          </table:table-cell>
          <table:table-cell office:value-type="float" office:value="0.446" calcext:value-type="float">
            <text:p>0.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76" calcext:value-type="float">
            <text:p>270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6/PLAUR domain containing 3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DMKN</text:p>
          </table:table-cell>
          <table:table-cell office:value-type="float" office:value="2.59505150254528" calcext:value-type="float">
            <text:p>2.59505150254528</text:p>
          </table:table-cell>
          <table:table-cell office:value-type="float" office:value="1" calcext:value-type="float">
            <text:p>1</text:p>
          </table:table-cell>
          <table:table-cell office:value-type="float" office:value="0.681" calcext:value-type="float">
            <text:p>0.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99" calcext:value-type="float">
            <text:p>930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rmokine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PRR1B</text:p>
          </table:table-cell>
          <table:table-cell office:value-type="float" office:value="2.52850403300987" calcext:value-type="float">
            <text:p>2.52850403300987</text:p>
          </table:table-cell>
          <table:table-cell office:value-type="float" office:value="0.862" calcext:value-type="float">
            <text:p>0.862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mall proline rich protein 1B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ULT2B1</text:p>
          </table:table-cell>
          <table:table-cell office:value-type="float" office:value="2.49664385764392" calcext:value-type="float">
            <text:p>2.49664385764392</text:p>
          </table:table-cell>
          <table:table-cell office:value-type="float" office:value="0.993" calcext:value-type="float">
            <text:p>0.993</text:p>
          </table:table-cell>
          <table:table-cell office:value-type="float" office:value="0.222" calcext:value-type="float">
            <text:p>0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ulfotransferase family 2B member 1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TNNBIP1</text:p>
          </table:table-cell>
          <table:table-cell office:value-type="float" office:value="2.44057688028911" calcext:value-type="float">
            <text:p>2.44057688028911</text:p>
          </table:table-cell>
          <table:table-cell office:value-type="float" office:value="1" calcext:value-type="float">
            <text:p>1</text:p>
          </table:table-cell>
          <table:table-cell office:value-type="float" office:value="0.552" calcext:value-type="float">
            <text:p>0.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98" calcext:value-type="float">
            <text:p>5699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enin beta interacting protein 1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ACSTD2</text:p>
          </table:table-cell>
          <table:table-cell office:value-type="float" office:value="2.41449663421959" calcext:value-type="float">
            <text:p>2.41449663421959</text:p>
          </table:table-cell>
          <table:table-cell office:value-type="float" office:value="0.991" calcext:value-type="float">
            <text:p>0.991</text:p>
          </table:table-cell>
          <table:table-cell office:value-type="float" office:value="0.453" calcext:value-type="float">
            <text:p>0.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mor associated calcium signal transducer 2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DSG1</text:p>
          </table:table-cell>
          <table:table-cell office:value-type="float" office:value="2.34769013910299" calcext:value-type="float">
            <text:p>2.347690139102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532" calcext:value-type="float">
            <text:p>0.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glein 1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ASP14</text:p>
          </table:table-cell>
          <table:table-cell office:value-type="float" office:value="2.34324041676432" calcext:value-type="float">
            <text:p>2.34324041676432</text:p>
          </table:table-cell>
          <table:table-cell office:value-type="float" office:value="0.987" calcext:value-type="float">
            <text:p>0.987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81" calcext:value-type="float">
            <text:p>235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spase 14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GAN</text:p>
          </table:table-cell>
          <table:table-cell office:value-type="float" office:value="2.34050502300637" calcext:value-type="float">
            <text:p>2.34050502300637</text:p>
          </table:table-cell>
          <table:table-cell office:value-type="float" office:value="0.962" calcext:value-type="float">
            <text:p>0.962</text:p>
          </table:table-cell>
          <table:table-cell office:value-type="float" office:value="0.358" calcext:value-type="float">
            <text:p>0.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igaxonin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GLTP</text:p>
          </table:table-cell>
          <table:table-cell office:value-type="float" office:value="2.28581545786249" calcext:value-type="float">
            <text:p>2.28581545786249</text:p>
          </table:table-cell>
          <table:table-cell office:value-type="float" office:value="1" calcext:value-type="float">
            <text:p>1</text:p>
          </table:table-cell>
          <table:table-cell office:value-type="float" office:value="0.642" calcext:value-type="float">
            <text:p>0.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28" calcext:value-type="float">
            <text:p>512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ycolipid transfer protein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KLK5</text:p>
          </table:table-cell>
          <table:table-cell office:value-type="float" office:value="2.22199097332802" calcext:value-type="float">
            <text:p>2.22199097332802</text:p>
          </table:table-cell>
          <table:table-cell office:value-type="float" office:value="0.569" calcext:value-type="float">
            <text:p>0.569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18" calcext:value-type="float">
            <text:p>258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allikrein related peptidase 5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FABP5</text:p>
          </table:table-cell>
          <table:table-cell office:value-type="float" office:value="2.16931109003707" calcext:value-type="float">
            <text:p>2.16931109003707</text:p>
          </table:table-cell>
          <table:table-cell office:value-type="float" office:value="0.982" calcext:value-type="float">
            <text:p>0.982</text:p>
          </table:table-cell>
          <table:table-cell office:value-type="float" office:value="0.723" calcext:value-type="float">
            <text:p>0.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atty acid binding protein 5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KRT10</text:p>
          </table:table-cell>
          <table:table-cell office:value-type="float" office:value="2.16642422415519" calcext:value-type="float">
            <text:p>2.16642422415519</text:p>
          </table:table-cell>
          <table:table-cell office:value-type="float" office:value="0.999" calcext:value-type="float">
            <text:p>0.999</text:p>
          </table:table-cell>
          <table:table-cell office:value-type="float" office:value="0.862" calcext:value-type="float">
            <text:p>0.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0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LDN4</text:p>
          </table:table-cell>
          <table:table-cell office:value-type="float" office:value="2.16302355755029" calcext:value-type="float">
            <text:p>2.16302355755029</text:p>
          </table:table-cell>
          <table:table-cell office:value-type="float" office:value="0.968" calcext:value-type="float">
            <text:p>0.968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laudin 4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KLK8</text:p>
          </table:table-cell>
          <table:table-cell office:value-type="float" office:value="2.11927300033302" calcext:value-type="float">
            <text:p>2.11927300033302</text:p>
          </table:table-cell>
          <table:table-cell office:value-type="float" office:value="0.997" calcext:value-type="float">
            <text:p>0.997</text:p>
          </table:table-cell>
          <table:table-cell office:value-type="float" office:value="0.431" calcext:value-type="float">
            <text:p>0.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2" calcext:value-type="float">
            <text:p>112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allikrein related peptidase 8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ALML3</text:p>
          </table:table-cell>
          <table:table-cell office:value-type="float" office:value="2.11781325991255" calcext:value-type="float">
            <text:p>2.11781325991255</text:p>
          </table:table-cell>
          <table:table-cell office:value-type="float" office:value="0.98" calcext:value-type="float">
            <text:p>0.98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modulin like 3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LGALS7B</text:p>
          </table:table-cell>
          <table:table-cell office:value-type="float" office:value="2.10895926892407" calcext:value-type="float">
            <text:p>2.10895926892407</text:p>
          </table:table-cell>
          <table:table-cell office:value-type="float" office:value="0.97" calcext:value-type="float">
            <text:p>0.97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7B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C5orf46</text:p>
          </table:table-cell>
          <table:table-cell office:value-type="float" office:value="2.10278184446967" calcext:value-type="float">
            <text:p>2.10278184446967</text:p>
          </table:table-cell>
          <table:table-cell office:value-type="float" office:value="0.655" calcext:value-type="float">
            <text:p>0.655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336" calcext:value-type="float">
            <text:p>3893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5 open reading frame 46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PRR2D</text:p>
          </table:table-cell>
          <table:table-cell office:value-type="float" office:value="2.09721728471031" calcext:value-type="float">
            <text:p>2.09721728471031</text:p>
          </table:table-cell>
          <table:table-cell office:value-type="float" office:value="0.38" calcext:value-type="float">
            <text:p>0.38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mall proline rich protein 2D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KRT23</text:p>
          </table:table-cell>
          <table:table-cell office:value-type="float" office:value="2.06126236905771" calcext:value-type="float">
            <text:p>2.06126236905771</text:p>
          </table:table-cell>
          <table:table-cell office:value-type="float" office:value="0.36" calcext:value-type="float">
            <text:p>0.36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84" calcext:value-type="float">
            <text:p>2598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23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NCCRP1</text:p>
          </table:table-cell>
          <table:table-cell office:value-type="float" office:value="2.05738477721698" calcext:value-type="float">
            <text:p>2.05738477721698</text:p>
          </table:table-cell>
          <table:table-cell office:value-type="float" office:value="0.862" calcext:value-type="float">
            <text:p>0.862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97" calcext:value-type="float">
            <text:p>3428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CCRP1, F-box associated domain containing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IVL</text:p>
          </table:table-cell>
          <table:table-cell office:value-type="float" office:value="2.05594020854778" calcext:value-type="float">
            <text:p>2.05594020854778</text:p>
          </table:table-cell>
          <table:table-cell office:value-type="float" office:value="0.977" calcext:value-type="float">
            <text:p>0.977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volucrin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ERP</text:p>
          </table:table-cell>
          <table:table-cell office:value-type="float" office:value="2.04306779149952" calcext:value-type="float">
            <text:p>2.04306779149952</text:p>
          </table:table-cell>
          <table:table-cell office:value-type="float" office:value="0.999" calcext:value-type="float">
            <text:p>0.999</text:p>
          </table:table-cell>
          <table:table-cell office:value-type="float" office:value="0.746" calcext:value-type="float">
            <text:p>0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65" calcext:value-type="float">
            <text:p>640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53 apoptosis effector related to PMP22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ERPINB5</text:p>
          </table:table-cell>
          <table:table-cell office:value-type="float" office:value="2.00619895722133" calcext:value-type="float">
            <text:p>2.00619895722133</text:p>
          </table:table-cell>
          <table:table-cell office:value-type="float" office:value="0.961" calcext:value-type="float">
            <text:p>0.961</text:p>
          </table:table-cell>
          <table:table-cell office:value-type="float" office:value="0.458" calcext:value-type="float">
            <text:p>0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B member 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KRT17</text:p>
          </table:table-cell>
          <table:table-cell office:value-type="float" office:value="3.14447567463907" calcext:value-type="float">
            <text:p>3.14447567463907</text:p>
          </table:table-cell>
          <table:table-cell office:value-type="float" office:value="0.799" calcext:value-type="float">
            <text:p>0.799</text:p>
          </table:table-cell>
          <table:table-cell office:value-type="float" office:value="0.372" calcext:value-type="float">
            <text:p>0.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7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100A7</text:p>
          </table:table-cell>
          <table:table-cell office:value-type="float" office:value="2.73150941615172" calcext:value-type="float">
            <text:p>2.73150941615172</text:p>
          </table:table-cell>
          <table:table-cell office:value-type="float" office:value="0.626" calcext:value-type="float">
            <text:p>0.626</text:p>
          </table:table-cell>
          <table:table-cell office:value-type="float" office:value="0.362" calcext:value-type="float">
            <text:p>0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7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ALML3</text:p>
          </table:table-cell>
          <table:table-cell office:value-type="float" office:value="2.33515924202792" calcext:value-type="float">
            <text:p>2.33515924202792</text:p>
          </table:table-cell>
          <table:table-cell office:value-type="float" office:value="0.814" calcext:value-type="float">
            <text:p>0.814</text:p>
          </table:table-cell>
          <table:table-cell office:value-type="float" office:value="0.394" calcext:value-type="float">
            <text:p>0.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modulin like 3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KRT6B</text:p>
          </table:table-cell>
          <table:table-cell office:value-type="float" office:value="2.25205272813438" calcext:value-type="float">
            <text:p>2.25205272813438</text:p>
          </table:table-cell>
          <table:table-cell office:value-type="float" office:value="0.735" calcext:value-type="float">
            <text:p>0.735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6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UCL1</text:p>
          </table:table-cell>
          <table:table-cell office:value-type="float" office:value="1.92462092587332" calcext:value-type="float">
            <text:p>1.92462092587332</text:p>
          </table:table-cell>
          <table:table-cell office:value-type="float" office:value="0.278" calcext:value-type="float">
            <text:p>0.278</text:p>
          </table:table-cell>
          <table:table-cell office:value-type="float" office:value="0.073" calcext:value-type="float">
            <text:p>0.073</text:p>
          </table:table-cell>
          <table:table-cell table:style-name="ce3" office:value-type="float" office:value="7.51625246780929E-231" calcext:value-type="float">
            <text:p>7.52E-231</text:p>
          </table:table-cell>
          <table:table-cell table:style-name="ce3" office:value-type="float" office:value="1.93753956115188E-226" calcext:value-type="float">
            <text:p>1.94E-226</text:p>
          </table:table-cell>
          <table:table-cell office:value-type="float" office:value="118430" calcext:value-type="float">
            <text:p>1184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ucin like 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TMEM45A</text:p>
          </table:table-cell>
          <table:table-cell office:value-type="float" office:value="1.71980694282963" calcext:value-type="float">
            <text:p>1.71980694282963</text:p>
          </table:table-cell>
          <table:table-cell office:value-type="float" office:value="0.813" calcext:value-type="float">
            <text:p>0.813</text:p>
          </table:table-cell>
          <table:table-cell office:value-type="float" office:value="0.532" calcext:value-type="float">
            <text:p>0.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76" calcext:value-type="float">
            <text:p>550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membrane protein 45A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PINK5</text:p>
          </table:table-cell>
          <table:table-cell office:value-type="float" office:value="1.69192132736674" calcext:value-type="float">
            <text:p>1.69192132736674</text:p>
          </table:table-cell>
          <table:table-cell office:value-type="float" office:value="0.503" calcext:value-type="float">
            <text:p>0.503</text:p>
          </table:table-cell>
          <table:table-cell office:value-type="float" office:value="0.313" calcext:value-type="float">
            <text:p>0.313</text:p>
          </table:table-cell>
          <table:table-cell table:style-name="ce3" office:value-type="float" office:value="3.34814284560567E-168" calcext:value-type="float">
            <text:p>3.35E-168</text:p>
          </table:table-cell>
          <table:table-cell table:style-name="ce3" office:value-type="float" office:value="8.63084262740229E-164" calcext:value-type="float">
            <text:p>8.63E-164</text:p>
          </table:table-cell>
          <table:table-cell office:value-type="float" office:value="11005" calcext:value-type="float">
            <text:p>110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ine peptidase inhibitor Kazal type 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RBP1</text:p>
          </table:table-cell>
          <table:table-cell office:value-type="float" office:value="1.61595337488004" calcext:value-type="float">
            <text:p>1.61595337488004</text:p>
          </table:table-cell>
          <table:table-cell office:value-type="float" office:value="0.925" calcext:value-type="float">
            <text:p>0.925</text:p>
          </table:table-cell>
          <table:table-cell office:value-type="float" office:value="0.365" calcext:value-type="float">
            <text:p>0.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tinol binding protein 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ALML5</text:p>
          </table:table-cell>
          <table:table-cell office:value-type="float" office:value="1.56712339794157" calcext:value-type="float">
            <text:p>1.56712339794157</text:p>
          </table:table-cell>
          <table:table-cell office:value-type="float" office:value="0.763" calcext:value-type="float">
            <text:p>0.763</text:p>
          </table:table-cell>
          <table:table-cell office:value-type="float" office:value="0.421" calcext:value-type="float">
            <text:p>0.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06" calcext:value-type="float">
            <text:p>518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modulin like 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DEFB1</text:p>
          </table:table-cell>
          <table:table-cell office:value-type="float" office:value="1.49615927875397" calcext:value-type="float">
            <text:p>1.49615927875397</text:p>
          </table:table-cell>
          <table:table-cell office:value-type="float" office:value="0.791" calcext:value-type="float">
            <text:p>0.791</text:p>
          </table:table-cell>
          <table:table-cell office:value-type="float" office:value="0.392" calcext:value-type="float">
            <text:p>0.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fensin beta 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IR205HG</text:p>
          </table:table-cell>
          <table:table-cell office:value-type="float" office:value="1.44145587486801" calcext:value-type="float">
            <text:p>1.44145587486801</text:p>
          </table:table-cell>
          <table:table-cell office:value-type="float" office:value="0.99" calcext:value-type="float">
            <text:p>0.99</text:p>
          </table:table-cell>
          <table:table-cell office:value-type="float" office:value="0.517" calcext:value-type="float">
            <text:p>0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587" calcext:value-type="float">
            <text:p>642587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MIR205 host gene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100A8</text:p>
          </table:table-cell>
          <table:table-cell office:value-type="float" office:value="1.39134791718026" calcext:value-type="float">
            <text:p>1.39134791718026</text:p>
          </table:table-cell>
          <table:table-cell office:value-type="float" office:value="0.721" calcext:value-type="float">
            <text:p>0.721</text:p>
          </table:table-cell>
          <table:table-cell office:value-type="float" office:value="0.521" calcext:value-type="float">
            <text:p>0.521</text:p>
          </table:table-cell>
          <table:table-cell table:style-name="ce3" office:value-type="float" office:value="8.52129361067431E-129" calcext:value-type="float">
            <text:p>8.52E-129</text:p>
          </table:table-cell>
          <table:table-cell table:style-name="ce3" office:value-type="float" office:value="2.19661906695962E-124" calcext:value-type="float">
            <text:p>2.20E-124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8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FABP5</text:p>
          </table:table-cell>
          <table:table-cell office:value-type="float" office:value="1.38390852592058" calcext:value-type="float">
            <text:p>1.38390852592058</text:p>
          </table:table-cell>
          <table:table-cell office:value-type="float" office:value="0.849" calcext:value-type="float">
            <text:p>0.849</text:p>
          </table:table-cell>
          <table:table-cell office:value-type="float" office:value="0.727" calcext:value-type="float">
            <text:p>0.727</text:p>
          </table:table-cell>
          <table:table-cell table:style-name="ce3" office:value-type="float" office:value="1.04337061969254E-177" calcext:value-type="float">
            <text:p>1.04E-177</text:p>
          </table:table-cell>
          <table:table-cell table:style-name="ce3" office:value-type="float" office:value="2.68960078344344E-173" calcext:value-type="float">
            <text:p>2.69E-173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atty acid binding protein 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OX9</text:p>
          </table:table-cell>
          <table:table-cell office:value-type="float" office:value="1.23267935523989" calcext:value-type="float">
            <text:p>1.23267935523989</text:p>
          </table:table-cell>
          <table:table-cell office:value-type="float" office:value="0.76" calcext:value-type="float">
            <text:p>0.76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2" calcext:value-type="float">
            <text:p>66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RY-box transcription factor 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KRT15</text:p>
          </table:table-cell>
          <table:table-cell office:value-type="float" office:value="1.22171651614936" calcext:value-type="float">
            <text:p>1.22171651614936</text:p>
          </table:table-cell>
          <table:table-cell office:value-type="float" office:value="0.423" calcext:value-type="float">
            <text:p>0.423</text:p>
          </table:table-cell>
          <table:table-cell office:value-type="float" office:value="0.222" calcext:value-type="float">
            <text:p>0.222</text:p>
          </table:table-cell>
          <table:table-cell table:style-name="ce3" office:value-type="float" office:value="1.1510598826774E-069" calcext:value-type="float">
            <text:p>1.15E-69</text:p>
          </table:table-cell>
          <table:table-cell table:style-name="ce3" office:value-type="float" office:value="2.96720216556581E-065" calcext:value-type="float">
            <text:p>2.97E-65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HI3L1</text:p>
          </table:table-cell>
          <table:table-cell office:value-type="float" office:value="1.19387275460745" calcext:value-type="float">
            <text:p>1.19387275460745</text:p>
          </table:table-cell>
          <table:table-cell office:value-type="float" office:value="0.434" calcext:value-type="float">
            <text:p>0.434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itinase 3 like 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ARD18</text:p>
          </table:table-cell>
          <table:table-cell office:value-type="float" office:value="1.1938456024762" calcext:value-type="float">
            <text:p>1.1938456024762</text:p>
          </table:table-cell>
          <table:table-cell office:value-type="float" office:value="0.634" calcext:value-type="float">
            <text:p>0.634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82" calcext:value-type="float">
            <text:p>590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spase recruitment domain family member 18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FRP1</text:p>
          </table:table-cell>
          <table:table-cell office:value-type="float" office:value="1.11319081029222" calcext:value-type="float">
            <text:p>1.11319081029222</text:p>
          </table:table-cell>
          <table:table-cell office:value-type="float" office:value="0.497" calcext:value-type="float">
            <text:p>0.497</text:p>
          </table:table-cell>
          <table:table-cell office:value-type="float" office:value="0.14" calcext:value-type="float">
            <text:p>0.14</text:p>
          </table:table-cell>
          <table:table-cell table:style-name="ce3" office:value-type="float" office:value="2.0999003423825E-307" calcext:value-type="float">
            <text:p>2.10E-307</text:p>
          </table:table-cell>
          <table:table-cell table:style-name="ce3" office:value-type="float" office:value="5.4131231025936E-303" calcext:value-type="float">
            <text:p>5.41E-303</text:p>
          </table:table-cell>
          <table:table-cell office:value-type="float" office:value="6422" calcext:value-type="float">
            <text:p>64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creted frizzled related protein 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APOE</text:p>
          </table:table-cell>
          <table:table-cell office:value-type="float" office:value="1.08549932800128" calcext:value-type="float">
            <text:p>1.08549932800128</text:p>
          </table:table-cell>
          <table:table-cell office:value-type="float" office:value="0.798" calcext:value-type="float">
            <text:p>0.798</text:p>
          </table:table-cell>
          <table:table-cell office:value-type="float" office:value="0.497" calcext:value-type="float">
            <text:p>0.497</text:p>
          </table:table-cell>
          <table:table-cell table:style-name="ce3" office:value-type="float" office:value="4.22709485900236E-162" calcext:value-type="float">
            <text:p>4.23E-162</text:p>
          </table:table-cell>
          <table:table-cell table:style-name="ce3" office:value-type="float" office:value="1.08966051275363E-157" calcext:value-type="float">
            <text:p>1.09E-15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polipoprotein E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PTN</text:p>
          </table:table-cell>
          <table:table-cell office:value-type="float" office:value="1.08344793727389" calcext:value-type="float">
            <text:p>1.08344793727389</text:p>
          </table:table-cell>
          <table:table-cell office:value-type="float" office:value="0.473" calcext:value-type="float">
            <text:p>0.473</text:p>
          </table:table-cell>
          <table:table-cell office:value-type="float" office:value="0.143" calcext:value-type="float">
            <text:p>0.143</text:p>
          </table:table-cell>
          <table:table-cell table:style-name="ce3" office:value-type="float" office:value="8.78075147719293E-229" calcext:value-type="float">
            <text:p>8.78E-229</text:p>
          </table:table-cell>
          <table:table-cell table:style-name="ce3" office:value-type="float" office:value="2.26350211579079E-224" calcext:value-type="float">
            <text:p>2.26E-224</text:p>
          </table:table-cell>
          <table:table-cell office:value-type="float" office:value="5764" calcext:value-type="float">
            <text:p>57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eiotrophin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MGST1</text:p>
          </table:table-cell>
          <table:table-cell office:value-type="float" office:value="1.07620645996333" calcext:value-type="float">
            <text:p>1.07620645996333</text:p>
          </table:table-cell>
          <table:table-cell office:value-type="float" office:value="0.541" calcext:value-type="float">
            <text:p>0.541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7" calcext:value-type="float">
            <text:p>42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crosomal glutathione S-transferase 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IGFL2</text:p>
          </table:table-cell>
          <table:table-cell office:value-type="float" office:value="1.06774157320464" calcext:value-type="float">
            <text:p>1.06774157320464</text:p>
          </table:table-cell>
          <table:table-cell office:value-type="float" office:value="0.28" calcext:value-type="float">
            <text:p>0.28</text:p>
          </table:table-cell>
          <table:table-cell office:value-type="float" office:value="0.088" calcext:value-type="float">
            <text:p>0.088</text:p>
          </table:table-cell>
          <table:table-cell table:style-name="ce3" office:value-type="float" office:value="4.13863576390533E-204" calcext:value-type="float">
            <text:p>4.14E-204</text:p>
          </table:table-cell>
          <table:table-cell table:style-name="ce3" office:value-type="float" office:value="1.06685752721952E-199" calcext:value-type="float">
            <text:p>1.07E-199</text:p>
          </table:table-cell>
          <table:table-cell office:value-type="float" office:value="147920" calcext:value-type="float">
            <text:p>1479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GF like family member 2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OSTDC1</text:p>
          </table:table-cell>
          <table:table-cell office:value-type="float" office:value="1.06018040143395" calcext:value-type="float">
            <text:p>1.06018040143395</text:p>
          </table:table-cell>
          <table:table-cell office:value-type="float" office:value="0.676" calcext:value-type="float">
            <text:p>0.676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28" calcext:value-type="float">
            <text:p>259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clerostin domain containing 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GPX2</text:p>
          </table:table-cell>
          <table:table-cell office:value-type="float" office:value="1.05258920487273" calcext:value-type="float">
            <text:p>1.05258920487273</text:p>
          </table:table-cell>
          <table:table-cell office:value-type="float" office:value="0.617" calcext:value-type="float">
            <text:p>0.61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utathione peroxidase 2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100A9</text:p>
          </table:table-cell>
          <table:table-cell office:value-type="float" office:value="1.04399794746795" calcext:value-type="float">
            <text:p>1.04399794746795</text:p>
          </table:table-cell>
          <table:table-cell office:value-type="float" office:value="0.735" calcext:value-type="float">
            <text:p>0.735</text:p>
          </table:table-cell>
          <table:table-cell office:value-type="float" office:value="0.534" calcext:value-type="float">
            <text:p>0.534</text:p>
          </table:table-cell>
          <table:table-cell table:style-name="ce3" office:value-type="float" office:value="4.67160390117528E-080" calcext:value-type="float">
            <text:p>4.67E-80</text:p>
          </table:table-cell>
          <table:table-cell table:style-name="ce3" office:value-type="float" office:value="1.20424605364496E-075" calcext:value-type="float">
            <text:p>1.20E-75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DAPL1</text:p>
          </table:table-cell>
          <table:table-cell office:value-type="float" office:value="1.03426623152236" calcext:value-type="float">
            <text:p>1.03426623152236</text:p>
          </table:table-cell>
          <table:table-cell office:value-type="float" office:value="0.934" calcext:value-type="float">
            <text:p>0.934</text:p>
          </table:table-cell>
          <table:table-cell office:value-type="float" office:value="0.501" calcext:value-type="float">
            <text:p>0.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96" calcext:value-type="float">
            <text:p>921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ath associated protein like 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GJB6</text:p>
          </table:table-cell>
          <table:table-cell office:value-type="float" office:value="1.03420209261993" calcext:value-type="float">
            <text:p>1.03420209261993</text:p>
          </table:table-cell>
          <table:table-cell office:value-type="float" office:value="0.623" calcext:value-type="float">
            <text:p>0.623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4" calcext:value-type="float">
            <text:p>108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p junction protein beta 6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100A14</text:p>
          </table:table-cell>
          <table:table-cell office:value-type="float" office:value="1.00026634963725" calcext:value-type="float">
            <text:p>1.00026634963725</text:p>
          </table:table-cell>
          <table:table-cell office:value-type="float" office:value="0.984" calcext:value-type="float">
            <text:p>0.984</text:p>
          </table:table-cell>
          <table:table-cell office:value-type="float" office:value="0.549" calcext:value-type="float">
            <text:p>0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02" calcext:value-type="float">
            <text:p>574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4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ADGRL3</text:p>
          </table:table-cell>
          <table:table-cell office:value-type="float" office:value="0.981440315349237" calcext:value-type="float">
            <text:p>0.98144031534923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84" calcext:value-type="float">
            <text:p>2328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hesion G protein-coupled receptor L3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LCA2</text:p>
          </table:table-cell>
          <table:table-cell office:value-type="float" office:value="0.980698238877518" calcext:value-type="float">
            <text:p>0.980698238877518</text:p>
          </table:table-cell>
          <table:table-cell office:value-type="float" office:value="0.862" calcext:value-type="float">
            <text:p>0.862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5" calcext:value-type="float">
            <text:p>96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loride channel accessory 2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APNS2</text:p>
          </table:table-cell>
          <table:table-cell office:value-type="float" office:value="0.975075000194776" calcext:value-type="float">
            <text:p>0.975075000194776</text:p>
          </table:table-cell>
          <table:table-cell office:value-type="float" office:value="0.928" calcext:value-type="float">
            <text:p>0.928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90" calcext:value-type="float">
            <text:p>842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pain small subunit 2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LDN1</text:p>
          </table:table-cell>
          <table:table-cell office:value-type="float" office:value="0.950924166372765" calcext:value-type="float">
            <text:p>0.950924166372765</text:p>
          </table:table-cell>
          <table:table-cell office:value-type="float" office:value="0.834" calcext:value-type="float">
            <text:p>0.834</text:p>
          </table:table-cell>
          <table:table-cell office:value-type="float" office:value="0.386" calcext:value-type="float">
            <text:p>0.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6" calcext:value-type="float">
            <text:p>90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laudin 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RABP2</text:p>
          </table:table-cell>
          <table:table-cell office:value-type="float" office:value="0.947541261910709" calcext:value-type="float">
            <text:p>0.947541261910709</text:p>
          </table:table-cell>
          <table:table-cell office:value-type="float" office:value="0.624" calcext:value-type="float">
            <text:p>0.624</text:p>
          </table:table-cell>
          <table:table-cell office:value-type="float" office:value="0.418" calcext:value-type="float">
            <text:p>0.418</text:p>
          </table:table-cell>
          <table:table-cell table:style-name="ce3" office:value-type="float" office:value="7.86323507931711E-130" calcext:value-type="float">
            <text:p>7.86E-130</text:p>
          </table:table-cell>
          <table:table-cell table:style-name="ce3" office:value-type="float" office:value="2.02698473874637E-125" calcext:value-type="float">
            <text:p>2.03E-125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llular retinoic acid binding protein 2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GAS5</text:p>
          </table:table-cell>
          <table:table-cell office:value-type="float" office:value="0.93437230009007" calcext:value-type="float">
            <text:p>0.93437230009007</text:p>
          </table:table-cell>
          <table:table-cell office:value-type="float" office:value="0.984" calcext:value-type="float">
            <text:p>0.984</text:p>
          </table:table-cell>
          <table:table-cell office:value-type="float" office:value="0.899" calcext:value-type="float">
            <text:p>0.899</text:p>
          </table:table-cell>
          <table:table-cell table:style-name="ce3" office:value-type="float" office:value="4.51818950171103E-270" calcext:value-type="float">
            <text:p>4.52E-270</text:p>
          </table:table-cell>
          <table:table-cell table:style-name="ce3" office:value-type="float" office:value="1.16469888975107E-265" calcext:value-type="float">
            <text:p>1.16E-265</text:p>
          </table:table-cell>
          <table:table-cell office:value-type="float" office:value="60674" calcext:value-type="float">
            <text:p>60674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growth arrest specific 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NHG29</text:p>
          </table:table-cell>
          <table:table-cell office:value-type="float" office:value="0.932353662480844" calcext:value-type="float">
            <text:p>0.932353662480844</text:p>
          </table:table-cell>
          <table:table-cell office:value-type="float" office:value="0.995" calcext:value-type="float">
            <text:p>0.995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144" calcext:value-type="float">
            <text:p>125144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small nucleolar RNA host gene 29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ERPINB4</text:p>
          </table:table-cell>
          <table:table-cell office:value-type="float" office:value="0.929123371254391" calcext:value-type="float">
            <text:p>0.929123371254391</text:p>
          </table:table-cell>
          <table:table-cell office:value-type="float" office:value="0.281" calcext:value-type="float">
            <text:p>0.281</text:p>
          </table:table-cell>
          <table:table-cell office:value-type="float" office:value="0.145" calcext:value-type="float">
            <text:p>0.145</text:p>
          </table:table-cell>
          <table:table-cell table:style-name="ce3" office:value-type="float" office:value="1.90795648630778E-043" calcext:value-type="float">
            <text:p>1.91E-43</text:p>
          </table:table-cell>
          <table:table-cell table:style-name="ce3" office:value-type="float" office:value="4.91833023040419E-039" calcext:value-type="float">
            <text:p>4.92E-39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B member 4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XADR</text:p>
          </table:table-cell>
          <table:table-cell office:value-type="float" office:value="0.870024088153647" calcext:value-type="float">
            <text:p>0.870024088153647</text:p>
          </table:table-cell>
          <table:table-cell office:value-type="float" office:value="0.946" calcext:value-type="float">
            <text:p>0.946</text:p>
          </table:table-cell>
          <table:table-cell office:value-type="float" office:value="0.474" calcext:value-type="float">
            <text:p>0.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XADR Ig-like cell adhesion molecule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GALS7B</text:p>
          </table:table-cell>
          <table:table-cell office:value-type="float" office:value="0.839581306533077" calcext:value-type="float">
            <text:p>0.839581306533077</text:p>
          </table:table-cell>
          <table:table-cell office:value-type="float" office:value="0.928" calcext:value-type="float">
            <text:p>0.928</text:p>
          </table:table-cell>
          <table:table-cell office:value-type="float" office:value="0.563" calcext:value-type="float">
            <text:p>0.563</text:p>
          </table:table-cell>
          <table:table-cell table:style-name="ce3" office:value-type="float" office:value="5.91467156068788E-230" calcext:value-type="float">
            <text:p>5.91E-230</text:p>
          </table:table-cell>
          <table:table-cell table:style-name="ce3" office:value-type="float" office:value="1.52468403491412E-225" calcext:value-type="float">
            <text:p>1.52E-225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7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NFIB</text:p>
          </table:table-cell>
          <table:table-cell office:value-type="float" office:value="0.839329530192579" calcext:value-type="float">
            <text:p>0.839329530192579</text:p>
          </table:table-cell>
          <table:table-cell office:value-type="float" office:value="0.889" calcext:value-type="float">
            <text:p>0.889</text:p>
          </table:table-cell>
          <table:table-cell office:value-type="float" office:value="0.595" calcext:value-type="float">
            <text:p>0.595</text:p>
          </table:table-cell>
          <table:table-cell table:style-name="ce3" office:value-type="float" office:value="4.28820568547024E-238" calcext:value-type="float">
            <text:p>4.29E-238</text:p>
          </table:table-cell>
          <table:table-cell table:style-name="ce3" office:value-type="float" office:value="1.10541366160052E-233" calcext:value-type="float">
            <text:p>1.11E-233</text:p>
          </table:table-cell>
          <table:table-cell office:value-type="float" office:value="4781" calcext:value-type="float">
            <text:p>47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uclear factor I B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LRATD1</text:p>
          </table:table-cell>
          <table:table-cell office:value-type="float" office:value="0.834046467243482" calcext:value-type="float">
            <text:p>0.834046467243482</text:p>
          </table:table-cell>
          <table:table-cell office:value-type="float" office:value="0.739" calcext:value-type="float">
            <text:p>0.739</text:p>
          </table:table-cell>
          <table:table-cell office:value-type="float" office:value="0.247" calcext:value-type="float">
            <text:p>0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354" calcext:value-type="float">
            <text:p>1513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RAT domain containing 1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DSC2</text:p>
          </table:table-cell>
          <table:table-cell office:value-type="float" office:value="0.828002530643483" calcext:value-type="float">
            <text:p>0.828002530643483</text:p>
          </table:table-cell>
          <table:table-cell office:value-type="float" office:value="0.752" calcext:value-type="float">
            <text:p>0.752</text:p>
          </table:table-cell>
          <table:table-cell office:value-type="float" office:value="0.32" calcext:value-type="float">
            <text:p>0.32</text:p>
          </table:table-cell>
          <table:table-cell table:style-name="ce3" office:value-type="float" office:value="3.33231628573948E-277" calcext:value-type="float">
            <text:p>3.33E-277</text:p>
          </table:table-cell>
          <table:table-cell table:style-name="ce3" office:value-type="float" office:value="8.59004492137923E-273" calcext:value-type="float">
            <text:p>8.59E-273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collin 2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1QTNF12</text:p>
          </table:table-cell>
          <table:table-cell office:value-type="float" office:value="0.827943792628022" calcext:value-type="float">
            <text:p>0.82794379262802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581" calcext:value-type="float">
            <text:p>3885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1q and TNF related 12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TACSTD2</text:p>
          </table:table-cell>
          <table:table-cell office:value-type="float" office:value="0.812797467334939" calcext:value-type="float">
            <text:p>0.812797467334939</text:p>
          </table:table-cell>
          <table:table-cell office:value-type="float" office:value="0.803" calcext:value-type="float">
            <text:p>0.803</text:p>
          </table:table-cell>
          <table:table-cell office:value-type="float" office:value="0.458" calcext:value-type="float">
            <text:p>0.458</text:p>
          </table:table-cell>
          <table:table-cell table:style-name="ce3" office:value-type="float" office:value="1.34196228134426E-184" calcext:value-type="float">
            <text:p>1.34E-184</text:p>
          </table:table-cell>
          <table:table-cell table:style-name="ce3" office:value-type="float" office:value="3.45931036884923E-180" calcext:value-type="float">
            <text:p>3.46E-180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mor associated calcium signal transducer 2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PALMD</text:p>
          </table:table-cell>
          <table:table-cell office:value-type="float" office:value="0.809725653134789" calcext:value-type="float">
            <text:p>0.809725653134789</text:p>
          </table:table-cell>
          <table:table-cell office:value-type="float" office:value="0.901" calcext:value-type="float">
            <text:p>0.901</text:p>
          </table:table-cell>
          <table:table-cell office:value-type="float" office:value="0.443" calcext:value-type="float">
            <text:p>0.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73" calcext:value-type="float">
            <text:p>548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almdelphin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KRT6A</text:p>
          </table:table-cell>
          <table:table-cell office:value-type="float" office:value="0.806478207654728" calcext:value-type="float">
            <text:p>0.806478207654728</text:p>
          </table:table-cell>
          <table:table-cell office:value-type="float" office:value="0.872" calcext:value-type="float">
            <text:p>0.872</text:p>
          </table:table-cell>
          <table:table-cell office:value-type="float" office:value="0.465" calcext:value-type="float">
            <text:p>0.465</text:p>
          </table:table-cell>
          <table:table-cell table:style-name="ce3" office:value-type="float" office:value="1.22839091048598E-260" calcext:value-type="float">
            <text:p>1.23E-260</text:p>
          </table:table-cell>
          <table:table-cell table:style-name="ce3" office:value-type="float" office:value="3.16654608905077E-256" calcext:value-type="float">
            <text:p>3.17E-256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6A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DSG3</text:p>
          </table:table-cell>
          <table:table-cell office:value-type="float" office:value="0.79235950624561" calcext:value-type="float">
            <text:p>0.79235950624561</text:p>
          </table:table-cell>
          <table:table-cell office:value-type="float" office:value="0.864" calcext:value-type="float">
            <text:p>0.864</text:p>
          </table:table-cell>
          <table:table-cell office:value-type="float" office:value="0.374" calcext:value-type="float">
            <text:p>0.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glein 3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ERPINB3</text:p>
          </table:table-cell>
          <table:table-cell office:value-type="float" office:value="0.788422102733223" calcext:value-type="float">
            <text:p>0.788422102733223</text:p>
          </table:table-cell>
          <table:table-cell office:value-type="float" office:value="0.278" calcext:value-type="float">
            <text:p>0.278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1.64137463475399E-091" calcext:value-type="float">
            <text:p>1.64E-91</text:p>
          </table:table-cell>
          <table:table-cell table:style-name="ce3" office:value-type="float" office:value="4.23113553346884E-087" calcext:value-type="float">
            <text:p>4.23E-87</text:p>
          </table:table-cell>
          <table:table-cell office:value-type="float" office:value="6317" calcext:value-type="float">
            <text:p>63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B member 3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PTPRF</text:p>
          </table:table-cell>
          <table:table-cell office:value-type="float" office:value="0.779541353835192" calcext:value-type="float">
            <text:p>0.779541353835192</text:p>
          </table:table-cell>
          <table:table-cell office:value-type="float" office:value="0.871" calcext:value-type="float">
            <text:p>0.871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2" calcext:value-type="float">
            <text:p>57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in tyrosine phosphatase receptor type F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12orf75</text:p>
          </table:table-cell>
          <table:table-cell office:value-type="float" office:value="0.776805656104347" calcext:value-type="float">
            <text:p>0.776805656104347</text:p>
          </table:table-cell>
          <table:table-cell office:value-type="float" office:value="0.725" calcext:value-type="float">
            <text:p>0.725</text:p>
          </table:table-cell>
          <table:table-cell office:value-type="float" office:value="0.438" calcext:value-type="float">
            <text:p>0.438</text:p>
          </table:table-cell>
          <table:table-cell table:style-name="ce3" office:value-type="float" office:value="1.48424654187424E-174" calcext:value-type="float">
            <text:p>1.48E-174</text:p>
          </table:table-cell>
          <table:table-cell table:style-name="ce3" office:value-type="float" office:value="3.82609073564341E-170" calcext:value-type="float">
            <text:p>3.83E-170</text:p>
          </table:table-cell>
          <table:table-cell office:value-type="float" office:value="387882" calcext:value-type="float">
            <text:p>3878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12 open reading frame 75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CD24</text:p>
          </table:table-cell>
          <table:table-cell office:value-type="float" office:value="0.76674044098492" calcext:value-type="float">
            <text:p>0.76674044098492</text:p>
          </table:table-cell>
          <table:table-cell office:value-type="float" office:value="0.389" calcext:value-type="float">
            <text:p>0.389</text:p>
          </table:table-cell>
          <table:table-cell office:value-type="float" office:value="0.145" calcext:value-type="float">
            <text:p>0.145</text:p>
          </table:table-cell>
          <table:table-cell table:style-name="ce3" office:value-type="float" office:value="5.46743200509526E-160" calcext:value-type="float">
            <text:p>5.47E-160</text:p>
          </table:table-cell>
          <table:table-cell table:style-name="ce3" office:value-type="float" office:value="1.40939462227346E-155" calcext:value-type="float">
            <text:p>1.41E-155</text:p>
          </table:table-cell>
          <table:table-cell office:value-type="float" office:value="100133941" calcext:value-type="float">
            <text:p>1001339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24 molecule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FCGBP</text:p>
          </table:table-cell>
          <table:table-cell office:value-type="float" office:value="4.62293741438169" calcext:value-type="float">
            <text:p>4.62293741438169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57" calcext:value-type="float">
            <text:p>88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c fragment of IgG binding protein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HLA-DQB2</text:p>
          </table:table-cell>
          <table:table-cell office:value-type="float" office:value="4.61145003406949" calcext:value-type="float">
            <text:p>4.61145003406949</text:p>
          </table:table-cell>
          <table:table-cell office:value-type="float" office:value="0.882" calcext:value-type="float">
            <text:p>0.882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Q beta 2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FCER1A</text:p>
          </table:table-cell>
          <table:table-cell office:value-type="float" office:value="3.78855567032147" calcext:value-type="float">
            <text:p>3.78855567032147</text:p>
          </table:table-cell>
          <table:table-cell office:value-type="float" office:value="0.985" calcext:value-type="float">
            <text:p>0.985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c fragment of IgE receptor Ia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S100B</text:p>
          </table:table-cell>
          <table:table-cell office:value-type="float" office:value="3.77988697757131" calcext:value-type="float">
            <text:p>3.77988697757131</text:p>
          </table:table-cell>
          <table:table-cell office:value-type="float" office:value="0.79" calcext:value-type="float">
            <text:p>0.79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B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D74</text:p>
          </table:table-cell>
          <table:table-cell office:value-type="float" office:value="3.72996595152534" calcext:value-type="float">
            <text:p>3.72996595152534</text:p>
          </table:table-cell>
          <table:table-cell office:value-type="float" office:value="1" calcext:value-type="float">
            <text:p>1</text:p>
          </table:table-cell>
          <table:table-cell office:value-type="float" office:value="0.276" calcext:value-type="float">
            <text:p>0.276</text:p>
          </table:table-cell>
          <table:table-cell table:style-name="ce3" office:value-type="float" office:value="6.28778998173469E-276" calcext:value-type="float">
            <text:p>6.29E-276</text:p>
          </table:table-cell>
          <table:table-cell table:style-name="ce3" office:value-type="float" office:value="1.62086650149157E-271" calcext:value-type="float">
            <text:p>1.62E-271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74 molecule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HLA-DPB1</text:p>
          </table:table-cell>
          <table:table-cell office:value-type="float" office:value="3.70107827243464" calcext:value-type="float">
            <text:p>3.70107827243464</text:p>
          </table:table-cell>
          <table:table-cell office:value-type="float" office:value="1" calcext:value-type="float">
            <text:p>1</text:p>
          </table:table-cell>
          <table:table-cell office:value-type="float" office:value="0.259" calcext:value-type="float">
            <text:p>0.259</text:p>
          </table:table-cell>
          <table:table-cell table:style-name="ce3" office:value-type="float" office:value="9.89020694864417E-300" calcext:value-type="float">
            <text:p>9.89E-300</text:p>
          </table:table-cell>
          <table:table-cell table:style-name="ce3" office:value-type="float" office:value="2.54949754722149E-295" calcext:value-type="float">
            <text:p>2.55E-295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P beta 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D207</text:p>
          </table:table-cell>
          <table:table-cell office:value-type="float" office:value="3.64385289010863" calcext:value-type="float">
            <text:p>3.64385289010863</text:p>
          </table:table-cell>
          <table:table-cell office:value-type="float" office:value="0.768" calcext:value-type="float">
            <text:p>0.76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89" calcext:value-type="float">
            <text:p>5048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207 molecule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HLA-DQB1</text:p>
          </table:table-cell>
          <table:table-cell office:value-type="float" office:value="3.61700666052444" calcext:value-type="float">
            <text:p>3.61700666052444</text:p>
          </table:table-cell>
          <table:table-cell office:value-type="float" office:value="1" calcext:value-type="float">
            <text:p>1</text:p>
          </table:table-cell>
          <table:table-cell office:value-type="float" office:value="0.213" calcext:value-type="float">
            <text:p>0.213</text:p>
          </table:table-cell>
          <table:table-cell table:style-name="ce3" office:value-type="float" office:value="2.79710321710399E-305" calcext:value-type="float">
            <text:p>2.80E-305</text:p>
          </table:table-cell>
          <table:table-cell table:style-name="ce3" office:value-type="float" office:value="7.21037267305066E-301" calcext:value-type="float">
            <text:p>7.21E-301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Q beta 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PVL</text:p>
          </table:table-cell>
          <table:table-cell office:value-type="float" office:value="3.59430359573817" calcext:value-type="float">
            <text:p>3.59430359573817</text:p>
          </table:table-cell>
          <table:table-cell office:value-type="float" office:value="0.982" calcext:value-type="float">
            <text:p>0.982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04" calcext:value-type="float">
            <text:p>545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rboxypeptidase vitellogenic like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D1A</text:p>
          </table:table-cell>
          <table:table-cell office:value-type="float" office:value="3.56973258602312" calcext:value-type="float">
            <text:p>3.56973258602312</text:p>
          </table:table-cell>
          <table:table-cell office:value-type="float" office:value="0.863" calcext:value-type="float">
            <text:p>0.86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1a molecule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HLA-DPA1</text:p>
          </table:table-cell>
          <table:table-cell office:value-type="float" office:value="3.52230610389337" calcext:value-type="float">
            <text:p>3.52230610389337</text:p>
          </table:table-cell>
          <table:table-cell office:value-type="float" office:value="1" calcext:value-type="float">
            <text:p>1</text:p>
          </table:table-cell>
          <table:table-cell office:value-type="float" office:value="0.232" calcext:value-type="float">
            <text:p>0.232</text:p>
          </table:table-cell>
          <table:table-cell table:style-name="ce3" office:value-type="float" office:value="2.55847822939053E-277" calcext:value-type="float">
            <text:p>2.56E-277</text:p>
          </table:table-cell>
          <table:table-cell table:style-name="ce3" office:value-type="float" office:value="6.59524517972292E-273" calcext:value-type="float">
            <text:p>6.60E-273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P alpha 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HLA-DRB1</text:p>
          </table:table-cell>
          <table:table-cell office:value-type="float" office:value="3.48792714397644" calcext:value-type="float">
            <text:p>3.48792714397644</text:p>
          </table:table-cell>
          <table:table-cell office:value-type="float" office:value="0.996" calcext:value-type="float">
            <text:p>0.996</text:p>
          </table:table-cell>
          <table:table-cell office:value-type="float" office:value="0.272" calcext:value-type="float">
            <text:p>0.272</text:p>
          </table:table-cell>
          <table:table-cell table:style-name="ce3" office:value-type="float" office:value="1.77312415211722E-262" calcext:value-type="float">
            <text:p>1.77E-262</text:p>
          </table:table-cell>
          <table:table-cell table:style-name="ce3" office:value-type="float" office:value="4.57075943932776E-258" calcext:value-type="float">
            <text:p>4.57E-258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R beta 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HLA-DRA</text:p>
          </table:table-cell>
          <table:table-cell office:value-type="float" office:value="3.3682400837854" calcext:value-type="float">
            <text:p>3.3682400837854</text:p>
          </table:table-cell>
          <table:table-cell office:value-type="float" office:value="1" calcext:value-type="float">
            <text:p>1</text:p>
          </table:table-cell>
          <table:table-cell office:value-type="float" office:value="0.252" calcext:value-type="float">
            <text:p>0.252</text:p>
          </table:table-cell>
          <table:table-cell table:style-name="ce3" office:value-type="float" office:value="5.39114991325606E-250" calcext:value-type="float">
            <text:p>5.39E-250</text:p>
          </table:table-cell>
          <table:table-cell table:style-name="ce3" office:value-type="float" office:value="1.38973062463915E-245" calcext:value-type="float">
            <text:p>1.39E-245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R alpha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HLA-DQA1</text:p>
          </table:table-cell>
          <table:table-cell office:value-type="float" office:value="3.34535071092402" calcext:value-type="float">
            <text:p>3.34535071092402</text:p>
          </table:table-cell>
          <table:table-cell office:value-type="float" office:value="1" calcext:value-type="float">
            <text:p>1</text:p>
          </table:table-cell>
          <table:table-cell office:value-type="float" office:value="0.146" calcext:value-type="float">
            <text:p>0.146</text:p>
          </table:table-cell>
          <table:table-cell table:style-name="ce3" office:value-type="float" office:value="2.42351518968415E-276" calcext:value-type="float">
            <text:p>2.42E-276</text:p>
          </table:table-cell>
          <table:table-cell table:style-name="ce3" office:value-type="float" office:value="6.2473374559678E-272" calcext:value-type="float">
            <text:p>6.25E-272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Q alpha 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ST1</text:p>
          </table:table-cell>
          <table:table-cell office:value-type="float" office:value="3.18843184904372" calcext:value-type="float">
            <text:p>3.18843184904372</text:p>
          </table:table-cell>
          <table:table-cell office:value-type="float" office:value="0.996" calcext:value-type="float">
            <text:p>0.996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0" calcext:value-type="float">
            <text:p>794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eukocyte specific transcript 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HLA-DRB5</text:p>
          </table:table-cell>
          <table:table-cell office:value-type="float" office:value="3.06530699554249" calcext:value-type="float">
            <text:p>3.06530699554249</text:p>
          </table:table-cell>
          <table:table-cell office:value-type="float" office:value="0.797" calcext:value-type="float">
            <text:p>0.797</text:p>
          </table:table-cell>
          <table:table-cell office:value-type="float" office:value="0.118" calcext:value-type="float">
            <text:p>0.118</text:p>
          </table:table-cell>
          <table:table-cell table:style-name="ce3" office:value-type="float" office:value="8.36669521881243E-180" calcext:value-type="float">
            <text:p>8.37E-180</text:p>
          </table:table-cell>
          <table:table-cell table:style-name="ce3" office:value-type="float" office:value="2.15676669350547E-175" calcext:value-type="float">
            <text:p>2.16E-175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R beta 5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HLA-DQA2</text:p>
          </table:table-cell>
          <table:table-cell office:value-type="float" office:value="2.89135377684456" calcext:value-type="float">
            <text:p>2.8913537768445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52" calcext:value-type="float">
            <text:p>0.052</text:p>
          </table:table-cell>
          <table:table-cell table:style-name="ce3" office:value-type="float" office:value="5.33453474194169E-282" calcext:value-type="float">
            <text:p>5.33E-282</text:p>
          </table:table-cell>
          <table:table-cell table:style-name="ce3" office:value-type="float" office:value="1.37513636577773E-277" calcext:value-type="float">
            <text:p>1.38E-277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Q alpha 2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AIF1</text:p>
          </table:table-cell>
          <table:table-cell office:value-type="float" office:value="2.69197674307884" calcext:value-type="float">
            <text:p>2.69197674307884</text:p>
          </table:table-cell>
          <table:table-cell office:value-type="float" office:value="0.993" calcext:value-type="float">
            <text:p>0.993</text:p>
          </table:table-cell>
          <table:table-cell office:value-type="float" office:value="0.117" calcext:value-type="float">
            <text:p>0.117</text:p>
          </table:table-cell>
          <table:table-cell table:style-name="ce3" office:value-type="float" office:value="2.23780841747188E-268" calcext:value-type="float">
            <text:p>2.24E-268</text:p>
          </table:table-cell>
          <table:table-cell table:style-name="ce3" office:value-type="float" office:value="5.76862253855901E-264" calcext:value-type="float">
            <text:p>5.77E-26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llograft inflammatory factor 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HLA-DMB</text:p>
          </table:table-cell>
          <table:table-cell office:value-type="float" office:value="2.66295171723448" calcext:value-type="float">
            <text:p>2.66295171723448</text:p>
          </table:table-cell>
          <table:table-cell office:value-type="float" office:value="0.993" calcext:value-type="float">
            <text:p>0.993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M beta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MNDA</text:p>
          </table:table-cell>
          <table:table-cell office:value-type="float" office:value="2.63892749034627" calcext:value-type="float">
            <text:p>2.63892749034627</text:p>
          </table:table-cell>
          <table:table-cell office:value-type="float" office:value="0.959" calcext:value-type="float">
            <text:p>0.959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yeloid cell nuclear differentiation antigen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HLA-DMA</text:p>
          </table:table-cell>
          <table:table-cell office:value-type="float" office:value="2.62853452684884" calcext:value-type="float">
            <text:p>2.62853452684884</text:p>
          </table:table-cell>
          <table:table-cell office:value-type="float" office:value="1" calcext:value-type="float">
            <text:p>1</text:p>
          </table:table-cell>
          <table:table-cell office:value-type="float" office:value="0.153" calcext:value-type="float">
            <text:p>0.153</text:p>
          </table:table-cell>
          <table:table-cell table:style-name="ce3" office:value-type="float" office:value="1.66337137199126E-282" calcext:value-type="float">
            <text:p>1.66E-282</text:p>
          </table:table-cell>
          <table:table-cell table:style-name="ce3" office:value-type="float" office:value="4.28783872271907E-278" calcext:value-type="float">
            <text:p>4.29E-278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M alpha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CP1</text:p>
          </table:table-cell>
          <table:table-cell office:value-type="float" office:value="2.43747836182019" calcext:value-type="float">
            <text:p>2.43747836182019</text:p>
          </table:table-cell>
          <table:table-cell office:value-type="float" office:value="0.993" calcext:value-type="float">
            <text:p>0.993</text:p>
          </table:table-cell>
          <table:table-cell office:value-type="float" office:value="0.21" calcext:value-type="float">
            <text:p>0.21</text:p>
          </table:table-cell>
          <table:table-cell table:style-name="ce3" office:value-type="float" office:value="2.43967476466298E-226" calcext:value-type="float">
            <text:p>2.44E-226</text:p>
          </table:table-cell>
          <table:table-cell table:style-name="ce3" office:value-type="float" office:value="6.28899360834822E-222" calcext:value-type="float">
            <text:p>6.29E-222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mphocyte cytosolic protein 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RGS1</text:p>
          </table:table-cell>
          <table:table-cell office:value-type="float" office:value="2.40245906134001" calcext:value-type="float">
            <text:p>2.402459061340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125" calcext:value-type="float">
            <text:p>0.125</text:p>
          </table:table-cell>
          <table:table-cell table:style-name="ce3" office:value-type="float" office:value="4.27999844726587E-189" calcext:value-type="float">
            <text:p>4.28E-189</text:p>
          </table:table-cell>
          <table:table-cell table:style-name="ce3" office:value-type="float" office:value="1.1032979997362E-184" calcext:value-type="float">
            <text:p>1.10E-184</text:p>
          </table:table-cell>
          <table:table-cell office:value-type="float" office:value="5996" calcext:value-type="float">
            <text:p>59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gulator of G protein signaling 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TSH</text:p>
          </table:table-cell>
          <table:table-cell office:value-type="float" office:value="2.37195439740626" calcext:value-type="float">
            <text:p>2.37195439740626</text:p>
          </table:table-cell>
          <table:table-cell office:value-type="float" office:value="0.974" calcext:value-type="float">
            <text:p>0.974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H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TYROBP</text:p>
          </table:table-cell>
          <table:table-cell office:value-type="float" office:value="2.32568755770816" calcext:value-type="float">
            <text:p>2.32568755770816</text:p>
          </table:table-cell>
          <table:table-cell office:value-type="float" office:value="0.982" calcext:value-type="float">
            <text:p>0.982</text:p>
          </table:table-cell>
          <table:table-cell office:value-type="float" office:value="0.159" calcext:value-type="float">
            <text:p>0.159</text:p>
          </table:table-cell>
          <table:table-cell table:style-name="ce3" office:value-type="float" office:value="4.64178394344542E-213" calcext:value-type="float">
            <text:p>4.64E-213</text:p>
          </table:table-cell>
          <table:table-cell table:style-name="ce3" office:value-type="float" office:value="1.19655906494136E-208" calcext:value-type="float">
            <text:p>1.20E-208</text:p>
          </table:table-cell>
          <table:table-cell office:value-type="float" office:value="7305" calcext:value-type="float">
            <text:p>73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membrane immune signaling adaptor TYROBP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RGS10</text:p>
          </table:table-cell>
          <table:table-cell office:value-type="float" office:value="2.24875001888981" calcext:value-type="float">
            <text:p>2.24875001888981</text:p>
          </table:table-cell>
          <table:table-cell office:value-type="float" office:value="0.978" calcext:value-type="float">
            <text:p>0.978</text:p>
          </table:table-cell>
          <table:table-cell office:value-type="float" office:value="0.539" calcext:value-type="float">
            <text:p>0.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gulator of G protein signaling 10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KLF</text:p>
          </table:table-cell>
          <table:table-cell office:value-type="float" office:value="2.22536675045477" calcext:value-type="float">
            <text:p>2.22536675045477</text:p>
          </table:table-cell>
          <table:table-cell office:value-type="float" office:value="0.956" calcext:value-type="float">
            <text:p>0.956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92" calcext:value-type="float">
            <text:p>511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emokine like factor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D52</text:p>
          </table:table-cell>
          <table:table-cell office:value-type="float" office:value="2.19684003112259" calcext:value-type="float">
            <text:p>2.19684003112259</text:p>
          </table:table-cell>
          <table:table-cell office:value-type="float" office:value="0.941" calcext:value-type="float">
            <text:p>0.941</text:p>
          </table:table-cell>
          <table:table-cell office:value-type="float" office:value="0.146" calcext:value-type="float">
            <text:p>0.146</text:p>
          </table:table-cell>
          <table:table-cell table:style-name="ce3" office:value-type="float" office:value="1.71241569905147E-199" calcext:value-type="float">
            <text:p>1.71E-199</text:p>
          </table:table-cell>
          <table:table-cell table:style-name="ce3" office:value-type="float" office:value="4.41426518901489E-195" calcext:value-type="float">
            <text:p>4.41E-195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52 molecule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TACSTD2</text:p>
          </table:table-cell>
          <table:table-cell office:value-type="float" office:value="2.16719694526069" calcext:value-type="float">
            <text:p>2.16719694526069</text:p>
          </table:table-cell>
          <table:table-cell office:value-type="float" office:value="0.804" calcext:value-type="float">
            <text:p>0.804</text:p>
          </table:table-cell>
          <table:table-cell office:value-type="float" office:value="0.465" calcext:value-type="float">
            <text:p>0.465</text:p>
          </table:table-cell>
          <table:table-cell table:style-name="ce3" office:value-type="float" office:value="1.40753986482835E-197" calcext:value-type="float">
            <text:p>1.41E-197</text:p>
          </table:table-cell>
          <table:table-cell table:style-name="ce3" office:value-type="float" office:value="3.62835626355453E-193" calcext:value-type="float">
            <text:p>3.63E-193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mor associated calcium signal transducer 2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S100A4</text:p>
          </table:table-cell>
          <table:table-cell office:value-type="float" office:value="2.08776642648144" calcext:value-type="float">
            <text:p>2.08776642648144</text:p>
          </table:table-cell>
          <table:table-cell office:value-type="float" office:value="0.993" calcext:value-type="float">
            <text:p>0.993</text:p>
          </table:table-cell>
          <table:table-cell office:value-type="float" office:value="0.756" calcext:value-type="float">
            <text:p>0.756</text:p>
          </table:table-cell>
          <table:table-cell table:style-name="ce3" office:value-type="float" office:value="1.56286443550791E-136" calcext:value-type="float">
            <text:p>1.56E-136</text:p>
          </table:table-cell>
          <table:table-cell table:style-name="ce3" office:value-type="float" office:value="4.02875194185229E-132" calcext:value-type="float">
            <text:p>4.03E-132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4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TSS</text:p>
          </table:table-cell>
          <table:table-cell office:value-type="float" office:value="2.08497802176704" calcext:value-type="float">
            <text:p>2.08497802176704</text:p>
          </table:table-cell>
          <table:table-cell office:value-type="float" office:value="1" calcext:value-type="float">
            <text:p>1</text:p>
          </table:table-cell>
          <table:table-cell office:value-type="float" office:value="0.274" calcext:value-type="float">
            <text:p>0.274</text:p>
          </table:table-cell>
          <table:table-cell table:style-name="ce3" office:value-type="float" office:value="8.35889949919823E-217" calcext:value-type="float">
            <text:p>8.36E-217</text:p>
          </table:table-cell>
          <table:table-cell table:style-name="ce3" office:value-type="float" office:value="2.15475711290332E-212" calcext:value-type="float">
            <text:p>2.15E-212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S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SF1R</text:p>
          </table:table-cell>
          <table:table-cell office:value-type="float" office:value="2.07886324280378" calcext:value-type="float">
            <text:p>2.07886324280378</text:p>
          </table:table-cell>
          <table:table-cell office:value-type="float" office:value="0.897" calcext:value-type="float">
            <text:p>0.897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ony stimulating factor 1 receptor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YZ</text:p>
          </table:table-cell>
          <table:table-cell office:value-type="float" office:value="2.01874402446842" calcext:value-type="float">
            <text:p>2.01874402446842</text:p>
          </table:table-cell>
          <table:table-cell office:value-type="float" office:value="0.284" calcext:value-type="float">
            <text:p>0.284</text:p>
          </table:table-cell>
          <table:table-cell office:value-type="float" office:value="0.124" calcext:value-type="float">
            <text:p>0.124</text:p>
          </table:table-cell>
          <table:table-cell table:style-name="ce3" office:value-type="float" office:value="2.38510275541106E-016" calcext:value-type="float">
            <text:p>2.39E-16</text:p>
          </table:table-cell>
          <table:table-cell table:style-name="ce3" office:value-type="float" office:value="0.00000000000614831788289864" calcext:value-type="float">
            <text:p>6.15E-12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sozyme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GLRX</text:p>
          </table:table-cell>
          <table:table-cell office:value-type="float" office:value="1.99770742750902" calcext:value-type="float">
            <text:p>1.99770742750902</text:p>
          </table:table-cell>
          <table:table-cell office:value-type="float" office:value="0.948" calcext:value-type="float">
            <text:p>0.948</text:p>
          </table:table-cell>
          <table:table-cell office:value-type="float" office:value="0.359" calcext:value-type="float">
            <text:p>0.359</text:p>
          </table:table-cell>
          <table:table-cell table:style-name="ce3" office:value-type="float" office:value="4.50539518748496E-212" calcext:value-type="float">
            <text:p>4.51E-212</text:p>
          </table:table-cell>
          <table:table-cell table:style-name="ce3" office:value-type="float" office:value="1.16140077142987E-207" calcext:value-type="float">
            <text:p>1.16E-207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utaredoxin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PKIB</text:p>
          </table:table-cell>
          <table:table-cell office:value-type="float" office:value="1.99110729422413" calcext:value-type="float">
            <text:p>1.99110729422413</text:p>
          </table:table-cell>
          <table:table-cell office:value-type="float" office:value="0.908" calcext:value-type="float">
            <text:p>0.908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MP-dependent protein kinase inhibitor beta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SPI1</text:p>
          </table:table-cell>
          <table:table-cell office:value-type="float" office:value="1.94943079243311" calcext:value-type="float">
            <text:p>1.94943079243311</text:p>
          </table:table-cell>
          <table:table-cell office:value-type="float" office:value="0.845" calcext:value-type="float">
            <text:p>0.845</text:p>
          </table:table-cell>
          <table:table-cell office:value-type="float" office:value="0.095" calcext:value-type="float">
            <text:p>0.095</text:p>
          </table:table-cell>
          <table:table-cell table:style-name="ce3" office:value-type="float" office:value="6.46450529616052E-221" calcext:value-type="float">
            <text:p>6.46E-221</text:p>
          </table:table-cell>
          <table:table-cell table:style-name="ce3" office:value-type="float" office:value="1.66642017524426E-216" calcext:value-type="float">
            <text:p>1.67E-216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i-1 proto-oncogene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ST3</text:p>
          </table:table-cell>
          <table:table-cell office:value-type="float" office:value="1.93521812521499" calcext:value-type="float">
            <text:p>1.93521812521499</text:p>
          </table:table-cell>
          <table:table-cell office:value-type="float" office:value="0.989" calcext:value-type="float">
            <text:p>0.989</text:p>
          </table:table-cell>
          <table:table-cell office:value-type="float" office:value="0.837" calcext:value-type="float">
            <text:p>0.837</text:p>
          </table:table-cell>
          <table:table-cell table:style-name="ce3" office:value-type="float" office:value="9.92061364356191E-161" calcext:value-type="float">
            <text:p>9.92E-161</text:p>
          </table:table-cell>
          <table:table-cell table:style-name="ce3" office:value-type="float" office:value="2.55733578503739E-156" calcext:value-type="float">
            <text:p>2.56E-156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atin C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SLC18A2</text:p>
          </table:table-cell>
          <table:table-cell office:value-type="float" office:value="1.87312514473667" calcext:value-type="float">
            <text:p>1.87312514473667</text:p>
          </table:table-cell>
          <table:table-cell office:value-type="float" office:value="0.742" calcext:value-type="float">
            <text:p>0.742</text:p>
          </table:table-cell>
          <table:table-cell office:value-type="float" office:value="0.022" calcext:value-type="float">
            <text:p>0.022</text:p>
          </table:table-cell>
          <table:table-cell table:style-name="ce3" office:value-type="float" office:value="8.39670905347574E-263" calcext:value-type="float">
            <text:p>8.40E-263</text:p>
          </table:table-cell>
          <table:table-cell table:style-name="ce3" office:value-type="float" office:value="2.16450365980498E-258" calcext:value-type="float">
            <text:p>2.16E-258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olute carrier family 18 member A2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ORO1A</text:p>
          </table:table-cell>
          <table:table-cell office:value-type="float" office:value="1.85784326920215" calcext:value-type="float">
            <text:p>1.85784326920215</text:p>
          </table:table-cell>
          <table:table-cell office:value-type="float" office:value="0.967" calcext:value-type="float">
            <text:p>0.967</text:p>
          </table:table-cell>
          <table:table-cell office:value-type="float" office:value="0.126" calcext:value-type="float">
            <text:p>0.126</text:p>
          </table:table-cell>
          <table:table-cell table:style-name="ce3" office:value-type="float" office:value="2.53246081721301E-244" calcext:value-type="float">
            <text:p>2.53E-244</text:p>
          </table:table-cell>
          <table:table-cell table:style-name="ce3" office:value-type="float" office:value="6.52817749461169E-240" calcext:value-type="float">
            <text:p>6.53E-240</text:p>
          </table:table-cell>
          <table:table-cell office:value-type="float" office:value="11151" calcext:value-type="float">
            <text:p>111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ronin 1A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NDRG2</text:p>
          </table:table-cell>
          <table:table-cell office:value-type="float" office:value="1.83098102470701" calcext:value-type="float">
            <text:p>1.83098102470701</text:p>
          </table:table-cell>
          <table:table-cell office:value-type="float" office:value="0.915" calcext:value-type="float">
            <text:p>0.915</text:p>
          </table:table-cell>
          <table:table-cell office:value-type="float" office:value="0.346" calcext:value-type="float">
            <text:p>0.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47" calcext:value-type="float">
            <text:p>574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DRG family member 2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IGSF6</text:p>
          </table:table-cell>
          <table:table-cell office:value-type="float" office:value="1.82530206707151" calcext:value-type="float">
            <text:p>1.82530206707151</text:p>
          </table:table-cell>
          <table:table-cell office:value-type="float" office:value="0.882" calcext:value-type="float">
            <text:p>0.882</text:p>
          </table:table-cell>
          <table:table-cell office:value-type="float" office:value="0.069" calcext:value-type="float">
            <text:p>0.069</text:p>
          </table:table-cell>
          <table:table-cell table:style-name="ce3" office:value-type="float" office:value="1.74607412597362E-267" calcext:value-type="float">
            <text:p>1.75E-267</text:p>
          </table:table-cell>
          <table:table-cell table:style-name="ce3" office:value-type="float" office:value="4.50102988193479E-263" calcext:value-type="float">
            <text:p>4.50E-263</text:p>
          </table:table-cell>
          <table:table-cell office:value-type="float" office:value="10261" calcext:value-type="float">
            <text:p>102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mmunoglobulin superfamily member 6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PLEK2</text:p>
          </table:table-cell>
          <table:table-cell office:value-type="float" office:value="1.82215478898157" calcext:value-type="float">
            <text:p>1.82215478898157</text:p>
          </table:table-cell>
          <table:table-cell office:value-type="float" office:value="0.827" calcext:value-type="float">
            <text:p>0.827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99" calcext:value-type="float">
            <text:p>264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eckstrin 2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ARHGDIB</text:p>
          </table:table-cell>
          <table:table-cell office:value-type="float" office:value="1.77186628617187" calcext:value-type="float">
            <text:p>1.77186628617187</text:p>
          </table:table-cell>
          <table:table-cell office:value-type="float" office:value="0.993" calcext:value-type="float">
            <text:p>0.993</text:p>
          </table:table-cell>
          <table:table-cell office:value-type="float" office:value="0.486" calcext:value-type="float">
            <text:p>0.486</text:p>
          </table:table-cell>
          <table:table-cell table:style-name="ce3" office:value-type="float" office:value="7.18236274175188E-200" calcext:value-type="float">
            <text:p>7.18E-200</text:p>
          </table:table-cell>
          <table:table-cell table:style-name="ce3" office:value-type="float" office:value="1.8514694675688E-195" calcext:value-type="float">
            <text:p>1.85E-19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ho GDP dissociation inhibitor beta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CD1E</text:p>
          </table:table-cell>
          <table:table-cell office:value-type="float" office:value="1.75980082214002" calcext:value-type="float">
            <text:p>1.75980082214002</text:p>
          </table:table-cell>
          <table:table-cell office:value-type="float" office:value="0.812" calcext:value-type="float">
            <text:p>0.812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1e molecule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VASP</text:p>
          </table:table-cell>
          <table:table-cell office:value-type="float" office:value="1.71195024209542" calcext:value-type="float">
            <text:p>1.71195024209542</text:p>
          </table:table-cell>
          <table:table-cell office:value-type="float" office:value="0.945" calcext:value-type="float">
            <text:p>0.945</text:p>
          </table:table-cell>
          <table:table-cell office:value-type="float" office:value="0.553" calcext:value-type="float">
            <text:p>0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8" calcext:value-type="float">
            <text:p>74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asodilator stimulated phosphoprotein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IGFLR1</text:p>
          </table:table-cell>
          <table:table-cell office:value-type="float" office:value="1.68538673229119" calcext:value-type="float">
            <text:p>1.68538673229119</text:p>
          </table:table-cell>
          <table:table-cell office:value-type="float" office:value="0.908" calcext:value-type="float">
            <text:p>0.908</text:p>
          </table:table-cell>
          <table:table-cell office:value-type="float" office:value="0.133" calcext:value-type="float">
            <text:p>0.133</text:p>
          </table:table-cell>
          <table:table-cell table:style-name="ce3" office:value-type="float" office:value="3.09177269500494E-250" calcext:value-type="float">
            <text:p>3.09E-250</text:p>
          </table:table-cell>
          <table:table-cell table:style-name="ce3" office:value-type="float" office:value="7.96997165318373E-246" calcext:value-type="float">
            <text:p>7.97E-246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GF like family receptor 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GSN</text:p>
          </table:table-cell>
          <table:table-cell office:value-type="float" office:value="1.67055443029959" calcext:value-type="float">
            <text:p>1.67055443029959</text:p>
          </table:table-cell>
          <table:table-cell office:value-type="float" office:value="0.982" calcext:value-type="float">
            <text:p>0.982</text:p>
          </table:table-cell>
          <table:table-cell office:value-type="float" office:value="0.732" calcext:value-type="float">
            <text:p>0.732</text:p>
          </table:table-cell>
          <table:table-cell table:style-name="ce3" office:value-type="float" office:value="6.79942671966443E-178" calcext:value-type="float">
            <text:p>6.80E-178</text:p>
          </table:table-cell>
          <table:table-cell table:style-name="ce3" office:value-type="float" office:value="1.7527562197951E-173" calcext:value-type="float">
            <text:p>1.75E-173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elsolin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ARPC3</text:p>
          </table:table-cell>
          <table:table-cell office:value-type="float" office:value="1.66421810218177" calcext:value-type="float">
            <text:p>1.66421810218177</text:p>
          </table:table-cell>
          <table:table-cell office:value-type="float" office:value="0.989" calcext:value-type="float">
            <text:p>0.989</text:p>
          </table:table-cell>
          <table:table-cell office:value-type="float" office:value="0.937" calcext:value-type="float">
            <text:p>0.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94" calcext:value-type="float">
            <text:p>1009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ctin related protein 2/3 complex subunit 3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MARCHF1</text:p>
          </table:table-cell>
          <table:table-cell office:value-type="float" office:value="1.65302270943633" calcext:value-type="float">
            <text:p>1.65302270943633</text:p>
          </table:table-cell>
          <table:table-cell office:value-type="float" office:value="0.871" calcext:value-type="float">
            <text:p>0.871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16" calcext:value-type="float">
            <text:p>550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mbrane associated ring-CH-type finger 1</text:p>
          </table:table-cell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PTPN6</text:p>
          </table:table-cell>
          <table:table-cell office:value-type="float" office:value="1.64313394387375" calcext:value-type="float">
            <text:p>1.64313394387375</text:p>
          </table:table-cell>
          <table:table-cell office:value-type="float" office:value="0.93" calcext:value-type="float">
            <text:p>0.93</text:p>
          </table:table-cell>
          <table:table-cell office:value-type="float" office:value="0.152" calcext:value-type="float">
            <text:p>0.152</text:p>
          </table:table-cell>
          <table:table-cell table:style-name="ce3" office:value-type="float" office:value="5.43891752849992E-294" calcext:value-type="float">
            <text:p>5.44E-294</text:p>
          </table:table-cell>
          <table:table-cell table:style-name="ce3" office:value-type="float" office:value="1.40204416049671E-289" calcext:value-type="float">
            <text:p>1.40E-289</text:p>
          </table:table-cell>
          <table:table-cell office:value-type="float" office:value="5777" calcext:value-type="float">
            <text:p>57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in tyrosine phosphatase non-receptor type 6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CCL21</text:p>
          </table:table-cell>
          <table:table-cell office:value-type="float" office:value="7.03649325846679" calcext:value-type="float">
            <text:p>7.03649325846679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6" calcext:value-type="float">
            <text:p>63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2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MMRN1</text:p>
          </table:table-cell>
          <table:table-cell office:value-type="float" office:value="4.69141143423665" calcext:value-type="float">
            <text:p>4.69141143423665</text:p>
          </table:table-cell>
          <table:table-cell office:value-type="float" office:value="0.994" calcext:value-type="float">
            <text:p>0.994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15" calcext:value-type="float">
            <text:p>229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ultimerin 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TFF3</text:p>
          </table:table-cell>
          <table:table-cell office:value-type="float" office:value="4.44341725537546" calcext:value-type="float">
            <text:p>4.44341725537546</text:p>
          </table:table-cell>
          <table:table-cell office:value-type="float" office:value="0.986" calcext:value-type="float">
            <text:p>0.986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3" calcext:value-type="float">
            <text:p>70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efoil factor 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TFPI</text:p>
          </table:table-cell>
          <table:table-cell office:value-type="float" office:value="3.75206312144579" calcext:value-type="float">
            <text:p>3.75206312144579</text:p>
          </table:table-cell>
          <table:table-cell office:value-type="float" office:value="0.994" calcext:value-type="float">
            <text:p>0.994</text:p>
          </table:table-cell>
          <table:table-cell office:value-type="float" office:value="0.179" calcext:value-type="float">
            <text:p>0.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5" calcext:value-type="float">
            <text:p>70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issue factor pathway inhibito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FABP4</text:p>
          </table:table-cell>
          <table:table-cell office:value-type="float" office:value="3.66161636010543" calcext:value-type="float">
            <text:p>3.66161636010543</text:p>
          </table:table-cell>
          <table:table-cell office:value-type="float" office:value="0.785" calcext:value-type="float">
            <text:p>0.785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atty acid binding protein 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GNG11</text:p>
          </table:table-cell>
          <table:table-cell office:value-type="float" office:value="3.63180206214454" calcext:value-type="float">
            <text:p>3.63180206214454</text:p>
          </table:table-cell>
          <table:table-cell office:value-type="float" office:value="1" calcext:value-type="float">
            <text:p>1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 protein subunit gamma 1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X1</text:p>
          </table:table-cell>
          <table:table-cell office:value-type="float" office:value="3.47231690875003" calcext:value-type="float">
            <text:p>3.472316908750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9" calcext:value-type="float">
            <text:p>56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spero homeobox 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CLDN5</text:p>
          </table:table-cell>
          <table:table-cell office:value-type="float" office:value="3.26653438104589" calcext:value-type="float">
            <text:p>3.26653438104589</text:p>
          </table:table-cell>
          <table:table-cell office:value-type="float" office:value="0.926" calcext:value-type="float">
            <text:p>0.926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2" calcext:value-type="float">
            <text:p>71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laudin 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SOX4</text:p>
          </table:table-cell>
          <table:table-cell office:value-type="float" office:value="2.93135684044073" calcext:value-type="float">
            <text:p>2.93135684044073</text:p>
          </table:table-cell>
          <table:table-cell office:value-type="float" office:value="0.975" calcext:value-type="float">
            <text:p>0.975</text:p>
          </table:table-cell>
          <table:table-cell office:value-type="float" office:value="0.578" calcext:value-type="float">
            <text:p>0.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RY-box transcription factor 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IGFBP7</text:p>
          </table:table-cell>
          <table:table-cell office:value-type="float" office:value="2.91579570000509" calcext:value-type="float">
            <text:p>2.91579570000509</text:p>
          </table:table-cell>
          <table:table-cell office:value-type="float" office:value="0.981" calcext:value-type="float">
            <text:p>0.981</text:p>
          </table:table-cell>
          <table:table-cell office:value-type="float" office:value="0.307" calcext:value-type="float">
            <text:p>0.307</text:p>
          </table:table-cell>
          <table:table-cell table:style-name="ce3" office:value-type="float" office:value="6.51102568231293E-303" calcext:value-type="float">
            <text:p>6.51E-303</text:p>
          </table:table-cell>
          <table:table-cell table:style-name="ce3" office:value-type="float" office:value="1.67841220038663E-298" calcext:value-type="float">
            <text:p>1.68E-298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like growth factor binding protein 7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LYVE1</text:p>
          </table:table-cell>
          <table:table-cell office:value-type="float" office:value="2.9012226347106" calcext:value-type="float">
            <text:p>2.9012226347106</text:p>
          </table:table-cell>
          <table:table-cell office:value-type="float" office:value="0.871" calcext:value-type="float">
            <text:p>0.871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4" calcext:value-type="float">
            <text:p>1089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mphatic vessel endothelial hyaluronan receptor 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AKAP12</text:p>
          </table:table-cell>
          <table:table-cell office:value-type="float" office:value="2.75442042112273" calcext:value-type="float">
            <text:p>2.75442042112273</text:p>
          </table:table-cell>
          <table:table-cell office:value-type="float" office:value="0.926" calcext:value-type="float">
            <text:p>0.926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90" calcext:value-type="float">
            <text:p>95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-kinase anchoring protein 1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PFIBP1</text:p>
          </table:table-cell>
          <table:table-cell office:value-type="float" office:value="2.70486220860373" calcext:value-type="float">
            <text:p>2.70486220860373</text:p>
          </table:table-cell>
          <table:table-cell office:value-type="float" office:value="0.983" calcext:value-type="float">
            <text:p>0.983</text:p>
          </table:table-cell>
          <table:table-cell office:value-type="float" office:value="0.447" calcext:value-type="float">
            <text:p>0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96" calcext:value-type="float">
            <text:p>84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PFIA binding protein 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CAVIN2</text:p>
          </table:table-cell>
          <table:table-cell office:value-type="float" office:value="2.68860959557412" calcext:value-type="float">
            <text:p>2.68860959557412</text:p>
          </table:table-cell>
          <table:table-cell office:value-type="float" office:value="0.901" calcext:value-type="float">
            <text:p>0.901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veolae associated protein 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ECSCR</text:p>
          </table:table-cell>
          <table:table-cell office:value-type="float" office:value="2.66103641496908" calcext:value-type="float">
            <text:p>2.66103641496908</text:p>
          </table:table-cell>
          <table:table-cell office:value-type="float" office:value="0.953" calcext:value-type="float">
            <text:p>0.953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700" calcext:value-type="float">
            <text:p>64170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dothelial cell surface expressed chemotaxis and apoptosis regulato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SNCG</text:p>
          </table:table-cell>
          <table:table-cell office:value-type="float" office:value="2.58666897190086" calcext:value-type="float">
            <text:p>2.58666897190086</text:p>
          </table:table-cell>
          <table:table-cell office:value-type="float" office:value="0.909" calcext:value-type="float">
            <text:p>0.909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ynuclein gamma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EGFL7</text:p>
          </table:table-cell>
          <table:table-cell office:value-type="float" office:value="2.58591732712499" calcext:value-type="float">
            <text:p>2.58591732712499</text:p>
          </table:table-cell>
          <table:table-cell office:value-type="float" office:value="0.945" calcext:value-type="float">
            <text:p>0.94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62" calcext:value-type="float">
            <text:p>511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GF like domain multiple 7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NTS</text:p>
          </table:table-cell>
          <table:table-cell office:value-type="float" office:value="2.45896771015705" calcext:value-type="float">
            <text:p>2.45896771015705</text:p>
          </table:table-cell>
          <table:table-cell office:value-type="float" office:value="0.504" calcext:value-type="float">
            <text:p>0.50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eurotensi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RAMP2</text:p>
          </table:table-cell>
          <table:table-cell office:value-type="float" office:value="2.45645996010207" calcext:value-type="float">
            <text:p>2.45645996010207</text:p>
          </table:table-cell>
          <table:table-cell office:value-type="float" office:value="0.926" calcext:value-type="float">
            <text:p>0.926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6" calcext:value-type="float">
            <text:p>102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ceptor activity modifying protein 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KRT18</text:p>
          </table:table-cell>
          <table:table-cell office:value-type="float" office:value="2.45264297880803" calcext:value-type="float">
            <text:p>2.45264297880803</text:p>
          </table:table-cell>
          <table:table-cell office:value-type="float" office:value="0.876" calcext:value-type="float">
            <text:p>0.876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8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ADIRF</text:p>
          </table:table-cell>
          <table:table-cell office:value-type="float" office:value="2.43139666696853" calcext:value-type="float">
            <text:p>2.43139666696853</text:p>
          </table:table-cell>
          <table:table-cell office:value-type="float" office:value="0.931" calcext:value-type="float">
            <text:p>0.931</text:p>
          </table:table-cell>
          <table:table-cell office:value-type="float" office:value="0.568" calcext:value-type="float">
            <text:p>0.568</text:p>
          </table:table-cell>
          <table:table-cell table:style-name="ce3" office:value-type="float" office:value="2.25843775490263E-279" calcext:value-type="float">
            <text:p>2.26E-279</text:p>
          </table:table-cell>
          <table:table-cell table:style-name="ce3" office:value-type="float" office:value="5.82180084458801E-275" calcext:value-type="float">
            <text:p>5.82E-275</text:p>
          </table:table-cell>
          <table:table-cell office:value-type="float" office:value="10974" calcext:value-type="float">
            <text:p>1097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ipogenesis regulatory facto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CCL2</text:p>
          </table:table-cell>
          <table:table-cell office:value-type="float" office:value="2.39989823609944" calcext:value-type="float">
            <text:p>2.39989823609944</text:p>
          </table:table-cell>
          <table:table-cell office:value-type="float" office:value="0.755" calcext:value-type="float">
            <text:p>0.755</text:p>
          </table:table-cell>
          <table:table-cell office:value-type="float" office:value="0.217" calcext:value-type="float">
            <text:p>0.217</text:p>
          </table:table-cell>
          <table:table-cell table:style-name="ce3" office:value-type="float" office:value="4.14219547788937E-144" calcext:value-type="float">
            <text:p>4.14E-144</text:p>
          </table:table-cell>
          <table:table-cell table:style-name="ce3" office:value-type="float" office:value="1.06777515029032E-139" calcext:value-type="float">
            <text:p>1.07E-139</text:p>
          </table:table-cell>
          <table:table-cell office:value-type="float" office:value="6347" calcext:value-type="float">
            <text:p>63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ELK3</text:p>
          </table:table-cell>
          <table:table-cell office:value-type="float" office:value="2.33725219371391" calcext:value-type="float">
            <text:p>2.33725219371391</text:p>
          </table:table-cell>
          <table:table-cell office:value-type="float" office:value="0.959" calcext:value-type="float">
            <text:p>0.959</text:p>
          </table:table-cell>
          <table:table-cell office:value-type="float" office:value="0.349" calcext:value-type="float">
            <text:p>0.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TS transcription factor ELK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ANGPT2</text:p>
          </table:table-cell>
          <table:table-cell office:value-type="float" office:value="2.33302279731011" calcext:value-type="float">
            <text:p>2.33302279731011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9" calcext:value-type="float">
            <text:p>0.089</text:p>
          </table:table-cell>
          <table:table-cell table:style-name="ce3" office:value-type="float" office:value="3.10920992789542E-235" calcext:value-type="float">
            <text:p>3.11E-235</text:p>
          </table:table-cell>
          <table:table-cell table:style-name="ce3" office:value-type="float" office:value="8.01492135212882E-231" calcext:value-type="float">
            <text:p>8.01E-23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ngiopoietin 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TIMP3</text:p>
          </table:table-cell>
          <table:table-cell office:value-type="float" office:value="2.31454499769853" calcext:value-type="float">
            <text:p>2.31454499769853</text:p>
          </table:table-cell>
          <table:table-cell office:value-type="float" office:value="0.956" calcext:value-type="float">
            <text:p>0.95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8" calcext:value-type="float">
            <text:p>70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IMP metallopeptidase inhibitor 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EFEMP1</text:p>
          </table:table-cell>
          <table:table-cell office:value-type="float" office:value="2.31065864941993" calcext:value-type="float">
            <text:p>2.31065864941993</text:p>
          </table:table-cell>
          <table:table-cell office:value-type="float" office:value="0.851" calcext:value-type="float">
            <text:p>0.851</text:p>
          </table:table-cell>
          <table:table-cell office:value-type="float" office:value="0.321" calcext:value-type="float">
            <text:p>0.321</text:p>
          </table:table-cell>
          <table:table-cell table:style-name="ce3" office:value-type="float" office:value="3.63922838622284E-284" calcext:value-type="float">
            <text:p>3.64E-284</text:p>
          </table:table-cell>
          <table:table-cell table:style-name="ce3" office:value-type="float" office:value="9.38120293400524E-280" calcext:value-type="float">
            <text:p>9.38E-280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GF containing fibulin extracellular matrix protein 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TM4SF1</text:p>
          </table:table-cell>
          <table:table-cell office:value-type="float" office:value="2.17904024481849" calcext:value-type="float">
            <text:p>2.17904024481849</text:p>
          </table:table-cell>
          <table:table-cell office:value-type="float" office:value="0.937" calcext:value-type="float">
            <text:p>0.937</text:p>
          </table:table-cell>
          <table:table-cell office:value-type="float" office:value="0.136" calcext:value-type="float">
            <text:p>0.136</text:p>
          </table:table-cell>
          <table:table-cell table:style-name="ce3" office:value-type="float" office:value="9.1614557682747E-298" calcext:value-type="float">
            <text:p>9.16E-298</text:p>
          </table:table-cell>
          <table:table-cell table:style-name="ce3" office:value-type="float" office:value="2.36164006794585E-293" calcext:value-type="float">
            <text:p>2.36E-293</text:p>
          </table:table-cell>
          <table:table-cell office:value-type="float" office:value="4071" calcext:value-type="float">
            <text:p>40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membrane 4 L six family member 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HYAL2</text:p>
          </table:table-cell>
          <table:table-cell office:value-type="float" office:value="2.16733892603981" calcext:value-type="float">
            <text:p>2.16733892603981</text:p>
          </table:table-cell>
          <table:table-cell office:value-type="float" office:value="0.893" calcext:value-type="float">
            <text:p>0.893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92" calcext:value-type="float">
            <text:p>86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yaluronidase 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NR2F2</text:p>
          </table:table-cell>
          <table:table-cell office:value-type="float" office:value="2.06672766092912" calcext:value-type="float">
            <text:p>2.06672766092912</text:p>
          </table:table-cell>
          <table:table-cell office:value-type="float" office:value="0.926" calcext:value-type="float">
            <text:p>0.926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6" calcext:value-type="float">
            <text:p>702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uclear receptor subfamily 2 group F member 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CLU</text:p>
          </table:table-cell>
          <table:table-cell office:value-type="float" office:value="2.05403445684491" calcext:value-type="float">
            <text:p>2.05403445684491</text:p>
          </table:table-cell>
          <table:table-cell office:value-type="float" office:value="0.89" calcext:value-type="float">
            <text:p>0.89</text:p>
          </table:table-cell>
          <table:table-cell office:value-type="float" office:value="0.264" calcext:value-type="float">
            <text:p>0.264</text:p>
          </table:table-cell>
          <table:table-cell table:style-name="ce3" office:value-type="float" office:value="3.06576892326248E-199" calcext:value-type="float">
            <text:p>3.07E-199</text:p>
          </table:table-cell>
          <table:table-cell table:style-name="ce3" office:value-type="float" office:value="7.90293913038602E-195" calcext:value-type="float">
            <text:p>7.90E-195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lusteri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DK4</text:p>
          </table:table-cell>
          <table:table-cell office:value-type="float" office:value="2.05273257946281" calcext:value-type="float">
            <text:p>2.05273257946281</text:p>
          </table:table-cell>
          <table:table-cell office:value-type="float" office:value="0.7" calcext:value-type="float">
            <text:p>0.7</text:p>
          </table:table-cell>
          <table:table-cell office:value-type="float" office:value="0.13" calcext:value-type="float">
            <text:p>0.13</text:p>
          </table:table-cell>
          <table:table-cell table:style-name="ce3" office:value-type="float" office:value="1.87292276292095E-178" calcext:value-type="float">
            <text:p>1.87E-178</text:p>
          </table:table-cell>
          <table:table-cell table:style-name="ce3" office:value-type="float" office:value="4.82802029825763E-174" calcext:value-type="float">
            <text:p>4.83E-174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yruvate dehydrogenase kinase 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MGP</text:p>
          </table:table-cell>
          <table:table-cell office:value-type="float" office:value="1.9855819093295" calcext:value-type="float">
            <text:p>1.9855819093295</text:p>
          </table:table-cell>
          <table:table-cell office:value-type="float" office:value="0.766" calcext:value-type="float">
            <text:p>0.766</text:p>
          </table:table-cell>
          <table:table-cell office:value-type="float" office:value="0.222" calcext:value-type="float">
            <text:p>0.222</text:p>
          </table:table-cell>
          <table:table-cell table:style-name="ce3" office:value-type="float" office:value="7.22325181198749E-110" calcext:value-type="float">
            <text:p>7.22E-110</text:p>
          </table:table-cell>
          <table:table-cell table:style-name="ce3" office:value-type="float" office:value="1.86200985209413E-105" calcext:value-type="float">
            <text:p>1.86E-105</text:p>
          </table:table-cell>
          <table:table-cell office:value-type="float" office:value="4256" calcext:value-type="float">
            <text:p>425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trix Gla protei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ARHGAP29</text:p>
          </table:table-cell>
          <table:table-cell office:value-type="float" office:value="1.95541575081233" calcext:value-type="float">
            <text:p>1.95541575081233</text:p>
          </table:table-cell>
          <table:table-cell office:value-type="float" office:value="0.923" calcext:value-type="float">
            <text:p>0.92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11" calcext:value-type="float">
            <text:p>94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ho GTPase activating protein 29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LIMS1</text:p>
          </table:table-cell>
          <table:table-cell office:value-type="float" office:value="1.93028720862287" calcext:value-type="float">
            <text:p>1.93028720862287</text:p>
          </table:table-cell>
          <table:table-cell office:value-type="float" office:value="0.967" calcext:value-type="float">
            <text:p>0.967</text:p>
          </table:table-cell>
          <table:table-cell office:value-type="float" office:value="0.731" calcext:value-type="float">
            <text:p>0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IM zinc finger domain containing 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LMO2</text:p>
          </table:table-cell>
          <table:table-cell office:value-type="float" office:value="1.92603798028496" calcext:value-type="float">
            <text:p>1.92603798028496</text:p>
          </table:table-cell>
          <table:table-cell office:value-type="float" office:value="0.84" calcext:value-type="float">
            <text:p>0.84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IM domain only 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NRP2</text:p>
          </table:table-cell>
          <table:table-cell office:value-type="float" office:value="1.91749821356488" calcext:value-type="float">
            <text:p>1.91749821356488</text:p>
          </table:table-cell>
          <table:table-cell office:value-type="float" office:value="0.909" calcext:value-type="float">
            <text:p>0.909</text:p>
          </table:table-cell>
          <table:table-cell office:value-type="float" office:value="0.321" calcext:value-type="float">
            <text:p>0.321</text:p>
          </table:table-cell>
          <table:table-cell table:style-name="ce3" office:value-type="float" office:value="2.38557837682303E-249" calcext:value-type="float">
            <text:p>2.39E-249</text:p>
          </table:table-cell>
          <table:table-cell table:style-name="ce3" office:value-type="float" office:value="6.1495439397744E-245" calcext:value-type="float">
            <text:p>6.15E-245</text:p>
          </table:table-cell>
          <table:table-cell office:value-type="float" office:value="8828" calcext:value-type="float">
            <text:p>88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europilin 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CAT19</text:p>
          </table:table-cell>
          <table:table-cell office:value-type="float" office:value="1.9132102591115" calcext:value-type="float">
            <text:p>1.9132102591115</text:p>
          </table:table-cell>
          <table:table-cell office:value-type="float" office:value="0.879" calcext:value-type="float">
            <text:p>0.87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05495" calcext:value-type="float">
            <text:p>100505495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prostate cancer associated transcript 19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CNKSR3</text:p>
          </table:table-cell>
          <table:table-cell office:value-type="float" office:value="1.88560343918971" calcext:value-type="float">
            <text:p>1.88560343918971</text:p>
          </table:table-cell>
          <table:table-cell office:value-type="float" office:value="0.843" calcext:value-type="float">
            <text:p>0.843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43" calcext:value-type="float">
            <text:p>15404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NKSR family member 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TIMP1</text:p>
          </table:table-cell>
          <table:table-cell office:value-type="float" office:value="1.85000882911063" calcext:value-type="float">
            <text:p>1.85000882911063</text:p>
          </table:table-cell>
          <table:table-cell office:value-type="float" office:value="0.964" calcext:value-type="float">
            <text:p>0.964</text:p>
          </table:table-cell>
          <table:table-cell office:value-type="float" office:value="0.609" calcext:value-type="float">
            <text:p>0.609</text:p>
          </table:table-cell>
          <table:table-cell table:style-name="ce3" office:value-type="float" office:value="4.886625090889E-070" calcext:value-type="float">
            <text:p>4.89E-70</text:p>
          </table:table-cell>
          <table:table-cell table:style-name="ce3" office:value-type="float" office:value="1.25967421592937E-065" calcext:value-type="float">
            <text:p>1.26E-65</text:p>
          </table:table-cell>
          <table:table-cell office:value-type="float" office:value="7076" calcext:value-type="float">
            <text:p>70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IMP metallopeptidase inhibitor 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CCL14</text:p>
          </table:table-cell>
          <table:table-cell office:value-type="float" office:value="1.8482302138195" calcext:value-type="float">
            <text:p>1.8482302138195</text:p>
          </table:table-cell>
          <table:table-cell office:value-type="float" office:value="0.595" calcext:value-type="float">
            <text:p>0.595</text:p>
          </table:table-cell>
          <table:table-cell office:value-type="float" office:value="0.033" calcext:value-type="float">
            <text:p>0.033</text:p>
          </table:table-cell>
          <table:table-cell table:style-name="ce3" office:value-type="float" office:value="2.2229953647566E-215" calcext:value-type="float">
            <text:p>2.22E-215</text:p>
          </table:table-cell>
          <table:table-cell table:style-name="ce3" office:value-type="float" office:value="5.73043745126958E-211" calcext:value-type="float">
            <text:p>5.73E-211</text:p>
          </table:table-cell>
          <table:table-cell office:value-type="float" office:value="6358" calcext:value-type="float">
            <text:p>63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1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TGFBR2</text:p>
          </table:table-cell>
          <table:table-cell office:value-type="float" office:value="1.83185556874021" calcext:value-type="float">
            <text:p>1.83185556874021</text:p>
          </table:table-cell>
          <table:table-cell office:value-type="float" office:value="0.915" calcext:value-type="float">
            <text:p>0.915</text:p>
          </table:table-cell>
          <table:table-cell office:value-type="float" office:value="0.401" calcext:value-type="float">
            <text:p>0.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forming growth factor beta receptor 2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NR2F1</text:p>
          </table:table-cell>
          <table:table-cell office:value-type="float" office:value="1.82618072065691" calcext:value-type="float">
            <text:p>1.82618072065691</text:p>
          </table:table-cell>
          <table:table-cell office:value-type="float" office:value="0.758" calcext:value-type="float">
            <text:p>0.758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uclear receptor subfamily 2 group F member 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ARL4A</text:p>
          </table:table-cell>
          <table:table-cell office:value-type="float" office:value="1.82551017701324" calcext:value-type="float">
            <text:p>1.82551017701324</text:p>
          </table:table-cell>
          <table:table-cell office:value-type="float" office:value="0.956" calcext:value-type="float">
            <text:p>0.956</text:p>
          </table:table-cell>
          <table:table-cell office:value-type="float" office:value="0.664" calcext:value-type="float">
            <text:p>0.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4" calcext:value-type="float">
            <text:p>101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P ribosylation factor like GTPase 4A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IGF1</text:p>
          </table:table-cell>
          <table:table-cell office:value-type="float" office:value="1.81926474789085" calcext:value-type="float">
            <text:p>1.8192647478908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75" calcext:value-type="float">
            <text:p>0.075</text:p>
          </table:table-cell>
          <table:table-cell table:style-name="ce3" office:value-type="float" office:value="1.80399489650276E-231" calcext:value-type="float">
            <text:p>1.80E-231</text:p>
          </table:table-cell>
          <table:table-cell table:style-name="ce3" office:value-type="float" office:value="4.65033804420481E-227" calcext:value-type="float">
            <text:p>4.65E-227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like growth factor 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GADD45B</text:p>
          </table:table-cell>
          <table:table-cell office:value-type="float" office:value="1.7826707687483" calcext:value-type="float">
            <text:p>1.7826707687483</text:p>
          </table:table-cell>
          <table:table-cell office:value-type="float" office:value="0.926" calcext:value-type="float">
            <text:p>0.926</text:p>
          </table:table-cell>
          <table:table-cell office:value-type="float" office:value="0.736" calcext:value-type="float">
            <text:p>0.736</text:p>
          </table:table-cell>
          <table:table-cell table:style-name="ce3" office:value-type="float" office:value="5.22565331908666E-158" calcext:value-type="float">
            <text:p>5.23E-158</text:p>
          </table:table-cell>
          <table:table-cell table:style-name="ce3" office:value-type="float" office:value="1.34706891259416E-153" calcext:value-type="float">
            <text:p>1.35E-153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rowth arrest and DNA damage inducible beta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ECAM1</text:p>
          </table:table-cell>
          <table:table-cell office:value-type="float" office:value="1.77733943007056" calcext:value-type="float">
            <text:p>1.7773394300705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atelet and endothelial cell adhesion molecule 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RHOJ</text:p>
          </table:table-cell>
          <table:table-cell office:value-type="float" office:value="1.73645084492945" calcext:value-type="float">
            <text:p>1.73645084492945</text:p>
          </table:table-cell>
          <table:table-cell office:value-type="float" office:value="0.851" calcext:value-type="float">
            <text:p>0.851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81" calcext:value-type="float">
            <text:p>573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s homolog family member J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TX3</text:p>
          </table:table-cell>
          <table:table-cell office:value-type="float" office:value="1.73328075624452" calcext:value-type="float">
            <text:p>1.73328075624452</text:p>
          </table:table-cell>
          <table:table-cell office:value-type="float" office:value="0.675" calcext:value-type="float">
            <text:p>0.675</text:p>
          </table:table-cell>
          <table:table-cell office:value-type="float" office:value="0.076" calcext:value-type="float">
            <text:p>0.076</text:p>
          </table:table-cell>
          <table:table-cell table:style-name="ce3" office:value-type="float" office:value="8.41336209725352E-206" calcext:value-type="float">
            <text:p>8.41E-206</text:p>
          </table:table-cell>
          <table:table-cell table:style-name="ce3" office:value-type="float" office:value="2.16879648143001E-201" calcext:value-type="float">
            <text:p>2.17E-201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ntraxin 3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RGS16</text:p>
          </table:table-cell>
          <table:table-cell office:value-type="float" office:value="1.73200365606862" calcext:value-type="float">
            <text:p>1.73200365606862</text:p>
          </table:table-cell>
          <table:table-cell office:value-type="float" office:value="0.722" calcext:value-type="float">
            <text:p>0.722</text:p>
          </table:table-cell>
          <table:table-cell office:value-type="float" office:value="0.177" calcext:value-type="float">
            <text:p>0.177</text:p>
          </table:table-cell>
          <table:table-cell table:style-name="ce3" office:value-type="float" office:value="6.16323544365297E-128" calcext:value-type="float">
            <text:p>6.16E-128</text:p>
          </table:table-cell>
          <table:table-cell table:style-name="ce3" office:value-type="float" office:value="1.58875883266486E-123" calcext:value-type="float">
            <text:p>1.59E-123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gulator of G protein signaling 16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MTUS1</text:p>
          </table:table-cell>
          <table:table-cell office:value-type="float" office:value="1.71152026336982" calcext:value-type="float">
            <text:p>1.71152026336982</text:p>
          </table:table-cell>
          <table:table-cell office:value-type="float" office:value="0.854" calcext:value-type="float">
            <text:p>0.854</text:p>
          </table:table-cell>
          <table:table-cell office:value-type="float" office:value="0.378" calcext:value-type="float">
            <text:p>0.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09" calcext:value-type="float">
            <text:p>5750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crotubule associated scaffold protein 1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DCT</text:p>
          </table:table-cell>
          <table:table-cell office:value-type="float" office:value="6.74086199347072" calcext:value-type="float">
            <text:p>6.74086199347072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opachrome tautomerase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TYRP1</text:p>
          </table:table-cell>
          <table:table-cell office:value-type="float" office:value="6.5247569867574" calcext:value-type="float">
            <text:p>6.5247569867574</text:p>
          </table:table-cell>
          <table:table-cell office:value-type="float" office:value="0.992" calcext:value-type="float">
            <text:p>0.99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6" calcext:value-type="float">
            <text:p>73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yrosinase related protein 1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PMEL</text:p>
          </table:table-cell>
          <table:table-cell office:value-type="float" office:value="5.87608269390413" calcext:value-type="float">
            <text:p>5.87608269390413</text:p>
          </table:table-cell>
          <table:table-cell office:value-type="float" office:value="0.984" calcext:value-type="float">
            <text:p>0.984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emelanosome protein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MLANA</text:p>
          </table:table-cell>
          <table:table-cell office:value-type="float" office:value="5.24631366779155" calcext:value-type="float">
            <text:p>5.24631366779155</text:p>
          </table:table-cell>
          <table:table-cell office:value-type="float" office:value="0.999" calcext:value-type="float">
            <text:p>0.999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lan-A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CAPN3</text:p>
          </table:table-cell>
          <table:table-cell office:value-type="float" office:value="4.15057097237521" calcext:value-type="float">
            <text:p>4.1505709723752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pain 3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QPCT</text:p>
          </table:table-cell>
          <table:table-cell office:value-type="float" office:value="3.69692852841129" calcext:value-type="float">
            <text:p>3.69692852841129</text:p>
          </table:table-cell>
          <table:table-cell office:value-type="float" office:value="0.985" calcext:value-type="float">
            <text:p>0.985</text:p>
          </table:table-cell>
          <table:table-cell office:value-type="float" office:value="0.232" calcext:value-type="float">
            <text:p>0.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97" calcext:value-type="float">
            <text:p>257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utaminyl-peptide cyclotransferase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CRABP1</text:p>
          </table:table-cell>
          <table:table-cell office:value-type="float" office:value="3.34396328611295" calcext:value-type="float">
            <text:p>3.3439632861129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llular retinoic acid binding protein 1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PLP1</text:p>
          </table:table-cell>
          <table:table-cell office:value-type="float" office:value="3.32848292925308" calcext:value-type="float">
            <text:p>3.32848292925308</text:p>
          </table:table-cell>
          <table:table-cell office:value-type="float" office:value="0.966" calcext:value-type="float">
            <text:p>0.966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olipid protein 1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CD59</text:p>
          </table:table-cell>
          <table:table-cell office:value-type="float" office:value="3.22575430884386" calcext:value-type="float">
            <text:p>3.22575430884386</text:p>
          </table:table-cell>
          <table:table-cell office:value-type="float" office:value="1" calcext:value-type="float">
            <text:p>1</text:p>
          </table:table-cell>
          <table:table-cell office:value-type="float" office:value="0.783" calcext:value-type="float">
            <text:p>0.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59 molecule (CD59 blood group)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MITF</text:p>
          </table:table-cell>
          <table:table-cell office:value-type="float" office:value="3.1904118915689" calcext:value-type="float">
            <text:p>3.1904118915689</text:p>
          </table:table-cell>
          <table:table-cell office:value-type="float" office:value="0.965" calcext:value-type="float">
            <text:p>0.965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6" calcext:value-type="float">
            <text:p>428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lanocyte inducing transcription factor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TYR</text:p>
          </table:table-cell>
          <table:table-cell office:value-type="float" office:value="3.10084459614461" calcext:value-type="float">
            <text:p>3.10084459614461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99" calcext:value-type="float">
            <text:p>72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yrosinase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PCSK2</text:p>
          </table:table-cell>
          <table:table-cell office:value-type="float" office:value="3.08575901380248" calcext:value-type="float">
            <text:p>3.08575901380248</text:p>
          </table:table-cell>
          <table:table-cell office:value-type="float" office:value="0.944" calcext:value-type="float">
            <text:p>0.944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protein convertase subtilisin/kexin type 2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CYB561A3</text:p>
          </table:table-cell>
          <table:table-cell office:value-type="float" office:value="3.00057788517317" calcext:value-type="float">
            <text:p>3.00057788517317</text:p>
          </table:table-cell>
          <table:table-cell office:value-type="float" office:value="0.943" calcext:value-type="float">
            <text:p>0.943</text:p>
          </table:table-cell>
          <table:table-cell office:value-type="float" office:value="0.374" calcext:value-type="float">
            <text:p>0.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02" calcext:value-type="float">
            <text:p>2200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chrome b561 family member A3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KIT</text:p>
          </table:table-cell>
          <table:table-cell office:value-type="float" office:value="2.98235816038359" calcext:value-type="float">
            <text:p>2.98235816038359</text:p>
          </table:table-cell>
          <table:table-cell office:value-type="float" office:value="0.984" calcext:value-type="float">
            <text:p>0.984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IT proto-oncogene, receptor tyrosine kinase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MFSD12</text:p>
          </table:table-cell>
          <table:table-cell office:value-type="float" office:value="2.94205098195609" calcext:value-type="float">
            <text:p>2.94205098195609</text:p>
          </table:table-cell>
          <table:table-cell office:value-type="float" office:value="0.947" calcext:value-type="float">
            <text:p>0.947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321" calcext:value-type="float">
            <text:p>12632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facilitator superfamily domain containing 12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GPR155</text:p>
          </table:table-cell>
          <table:table-cell office:value-type="float" office:value="2.82113408103754" calcext:value-type="float">
            <text:p>2.82113408103754</text:p>
          </table:table-cell>
          <table:table-cell office:value-type="float" office:value="0.939" calcext:value-type="float">
            <text:p>0.939</text:p>
          </table:table-cell>
          <table:table-cell office:value-type="float" office:value="0.271" calcext:value-type="float">
            <text:p>0.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556" calcext:value-type="float">
            <text:p>15155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 protein-coupled receptor 155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SNCA</text:p>
          </table:table-cell>
          <table:table-cell office:value-type="float" office:value="2.80330589528435" calcext:value-type="float">
            <text:p>2.80330589528435</text:p>
          </table:table-cell>
          <table:table-cell office:value-type="float" office:value="0.959" calcext:value-type="float">
            <text:p>0.959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ynuclein alpha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TRPM1</text:p>
          </table:table-cell>
          <table:table-cell office:value-type="float" office:value="2.79019633538243" calcext:value-type="float">
            <text:p>2.79019633538243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8" calcext:value-type="float">
            <text:p>43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ient receptor potential cation channel subfamily M member 1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IGFBP7</text:p>
          </table:table-cell>
          <table:table-cell office:value-type="float" office:value="2.77690431642837" calcext:value-type="float">
            <text:p>2.77690431642837</text:p>
          </table:table-cell>
          <table:table-cell office:value-type="float" office:value="0.958" calcext:value-type="float">
            <text:p>0.958</text:p>
          </table:table-cell>
          <table:table-cell office:value-type="float" office:value="0.303" calcext:value-type="float">
            <text:p>0.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like growth factor binding protein 7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IFI27</text:p>
          </table:table-cell>
          <table:table-cell office:value-type="float" office:value="2.73190740458067" calcext:value-type="float">
            <text:p>2.73190740458067</text:p>
          </table:table-cell>
          <table:table-cell office:value-type="float" office:value="0.567" calcext:value-type="float">
            <text:p>0.567</text:p>
          </table:table-cell>
          <table:table-cell office:value-type="float" office:value="0.415" calcext:value-type="float">
            <text:p>0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feron alpha inducible protein 27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GPM6B</text:p>
          </table:table-cell>
          <table:table-cell office:value-type="float" office:value="2.70193099300936" calcext:value-type="float">
            <text:p>2.70193099300936</text:p>
          </table:table-cell>
          <table:table-cell office:value-type="float" office:value="0.958" calcext:value-type="float">
            <text:p>0.958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ycoprotein M6B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SLC24A5</text:p>
          </table:table-cell>
          <table:table-cell office:value-type="float" office:value="2.67908374082812" calcext:value-type="float">
            <text:p>2.67908374082812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652" calcext:value-type="float">
            <text:p>2836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olute carrier family 24 member 5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EDNRB</text:p>
          </table:table-cell>
          <table:table-cell office:value-type="float" office:value="2.54505039552895" calcext:value-type="float">
            <text:p>2.5450503955289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dothelin receptor type B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GPNMB</text:p>
          </table:table-cell>
          <table:table-cell office:value-type="float" office:value="2.49273593296268" calcext:value-type="float">
            <text:p>2.49273593296268</text:p>
          </table:table-cell>
          <table:table-cell office:value-type="float" office:value="0.999" calcext:value-type="float">
            <text:p>0.999</text:p>
          </table:table-cell>
          <table:table-cell office:value-type="float" office:value="0.727" calcext:value-type="float">
            <text:p>0.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7" calcext:value-type="float">
            <text:p>104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ycoprotein nmb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PRELP</text:p>
          </table:table-cell>
          <table:table-cell office:value-type="float" office:value="2.48180067143524" calcext:value-type="float">
            <text:p>2.48180067143524</text:p>
          </table:table-cell>
          <table:table-cell office:value-type="float" office:value="0.925" calcext:value-type="float">
            <text:p>0.925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9" calcext:value-type="float">
            <text:p>554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line and arginine rich end leucine rich repeat protein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TFAP2B</text:p>
          </table:table-cell>
          <table:table-cell office:value-type="float" office:value="2.46007802202714" calcext:value-type="float">
            <text:p>2.4600780220271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1" calcext:value-type="float">
            <text:p>702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cription factor AP-2 beta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ADGRG1</text:p>
          </table:table-cell>
          <table:table-cell office:value-type="float" office:value="2.43443481247409" calcext:value-type="float">
            <text:p>2.43443481247409</text:p>
          </table:table-cell>
          <table:table-cell office:value-type="float" office:value="0.946" calcext:value-type="float">
            <text:p>0.946</text:p>
          </table:table-cell>
          <table:table-cell office:value-type="float" office:value="0.241" calcext:value-type="float">
            <text:p>0.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89" calcext:value-type="float">
            <text:p>928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hesion G protein-coupled receptor G1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FRZB</text:p>
          </table:table-cell>
          <table:table-cell office:value-type="float" office:value="2.42646321459663" calcext:value-type="float">
            <text:p>2.42646321459663</text:p>
          </table:table-cell>
          <table:table-cell office:value-type="float" office:value="0.862" calcext:value-type="float">
            <text:p>0.862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rizzled related protein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EMP3</text:p>
          </table:table-cell>
          <table:table-cell office:value-type="float" office:value="2.34251009570313" calcext:value-type="float">
            <text:p>2.34251009570313</text:p>
          </table:table-cell>
          <table:table-cell office:value-type="float" office:value="0.99" calcext:value-type="float">
            <text:p>0.99</text:p>
          </table:table-cell>
          <table:table-cell office:value-type="float" office:value="0.536" calcext:value-type="float">
            <text:p>0.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pithelial membrane protein 3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BACE2</text:p>
          </table:table-cell>
          <table:table-cell office:value-type="float" office:value="2.32130141439078" calcext:value-type="float">
            <text:p>2.32130141439078</text:p>
          </table:table-cell>
          <table:table-cell office:value-type="float" office:value="0.947" calcext:value-type="float">
            <text:p>0.947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25" calcext:value-type="float">
            <text:p>258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eta-secretase 2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CEP72</text:p>
          </table:table-cell>
          <table:table-cell office:value-type="float" office:value="2.30816215590197" calcext:value-type="float">
            <text:p>2.30816215590197</text:p>
          </table:table-cell>
          <table:table-cell office:value-type="float" office:value="0.858" calcext:value-type="float">
            <text:p>0.858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22" calcext:value-type="float">
            <text:p>557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ntrosomal protein 72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GYPC</text:p>
          </table:table-cell>
          <table:table-cell office:value-type="float" office:value="2.30520832443407" calcext:value-type="float">
            <text:p>2.30520832443407</text:p>
          </table:table-cell>
          <table:table-cell office:value-type="float" office:value="0.981" calcext:value-type="float">
            <text:p>0.981</text:p>
          </table:table-cell>
          <table:table-cell office:value-type="float" office:value="0.311" calcext:value-type="float">
            <text:p>0.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ycophorin C (Gerbich blood group)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MYO5A</text:p>
          </table:table-cell>
          <table:table-cell office:value-type="float" office:value="2.29232119655288" calcext:value-type="float">
            <text:p>2.29232119655288</text:p>
          </table:table-cell>
          <table:table-cell office:value-type="float" office:value="0.914" calcext:value-type="float">
            <text:p>0.914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4" calcext:value-type="float">
            <text:p>464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yosin VA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CD63</text:p>
          </table:table-cell>
          <table:table-cell office:value-type="float" office:value="2.28788426178478" calcext:value-type="float">
            <text:p>2.28788426178478</text:p>
          </table:table-cell>
          <table:table-cell office:value-type="float" office:value="1" calcext:value-type="float">
            <text:p>1</text:p>
          </table:table-cell>
          <table:table-cell office:value-type="float" office:value="0.929" calcext:value-type="float">
            <text:p>0.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63 molecule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MIA</text:p>
          </table:table-cell>
          <table:table-cell office:value-type="float" office:value="2.27901160592767" calcext:value-type="float">
            <text:p>2.27901160592767</text:p>
          </table:table-cell>
          <table:table-cell office:value-type="float" office:value="0.803" calcext:value-type="float">
            <text:p>0.803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0" calcext:value-type="float">
            <text:p>81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A SH3 domain containing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APOE</text:p>
          </table:table-cell>
          <table:table-cell office:value-type="float" office:value="2.21489706192016" calcext:value-type="float">
            <text:p>2.21489706192016</text:p>
          </table:table-cell>
          <table:table-cell office:value-type="float" office:value="0.904" calcext:value-type="float">
            <text:p>0.904</text:p>
          </table:table-cell>
          <table:table-cell office:value-type="float" office:value="0.499" calcext:value-type="float">
            <text:p>0.499</text:p>
          </table:table-cell>
          <table:table-cell table:style-name="ce3" office:value-type="float" office:value="5.79217192568706E-237" calcext:value-type="float">
            <text:p>5.79E-237</text:p>
          </table:table-cell>
          <table:table-cell table:style-name="ce3" office:value-type="float" office:value="1.49310607900361E-232" calcext:value-type="float">
            <text:p>1.49E-232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polipoprotein E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BCAN</text:p>
          </table:table-cell>
          <table:table-cell office:value-type="float" office:value="2.21249851079924" calcext:value-type="float">
            <text:p>2.2124985107992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27" calcext:value-type="float">
            <text:p>638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revican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VAMP5</text:p>
          </table:table-cell>
          <table:table-cell office:value-type="float" office:value="2.21151275153762" calcext:value-type="float">
            <text:p>2.21151275153762</text:p>
          </table:table-cell>
          <table:table-cell office:value-type="float" office:value="0.924" calcext:value-type="float">
            <text:p>0.924</text:p>
          </table:table-cell>
          <table:table-cell office:value-type="float" office:value="0.363" calcext:value-type="float">
            <text:p>0.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91" calcext:value-type="float">
            <text:p>107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esicle associated membrane protein 5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INPP4B</text:p>
          </table:table-cell>
          <table:table-cell office:value-type="float" office:value="2.20223604585576" calcext:value-type="float">
            <text:p>2.20223604585576</text:p>
          </table:table-cell>
          <table:table-cell office:value-type="float" office:value="0.903" calcext:value-type="float">
            <text:p>0.903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21" calcext:value-type="float">
            <text:p>882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ositol polyphosphate-4-phosphatase type II B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NSG1</text:p>
          </table:table-cell>
          <table:table-cell office:value-type="float" office:value="2.19728481101543" calcext:value-type="float">
            <text:p>2.19728481101543</text:p>
          </table:table-cell>
          <table:table-cell office:value-type="float" office:value="0.978" calcext:value-type="float">
            <text:p>0.978</text:p>
          </table:table-cell>
          <table:table-cell office:value-type="float" office:value="0.456" calcext:value-type="float">
            <text:p>0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65" calcext:value-type="float">
            <text:p>270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euronal vesicle trafficking associated 1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RAB32</text:p>
          </table:table-cell>
          <table:table-cell office:value-type="float" office:value="2.18263077690509" calcext:value-type="float">
            <text:p>2.18263077690509</text:p>
          </table:table-cell>
          <table:table-cell office:value-type="float" office:value="0.904" calcext:value-type="float">
            <text:p>0.904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81" calcext:value-type="float">
            <text:p>109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B32, member RAS oncogene family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MCOLN3</text:p>
          </table:table-cell>
          <table:table-cell office:value-type="float" office:value="2.17664392975721" calcext:value-type="float">
            <text:p>2.1766439297572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83" calcext:value-type="float">
            <text:p>552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ucolipin TRP cation channel 3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RP11-419I17.1</text:p>
          </table:table-cell>
          <table:table-cell office:value-type="float" office:value="2.14611563950339" calcext:value-type="float">
            <text:p>2.14611563950339</text:p>
          </table:table-cell>
          <table:table-cell office:value-type="float" office:value="0.915" calcext:value-type="float">
            <text:p>0.915</text:p>
          </table:table-cell>
          <table:table-cell office:value-type="float" office:value="0.288" calcext:value-type="float">
            <text:p>0.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CCN3</text:p>
          </table:table-cell>
          <table:table-cell office:value-type="float" office:value="2.14228440021431" calcext:value-type="float">
            <text:p>2.14228440021431</text:p>
          </table:table-cell>
          <table:table-cell office:value-type="float" office:value="0.685" calcext:value-type="float">
            <text:p>0.685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6" calcext:value-type="float">
            <text:p>485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llular communication network factor 3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MLEC</text:p>
          </table:table-cell>
          <table:table-cell office:value-type="float" office:value="2.13548911197933" calcext:value-type="float">
            <text:p>2.13548911197933</text:p>
          </table:table-cell>
          <table:table-cell office:value-type="float" office:value="0.938" calcext:value-type="float">
            <text:p>0.938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61" calcext:value-type="float">
            <text:p>97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lectin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PLXNC1</text:p>
          </table:table-cell>
          <table:table-cell office:value-type="float" office:value="2.09836011178976" calcext:value-type="float">
            <text:p>2.09836011178976</text:p>
          </table:table-cell>
          <table:table-cell office:value-type="float" office:value="0.91" calcext:value-type="float">
            <text:p>0.91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54" calcext:value-type="float">
            <text:p>101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exin C1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SLC25A4</text:p>
          </table:table-cell>
          <table:table-cell office:value-type="float" office:value="2.07492585106982" calcext:value-type="float">
            <text:p>2.07492585106982</text:p>
          </table:table-cell>
          <table:table-cell office:value-type="float" office:value="0.913" calcext:value-type="float">
            <text:p>0.913</text:p>
          </table:table-cell>
          <table:table-cell office:value-type="float" office:value="0.269" calcext:value-type="float">
            <text:p>0.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olute carrier family 25 member 4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ASAH1</text:p>
          </table:table-cell>
          <table:table-cell office:value-type="float" office:value="2.05868540083185" calcext:value-type="float">
            <text:p>2.05868540083185</text:p>
          </table:table-cell>
          <table:table-cell office:value-type="float" office:value="0.961" calcext:value-type="float">
            <text:p>0.961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-acylsphingosine amidohydrolase 1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C4orf48</text:p>
          </table:table-cell>
          <table:table-cell office:value-type="float" office:value="2.05282026568039" calcext:value-type="float">
            <text:p>2.05282026568039</text:p>
          </table:table-cell>
          <table:table-cell office:value-type="float" office:value="0.697" calcext:value-type="float">
            <text:p>0.697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115" calcext:value-type="float">
            <text:p>4011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4 open reading frame 48</text:p>
          </table:table-cell>
        </table:table-row>
        <table:table-row table:style-name="ro1">
          <table:table-cell office:value-type="string" calcext:value-type="string">
            <text:p>MEL</text:p>
          </table:table-cell>
          <table:table-cell office:value-type="string" calcext:value-type="string">
            <text:p>APOD</text:p>
          </table:table-cell>
          <table:table-cell office:value-type="float" office:value="2.00964311243887" calcext:value-type="float">
            <text:p>2.00964311243887</text:p>
          </table:table-cell>
          <table:table-cell office:value-type="float" office:value="0.966" calcext:value-type="float">
            <text:p>0.966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polipoprotein D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HPGD</text:p>
          </table:table-cell>
          <table:table-cell office:value-type="float" office:value="6.14330537869009" calcext:value-type="float">
            <text:p>6.14330537869009</text:p>
          </table:table-cell>
          <table:table-cell office:value-type="float" office:value="0.985" calcext:value-type="float">
            <text:p>0.985</text:p>
          </table:table-cell>
          <table:table-cell office:value-type="float" office:value="0.197" calcext:value-type="float">
            <text:p>0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15-hydroxyprostaglandin dehydrogenase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TPSB2</text:p>
          </table:table-cell>
          <table:table-cell office:value-type="float" office:value="6.03832784022276" calcext:value-type="float">
            <text:p>6.03832784022276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99" calcext:value-type="float">
            <text:p>644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yptase beta 2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TPSAB1</text:p>
          </table:table-cell>
          <table:table-cell office:value-type="float" office:value="5.63700444635039" calcext:value-type="float">
            <text:p>5.63700444635039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7" calcext:value-type="float">
            <text:p>71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yptase alpha/beta 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CTSG</text:p>
          </table:table-cell>
          <table:table-cell office:value-type="float" office:value="4.97972954191601" calcext:value-type="float">
            <text:p>4.97972954191601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G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CPA3</text:p>
          </table:table-cell>
          <table:table-cell office:value-type="float" office:value="4.76426230614467" calcext:value-type="float">
            <text:p>4.7642623061446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rboxypeptidase A3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HPGDS</text:p>
          </table:table-cell>
          <table:table-cell office:value-type="float" office:value="4.40627294116919" calcext:value-type="float">
            <text:p>4.40627294116919</text:p>
          </table:table-cell>
          <table:table-cell office:value-type="float" office:value="0.899" calcext:value-type="float">
            <text:p>0.899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06" calcext:value-type="float">
            <text:p>273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matopoietic prostaglandin D synthase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GLUL</text:p>
          </table:table-cell>
          <table:table-cell office:value-type="float" office:value="3.85857232699599" calcext:value-type="float">
            <text:p>3.85857232699599</text:p>
          </table:table-cell>
          <table:table-cell office:value-type="float" office:value="0.908" calcext:value-type="float">
            <text:p>0.908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utamate-ammonia ligase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IL1RL1</text:p>
          </table:table-cell>
          <table:table-cell office:value-type="float" office:value="3.39301998143974" calcext:value-type="float">
            <text:p>3.39301998143974</text:p>
          </table:table-cell>
          <table:table-cell office:value-type="float" office:value="0.781" calcext:value-type="float">
            <text:p>0.781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1 receptor like 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SGK1</text:p>
          </table:table-cell>
          <table:table-cell office:value-type="float" office:value="3.21156741508305" calcext:value-type="float">
            <text:p>3.21156741508305</text:p>
          </table:table-cell>
          <table:table-cell office:value-type="float" office:value="0.822" calcext:value-type="float">
            <text:p>0.822</text:p>
          </table:table-cell>
          <table:table-cell office:value-type="float" office:value="0.507" calcext:value-type="float">
            <text:p>0.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6" calcext:value-type="float">
            <text:p>64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um/glucocorticoid regulated kinase 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ACOT7</text:p>
          </table:table-cell>
          <table:table-cell office:value-type="float" office:value="3.21117238593665" calcext:value-type="float">
            <text:p>3.21117238593665</text:p>
          </table:table-cell>
          <table:table-cell office:value-type="float" office:value="0.518" calcext:value-type="float">
            <text:p>0.518</text:p>
          </table:table-cell>
          <table:table-cell office:value-type="float" office:value="0.251" calcext:value-type="float">
            <text:p>0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2" calcext:value-type="float">
            <text:p>1133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cyl-CoA thioesterase 7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GATA2</text:p>
          </table:table-cell>
          <table:table-cell office:value-type="float" office:value="3.17147917946202" calcext:value-type="float">
            <text:p>3.17147917946202</text:p>
          </table:table-cell>
          <table:table-cell office:value-type="float" office:value="0.714" calcext:value-type="float">
            <text:p>0.714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TA binding protein 2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SELENOK</text:p>
          </table:table-cell>
          <table:table-cell office:value-type="float" office:value="3.15609902494438" calcext:value-type="float">
            <text:p>3.15609902494438</text:p>
          </table:table-cell>
          <table:table-cell office:value-type="float" office:value="0.93" calcext:value-type="float">
            <text:p>0.93</text:p>
          </table:table-cell>
          <table:table-cell office:value-type="float" office:value="0.844" calcext:value-type="float">
            <text:p>0.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15" calcext:value-type="float">
            <text:p>585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lenoprotein K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KIT</text:p>
          </table:table-cell>
          <table:table-cell office:value-type="float" office:value="3.1341668161325" calcext:value-type="float">
            <text:p>3.1341668161325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IT proto-oncogene, receptor tyrosine kinase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ARHGAP18</text:p>
          </table:table-cell>
          <table:table-cell office:value-type="float" office:value="3.11450927604413" calcext:value-type="float">
            <text:p>3.11450927604413</text:p>
          </table:table-cell>
          <table:table-cell office:value-type="float" office:value="0.811" calcext:value-type="float">
            <text:p>0.811</text:p>
          </table:table-cell>
          <table:table-cell office:value-type="float" office:value="0.298" calcext:value-type="float">
            <text:p>0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663" calcext:value-type="float">
            <text:p>936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ho GTPase activating protein 18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FTH1</text:p>
          </table:table-cell>
          <table:table-cell office:value-type="float" office:value="3.00486186038715" calcext:value-type="float">
            <text:p>3.0048618603871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49" calcext:value-type="float">
            <text:p>0.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erritin heavy chain 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ANXA1</text:p>
          </table:table-cell>
          <table:table-cell office:value-type="float" office:value="2.93432668995517" calcext:value-type="float">
            <text:p>2.93432668995517</text:p>
          </table:table-cell>
          <table:table-cell office:value-type="float" office:value="0.978" calcext:value-type="float">
            <text:p>0.978</text:p>
          </table:table-cell>
          <table:table-cell office:value-type="float" office:value="0.905" calcext:value-type="float">
            <text:p>0.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nnexin A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MS4A2</text:p>
          </table:table-cell>
          <table:table-cell office:value-type="float" office:value="2.79682332764767" calcext:value-type="float">
            <text:p>2.79682332764767</text:p>
          </table:table-cell>
          <table:table-cell office:value-type="float" office:value="0.628" calcext:value-type="float">
            <text:p>0.628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mbrane spanning 4-domains A2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GCSAML</text:p>
          </table:table-cell>
          <table:table-cell office:value-type="float" office:value="2.79202119091312" calcext:value-type="float">
            <text:p>2.79202119091312</text:p>
          </table:table-cell>
          <table:table-cell office:value-type="float" office:value="0.634" calcext:value-type="float">
            <text:p>0.63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823" calcext:value-type="float">
            <text:p>1488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erminal center associated signaling and motility like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PRG2</text:p>
          </table:table-cell>
          <table:table-cell office:value-type="float" office:value="2.76401148828717" calcext:value-type="float">
            <text:p>2.76401148828717</text:p>
          </table:table-cell>
          <table:table-cell office:value-type="float" office:value="0.32" calcext:value-type="float">
            <text:p>0.32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3" calcext:value-type="float">
            <text:p>55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oglycan 2, pro eosinophil major basic protein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HDC</text:p>
          </table:table-cell>
          <table:table-cell office:value-type="float" office:value="2.69667332938115" calcext:value-type="float">
            <text:p>2.69667332938115</text:p>
          </table:table-cell>
          <table:table-cell office:value-type="float" office:value="0.586" calcext:value-type="float">
            <text:p>0.586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istidine decarboxylase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HSPE1</text:p>
          </table:table-cell>
          <table:table-cell office:value-type="float" office:value="2.58499380830144" calcext:value-type="float">
            <text:p>2.58499380830144</text:p>
          </table:table-cell>
          <table:table-cell office:value-type="float" office:value="0.95" calcext:value-type="float">
            <text:p>0.95</text:p>
          </table:table-cell>
          <table:table-cell office:value-type="float" office:value="0.945" calcext:value-type="float">
            <text:p>0.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at shock protein family E (Hsp10) member 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PLIN2</text:p>
          </table:table-cell>
          <table:table-cell office:value-type="float" office:value="2.49663384327947" calcext:value-type="float">
            <text:p>2.49663384327947</text:p>
          </table:table-cell>
          <table:table-cell office:value-type="float" office:value="0.822" calcext:value-type="float">
            <text:p>0.822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rilipin 2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UBB</text:p>
          </table:table-cell>
          <table:table-cell office:value-type="float" office:value="2.48412450548844" calcext:value-type="float">
            <text:p>2.48412450548844</text:p>
          </table:table-cell>
          <table:table-cell office:value-type="float" office:value="0.962" calcext:value-type="float">
            <text:p>0.962</text:p>
          </table:table-cell>
          <table:table-cell office:value-type="float" office:value="0.964" calcext:value-type="float">
            <text:p>0.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14" calcext:value-type="float">
            <text:p>73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ubiquitin B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RGS2</text:p>
          </table:table-cell>
          <table:table-cell office:value-type="float" office:value="2.44162910064316" calcext:value-type="float">
            <text:p>2.44162910064316</text:p>
          </table:table-cell>
          <table:table-cell office:value-type="float" office:value="0.696" calcext:value-type="float">
            <text:p>0.696</text:p>
          </table:table-cell>
          <table:table-cell office:value-type="float" office:value="0.369" calcext:value-type="float">
            <text:p>0.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gulator of G protein signaling 2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CMA1</text:p>
          </table:table-cell>
          <table:table-cell office:value-type="float" office:value="2.43711616892946" calcext:value-type="float">
            <text:p>2.43711616892946</text:p>
          </table:table-cell>
          <table:table-cell office:value-type="float" office:value="0.469" calcext:value-type="float">
            <text:p>0.46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ymase 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ACSL4</text:p>
          </table:table-cell>
          <table:table-cell office:value-type="float" office:value="2.42403963763074" calcext:value-type="float">
            <text:p>2.42403963763074</text:p>
          </table:table-cell>
          <table:table-cell office:value-type="float" office:value="0.64" calcext:value-type="float">
            <text:p>0.64</text:p>
          </table:table-cell>
          <table:table-cell office:value-type="float" office:value="0.321" calcext:value-type="float">
            <text:p>0.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cyl-CoA synthetase long chain family member 4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CDC42EP3</text:p>
          </table:table-cell>
          <table:table-cell office:value-type="float" office:value="2.41906108616391" calcext:value-type="float">
            <text:p>2.41906108616391</text:p>
          </table:table-cell>
          <table:table-cell office:value-type="float" office:value="0.673" calcext:value-type="float">
            <text:p>0.67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02" calcext:value-type="float">
            <text:p>106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C42 effector protein 3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HSP90AA1</text:p>
          </table:table-cell>
          <table:table-cell office:value-type="float" office:value="2.39948612647352" calcext:value-type="float">
            <text:p>2.3994861264735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2" calcext:value-type="float">
            <text:p>0.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at shock protein 90 alpha family class A member 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HSPH1</text:p>
          </table:table-cell>
          <table:table-cell office:value-type="float" office:value="2.3840190461483" calcext:value-type="float">
            <text:p>2.3840190461483</text:p>
          </table:table-cell>
          <table:table-cell office:value-type="float" office:value="0.828" calcext:value-type="float">
            <text:p>0.828</text:p>
          </table:table-cell>
          <table:table-cell office:value-type="float" office:value="0.678" calcext:value-type="float">
            <text:p>0.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at shock protein family H (Hsp110) member 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RGS13</text:p>
          </table:table-cell>
          <table:table-cell office:value-type="float" office:value="2.26892426553099" calcext:value-type="float">
            <text:p>2.26892426553099</text:p>
          </table:table-cell>
          <table:table-cell office:value-type="float" office:value="0.538" calcext:value-type="float">
            <text:p>0.538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gulator of G protein signaling 13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JUND</text:p>
          </table:table-cell>
          <table:table-cell office:value-type="float" office:value="2.15428672936891" calcext:value-type="float">
            <text:p>2.15428672936891</text:p>
          </table:table-cell>
          <table:table-cell office:value-type="float" office:value="0.917" calcext:value-type="float">
            <text:p>0.917</text:p>
          </table:table-cell>
          <table:table-cell office:value-type="float" office:value="0.869" calcext:value-type="float">
            <text:p>0.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JunD proto-oncogene, AP-1 transcription factor subunit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FCER1G</text:p>
          </table:table-cell>
          <table:table-cell office:value-type="float" office:value="2.15091940126335" calcext:value-type="float">
            <text:p>2.15091940126335</text:p>
          </table:table-cell>
          <table:table-cell office:value-type="float" office:value="0.726" calcext:value-type="float">
            <text:p>0.726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c fragment of IgE receptor Ig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SEC62</text:p>
          </table:table-cell>
          <table:table-cell office:value-type="float" office:value="2.14933687722799" calcext:value-type="float">
            <text:p>2.14933687722799</text:p>
          </table:table-cell>
          <table:table-cell office:value-type="float" office:value="0.836" calcext:value-type="float">
            <text:p>0.836</text:p>
          </table:table-cell>
          <table:table-cell office:value-type="float" office:value="0.878" calcext:value-type="float">
            <text:p>0.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C62 homolog, preprotein translocation factor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HSPD1</text:p>
          </table:table-cell>
          <table:table-cell office:value-type="float" office:value="2.12053457067126" calcext:value-type="float">
            <text:p>2.12053457067126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at shock protein family D (Hsp60) member 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DNAJA1</text:p>
          </table:table-cell>
          <table:table-cell office:value-type="float" office:value="2.1077818427636" calcext:value-type="float">
            <text:p>2.1077818427636</text:p>
          </table:table-cell>
          <table:table-cell table:number-columns-repeated="2" office:value-type="float" office:value="0.873" calcext:value-type="float">
            <text:p>0.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naJ heat shock protein family (Hsp40) member A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S100A4</text:p>
          </table:table-cell>
          <table:table-cell office:value-type="float" office:value="2.0946834264711" calcext:value-type="float">
            <text:p>2.09468342647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751" calcext:value-type="float">
            <text:p>0.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4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GPR65</text:p>
          </table:table-cell>
          <table:table-cell office:value-type="float" office:value="2.05639336440835" calcext:value-type="float">
            <text:p>2.05639336440835</text:p>
          </table:table-cell>
          <table:table-cell office:value-type="float" office:value="0.496" calcext:value-type="float">
            <text:p>0.496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7" calcext:value-type="float">
            <text:p>84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 protein-coupled receptor 65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SLC18A2</text:p>
          </table:table-cell>
          <table:table-cell office:value-type="float" office:value="2.05049819188878" calcext:value-type="float">
            <text:p>2.05049819188878</text:p>
          </table:table-cell>
          <table:table-cell office:value-type="float" office:value="0.468" calcext:value-type="float">
            <text:p>0.468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olute carrier family 18 member A2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PAG1</text:p>
          </table:table-cell>
          <table:table-cell office:value-type="float" office:value="2.04097993444781" calcext:value-type="float">
            <text:p>2.04097993444781</text:p>
          </table:table-cell>
          <table:table-cell office:value-type="float" office:value="0.538" calcext:value-type="float">
            <text:p>0.538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24" calcext:value-type="float">
            <text:p>558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hosphoprotein membrane anchor with glycosphingolipid microdomains 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RAC2</text:p>
          </table:table-cell>
          <table:table-cell office:value-type="float" office:value="1.99987950239798" calcext:value-type="float">
            <text:p>1.99987950239798</text:p>
          </table:table-cell>
          <table:table-cell office:value-type="float" office:value="0.537" calcext:value-type="float">
            <text:p>0.537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c family small GTPase 2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HSP90AB1</text:p>
          </table:table-cell>
          <table:table-cell office:value-type="float" office:value="1.98185062670393" calcext:value-type="float">
            <text:p>1.98185062670393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at shock protein 90 alpha family class B member 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AP1S3</text:p>
          </table:table-cell>
          <table:table-cell office:value-type="float" office:value="1.91039618311162" calcext:value-type="float">
            <text:p>1.91039618311162</text:p>
          </table:table-cell>
          <table:table-cell office:value-type="float" office:value="0.454" calcext:value-type="float">
            <text:p>0.454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40" calcext:value-type="float">
            <text:p>13034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aptor related protein complex 1 subunit sigma 3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CPEB4</text:p>
          </table:table-cell>
          <table:table-cell office:value-type="float" office:value="1.89743139666376" calcext:value-type="float">
            <text:p>1.89743139666376</text:p>
          </table:table-cell>
          <table:table-cell office:value-type="float" office:value="0.501" calcext:value-type="float">
            <text:p>0.501</text:p>
          </table:table-cell>
          <table:table-cell office:value-type="float" office:value="0.369" calcext:value-type="float">
            <text:p>0.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15" calcext:value-type="float">
            <text:p>803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plasmic polyadenylation element binding protein 4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DNAJB1</text:p>
          </table:table-cell>
          <table:table-cell office:value-type="float" office:value="1.83936076947664" calcext:value-type="float">
            <text:p>1.83936076947664</text:p>
          </table:table-cell>
          <table:table-cell office:value-type="float" office:value="0.743" calcext:value-type="float">
            <text:p>0.743</text:p>
          </table:table-cell>
          <table:table-cell office:value-type="float" office:value="0.822" calcext:value-type="float">
            <text:p>0.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naJ heat shock protein family (Hsp40) member B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LGALS3</text:p>
          </table:table-cell>
          <table:table-cell office:value-type="float" office:value="1.83475652046082" calcext:value-type="float">
            <text:p>1.8347565204608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2" calcext:value-type="float">
            <text:p>0.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3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SLC2A3</text:p>
          </table:table-cell>
          <table:table-cell office:value-type="float" office:value="1.8342755063141" calcext:value-type="float">
            <text:p>1.8342755063141</text:p>
          </table:table-cell>
          <table:table-cell office:value-type="float" office:value="0.68" calcext:value-type="float">
            <text:p>0.68</text:p>
          </table:table-cell>
          <table:table-cell office:value-type="float" office:value="0.364" calcext:value-type="float">
            <text:p>0.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15" calcext:value-type="float">
            <text:p>65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olute carrier family 2 member 3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PAK1</text:p>
          </table:table-cell>
          <table:table-cell office:value-type="float" office:value="1.81034224090609" calcext:value-type="float">
            <text:p>1.81034224090609</text:p>
          </table:table-cell>
          <table:table-cell office:value-type="float" office:value="0.492" calcext:value-type="float">
            <text:p>0.492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8" calcext:value-type="float">
            <text:p>50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21 (RAC1) activated kinase 1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VWA5A</text:p>
          </table:table-cell>
          <table:table-cell office:value-type="float" office:value="1.80188697802412" calcext:value-type="float">
            <text:p>1.80188697802412</text:p>
          </table:table-cell>
          <table:table-cell office:value-type="float" office:value="0.461" calcext:value-type="float">
            <text:p>0.461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on Willebrand factor A domain containing 5A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TYROBP</text:p>
          </table:table-cell>
          <table:table-cell office:value-type="float" office:value="1.78251924181615" calcext:value-type="float">
            <text:p>1.78251924181615</text:p>
          </table:table-cell>
          <table:table-cell office:value-type="float" office:value="0.753" calcext:value-type="float">
            <text:p>0.753</text:p>
          </table:table-cell>
          <table:table-cell office:value-type="float" office:value="0.144" calcext:value-type="float">
            <text:p>0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5" calcext:value-type="float">
            <text:p>73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membrane immune signaling adaptor TYROBP</text:p>
          </table:table-cell>
        </table:table-row>
        <table:table-row table:style-name="ro1">
          <table:table-cell office:value-type="string" calcext:value-type="string">
            <text:p>Mast-cell</text:p>
          </table:table-cell>
          <table:table-cell office:value-type="string" calcext:value-type="string">
            <text:p>FOSB</text:p>
          </table:table-cell>
          <table:table-cell office:value-type="float" office:value="1.77386472071739" calcext:value-type="float">
            <text:p>1.77386472071739</text:p>
          </table:table-cell>
          <table:table-cell office:value-type="float" office:value="0.582" calcext:value-type="float">
            <text:p>0.582</text:p>
          </table:table-cell>
          <table:table-cell office:value-type="float" office:value="0.608" calcext:value-type="float">
            <text:p>0.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osB proto-oncogene, AP-1 transcription factor subunit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RNASE1</text:p>
          </table:table-cell>
          <table:table-cell office:value-type="float" office:value="4.59267933333964" calcext:value-type="float">
            <text:p>4.59267933333964</text:p>
          </table:table-cell>
          <table:table-cell office:value-type="float" office:value="0.82" calcext:value-type="float">
            <text:p>0.82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ibonuclease A family member 1, pancreatic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XCL8</text:p>
          </table:table-cell>
          <table:table-cell office:value-type="float" office:value="4.4209608583195" calcext:value-type="float">
            <text:p>4.42096085831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ligand 8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CL3</text:p>
          </table:table-cell>
          <table:table-cell office:value-type="float" office:value="4.18720249339179" calcext:value-type="float">
            <text:p>4.187202493391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3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EREG</text:p>
          </table:table-cell>
          <table:table-cell office:value-type="float" office:value="3.99757345147303" calcext:value-type="float">
            <text:p>3.99757345147303</text:p>
          </table:table-cell>
          <table:table-cell office:value-type="float" office:value="0.547" calcext:value-type="float">
            <text:p>0.547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piregulin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CL18</text:p>
          </table:table-cell>
          <table:table-cell office:value-type="float" office:value="3.99252596623717" calcext:value-type="float">
            <text:p>3.99252596623717</text:p>
          </table:table-cell>
          <table:table-cell office:value-type="float" office:value="0.426" calcext:value-type="float">
            <text:p>0.426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18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FTL</text:p>
          </table:table-cell>
          <table:table-cell office:value-type="float" office:value="3.84331310558336" calcext:value-type="float">
            <text:p>3.84331310558336</text:p>
          </table:table-cell>
          <table:table-cell office:value-type="float" office:value="1" calcext:value-type="float">
            <text:p>1</text:p>
          </table:table-cell>
          <table:table-cell office:value-type="float" office:value="0.987" calcext:value-type="float">
            <text:p>0.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erritin light chain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XCL3</text:p>
          </table:table-cell>
          <table:table-cell office:value-type="float" office:value="3.74795510029679" calcext:value-type="float">
            <text:p>3.74795510029679</text:p>
          </table:table-cell>
          <table:table-cell office:value-type="float" office:value="0.878" calcext:value-type="float">
            <text:p>0.878</text:p>
          </table:table-cell>
          <table:table-cell office:value-type="float" office:value="0.201" calcext:value-type="float">
            <text:p>0.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ligand 3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1QA</text:p>
          </table:table-cell>
          <table:table-cell office:value-type="float" office:value="3.72801622928926" calcext:value-type="float">
            <text:p>3.72801622928926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C1q A chain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IL1B</text:p>
          </table:table-cell>
          <table:table-cell office:value-type="float" office:value="3.65697381231654" calcext:value-type="float">
            <text:p>3.65697381231654</text:p>
          </table:table-cell>
          <table:table-cell office:value-type="float" office:value="0.666" calcext:value-type="float">
            <text:p>0.666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1 beta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CL20</text:p>
          </table:table-cell>
          <table:table-cell office:value-type="float" office:value="3.65412486936134" calcext:value-type="float">
            <text:p>3.65412486936134</text:p>
          </table:table-cell>
          <table:table-cell office:value-type="float" office:value="0.289" calcext:value-type="float">
            <text:p>0.289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20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CL4</text:p>
          </table:table-cell>
          <table:table-cell office:value-type="float" office:value="3.56152963106189" calcext:value-type="float">
            <text:p>3.56152963106189</text:p>
          </table:table-cell>
          <table:table-cell office:value-type="float" office:value="0.533" calcext:value-type="float">
            <text:p>0.533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4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TSL</text:p>
          </table:table-cell>
          <table:table-cell office:value-type="float" office:value="3.5281925528401" calcext:value-type="float">
            <text:p>3.5281925528401</text:p>
          </table:table-cell>
          <table:table-cell office:value-type="float" office:value="0.941" calcext:value-type="float">
            <text:p>0.941</text:p>
          </table:table-cell>
          <table:table-cell office:value-type="float" office:value="0.489" calcext:value-type="float">
            <text:p>0.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L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TSB</text:p>
          </table:table-cell>
          <table:table-cell office:value-type="float" office:value="3.4678863896028" calcext:value-type="float">
            <text:p>3.4678863896028</text:p>
          </table:table-cell>
          <table:table-cell office:value-type="float" office:value="0.979" calcext:value-type="float">
            <text:p>0.979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B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1QB</text:p>
          </table:table-cell>
          <table:table-cell office:value-type="float" office:value="3.22891818184595" calcext:value-type="float">
            <text:p>3.22891818184595</text:p>
          </table:table-cell>
          <table:table-cell office:value-type="float" office:value="0.697" calcext:value-type="float">
            <text:p>0.697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C1q B chain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F13A1</text:p>
          </table:table-cell>
          <table:table-cell office:value-type="float" office:value="3.22640090940577" calcext:value-type="float">
            <text:p>3.22640090940577</text:p>
          </table:table-cell>
          <table:table-cell office:value-type="float" office:value="0.639" calcext:value-type="float">
            <text:p>0.639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agulation factor XIII A chain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HMOX1</text:p>
          </table:table-cell>
          <table:table-cell office:value-type="float" office:value="3.20722148619501" calcext:value-type="float">
            <text:p>3.20722148619501</text:p>
          </table:table-cell>
          <table:table-cell office:value-type="float" office:value="0.664" calcext:value-type="float">
            <text:p>0.664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me oxygenase 1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MMP9</text:p>
          </table:table-cell>
          <table:table-cell office:value-type="float" office:value="3.15888190696133" calcext:value-type="float">
            <text:p>3.15888190696133</text:p>
          </table:table-cell>
          <table:table-cell office:value-type="float" office:value="0.673" calcext:value-type="float">
            <text:p>0.673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8" calcext:value-type="float">
            <text:p>43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trix metallopeptidase 9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TSZ</text:p>
          </table:table-cell>
          <table:table-cell office:value-type="float" office:value="3.12294331519289" calcext:value-type="float">
            <text:p>3.12294331519289</text:p>
          </table:table-cell>
          <table:table-cell office:value-type="float" office:value="0.975" calcext:value-type="float">
            <text:p>0.975</text:p>
          </table:table-cell>
          <table:table-cell office:value-type="float" office:value="0.407" calcext:value-type="float">
            <text:p>0.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Z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5AR1</text:p>
          </table:table-cell>
          <table:table-cell office:value-type="float" office:value="3.11967431210042" calcext:value-type="float">
            <text:p>3.11967431210042</text:p>
          </table:table-cell>
          <table:table-cell office:value-type="float" office:value="0.911" calcext:value-type="float">
            <text:p>0.911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C5a receptor 1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LGMN</text:p>
          </table:table-cell>
          <table:table-cell office:value-type="float" office:value="3.11499357264246" calcext:value-type="float">
            <text:p>3.11499357264246</text:p>
          </table:table-cell>
          <table:table-cell office:value-type="float" office:value="0.873" calcext:value-type="float">
            <text:p>0.873</text:p>
          </table:table-cell>
          <table:table-cell office:value-type="float" office:value="0.397" calcext:value-type="float">
            <text:p>0.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1" calcext:value-type="float">
            <text:p>56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egumain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SELENOP</text:p>
          </table:table-cell>
          <table:table-cell office:value-type="float" office:value="3.05020172975255" calcext:value-type="float">
            <text:p>3.0502017297525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1" calcext:value-type="float">
            <text:p>0.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4" calcext:value-type="float">
            <text:p>64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lenoprotein P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AIF1</text:p>
          </table:table-cell>
          <table:table-cell office:value-type="float" office:value="3.03444729184834" calcext:value-type="float">
            <text:p>3.03444729184834</text:p>
          </table:table-cell>
          <table:table-cell office:value-type="float" office:value="0.962" calcext:value-type="float">
            <text:p>0.962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llograft inflammatory factor 1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INSIG1</text:p>
          </table:table-cell>
          <table:table-cell office:value-type="float" office:value="3.0317315340626" calcext:value-type="float">
            <text:p>3.0317315340626</text:p>
          </table:table-cell>
          <table:table-cell office:value-type="float" office:value="0.887" calcext:value-type="float">
            <text:p>0.887</text:p>
          </table:table-cell>
          <table:table-cell office:value-type="float" office:value="0.283" calcext:value-type="float">
            <text:p>0.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induced gene 1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TYROBP</text:p>
          </table:table-cell>
          <table:table-cell office:value-type="float" office:value="3.00269982556794" calcext:value-type="float">
            <text:p>3.00269982556794</text:p>
          </table:table-cell>
          <table:table-cell office:value-type="float" office:value="0.983" calcext:value-type="float">
            <text:p>0.983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5" calcext:value-type="float">
            <text:p>73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membrane immune signaling adaptor TYROBP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SAT1</text:p>
          </table:table-cell>
          <table:table-cell office:value-type="float" office:value="2.97499442553768" calcext:value-type="float">
            <text:p>2.97499442553768</text:p>
          </table:table-cell>
          <table:table-cell office:value-type="float" office:value="0.998" calcext:value-type="float">
            <text:p>0.998</text:p>
          </table:table-cell>
          <table:table-cell office:value-type="float" office:value="0.847" calcext:value-type="float">
            <text:p>0.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3" calcext:value-type="float">
            <text:p>63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ermidine/spermine N1-acetyltransferase 1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TSS</text:p>
          </table:table-cell>
          <table:table-cell office:value-type="float" office:value="2.9553658799036" calcext:value-type="float">
            <text:p>2.9553658799036</text:p>
          </table:table-cell>
          <table:table-cell office:value-type="float" office:value="0.97" calcext:value-type="float">
            <text:p>0.97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S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D163</text:p>
          </table:table-cell>
          <table:table-cell office:value-type="float" office:value="2.94806176357946" calcext:value-type="float">
            <text:p>2.94806176357946</text:p>
          </table:table-cell>
          <table:table-cell office:value-type="float" office:value="0.857" calcext:value-type="float">
            <text:p>0.857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32" calcext:value-type="float">
            <text:p>933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163 molecule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XCL2</text:p>
          </table:table-cell>
          <table:table-cell office:value-type="float" office:value="2.90610830618113" calcext:value-type="float">
            <text:p>2.90610830618113</text:p>
          </table:table-cell>
          <table:table-cell office:value-type="float" office:value="0.921" calcext:value-type="float">
            <text:p>0.921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ligand 2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GPR183</text:p>
          </table:table-cell>
          <table:table-cell office:value-type="float" office:value="2.83547063499049" calcext:value-type="float">
            <text:p>2.83547063499049</text:p>
          </table:table-cell>
          <table:table-cell office:value-type="float" office:value="0.933" calcext:value-type="float">
            <text:p>0.933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 protein-coupled receptor 183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PSAP</text:p>
          </table:table-cell>
          <table:table-cell office:value-type="float" office:value="2.83303656118764" calcext:value-type="float">
            <text:p>2.83303656118764</text:p>
          </table:table-cell>
          <table:table-cell office:value-type="float" office:value="0.991" calcext:value-type="float">
            <text:p>0.991</text:p>
          </table:table-cell>
          <table:table-cell office:value-type="float" office:value="0.836" calcext:value-type="float">
            <text:p>0.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saposin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THBS1</text:p>
          </table:table-cell>
          <table:table-cell office:value-type="float" office:value="2.80703009775112" calcext:value-type="float">
            <text:p>2.80703009775112</text:p>
          </table:table-cell>
          <table:table-cell office:value-type="float" office:value="0.366" calcext:value-type="float">
            <text:p>0.366</text:p>
          </table:table-cell>
          <table:table-cell office:value-type="float" office:value="0.254" calcext:value-type="float">
            <text:p>0.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7" calcext:value-type="float">
            <text:p>70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rombospondin 1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SOD2</text:p>
          </table:table-cell>
          <table:table-cell office:value-type="float" office:value="2.79625897395872" calcext:value-type="float">
            <text:p>2.79625897395872</text:p>
          </table:table-cell>
          <table:table-cell office:value-type="float" office:value="0.98" calcext:value-type="float">
            <text:p>0.98</text:p>
          </table:table-cell>
          <table:table-cell office:value-type="float" office:value="0.746" calcext:value-type="float">
            <text:p>0.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48" calcext:value-type="float">
            <text:p>66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uperoxide dismutase 2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MS4A7</text:p>
          </table:table-cell>
          <table:table-cell office:value-type="float" office:value="2.79556467647926" calcext:value-type="float">
            <text:p>2.79556467647926</text:p>
          </table:table-cell>
          <table:table-cell office:value-type="float" office:value="0.909" calcext:value-type="float">
            <text:p>0.90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75" calcext:value-type="float">
            <text:p>584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mbrane spanning 4-domains A7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1QC</text:p>
          </table:table-cell>
          <table:table-cell office:value-type="float" office:value="2.75371085315884" calcext:value-type="float">
            <text:p>2.7537108531588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mplement C1q C chain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FGL2</text:p>
          </table:table-cell>
          <table:table-cell office:value-type="float" office:value="2.7516570773083" calcext:value-type="float">
            <text:p>2.7516570773083</text:p>
          </table:table-cell>
          <table:table-cell office:value-type="float" office:value="0.691" calcext:value-type="float">
            <text:p>0.691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5" calcext:value-type="float">
            <text:p>108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brinogen like 2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D68</text:p>
          </table:table-cell>
          <table:table-cell office:value-type="float" office:value="2.74210902960576" calcext:value-type="float">
            <text:p>2.74210902960576</text:p>
          </table:table-cell>
          <table:table-cell office:value-type="float" office:value="0.961" calcext:value-type="float">
            <text:p>0.961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68 molecule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IFI30</text:p>
          </table:table-cell>
          <table:table-cell office:value-type="float" office:value="2.72627962270633" calcext:value-type="float">
            <text:p>2.72627962270633</text:p>
          </table:table-cell>
          <table:table-cell office:value-type="float" office:value="0.956" calcext:value-type="float">
            <text:p>0.956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7" calcext:value-type="float">
            <text:p>104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FI30 lysosomal thiol reductase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FTH1</text:p>
          </table:table-cell>
          <table:table-cell office:value-type="float" office:value="2.70675977660117" calcext:value-type="float">
            <text:p>2.7067597766011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48" calcext:value-type="float">
            <text:p>0.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erritin heavy chain 1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D14</text:p>
          </table:table-cell>
          <table:table-cell office:value-type="float" office:value="2.7058848249587" calcext:value-type="float">
            <text:p>2.7058848249587</text:p>
          </table:table-cell>
          <table:table-cell office:value-type="float" office:value="0.822" calcext:value-type="float">
            <text:p>0.822</text:p>
          </table:table-cell>
          <table:table-cell office:value-type="float" office:value="0.066" calcext:value-type="float">
            <text:p>0.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14 molecule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D74</text:p>
          </table:table-cell>
          <table:table-cell office:value-type="float" office:value="2.65980255832837" calcext:value-type="float">
            <text:p>2.65980255832837</text:p>
          </table:table-cell>
          <table:table-cell office:value-type="float" office:value="0.989" calcext:value-type="float">
            <text:p>0.989</text:p>
          </table:table-cell>
          <table:table-cell office:value-type="float" office:value="0.236" calcext:value-type="float">
            <text:p>0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74 molecule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PLAUR</text:p>
          </table:table-cell>
          <table:table-cell office:value-type="float" office:value="2.6533038707599" calcext:value-type="float">
            <text:p>2.6533038707599</text:p>
          </table:table-cell>
          <table:table-cell office:value-type="float" office:value="0.933" calcext:value-type="float">
            <text:p>0.933</text:p>
          </table:table-cell>
          <table:table-cell office:value-type="float" office:value="0.339" calcext:value-type="float">
            <text:p>0.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asminogen activator, urokinase receptor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FCGR2A</text:p>
          </table:table-cell>
          <table:table-cell office:value-type="float" office:value="2.6066739295874" calcext:value-type="float">
            <text:p>2.606673929587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c fragment of IgG receptor IIa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FCER1G</text:p>
          </table:table-cell>
          <table:table-cell office:value-type="float" office:value="2.58101008079683" calcext:value-type="float">
            <text:p>2.58101008079683</text:p>
          </table:table-cell>
          <table:table-cell office:value-type="float" office:value="0.968" calcext:value-type="float">
            <text:p>0.968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c fragment of IgE receptor Ig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SDS</text:p>
          </table:table-cell>
          <table:table-cell office:value-type="float" office:value="2.56554985019628" calcext:value-type="float">
            <text:p>2.56554985019628</text:p>
          </table:table-cell>
          <table:table-cell office:value-type="float" office:value="0.598" calcext:value-type="float">
            <text:p>0.598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3" calcext:value-type="float">
            <text:p>1099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ine dehydratase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IL1RN</text:p>
          </table:table-cell>
          <table:table-cell office:value-type="float" office:value="2.5337087330748" calcext:value-type="float">
            <text:p>2.5337087330748</text:p>
          </table:table-cell>
          <table:table-cell office:value-type="float" office:value="0.664" calcext:value-type="float">
            <text:p>0.664</text:p>
          </table:table-cell>
          <table:table-cell office:value-type="float" office:value="0.404" calcext:value-type="float">
            <text:p>0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1 receptor antagonist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CXCL1</text:p>
          </table:table-cell>
          <table:table-cell office:value-type="float" office:value="2.52505498014151" calcext:value-type="float">
            <text:p>2.52505498014151</text:p>
          </table:table-cell>
          <table:table-cell office:value-type="float" office:value="0.557" calcext:value-type="float">
            <text:p>0.557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ligand 1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OLR1</text:p>
          </table:table-cell>
          <table:table-cell office:value-type="float" office:value="2.51342517190844" calcext:value-type="float">
            <text:p>2.5134251719084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oxidized low density lipoprotein receptor 1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MS4A6A</text:p>
          </table:table-cell>
          <table:table-cell office:value-type="float" office:value="2.51101144308555" calcext:value-type="float">
            <text:p>2.51101144308555</text:p>
          </table:table-cell>
          <table:table-cell office:value-type="float" office:value="0.82" calcext:value-type="float">
            <text:p>0.8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31" calcext:value-type="float">
            <text:p>6423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mbrane spanning 4-domains A6A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BCL2A1</text:p>
          </table:table-cell>
          <table:table-cell office:value-type="float" office:value="2.50558667918114" calcext:value-type="float">
            <text:p>2.50558667918114</text:p>
          </table:table-cell>
          <table:table-cell office:value-type="float" office:value="0.759" calcext:value-type="float">
            <text:p>0.759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CL2 related protein A1</text:p>
          </table:table-cell>
        </table:table-row>
        <table:table-row table:style-name="ro1">
          <table:table-cell office:value-type="string" calcext:value-type="string">
            <text:p>Mono-Mac</text:p>
          </table:table-cell>
          <table:table-cell office:value-type="string" calcext:value-type="string">
            <text:p>MMP19</text:p>
          </table:table-cell>
          <table:table-cell office:value-type="float" office:value="2.49091407387974" calcext:value-type="float">
            <text:p>2.49091407387974</text:p>
          </table:table-cell>
          <table:table-cell office:value-type="float" office:value="0.698" calcext:value-type="float">
            <text:p>0.698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7" calcext:value-type="float">
            <text:p>43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trix metallopeptidase 19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XCL1</text:p>
          </table:table-cell>
          <table:table-cell office:value-type="float" office:value="4.78942897351745" calcext:value-type="float">
            <text:p>4.78942897351745</text:p>
          </table:table-cell>
          <table:table-cell office:value-type="float" office:value="0.525" calcext:value-type="float">
            <text:p>0.525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75" calcext:value-type="float">
            <text:p>63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X-C motif chemokine ligand 1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GNLY</text:p>
          </table:table-cell>
          <table:table-cell office:value-type="float" office:value="4.77952914816131" calcext:value-type="float">
            <text:p>4.77952914816131</text:p>
          </table:table-cell>
          <table:table-cell office:value-type="float" office:value="0.48" calcext:value-type="float">
            <text:p>0.4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8" calcext:value-type="float">
            <text:p>105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ranulysin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XCL2</text:p>
          </table:table-cell>
          <table:table-cell office:value-type="float" office:value="4.64826538506299" calcext:value-type="float">
            <text:p>4.64826538506299</text:p>
          </table:table-cell>
          <table:table-cell office:value-type="float" office:value="0.543" calcext:value-type="float">
            <text:p>0.543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6" calcext:value-type="float">
            <text:p>68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X-C motif chemokine ligand 2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CL5</text:p>
          </table:table-cell>
          <table:table-cell office:value-type="float" office:value="4.04328598233705" calcext:value-type="float">
            <text:p>4.04328598233705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5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NKG7</text:p>
          </table:table-cell>
          <table:table-cell office:value-type="float" office:value="3.75301724832718" calcext:value-type="float">
            <text:p>3.75301724832718</text:p>
          </table:table-cell>
          <table:table-cell office:value-type="float" office:value="0.768" calcext:value-type="float">
            <text:p>0.768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atural killer cell granule protein 7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PTPRC</text:p>
          </table:table-cell>
          <table:table-cell office:value-type="float" office:value="2.8793681922396" calcext:value-type="float">
            <text:p>2.8793681922396</text:p>
          </table:table-cell>
          <table:table-cell office:value-type="float" office:value="0.955" calcext:value-type="float">
            <text:p>0.955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8" calcext:value-type="float">
            <text:p>57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in tyrosine phosphatase receptor type C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KLRB1</text:p>
          </table:table-cell>
          <table:table-cell office:value-type="float" office:value="2.7966804870606" calcext:value-type="float">
            <text:p>2.7966804870606</text:p>
          </table:table-cell>
          <table:table-cell office:value-type="float" office:value="0.504" calcext:value-type="float">
            <text:p>0.504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0" calcext:value-type="float">
            <text:p>38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iller cell lectin like receptor B1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GZMB</text:p>
          </table:table-cell>
          <table:table-cell office:value-type="float" office:value="2.77023505802476" calcext:value-type="float">
            <text:p>2.77023505802476</text:p>
          </table:table-cell>
          <table:table-cell office:value-type="float" office:value="0.386" calcext:value-type="float">
            <text:p>0.386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ranzyme B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DUSP2</text:p>
          </table:table-cell>
          <table:table-cell office:value-type="float" office:value="2.71642648064243" calcext:value-type="float">
            <text:p>2.71642648064243</text:p>
          </table:table-cell>
          <table:table-cell office:value-type="float" office:value="0.796" calcext:value-type="float">
            <text:p>0.796</text:p>
          </table:table-cell>
          <table:table-cell office:value-type="float" office:value="0.221" calcext:value-type="float">
            <text:p>0.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ual specificity phosphatase 2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XCR4</text:p>
          </table:table-cell>
          <table:table-cell office:value-type="float" office:value="2.66201294194262" calcext:value-type="float">
            <text:p>2.66201294194262</text:p>
          </table:table-cell>
          <table:table-cell office:value-type="float" office:value="0.823" calcext:value-type="float">
            <text:p>0.823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2" calcext:value-type="float">
            <text:p>78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receptor 4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ST7</text:p>
          </table:table-cell>
          <table:table-cell office:value-type="float" office:value="2.60784524141479" calcext:value-type="float">
            <text:p>2.60784524141479</text:p>
          </table:table-cell>
          <table:table-cell office:value-type="float" office:value="0.771" calcext:value-type="float">
            <text:p>0.771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30" calcext:value-type="float">
            <text:p>85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atin F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D69</text:p>
          </table:table-cell>
          <table:table-cell office:value-type="float" office:value="2.51615453313412" calcext:value-type="float">
            <text:p>2.51615453313412</text:p>
          </table:table-cell>
          <table:table-cell office:value-type="float" office:value="0.71" calcext:value-type="float">
            <text:p>0.71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69 molecule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IL32</text:p>
          </table:table-cell>
          <table:table-cell office:value-type="float" office:value="2.51196397312476" calcext:value-type="float">
            <text:p>2.51196397312476</text:p>
          </table:table-cell>
          <table:table-cell office:value-type="float" office:value="0.711" calcext:value-type="float">
            <text:p>0.711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32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TSW</text:p>
          </table:table-cell>
          <table:table-cell office:value-type="float" office:value="2.47875239191837" calcext:value-type="float">
            <text:p>2.47875239191837</text:p>
          </table:table-cell>
          <table:table-cell office:value-type="float" office:value="0.637" calcext:value-type="float">
            <text:p>0.637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W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IFNG</text:p>
          </table:table-cell>
          <table:table-cell office:value-type="float" office:value="2.47245591983601" calcext:value-type="float">
            <text:p>2.47245591983601</text:p>
          </table:table-cell>
          <table:table-cell office:value-type="float" office:value="0.287" calcext:value-type="float">
            <text:p>0.28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feron gamma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KLRK1</text:p>
          </table:table-cell>
          <table:table-cell office:value-type="float" office:value="2.41962004429674" calcext:value-type="float">
            <text:p>2.41962004429674</text:p>
          </table:table-cell>
          <table:table-cell office:value-type="float" office:value="0.692" calcext:value-type="float">
            <text:p>0.69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14" calcext:value-type="float">
            <text:p>229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iller cell lectin like receptor K1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IL7R</text:p>
          </table:table-cell>
          <table:table-cell office:value-type="float" office:value="2.41839578210027" calcext:value-type="float">
            <text:p>2.41839578210027</text:p>
          </table:table-cell>
          <table:table-cell office:value-type="float" office:value="0.618" calcext:value-type="float">
            <text:p>0.618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7 receptor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HCST</text:p>
          </table:table-cell>
          <table:table-cell office:value-type="float" office:value="2.3528479300124" calcext:value-type="float">
            <text:p>2.3528479300124</text:p>
          </table:table-cell>
          <table:table-cell office:value-type="float" office:value="0.844" calcext:value-type="float">
            <text:p>0.844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0" calcext:value-type="float">
            <text:p>108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matopoietic cell signal transducer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REM</text:p>
          </table:table-cell>
          <table:table-cell office:value-type="float" office:value="2.35111031243056" calcext:value-type="float">
            <text:p>2.35111031243056</text:p>
          </table:table-cell>
          <table:table-cell office:value-type="float" office:value="0.848" calcext:value-type="float">
            <text:p>0.848</text:p>
          </table:table-cell>
          <table:table-cell office:value-type="float" office:value="0.472" calcext:value-type="float">
            <text:p>0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MP responsive element modulator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RTAM</text:p>
          </table:table-cell>
          <table:table-cell office:value-type="float" office:value="2.29330596088111" calcext:value-type="float">
            <text:p>2.29330596088111</text:p>
          </table:table-cell>
          <table:table-cell office:value-type="float" office:value="0.395" calcext:value-type="float">
            <text:p>0.39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53" calcext:value-type="float">
            <text:p>562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toxic and regulatory T cell molecule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RUNX3</text:p>
          </table:table-cell>
          <table:table-cell office:value-type="float" office:value="2.25647372287147" calcext:value-type="float">
            <text:p>2.25647372287147</text:p>
          </table:table-cell>
          <table:table-cell office:value-type="float" office:value="0.805" calcext:value-type="float">
            <text:p>0.805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UNX family transcription factor 3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KLRD1</text:p>
          </table:table-cell>
          <table:table-cell office:value-type="float" office:value="2.23341695814137" calcext:value-type="float">
            <text:p>2.23341695814137</text:p>
          </table:table-cell>
          <table:table-cell office:value-type="float" office:value="0.423" calcext:value-type="float">
            <text:p>0.423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iller cell lectin like receptor D1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EMIP2</text:p>
          </table:table-cell>
          <table:table-cell office:value-type="float" office:value="2.2268442094787" calcext:value-type="float">
            <text:p>2.2268442094787</text:p>
          </table:table-cell>
          <table:table-cell office:value-type="float" office:value="0.592" calcext:value-type="float">
            <text:p>0.592</text:p>
          </table:table-cell>
          <table:table-cell office:value-type="float" office:value="0.298" calcext:value-type="float">
            <text:p>0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70" calcext:value-type="float">
            <text:p>236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ll migration inducing hyaluronidase 2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PIK3R1</text:p>
          </table:table-cell>
          <table:table-cell office:value-type="float" office:value="2.22423095622823" calcext:value-type="float">
            <text:p>2.22423095622823</text:p>
          </table:table-cell>
          <table:table-cell office:value-type="float" office:value="0.757" calcext:value-type="float">
            <text:p>0.757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hosphoinositide-3-kinase regulatory subunit 1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CL4</text:p>
          </table:table-cell>
          <table:table-cell office:value-type="float" office:value="2.20476032207744" calcext:value-type="float">
            <text:p>2.20476032207744</text:p>
          </table:table-cell>
          <table:table-cell office:value-type="float" office:value="0.346" calcext:value-type="float">
            <text:p>0.346</text:p>
          </table:table-cell>
          <table:table-cell office:value-type="float" office:value="0.057" calcext:value-type="float">
            <text:p>0.057</text:p>
          </table:table-cell>
          <table:table-cell table:style-name="ce3" office:value-type="float" office:value="2.58263024555766E-249" calcext:value-type="float">
            <text:p>2.58E-249</text:p>
          </table:table-cell>
          <table:table-cell table:style-name="ce3" office:value-type="float" office:value="6.65750424699854E-245" calcext:value-type="float">
            <text:p>6.66E-245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4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GZMK</text:p>
          </table:table-cell>
          <table:table-cell office:value-type="float" office:value="2.16945952631956" calcext:value-type="float">
            <text:p>2.16945952631956</text:p>
          </table:table-cell>
          <table:table-cell office:value-type="float" office:value="0.412" calcext:value-type="float">
            <text:p>0.41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ranzyme K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GZMA</text:p>
          </table:table-cell>
          <table:table-cell office:value-type="float" office:value="2.16808673870483" calcext:value-type="float">
            <text:p>2.16808673870483</text:p>
          </table:table-cell>
          <table:table-cell office:value-type="float" office:value="0.441" calcext:value-type="float">
            <text:p>0.441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ranzyme A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D7</text:p>
          </table:table-cell>
          <table:table-cell office:value-type="float" office:value="2.12099390297826" calcext:value-type="float">
            <text:p>2.12099390297826</text:p>
          </table:table-cell>
          <table:table-cell office:value-type="float" office:value="0.63" calcext:value-type="float">
            <text:p>0.63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7 molecule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D52</text:p>
          </table:table-cell>
          <table:table-cell office:value-type="float" office:value="2.10624437763789" calcext:value-type="float">
            <text:p>2.10624437763789</text:p>
          </table:table-cell>
          <table:table-cell office:value-type="float" office:value="0.765" calcext:value-type="float">
            <text:p>0.765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52 molecule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ARHGDIB</text:p>
          </table:table-cell>
          <table:table-cell office:value-type="float" office:value="2.06559365554632" calcext:value-type="float">
            <text:p>2.06559365554632</text:p>
          </table:table-cell>
          <table:table-cell office:value-type="float" office:value="0.862" calcext:value-type="float">
            <text:p>0.862</text:p>
          </table:table-cell>
          <table:table-cell office:value-type="float" office:value="0.479" calcext:value-type="float">
            <text:p>0.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ho GDP dissociation inhibitor beta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SRGN</text:p>
          </table:table-cell>
          <table:table-cell office:value-type="float" office:value="2.05347027139095" calcext:value-type="float">
            <text:p>2.05347027139095</text:p>
          </table:table-cell>
          <table:table-cell office:value-type="float" office:value="0.991" calcext:value-type="float">
            <text:p>0.991</text:p>
          </table:table-cell>
          <table:table-cell office:value-type="float" office:value="0.291" calcext:value-type="float">
            <text:p>0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2" calcext:value-type="float">
            <text:p>55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glycin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D48</text:p>
          </table:table-cell>
          <table:table-cell office:value-type="float" office:value="2.00945522690266" calcext:value-type="float">
            <text:p>2.00945522690266</text:p>
          </table:table-cell>
          <table:table-cell office:value-type="float" office:value="0.791" calcext:value-type="float">
            <text:p>0.791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48 molecule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D3D</text:p>
          </table:table-cell>
          <table:table-cell office:value-type="float" office:value="2.00380989767245" calcext:value-type="float">
            <text:p>2.00380989767245</text:p>
          </table:table-cell>
          <table:table-cell office:value-type="float" office:value="0.52" calcext:value-type="float">
            <text:p>0.52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3d molecule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IFITM1</text:p>
          </table:table-cell>
          <table:table-cell office:value-type="float" office:value="1.98508106995561" calcext:value-type="float">
            <text:p>1.98508106995561</text:p>
          </table:table-cell>
          <table:table-cell office:value-type="float" office:value="0.913" calcext:value-type="float">
            <text:p>0.913</text:p>
          </table:table-cell>
          <table:table-cell office:value-type="float" office:value="0.481" calcext:value-type="float">
            <text:p>0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19" calcext:value-type="float">
            <text:p>85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feron induced transmembrane protein 1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SYTL3</text:p>
          </table:table-cell>
          <table:table-cell office:value-type="float" office:value="1.97105547268552" calcext:value-type="float">
            <text:p>1.97105547268552</text:p>
          </table:table-cell>
          <table:table-cell office:value-type="float" office:value="0.622" calcext:value-type="float">
            <text:p>0.622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120" calcext:value-type="float">
            <text:p>941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ynaptotagmin like 3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NOT6L</text:p>
          </table:table-cell>
          <table:table-cell office:value-type="float" office:value="1.96546381640864" calcext:value-type="float">
            <text:p>1.96546381640864</text:p>
          </table:table-cell>
          <table:table-cell office:value-type="float" office:value="0.744" calcext:value-type="float">
            <text:p>0.744</text:p>
          </table:table-cell>
          <table:table-cell office:value-type="float" office:value="0.451" calcext:value-type="float">
            <text:p>0.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175" calcext:value-type="float">
            <text:p>2461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CR4-NOT transcription complex subunit 6 like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YTIP</text:p>
          </table:table-cell>
          <table:table-cell office:value-type="float" office:value="1.94055359713038" calcext:value-type="float">
            <text:p>1.94055359713038</text:p>
          </table:table-cell>
          <table:table-cell office:value-type="float" office:value="0.771" calcext:value-type="float">
            <text:p>0.771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95" calcext:value-type="float">
            <text:p>95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hesin 1 interacting protein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LINC01871</text:p>
          </table:table-cell>
          <table:table-cell office:value-type="float" office:value="1.91098150201493" calcext:value-type="float">
            <text:p>1.91098150201493</text:p>
          </table:table-cell>
          <table:table-cell office:value-type="float" office:value="0.449" calcext:value-type="float">
            <text:p>0.449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ncRNA</text:p>
          </table:table-cell>
          <table:table-cell office:value-type="string" calcext:value-type="string">
            <text:p>long intergenic non-protein coding RNA 1871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IL2RG</text:p>
          </table:table-cell>
          <table:table-cell office:value-type="float" office:value="1.89261336395168" calcext:value-type="float">
            <text:p>1.89261336395168</text:p>
          </table:table-cell>
          <table:table-cell office:value-type="float" office:value="0.696" calcext:value-type="float">
            <text:p>0.696</text:p>
          </table:table-cell>
          <table:table-cell office:value-type="float" office:value="0.107" calcext:value-type="float">
            <text:p>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2 receptor subunit gamma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STK4</text:p>
          </table:table-cell>
          <table:table-cell office:value-type="float" office:value="1.8893585831841" calcext:value-type="float">
            <text:p>1.8893585831841</text:p>
          </table:table-cell>
          <table:table-cell office:value-type="float" office:value="0.892" calcext:value-type="float">
            <text:p>0.892</text:p>
          </table:table-cell>
          <table:table-cell office:value-type="float" office:value="0.508" calcext:value-type="float">
            <text:p>0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9" calcext:value-type="float">
            <text:p>678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ine/threonine kinase 4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D2</text:p>
          </table:table-cell>
          <table:table-cell office:value-type="float" office:value="1.85106426935686" calcext:value-type="float">
            <text:p>1.85106426935686</text:p>
          </table:table-cell>
          <table:table-cell office:value-type="float" office:value="0.548" calcext:value-type="float">
            <text:p>0.548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2 molecule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RNF19A</text:p>
          </table:table-cell>
          <table:table-cell office:value-type="float" office:value="1.84966399554188" calcext:value-type="float">
            <text:p>1.84966399554188</text:p>
          </table:table-cell>
          <table:table-cell office:value-type="float" office:value="0.672" calcext:value-type="float">
            <text:p>0.672</text:p>
          </table:table-cell>
          <table:table-cell office:value-type="float" office:value="0.536" calcext:value-type="float">
            <text:p>0.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97" calcext:value-type="float">
            <text:p>258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ing finger protein 19A, RBR E3 ubiquitin protein ligase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LEC2D</text:p>
          </table:table-cell>
          <table:table-cell office:value-type="float" office:value="1.83595922105275" calcext:value-type="float">
            <text:p>1.83595922105275</text:p>
          </table:table-cell>
          <table:table-cell office:value-type="float" office:value="0.543" calcext:value-type="float">
            <text:p>0.543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21" calcext:value-type="float">
            <text:p>2912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type lectin domain family 2 member D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CDC42SE2</text:p>
          </table:table-cell>
          <table:table-cell office:value-type="float" office:value="1.81122400244816" calcext:value-type="float">
            <text:p>1.81122400244816</text:p>
          </table:table-cell>
          <table:table-cell office:value-type="float" office:value="0.757" calcext:value-type="float">
            <text:p>0.757</text:p>
          </table:table-cell>
          <table:table-cell office:value-type="float" office:value="0.458" calcext:value-type="float">
            <text:p>0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90" calcext:value-type="float">
            <text:p>569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C42 small effector 2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JUND</text:p>
          </table:table-cell>
          <table:table-cell office:value-type="float" office:value="1.80464101597293" calcext:value-type="float">
            <text:p>1.80464101597293</text:p>
          </table:table-cell>
          <table:table-cell office:value-type="float" office:value="0.917" calcext:value-type="float">
            <text:p>0.917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JunD proto-oncogene, AP-1 transcription factor subunit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IL2RB</text:p>
          </table:table-cell>
          <table:table-cell office:value-type="float" office:value="1.80380474513967" calcext:value-type="float">
            <text:p>1.80380474513967</text:p>
          </table:table-cell>
          <table:table-cell office:value-type="float" office:value="0.53" calcext:value-type="float">
            <text:p>0.53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2 receptor subunit beta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STK17B</text:p>
          </table:table-cell>
          <table:table-cell office:value-type="float" office:value="1.7887453409198" calcext:value-type="float">
            <text:p>1.7887453409198</text:p>
          </table:table-cell>
          <table:table-cell office:value-type="float" office:value="0.765" calcext:value-type="float">
            <text:p>0.765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2" calcext:value-type="float">
            <text:p>92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ine/threonine kinase 17b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FYN</text:p>
          </table:table-cell>
          <table:table-cell office:value-type="float" office:value="1.779744694314" calcext:value-type="float">
            <text:p>1.779744694314</text:p>
          </table:table-cell>
          <table:table-cell office:value-type="float" office:value="0.696" calcext:value-type="float">
            <text:p>0.696</text:p>
          </table:table-cell>
          <table:table-cell office:value-type="float" office:value="0.287" calcext:value-type="float">
            <text:p>0.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YN proto-oncogene, Src family tyrosine kinase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TRBC2</text:p>
          </table:table-cell>
          <table:table-cell office:value-type="float" office:value="1.77500135590033" calcext:value-type="float">
            <text:p>1.77500135590033</text:p>
          </table:table-cell>
          <table:table-cell office:value-type="float" office:value="0.511" calcext:value-type="float">
            <text:p>0.511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_C_gene</text:p>
          </table:table-cell>
          <table:table-cell office:value-type="string" calcext:value-type="string">
            <text:p>T cell receptor beta constant 2</text:p>
          </table:table-cell>
        </table:table-row>
        <table:table-row table:style-name="ro1">
          <table:table-cell office:value-type="string" calcext:value-type="string">
            <text:p>NK-cell</text:p>
          </table:table-cell>
          <table:table-cell office:value-type="string" calcext:value-type="string">
            <text:p>REL</text:p>
          </table:table-cell>
          <table:table-cell office:value-type="float" office:value="1.75702793728218" calcext:value-type="float">
            <text:p>1.75702793728218</text:p>
          </table:table-cell>
          <table:table-cell office:value-type="float" office:value="0.844" calcext:value-type="float">
            <text:p>0.844</text:p>
          </table:table-cell>
          <table:table-cell office:value-type="float" office:value="0.686" calcext:value-type="float">
            <text:p>0.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L proto-oncogene, NF-kB subunit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TAGLN</text:p>
          </table:table-cell>
          <table:table-cell office:value-type="float" office:value="5.0071065579781" calcext:value-type="float">
            <text:p>5.0071065579781</text:p>
          </table:table-cell>
          <table:table-cell office:value-type="float" office:value="0.991" calcext:value-type="float">
            <text:p>0.991</text:p>
          </table:table-cell>
          <table:table-cell office:value-type="float" office:value="0.193" calcext:value-type="float">
            <text:p>0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6" calcext:value-type="float">
            <text:p>68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gelin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ACTA2</text:p>
          </table:table-cell>
          <table:table-cell office:value-type="float" office:value="4.90068408381335" calcext:value-type="float">
            <text:p>4.900684083813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ctin alpha 2, smooth muscle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TPM2</text:p>
          </table:table-cell>
          <table:table-cell office:value-type="float" office:value="4.1008594216634" calcext:value-type="float">
            <text:p>4.1008594216634</text:p>
          </table:table-cell>
          <table:table-cell office:value-type="float" office:value="0.986" calcext:value-type="float">
            <text:p>0.986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9" calcext:value-type="float">
            <text:p>71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opomyosin 2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C11orf96</text:p>
          </table:table-cell>
          <table:table-cell office:value-type="float" office:value="4.04565890533729" calcext:value-type="float">
            <text:p>4.04565890533729</text:p>
          </table:table-cell>
          <table:table-cell office:value-type="float" office:value="0.911" calcext:value-type="float">
            <text:p>0.911</text:p>
          </table:table-cell>
          <table:table-cell office:value-type="float" office:value="0.172" calcext:value-type="float">
            <text:p>0.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763" calcext:value-type="float">
            <text:p>3877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11 open reading frame 96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MT1A</text:p>
          </table:table-cell>
          <table:table-cell office:value-type="float" office:value="4.03479691601345" calcext:value-type="float">
            <text:p>4.034796916013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A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MYH11</text:p>
          </table:table-cell>
          <table:table-cell office:value-type="float" office:value="3.96003231796828" calcext:value-type="float">
            <text:p>3.96003231796828</text:p>
          </table:table-cell>
          <table:table-cell office:value-type="float" office:value="0.783" calcext:value-type="float">
            <text:p>0.783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9" calcext:value-type="float">
            <text:p>46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yosin heavy chain 11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MYL9</text:p>
          </table:table-cell>
          <table:table-cell office:value-type="float" office:value="3.8043580000841" calcext:value-type="float">
            <text:p>3.8043580000841</text:p>
          </table:table-cell>
          <table:table-cell office:value-type="float" office:value="0.979" calcext:value-type="float">
            <text:p>0.979</text:p>
          </table:table-cell>
          <table:table-cell office:value-type="float" office:value="0.236" calcext:value-type="float">
            <text:p>0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8" calcext:value-type="float">
            <text:p>1039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yosin light chain 9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ADIRF</text:p>
          </table:table-cell>
          <table:table-cell office:value-type="float" office:value="3.63487924278936" calcext:value-type="float">
            <text:p>3.63487924278936</text:p>
          </table:table-cell>
          <table:table-cell office:value-type="float" office:value="0.985" calcext:value-type="float">
            <text:p>0.985</text:p>
          </table:table-cell>
          <table:table-cell office:value-type="float" office:value="0.561" calcext:value-type="float">
            <text:p>0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74" calcext:value-type="float">
            <text:p>1097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ipogenesis regulatory factor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SPARCL1</text:p>
          </table:table-cell>
          <table:table-cell office:value-type="float" office:value="3.61960369447515" calcext:value-type="float">
            <text:p>3.61960369447515</text:p>
          </table:table-cell>
          <table:table-cell office:value-type="float" office:value="0.926" calcext:value-type="float">
            <text:p>0.926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ARC like 1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ADAMTS1</text:p>
          </table:table-cell>
          <table:table-cell office:value-type="float" office:value="3.47320541287008" calcext:value-type="float">
            <text:p>3.47320541287008</text:p>
          </table:table-cell>
          <table:table-cell office:value-type="float" office:value="0.89" calcext:value-type="float">
            <text:p>0.89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AM metallopeptidase with thrombospondin type 1 motif 1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MCAM</text:p>
          </table:table-cell>
          <table:table-cell office:value-type="float" office:value="3.43478929851405" calcext:value-type="float">
            <text:p>3.43478929851405</text:p>
          </table:table-cell>
          <table:table-cell office:value-type="float" office:value="0.981" calcext:value-type="float">
            <text:p>0.981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2" calcext:value-type="float">
            <text:p>41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lanoma cell adhesion molecule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CRYAB</text:p>
          </table:table-cell>
          <table:table-cell office:value-type="float" office:value="3.35001706816034" calcext:value-type="float">
            <text:p>3.35001706816034</text:p>
          </table:table-cell>
          <table:table-cell office:value-type="float" office:value="0.942" calcext:value-type="float">
            <text:p>0.942</text:p>
          </table:table-cell>
          <table:table-cell office:value-type="float" office:value="0.511" calcext:value-type="float">
            <text:p>0.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rystallin alpha B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ADRA2A</text:p>
          </table:table-cell>
          <table:table-cell office:value-type="float" office:value="3.28021193383975" calcext:value-type="float">
            <text:p>3.28021193383975</text:p>
          </table:table-cell>
          <table:table-cell office:value-type="float" office:value="0.734" calcext:value-type="float">
            <text:p>0.73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renoceptor alpha 2A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RGS5</text:p>
          </table:table-cell>
          <table:table-cell office:value-type="float" office:value="3.13807416281538" calcext:value-type="float">
            <text:p>3.13807416281538</text:p>
          </table:table-cell>
          <table:table-cell office:value-type="float" office:value="0.543" calcext:value-type="float">
            <text:p>0.543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regulator of G protein signaling 5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MYLK</text:p>
          </table:table-cell>
          <table:table-cell office:value-type="float" office:value="3.10864604052885" calcext:value-type="float">
            <text:p>3.10864604052885</text:p>
          </table:table-cell>
          <table:table-cell office:value-type="float" office:value="0.939" calcext:value-type="float">
            <text:p>0.939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8" calcext:value-type="float">
            <text:p>463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yosin light chain kinase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CCL2</text:p>
          </table:table-cell>
          <table:table-cell office:value-type="float" office:value="3.09478319183751" calcext:value-type="float">
            <text:p>3.09478319183751</text:p>
          </table:table-cell>
          <table:table-cell office:value-type="float" office:value="0.786" calcext:value-type="float">
            <text:p>0.78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7" calcext:value-type="float">
            <text:p>63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2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IL6</text:p>
          </table:table-cell>
          <table:table-cell office:value-type="float" office:value="3.06137303655126" calcext:value-type="float">
            <text:p>3.06137303655126</text:p>
          </table:table-cell>
          <table:table-cell office:value-type="float" office:value="0.66" calcext:value-type="float">
            <text:p>0.66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6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IGFBP7</text:p>
          </table:table-cell>
          <table:table-cell office:value-type="float" office:value="3.02634239443971" calcext:value-type="float">
            <text:p>3.02634239443971</text:p>
          </table:table-cell>
          <table:table-cell office:value-type="float" office:value="0.994" calcext:value-type="float">
            <text:p>0.994</text:p>
          </table:table-cell>
          <table:table-cell office:value-type="float" office:value="0.298" calcext:value-type="float">
            <text:p>0.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like growth factor binding protein 7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MUSTN1</text:p>
          </table:table-cell>
          <table:table-cell office:value-type="float" office:value="3.01304411489168" calcext:value-type="float">
            <text:p>3.01304411489168</text:p>
          </table:table-cell>
          <table:table-cell office:value-type="float" office:value="0.731" calcext:value-type="float">
            <text:p>0.731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125" calcext:value-type="float">
            <text:p>3891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usculoskeletal, embryonic nuclear protein 1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RGS16</text:p>
          </table:table-cell>
          <table:table-cell office:value-type="float" office:value="2.95091922900138" calcext:value-type="float">
            <text:p>2.95091922900138</text:p>
          </table:table-cell>
          <table:table-cell office:value-type="float" office:value="0.74" calcext:value-type="float">
            <text:p>0.74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gulator of G protein signaling 16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PDK4</text:p>
          </table:table-cell>
          <table:table-cell office:value-type="float" office:value="2.92035446689958" calcext:value-type="float">
            <text:p>2.92035446689958</text:p>
          </table:table-cell>
          <table:table-cell office:value-type="float" office:value="0.528" calcext:value-type="float">
            <text:p>0.528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yruvate dehydrogenase kinase 4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CALD1</text:p>
          </table:table-cell>
          <table:table-cell office:value-type="float" office:value="2.91713039844898" calcext:value-type="float">
            <text:p>2.917130398448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636" calcext:value-type="float">
            <text:p>0.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desmon 1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CRISPLD2</text:p>
          </table:table-cell>
          <table:table-cell office:value-type="float" office:value="2.8198383935036" calcext:value-type="float">
            <text:p>2.8198383935036</text:p>
          </table:table-cell>
          <table:table-cell office:value-type="float" office:value="0.937" calcext:value-type="float">
            <text:p>0.937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716" calcext:value-type="float">
            <text:p>837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eine rich secretory protein LCCL domain containing 2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TPM1</text:p>
          </table:table-cell>
          <table:table-cell office:value-type="float" office:value="2.80231455537012" calcext:value-type="float">
            <text:p>2.80231455537012</text:p>
          </table:table-cell>
          <table:table-cell office:value-type="float" office:value="0.969" calcext:value-type="float">
            <text:p>0.969</text:p>
          </table:table-cell>
          <table:table-cell office:value-type="float" office:value="0.452" calcext:value-type="float">
            <text:p>0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opomyosin 1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COL4A1</text:p>
          </table:table-cell>
          <table:table-cell office:value-type="float" office:value="2.74460271995451" calcext:value-type="float">
            <text:p>2.74460271995451</text:p>
          </table:table-cell>
          <table:table-cell office:value-type="float" office:value="0.894" calcext:value-type="float">
            <text:p>0.894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IV alpha 1 chain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COL4A2</text:p>
          </table:table-cell>
          <table:table-cell office:value-type="float" office:value="2.63605786128767" calcext:value-type="float">
            <text:p>2.63605786128767</text:p>
          </table:table-cell>
          <table:table-cell office:value-type="float" office:value="0.921" calcext:value-type="float">
            <text:p>0.921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IV alpha 2 chain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A2M</text:p>
          </table:table-cell>
          <table:table-cell office:value-type="float" office:value="2.58456682156552" calcext:value-type="float">
            <text:p>2.58456682156552</text:p>
          </table:table-cell>
          <table:table-cell office:value-type="float" office:value="0.923" calcext:value-type="float">
            <text:p>0.923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lpha-2-macroglobulin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LPP</text:p>
          </table:table-cell>
          <table:table-cell office:value-type="float" office:value="2.55445229401909" calcext:value-type="float">
            <text:p>2.55445229401909</text:p>
          </table:table-cell>
          <table:table-cell office:value-type="float" office:value="0.95" calcext:value-type="float">
            <text:p>0.95</text:p>
          </table:table-cell>
          <table:table-cell office:value-type="float" office:value="0.527" calcext:value-type="float">
            <text:p>0.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6" calcext:value-type="float">
            <text:p>402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IM domain containing preferred translocation partner in lipoma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CPE</text:p>
          </table:table-cell>
          <table:table-cell office:value-type="float" office:value="2.51917589687417" calcext:value-type="float">
            <text:p>2.51917589687417</text:p>
          </table:table-cell>
          <table:table-cell office:value-type="float" office:value="0.909" calcext:value-type="float">
            <text:p>0.909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rboxypeptidase E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RERGL</text:p>
          </table:table-cell>
          <table:table-cell office:value-type="float" office:value="2.51375410849449" calcext:value-type="float">
            <text:p>2.51375410849449</text:p>
          </table:table-cell>
          <table:table-cell office:value-type="float" office:value="0.551" calcext:value-type="float">
            <text:p>0.55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85" calcext:value-type="float">
            <text:p>7978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RG like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GJA4</text:p>
          </table:table-cell>
          <table:table-cell office:value-type="float" office:value="2.48248114120289" calcext:value-type="float">
            <text:p>2.48248114120289</text:p>
          </table:table-cell>
          <table:table-cell office:value-type="float" office:value="0.726" calcext:value-type="float">
            <text:p>0.726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p junction protein alpha 4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GADD45B</text:p>
          </table:table-cell>
          <table:table-cell office:value-type="float" office:value="2.44730624452443" calcext:value-type="float">
            <text:p>2.44730624452443</text:p>
          </table:table-cell>
          <table:table-cell office:value-type="float" office:value="0.932" calcext:value-type="float">
            <text:p>0.932</text:p>
          </table:table-cell>
          <table:table-cell office:value-type="float" office:value="0.733" calcext:value-type="float">
            <text:p>0.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rowth arrest and DNA damage inducible beta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AVPR1A</text:p>
          </table:table-cell>
          <table:table-cell office:value-type="float" office:value="2.43457200124152" calcext:value-type="float">
            <text:p>2.43457200124152</text:p>
          </table:table-cell>
          <table:table-cell office:value-type="float" office:value="0.685" calcext:value-type="float">
            <text:p>0.685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rginine vasopressin receptor 1A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SYNPO2</text:p>
          </table:table-cell>
          <table:table-cell office:value-type="float" office:value="2.39896222285418" calcext:value-type="float">
            <text:p>2.39896222285418</text:p>
          </table:table-cell>
          <table:table-cell office:value-type="float" office:value="0.827" calcext:value-type="float">
            <text:p>0.827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24" calcext:value-type="float">
            <text:p>1710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ynaptopodin 2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ADAMTS4</text:p>
          </table:table-cell>
          <table:table-cell office:value-type="float" office:value="2.30370524778143" calcext:value-type="float">
            <text:p>2.30370524778143</text:p>
          </table:table-cell>
          <table:table-cell office:value-type="float" office:value="0.724" calcext:value-type="float">
            <text:p>0.724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07" calcext:value-type="float">
            <text:p>950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AM metallopeptidase with thrombospondin type 1 motif 4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CSRP1</text:p>
          </table:table-cell>
          <table:table-cell office:value-type="float" office:value="2.28771793237274" calcext:value-type="float">
            <text:p>2.28771793237274</text:p>
          </table:table-cell>
          <table:table-cell office:value-type="float" office:value="0.857" calcext:value-type="float">
            <text:p>0.857</text:p>
          </table:table-cell>
          <table:table-cell office:value-type="float" office:value="0.498" calcext:value-type="float">
            <text:p>0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eine and glycine rich protein 1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LBH</text:p>
          </table:table-cell>
          <table:table-cell office:value-type="float" office:value="2.22803525978242" calcext:value-type="float">
            <text:p>2.22803525978242</text:p>
          </table:table-cell>
          <table:table-cell office:value-type="float" office:value="0.86" calcext:value-type="float">
            <text:p>0.86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606" calcext:value-type="float">
            <text:p>816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BH regulator of WNT signaling pathway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CYCS</text:p>
          </table:table-cell>
          <table:table-cell office:value-type="float" office:value="2.21176163445594" calcext:value-type="float">
            <text:p>2.21176163445594</text:p>
          </table:table-cell>
          <table:table-cell office:value-type="float" office:value="0.879" calcext:value-type="float">
            <text:p>0.879</text:p>
          </table:table-cell>
          <table:table-cell office:value-type="float" office:value="0.817" calcext:value-type="float">
            <text:p>0.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05" calcext:value-type="float">
            <text:p>542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chrome c, somatic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CDKN1A</text:p>
          </table:table-cell>
          <table:table-cell office:value-type="float" office:value="2.20377663945011" calcext:value-type="float">
            <text:p>2.20377663945011</text:p>
          </table:table-cell>
          <table:table-cell office:value-type="float" office:value="0.844" calcext:value-type="float">
            <text:p>0.844</text:p>
          </table:table-cell>
          <table:table-cell office:value-type="float" office:value="0.634" calcext:value-type="float">
            <text:p>0.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clin dependent kinase inhibitor 1A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NR2F2</text:p>
          </table:table-cell>
          <table:table-cell office:value-type="float" office:value="2.15925432320323" calcext:value-type="float">
            <text:p>2.15925432320323</text:p>
          </table:table-cell>
          <table:table-cell office:value-type="float" office:value="0.823" calcext:value-type="float">
            <text:p>0.823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6" calcext:value-type="float">
            <text:p>702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uclear receptor subfamily 2 group F member 2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MFGE8</text:p>
          </table:table-cell>
          <table:table-cell office:value-type="float" office:value="2.15832555962249" calcext:value-type="float">
            <text:p>2.15832555962249</text:p>
          </table:table-cell>
          <table:table-cell office:value-type="float" office:value="0.923" calcext:value-type="float">
            <text:p>0.923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lk fat globule EGF and factor V/VIII domain containing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KCNE4</text:p>
          </table:table-cell>
          <table:table-cell office:value-type="float" office:value="2.10798465738853" calcext:value-type="float">
            <text:p>2.10798465738853</text:p>
          </table:table-cell>
          <table:table-cell office:value-type="float" office:value="0.677" calcext:value-type="float">
            <text:p>0.677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04" calcext:value-type="float">
            <text:p>237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otassium voltage-gated channel subfamily E regulatory subunit 4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CEBPD</text:p>
          </table:table-cell>
          <table:table-cell office:value-type="float" office:value="2.10732100256389" calcext:value-type="float">
            <text:p>2.10732100256389</text:p>
          </table:table-cell>
          <table:table-cell office:value-type="float" office:value="0.862" calcext:value-type="float">
            <text:p>0.862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CAAT enhancer binding protein delta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MAP1B</text:p>
          </table:table-cell>
          <table:table-cell office:value-type="float" office:value="2.10635710500258" calcext:value-type="float">
            <text:p>2.10635710500258</text:p>
          </table:table-cell>
          <table:table-cell office:value-type="float" office:value="0.965" calcext:value-type="float">
            <text:p>0.96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crotubule associated protein 1B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TIMP3</text:p>
          </table:table-cell>
          <table:table-cell office:value-type="float" office:value="2.09548205101165" calcext:value-type="float">
            <text:p>2.09548205101165</text:p>
          </table:table-cell>
          <table:table-cell office:value-type="float" office:value="0.923" calcext:value-type="float">
            <text:p>0.923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8" calcext:value-type="float">
            <text:p>70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IMP metallopeptidase inhibitor 3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RRAD</text:p>
          </table:table-cell>
          <table:table-cell office:value-type="float" office:value="2.08712712849317" calcext:value-type="float">
            <text:p>2.08712712849317</text:p>
          </table:table-cell>
          <table:table-cell office:value-type="float" office:value="0.558" calcext:value-type="float">
            <text:p>0.558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RAD, Ras related glycolysis inhibitor and calcium channel regulator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ID4</text:p>
          </table:table-cell>
          <table:table-cell office:value-type="float" office:value="2.08589801507667" calcext:value-type="float">
            <text:p>2.08589801507667</text:p>
          </table:table-cell>
          <table:table-cell office:value-type="float" office:value="0.802" calcext:value-type="float">
            <text:p>0.802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hibitor of DNA binding 4, HLH protein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ZNF141</text:p>
          </table:table-cell>
          <table:table-cell office:value-type="float" office:value="2.08075888869428" calcext:value-type="float">
            <text:p>2.08075888869428</text:p>
          </table:table-cell>
          <table:table-cell office:value-type="float" office:value="0.605" calcext:value-type="float">
            <text:p>0.60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zinc finger protein 141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MT1M</text:p>
          </table:table-cell>
          <table:table-cell office:value-type="float" office:value="2.07404660167596" calcext:value-type="float">
            <text:p>2.07404660167596</text:p>
          </table:table-cell>
          <table:table-cell office:value-type="float" office:value="0.786" calcext:value-type="float">
            <text:p>0.786</text:p>
          </table:table-cell>
          <table:table-cell office:value-type="float" office:value="0.283" calcext:value-type="float">
            <text:p>0.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M</text:p>
          </table:table-cell>
        </table:table-row>
        <table:table-row table:style-name="ro1">
          <table:table-cell office:value-type="string" calcext:value-type="string">
            <text:p>PC-vSMC</text:p>
          </table:table-cell>
          <table:table-cell office:value-type="string" calcext:value-type="string">
            <text:p>NOTCH3</text:p>
          </table:table-cell>
          <table:table-cell office:value-type="float" office:value="2.06684725127672" calcext:value-type="float">
            <text:p>2.06684725127672</text:p>
          </table:table-cell>
          <table:table-cell office:value-type="float" office:value="0.925" calcext:value-type="float">
            <text:p>0.925</text:p>
          </table:table-cell>
          <table:table-cell office:value-type="float" office:value="0.368" calcext:value-type="float">
            <text:p>0.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4" calcext:value-type="float">
            <text:p>48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otch receptor 3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IGKC</text:p>
          </table:table-cell>
          <table:table-cell office:value-type="float" office:value="5.57613496987856" calcext:value-type="float">
            <text:p>5.57613496987856</text:p>
          </table:table-cell>
          <table:table-cell office:value-type="float" office:value="0.821" calcext:value-type="float">
            <text:p>0.82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G_C_gene</text:p>
          </table:table-cell>
          <table:table-cell office:value-type="string" calcext:value-type="string">
            <text:p>immunoglobulin kappa constant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GZMB</text:p>
          </table:table-cell>
          <table:table-cell office:value-type="float" office:value="4.20713773071402" calcext:value-type="float">
            <text:p>4.20713773071402</text:p>
          </table:table-cell>
          <table:table-cell office:value-type="float" office:value="0.663" calcext:value-type="float">
            <text:p>0.66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ranzyme B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BCL2A1</text:p>
          </table:table-cell>
          <table:table-cell office:value-type="float" office:value="4.10451259502564" calcext:value-type="float">
            <text:p>4.10451259502564</text:p>
          </table:table-cell>
          <table:table-cell office:value-type="float" office:value="0.766" calcext:value-type="float">
            <text:p>0.766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CL2 related protein A1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MIR155HG</text:p>
          </table:table-cell>
          <table:table-cell office:value-type="float" office:value="4.06507145411242" calcext:value-type="float">
            <text:p>4.06507145411242</text:p>
          </table:table-cell>
          <table:table-cell office:value-type="float" office:value="0.747" calcext:value-type="float">
            <text:p>0.74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14" calcext:value-type="float">
            <text:p>114614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MIR155 host gene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CCR7</text:p>
          </table:table-cell>
          <table:table-cell office:value-type="float" office:value="3.93812541575383" calcext:value-type="float">
            <text:p>3.93812541575383</text:p>
          </table:table-cell>
          <table:table-cell office:value-type="float" office:value="0.757" calcext:value-type="float">
            <text:p>0.757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receptor 7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HERPUD1</text:p>
          </table:table-cell>
          <table:table-cell office:value-type="float" office:value="3.86891186106339" calcext:value-type="float">
            <text:p>3.86891186106339</text:p>
          </table:table-cell>
          <table:table-cell office:value-type="float" office:value="0.913" calcext:value-type="float">
            <text:p>0.913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09" calcext:value-type="float">
            <text:p>970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omocysteine inducible ER protein with ubiquitin like domain 1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PLEK</text:p>
          </table:table-cell>
          <table:table-cell office:value-type="float" office:value="3.81161138973654" calcext:value-type="float">
            <text:p>3.81161138973654</text:p>
          </table:table-cell>
          <table:table-cell office:value-type="float" office:value="0.81" calcext:value-type="float">
            <text:p>0.81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eckstrin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GPR183</text:p>
          </table:table-cell>
          <table:table-cell office:value-type="float" office:value="3.6553331601629" calcext:value-type="float">
            <text:p>3.6553331601629</text:p>
          </table:table-cell>
          <table:table-cell office:value-type="float" office:value="0.899" calcext:value-type="float">
            <text:p>0.899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 protein-coupled receptor 183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JCHAIN</text:p>
          </table:table-cell>
          <table:table-cell office:value-type="float" office:value="3.45166445552709" calcext:value-type="float">
            <text:p>3.45166445552709</text:p>
          </table:table-cell>
          <table:table-cell office:value-type="float" office:value="0.724" calcext:value-type="float">
            <text:p>0.72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joining chain of multimeric IgA and IgM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CD83</text:p>
          </table:table-cell>
          <table:table-cell office:value-type="float" office:value="3.26858188020548" calcext:value-type="float">
            <text:p>3.26858188020548</text:p>
          </table:table-cell>
          <table:table-cell office:value-type="float" office:value="0.916" calcext:value-type="float">
            <text:p>0.916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8" calcext:value-type="float">
            <text:p>93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83 molecule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IRF4</text:p>
          </table:table-cell>
          <table:table-cell office:value-type="float" office:value="3.06442566404068" calcext:value-type="float">
            <text:p>3.06442566404068</text:p>
          </table:table-cell>
          <table:table-cell office:value-type="float" office:value="0.711" calcext:value-type="float">
            <text:p>0.711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feron regulatory factor 4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C12orf45</text:p>
          </table:table-cell>
          <table:table-cell office:value-type="float" office:value="3.05861661837396" calcext:value-type="float">
            <text:p>3.05861661837396</text:p>
          </table:table-cell>
          <table:table-cell office:value-type="float" office:value="0.709" calcext:value-type="float">
            <text:p>0.709</text:p>
          </table:table-cell>
          <table:table-cell office:value-type="float" office:value="0.498" calcext:value-type="float">
            <text:p>0.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053" calcext:value-type="float">
            <text:p>1210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12 open reading frame 45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IRF8</text:p>
          </table:table-cell>
          <table:table-cell office:value-type="float" office:value="3.01797157370704" calcext:value-type="float">
            <text:p>3.01797157370704</text:p>
          </table:table-cell>
          <table:table-cell office:value-type="float" office:value="0.781" calcext:value-type="float">
            <text:p>0.781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feron regulatory factor 8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IGHM</text:p>
          </table:table-cell>
          <table:table-cell office:value-type="float" office:value="2.9404901560728" calcext:value-type="float">
            <text:p>2.9404901560728</text:p>
          </table:table-cell>
          <table:table-cell office:value-type="float" office:value="0.43" calcext:value-type="float">
            <text:p>0.4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G_C_gene</text:p>
          </table:table-cell>
          <table:table-cell office:value-type="string" calcext:value-type="string">
            <text:p>immunoglobulin heavy constant mu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IRF7</text:p>
          </table:table-cell>
          <table:table-cell office:value-type="float" office:value="2.91926119736494" calcext:value-type="float">
            <text:p>2.91926119736494</text:p>
          </table:table-cell>
          <table:table-cell office:value-type="float" office:value="0.677" calcext:value-type="float">
            <text:p>0.677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feron regulatory factor 7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CCL4</text:p>
          </table:table-cell>
          <table:table-cell office:value-type="float" office:value="2.82575949948129" calcext:value-type="float">
            <text:p>2.82575949948129</text:p>
          </table:table-cell>
          <table:table-cell office:value-type="float" office:value="0.283" calcext:value-type="float">
            <text:p>0.283</text:p>
          </table:table-cell>
          <table:table-cell office:value-type="float" office:value="0.062" calcext:value-type="float">
            <text:p>0.062</text:p>
          </table:table-cell>
          <table:table-cell table:style-name="ce3" office:value-type="float" office:value="1.40711755588242E-063" calcext:value-type="float">
            <text:p>1.41E-63</text:p>
          </table:table-cell>
          <table:table-cell table:style-name="ce3" office:value-type="float" office:value="3.6272676355537E-059" calcext:value-type="float">
            <text:p>3.63E-59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4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SRGN</text:p>
          </table:table-cell>
          <table:table-cell office:value-type="float" office:value="2.82356655849245" calcext:value-type="float">
            <text:p>2.82356655849245</text:p>
          </table:table-cell>
          <table:table-cell office:value-type="float" office:value="0.903" calcext:value-type="float">
            <text:p>0.903</text:p>
          </table:table-cell>
          <table:table-cell office:value-type="float" office:value="0.302" calcext:value-type="float">
            <text:p>0.302</text:p>
          </table:table-cell>
          <table:table-cell table:style-name="ce3" office:value-type="float" office:value="1.12206699291692E-232" calcext:value-type="float">
            <text:p>1.12E-232</text:p>
          </table:table-cell>
          <table:table-cell table:style-name="ce3" office:value-type="float" office:value="2.89246429434125E-228" calcext:value-type="float">
            <text:p>2.89E-228</text:p>
          </table:table-cell>
          <table:table-cell office:value-type="float" office:value="5552" calcext:value-type="float">
            <text:p>55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glycin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TNF</text:p>
          </table:table-cell>
          <table:table-cell office:value-type="float" office:value="2.7616070625167" calcext:value-type="float">
            <text:p>2.7616070625167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6" calcext:value-type="float">
            <text:p>0.056</text:p>
          </table:table-cell>
          <table:table-cell table:style-name="ce3" office:value-type="float" office:value="6.10454074431942E-154" calcext:value-type="float">
            <text:p>6.10E-154</text:p>
          </table:table-cell>
          <table:table-cell table:style-name="ce3" office:value-type="float" office:value="1.57362851307066E-149" calcext:value-type="float">
            <text:p>1.57E-149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mor necrosis factor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DUSP5</text:p>
          </table:table-cell>
          <table:table-cell office:value-type="float" office:value="2.731069493317" calcext:value-type="float">
            <text:p>2.731069493317</text:p>
          </table:table-cell>
          <table:table-cell office:value-type="float" office:value="0.694" calcext:value-type="float">
            <text:p>0.69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ual specificity phosphatase 5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IL3RA</text:p>
          </table:table-cell>
          <table:table-cell office:value-type="float" office:value="2.67800980933296" calcext:value-type="float">
            <text:p>2.67800980933296</text:p>
          </table:table-cell>
          <table:table-cell office:value-type="float" office:value="0.665" calcext:value-type="float">
            <text:p>0.665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3 receptor subunit alpha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RAB11FIP1</text:p>
          </table:table-cell>
          <table:table-cell office:value-type="float" office:value="2.63518638280649" calcext:value-type="float">
            <text:p>2.63518638280649</text:p>
          </table:table-cell>
          <table:table-cell office:value-type="float" office:value="0.764" calcext:value-type="float">
            <text:p>0.764</text:p>
          </table:table-cell>
          <table:table-cell office:value-type="float" office:value="0.281" calcext:value-type="float">
            <text:p>0.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3" calcext:value-type="float">
            <text:p>802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B11 family interacting protein 1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SPIB</text:p>
          </table:table-cell>
          <table:table-cell office:value-type="float" office:value="2.58350126962428" calcext:value-type="float">
            <text:p>2.58350126962428</text:p>
          </table:table-cell>
          <table:table-cell office:value-type="float" office:value="0.703" calcext:value-type="float">
            <text:p>0.703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9" calcext:value-type="float">
            <text:p>668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i-B transcription factor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EZR</text:p>
          </table:table-cell>
          <table:table-cell office:value-type="float" office:value="2.54163884368577" calcext:value-type="float">
            <text:p>2.54163884368577</text:p>
          </table:table-cell>
          <table:table-cell office:value-type="float" office:value="0.924" calcext:value-type="float">
            <text:p>0.924</text:p>
          </table:table-cell>
          <table:table-cell office:value-type="float" office:value="0.784" calcext:value-type="float">
            <text:p>0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zrin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ID2</text:p>
          </table:table-cell>
          <table:table-cell office:value-type="float" office:value="2.51171110617203" calcext:value-type="float">
            <text:p>2.51171110617203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1" calcext:value-type="float">
            <text:p>0.671</text:p>
          </table:table-cell>
          <table:table-cell table:style-name="ce3" office:value-type="float" office:value="1.82895993727535E-261" calcext:value-type="float">
            <text:p>1.83E-261</text:p>
          </table:table-cell>
          <table:table-cell table:style-name="ce3" office:value-type="float" office:value="4.7146929263084E-257" calcext:value-type="float">
            <text:p>4.71E-257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hibitor of DNA binding 2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PPP1R15A</text:p>
          </table:table-cell>
          <table:table-cell office:value-type="float" office:value="2.47483455183405" calcext:value-type="float">
            <text:p>2.47483455183405</text:p>
          </table:table-cell>
          <table:table-cell office:value-type="float" office:value="0.835" calcext:value-type="float">
            <text:p>0.835</text:p>
          </table:table-cell>
          <table:table-cell office:value-type="float" office:value="0.794" calcext:value-type="float">
            <text:p>0.7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.82176623699199E-307" calcext:value-type="float">
            <text:p>5.82E-307</text:p>
          </table:table-cell>
          <table:table-cell office:value-type="float" office:value="23645" calcext:value-type="float">
            <text:p>236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in phosphatase 1 regulatory subunit 15A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TSPAN13</text:p>
          </table:table-cell>
          <table:table-cell office:value-type="float" office:value="2.44472713323339" calcext:value-type="float">
            <text:p>2.44472713323339</text:p>
          </table:table-cell>
          <table:table-cell office:value-type="float" office:value="0.644" calcext:value-type="float">
            <text:p>0.644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75" calcext:value-type="float">
            <text:p>270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etraspanin 13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CCDC50</text:p>
          </table:table-cell>
          <table:table-cell office:value-type="float" office:value="2.42934052781116" calcext:value-type="float">
            <text:p>2.42934052781116</text:p>
          </table:table-cell>
          <table:table-cell office:value-type="float" office:value="0.77" calcext:value-type="float">
            <text:p>0.77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137" calcext:value-type="float">
            <text:p>1521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iled-coil domain containing 50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SERPINB9</text:p>
          </table:table-cell>
          <table:table-cell office:value-type="float" office:value="2.33873535175571" calcext:value-type="float">
            <text:p>2.33873535175571</text:p>
          </table:table-cell>
          <table:table-cell office:value-type="float" office:value="0.749" calcext:value-type="float">
            <text:p>0.749</text:p>
          </table:table-cell>
          <table:table-cell office:value-type="float" office:value="0.21" calcext:value-type="float">
            <text:p>0.21</text:p>
          </table:table-cell>
          <table:table-cell table:style-name="ce3" office:value-type="float" office:value="1.54443433534537E-203" calcext:value-type="float">
            <text:p>1.54E-203</text:p>
          </table:table-cell>
          <table:table-cell table:style-name="ce3" office:value-type="float" office:value="3.98124282965331E-199" calcext:value-type="float">
            <text:p>3.98E-199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B member 9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CXCR4</text:p>
          </table:table-cell>
          <table:table-cell office:value-type="float" office:value="2.29609599886558" calcext:value-type="float">
            <text:p>2.29609599886558</text:p>
          </table:table-cell>
          <table:table-cell office:value-type="float" office:value="0.681" calcext:value-type="float">
            <text:p>0.681</text:p>
          </table:table-cell>
          <table:table-cell office:value-type="float" office:value="0.169" calcext:value-type="float">
            <text:p>0.169</text:p>
          </table:table-cell>
          <table:table-cell table:style-name="ce3" office:value-type="float" office:value="3.82095930335855E-164" calcext:value-type="float">
            <text:p>3.82E-164</text:p>
          </table:table-cell>
          <table:table-cell table:style-name="ce3" office:value-type="float" office:value="9.84966889219767E-160" calcext:value-type="float">
            <text:p>9.85E-160</text:p>
          </table:table-cell>
          <table:table-cell office:value-type="float" office:value="7852" calcext:value-type="float">
            <text:p>78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receptor 4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LDLRAD4</text:p>
          </table:table-cell>
          <table:table-cell office:value-type="float" office:value="2.27674860156935" calcext:value-type="float">
            <text:p>2.27674860156935</text:p>
          </table:table-cell>
          <table:table-cell office:value-type="float" office:value="0.635" calcext:value-type="float">
            <text:p>0.635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ow density lipoprotein receptor class A domain containing 4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POLB</text:p>
          </table:table-cell>
          <table:table-cell office:value-type="float" office:value="2.26865383666599" calcext:value-type="float">
            <text:p>2.26865383666599</text:p>
          </table:table-cell>
          <table:table-cell office:value-type="float" office:value="0.663" calcext:value-type="float">
            <text:p>0.663</text:p>
          </table:table-cell>
          <table:table-cell office:value-type="float" office:value="0.256" calcext:value-type="float">
            <text:p>0.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NA polymerase beta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NFKBID</text:p>
          </table:table-cell>
          <table:table-cell office:value-type="float" office:value="2.26864055997102" calcext:value-type="float">
            <text:p>2.26864055997102</text:p>
          </table:table-cell>
          <table:table-cell office:value-type="float" office:value="0.732" calcext:value-type="float">
            <text:p>0.732</text:p>
          </table:table-cell>
          <table:table-cell office:value-type="float" office:value="0.204" calcext:value-type="float">
            <text:p>0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07" calcext:value-type="float">
            <text:p>8480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FKB inhibitor delta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ALOX5AP</text:p>
          </table:table-cell>
          <table:table-cell office:value-type="float" office:value="2.26626198890467" calcext:value-type="float">
            <text:p>2.26626198890467</text:p>
          </table:table-cell>
          <table:table-cell office:value-type="float" office:value="0.705" calcext:value-type="float">
            <text:p>0.705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rachidonate 5-lipoxygenase activating protein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BTG2</text:p>
          </table:table-cell>
          <table:table-cell office:value-type="float" office:value="2.26415779077239" calcext:value-type="float">
            <text:p>2.26415779077239</text:p>
          </table:table-cell>
          <table:table-cell office:value-type="float" office:value="0.747" calcext:value-type="float">
            <text:p>0.747</text:p>
          </table:table-cell>
          <table:table-cell office:value-type="float" office:value="0.614" calcext:value-type="float">
            <text:p>0.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TG anti-proliferation factor 2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TXN</text:p>
          </table:table-cell>
          <table:table-cell office:value-type="float" office:value="2.26101900609097" calcext:value-type="float">
            <text:p>2.26101900609097</text:p>
          </table:table-cell>
          <table:table-cell office:value-type="float" office:value="0.852" calcext:value-type="float">
            <text:p>0.852</text:p>
          </table:table-cell>
          <table:table-cell office:value-type="float" office:value="0.955" calcext:value-type="float">
            <text:p>0.955</text:p>
          </table:table-cell>
          <table:table-cell table:style-name="ce3" office:value-type="float" office:value="1.40598715332682E-141" calcext:value-type="float">
            <text:p>1.41E-141</text:p>
          </table:table-cell>
          <table:table-cell table:style-name="ce3" office:value-type="float" office:value="3.62435368384588E-137" calcext:value-type="float">
            <text:p>3.62E-137</text:p>
          </table:table-cell>
          <table:table-cell office:value-type="float" office:value="7295" calcext:value-type="float">
            <text:p>72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ioredoxin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CD74</text:p>
          </table:table-cell>
          <table:table-cell office:value-type="float" office:value="2.24696469932087" calcext:value-type="float">
            <text:p>2.24696469932087</text:p>
          </table:table-cell>
          <table:table-cell office:value-type="float" office:value="0.981" calcext:value-type="float">
            <text:p>0.981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74 molecule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HSP90B1</text:p>
          </table:table-cell>
          <table:table-cell office:value-type="float" office:value="2.22856638050449" calcext:value-type="float">
            <text:p>2.22856638050449</text:p>
          </table:table-cell>
          <table:table-cell office:value-type="float" office:value="0.901" calcext:value-type="float">
            <text:p>0.901</text:p>
          </table:table-cell>
          <table:table-cell office:value-type="float" office:value="0.919" calcext:value-type="float">
            <text:p>0.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4" calcext:value-type="float">
            <text:p>718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at shock protein 90 beta family member 1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CTSC</text:p>
          </table:table-cell>
          <table:table-cell office:value-type="float" office:value="2.2155290736816" calcext:value-type="float">
            <text:p>2.2155290736816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7" calcext:value-type="float">
            <text:p>0.587</text:p>
          </table:table-cell>
          <table:table-cell table:style-name="ce3" office:value-type="float" office:value="8.55310622896213E-196" calcext:value-type="float">
            <text:p>8.55E-196</text:p>
          </table:table-cell>
          <table:table-cell table:style-name="ce3" office:value-type="float" office:value="2.20481972370186E-191" calcext:value-type="float">
            <text:p>2.20E-19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C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REL</text:p>
          </table:table-cell>
          <table:table-cell office:value-type="float" office:value="2.21464241549944" calcext:value-type="float">
            <text:p>2.21464241549944</text:p>
          </table:table-cell>
          <table:table-cell office:value-type="float" office:value="0.945" calcext:value-type="float">
            <text:p>0.945</text:p>
          </table:table-cell>
          <table:table-cell office:value-type="float" office:value="0.687" calcext:value-type="float">
            <text:p>0.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L proto-oncogene, NF-kB subunit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IGLC2</text:p>
          </table:table-cell>
          <table:table-cell office:value-type="float" office:value="2.18735504139684" calcext:value-type="float">
            <text:p>2.18735504139684</text:p>
          </table:table-cell>
          <table:table-cell office:value-type="float" office:value="0.264" calcext:value-type="float">
            <text:p>0.264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4.35991092188031E-241" calcext:value-type="float">
            <text:p>4.36E-241</text:p>
          </table:table-cell>
          <table:table-cell table:style-name="ce3" office:value-type="float" office:value="1.12389783744231E-236" calcext:value-type="float">
            <text:p>1.12E-236</text:p>
          </table:table-cell>
          <table:table-cell/>
          <table:table-cell office:value-type="string" calcext:value-type="string">
            <text:p>IG_C_gene</text:p>
          </table:table-cell>
          <table:table-cell office:value-type="string" calcext:value-type="string">
            <text:p>immunoglobulin lambda constant 2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MPEG1</text:p>
          </table:table-cell>
          <table:table-cell office:value-type="float" office:value="2.15504520636925" calcext:value-type="float">
            <text:p>2.15504520636925</text:p>
          </table:table-cell>
          <table:table-cell office:value-type="float" office:value="0.618" calcext:value-type="float">
            <text:p>0.618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972" calcext:value-type="float">
            <text:p>2199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crophage expressed 1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SLAMF7</text:p>
          </table:table-cell>
          <table:table-cell office:value-type="float" office:value="2.15132175021131" calcext:value-type="float">
            <text:p>2.15132175021131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23" calcext:value-type="float">
            <text:p>578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LAM family member 7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BIRC3</text:p>
          </table:table-cell>
          <table:table-cell office:value-type="float" office:value="2.13491414255178" calcext:value-type="float">
            <text:p>2.13491414255178</text:p>
          </table:table-cell>
          <table:table-cell office:value-type="float" office:value="0.738" calcext:value-type="float">
            <text:p>0.738</text:p>
          </table:table-cell>
          <table:table-cell office:value-type="float" office:value="0.342" calcext:value-type="float">
            <text:p>0.342</text:p>
          </table:table-cell>
          <table:table-cell table:style-name="ce3" office:value-type="float" office:value="7.76381739129288E-126" calcext:value-type="float">
            <text:p>7.76E-126</text:p>
          </table:table-cell>
          <table:table-cell table:style-name="ce3" office:value-type="float" office:value="2.00135684712748E-121" calcext:value-type="float">
            <text:p>2.00E-12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aculoviral IAP repeat containing 3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SEC61B</text:p>
          </table:table-cell>
          <table:table-cell office:value-type="float" office:value="2.12846430676334" calcext:value-type="float">
            <text:p>2.12846430676334</text:p>
          </table:table-cell>
          <table:table-cell office:value-type="float" office:value="0.88" calcext:value-type="float">
            <text:p>0.88</text:p>
          </table:table-cell>
          <table:table-cell office:value-type="float" office:value="0.934" calcext:value-type="float">
            <text:p>0.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52" calcext:value-type="float">
            <text:p>109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C61 translocon subunit beta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UGCG</text:p>
          </table:table-cell>
          <table:table-cell office:value-type="float" office:value="2.12585119914575" calcext:value-type="float">
            <text:p>2.12585119914575</text:p>
          </table:table-cell>
          <table:table-cell office:value-type="float" office:value="0.698" calcext:value-type="float">
            <text:p>0.698</text:p>
          </table:table-cell>
          <table:table-cell office:value-type="float" office:value="0.461" calcext:value-type="float">
            <text:p>0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7" calcext:value-type="float">
            <text:p>73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UDP-glucose ceramide glucosyltransferase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PTGDS</text:p>
          </table:table-cell>
          <table:table-cell office:value-type="float" office:value="2.11795140142235" calcext:value-type="float">
            <text:p>2.11795140142235</text:p>
          </table:table-cell>
          <table:table-cell office:value-type="float" office:value="0.376" calcext:value-type="float">
            <text:p>0.376</text:p>
          </table:table-cell>
          <table:table-cell office:value-type="float" office:value="0.117" calcext:value-type="float">
            <text:p>0.117</text:p>
          </table:table-cell>
          <table:table-cell table:style-name="ce3" office:value-type="float" office:value="3.46456099393971E-070" calcext:value-type="float">
            <text:p>3.46E-70</text:p>
          </table:table-cell>
          <table:table-cell table:style-name="ce3" office:value-type="float" office:value="8.93094533017779E-066" calcext:value-type="float">
            <text:p>8.93E-66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staglandin D2 synthase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HNRNPU</text:p>
          </table:table-cell>
          <table:table-cell office:value-type="float" office:value="2.09037366317375" calcext:value-type="float">
            <text:p>2.09037366317375</text:p>
          </table:table-cell>
          <table:table-cell office:value-type="float" office:value="0.899" calcext:value-type="float">
            <text:p>0.899</text:p>
          </table:table-cell>
          <table:table-cell office:value-type="float" office:value="0.878" calcext:value-type="float">
            <text:p>0.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terogeneous nuclear ribonucleoprotein U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CALCRL</text:p>
          </table:table-cell>
          <table:table-cell office:value-type="float" office:value="2.05648852124592" calcext:value-type="float">
            <text:p>2.05648852124592</text:p>
          </table:table-cell>
          <table:table-cell office:value-type="float" office:value="0.428" calcext:value-type="float">
            <text:p>0.428</text:p>
          </table:table-cell>
          <table:table-cell office:value-type="float" office:value="0.144" calcext:value-type="float">
            <text:p>0.144</text:p>
          </table:table-cell>
          <table:table-cell table:style-name="ce3" office:value-type="float" office:value="3.17898757851969E-193" calcext:value-type="float">
            <text:p>3.18E-193</text:p>
          </table:table-cell>
          <table:table-cell table:style-name="ce3" office:value-type="float" office:value="8.19479417990806E-189" calcext:value-type="float">
            <text:p>8.19E-189</text:p>
          </table:table-cell>
          <table:table-cell office:value-type="float" office:value="10203" calcext:value-type="float">
            <text:p>102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citonin receptor like receptor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LPXN</text:p>
          </table:table-cell>
          <table:table-cell office:value-type="float" office:value="2.05275258052198" calcext:value-type="float">
            <text:p>2.05275258052198</text:p>
          </table:table-cell>
          <table:table-cell office:value-type="float" office:value="0.713" calcext:value-type="float">
            <text:p>0.713</text:p>
          </table:table-cell>
          <table:table-cell office:value-type="float" office:value="0.171" calcext:value-type="float">
            <text:p>0.171</text:p>
          </table:table-cell>
          <table:table-cell table:style-name="ce3" office:value-type="float" office:value="1.1297532336381E-273" calcext:value-type="float">
            <text:p>1.13E-273</text:p>
          </table:table-cell>
          <table:table-cell table:style-name="ce3" office:value-type="float" office:value="2.91227788567229E-269" calcext:value-type="float">
            <text:p>2.91E-269</text:p>
          </table:table-cell>
          <table:table-cell office:value-type="float" office:value="9404" calcext:value-type="float">
            <text:p>94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eupaxin</text:p>
          </table:table-cell>
        </table:table-row>
        <table:table-row table:style-name="ro1">
          <table:table-cell office:value-type="string" calcext:value-type="string">
            <text:p>Plasma_Bcell</text:p>
          </table:table-cell>
          <table:table-cell office:value-type="string" calcext:value-type="string">
            <text:p>STK4</text:p>
          </table:table-cell>
          <table:table-cell office:value-type="float" office:value="2.04322699062945" calcext:value-type="float">
            <text:p>2.04322699062945</text:p>
          </table:table-cell>
          <table:table-cell office:value-type="float" office:value="0.894" calcext:value-type="float">
            <text:p>0.894</text:p>
          </table:table-cell>
          <table:table-cell office:value-type="float" office:value="0.514" calcext:value-type="float">
            <text:p>0.514</text:p>
          </table:table-cell>
          <table:table-cell table:style-name="ce3" office:value-type="float" office:value="2.87181439755676E-298" calcext:value-type="float">
            <text:p>2.87E-298</text:p>
          </table:table-cell>
          <table:table-cell table:style-name="ce3" office:value-type="float" office:value="7.40296315402182E-294" calcext:value-type="float">
            <text:p>7.40E-294</text:p>
          </table:table-cell>
          <table:table-cell office:value-type="float" office:value="6789" calcext:value-type="float">
            <text:p>678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ine/threonine kinase 4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IGFBP5</text:p>
          </table:table-cell>
          <table:table-cell office:value-type="float" office:value="4.41415958199492" calcext:value-type="float">
            <text:p>4.41415958199492</text:p>
          </table:table-cell>
          <table:table-cell office:value-type="float" office:value="0.878" calcext:value-type="float">
            <text:p>0.878</text:p>
          </table:table-cell>
          <table:table-cell office:value-type="float" office:value="0.321" calcext:value-type="float">
            <text:p>0.321</text:p>
          </table:table-cell>
          <table:table-cell table:style-name="ce3" office:value-type="float" office:value="4.14450308071635E-251" calcext:value-type="float">
            <text:p>4.14E-251</text:p>
          </table:table-cell>
          <table:table-cell table:style-name="ce3" office:value-type="float" office:value="1.06837000414706E-246" calcext:value-type="float">
            <text:p>1.07E-246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like growth factor binding protein 5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S100B</text:p>
          </table:table-cell>
          <table:table-cell office:value-type="float" office:value="3.99490799537647" calcext:value-type="float">
            <text:p>3.99490799537647</text:p>
          </table:table-cell>
          <table:table-cell office:value-type="float" office:value="0.844" calcext:value-type="float">
            <text:p>0.844</text:p>
          </table:table-cell>
          <table:table-cell office:value-type="float" office:value="0.032" calcext:value-type="float">
            <text:p>0.032</text:p>
          </table:table-cell>
          <table:table-cell table:style-name="ce3" office:value-type="float" office:value="2.64698566173646E-272" calcext:value-type="float">
            <text:p>2.65E-272</text:p>
          </table:table-cell>
          <table:table-cell table:style-name="ce3" office:value-type="float" office:value="6.82339963882426E-268" calcext:value-type="float">
            <text:p>6.82E-268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B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PTN</text:p>
          </table:table-cell>
          <table:table-cell office:value-type="float" office:value="3.09411241508456" calcext:value-type="float">
            <text:p>3.09411241508456</text:p>
          </table:table-cell>
          <table:table-cell office:value-type="float" office:value="0.839" calcext:value-type="float">
            <text:p>0.839</text:p>
          </table:table-cell>
          <table:table-cell office:value-type="float" office:value="0.149" calcext:value-type="float">
            <text:p>0.149</text:p>
          </table:table-cell>
          <table:table-cell table:style-name="ce3" office:value-type="float" office:value="5.77387728106166E-242" calcext:value-type="float">
            <text:p>5.77E-242</text:p>
          </table:table-cell>
          <table:table-cell table:style-name="ce3" office:value-type="float" office:value="1.48839008551208E-237" calcext:value-type="float">
            <text:p>1.49E-237</text:p>
          </table:table-cell>
          <table:table-cell office:value-type="float" office:value="5764" calcext:value-type="float">
            <text:p>57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eiotrophin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RYAB</text:p>
          </table:table-cell>
          <table:table-cell office:value-type="float" office:value="2.99273615717922" calcext:value-type="float">
            <text:p>2.99273615717922</text:p>
          </table:table-cell>
          <table:table-cell office:value-type="float" office:value="0.95" calcext:value-type="float">
            <text:p>0.95</text:p>
          </table:table-cell>
          <table:table-cell office:value-type="float" office:value="0.518" calcext:value-type="float">
            <text:p>0.518</text:p>
          </table:table-cell>
          <table:table-cell table:style-name="ce3" office:value-type="float" office:value="4.67636406557074E-174" calcext:value-type="float">
            <text:p>4.68E-174</text:p>
          </table:table-cell>
          <table:table-cell table:style-name="ce3" office:value-type="float" office:value="1.20547312882283E-169" calcext:value-type="float">
            <text:p>1.21E-169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rystallin alpha B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PCDH20</text:p>
          </table:table-cell>
          <table:table-cell office:value-type="float" office:value="2.94754019528717" calcext:value-type="float">
            <text:p>2.94754019528717</text:p>
          </table:table-cell>
          <table:table-cell office:value-type="float" office:value="0.739" calcext:value-type="float">
            <text:p>0.739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81" calcext:value-type="float">
            <text:p>648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ocadherin 20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MIA</text:p>
          </table:table-cell>
          <table:table-cell office:value-type="float" office:value="2.93223659551668" calcext:value-type="float">
            <text:p>2.93223659551668</text:p>
          </table:table-cell>
          <table:table-cell office:value-type="float" office:value="0.806" calcext:value-type="float">
            <text:p>0.806</text:p>
          </table:table-cell>
          <table:table-cell office:value-type="float" office:value="0.016" calcext:value-type="float">
            <text:p>0.016</text:p>
          </table:table-cell>
          <table:table-cell table:style-name="ce3" office:value-type="float" office:value="4.13213073279273E-256" calcext:value-type="float">
            <text:p>4.13E-256</text:p>
          </table:table-cell>
          <table:table-cell table:style-name="ce3" office:value-type="float" office:value="1.06518066029931E-251" calcext:value-type="float">
            <text:p>1.07E-251</text:p>
          </table:table-cell>
          <table:table-cell office:value-type="float" office:value="8190" calcext:value-type="float">
            <text:p>81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IA SH3 domain containing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PMP22</text:p>
          </table:table-cell>
          <table:table-cell office:value-type="float" office:value="2.88017712875128" calcext:value-type="float">
            <text:p>2.88017712875128</text:p>
          </table:table-cell>
          <table:table-cell office:value-type="float" office:value="0.939" calcext:value-type="float">
            <text:p>0.939</text:p>
          </table:table-cell>
          <table:table-cell office:value-type="float" office:value="0.424" calcext:value-type="float">
            <text:p>0.424</text:p>
          </table:table-cell>
          <table:table-cell table:style-name="ce3" office:value-type="float" office:value="8.82621296452206E-176" calcext:value-type="float">
            <text:p>8.83E-176</text:p>
          </table:table-cell>
          <table:table-cell table:style-name="ce3" office:value-type="float" office:value="2.2752211779945E-171" calcext:value-type="float">
            <text:p>2.28E-171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ripheral myelin protein 22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PMEPA1</text:p>
          </table:table-cell>
          <table:table-cell office:value-type="float" office:value="2.76658912647924" calcext:value-type="float">
            <text:p>2.76658912647924</text:p>
          </table:table-cell>
          <table:table-cell office:value-type="float" office:value="0.894" calcext:value-type="float">
            <text:p>0.894</text:p>
          </table:table-cell>
          <table:table-cell office:value-type="float" office:value="0.358" calcext:value-type="float">
            <text:p>0.358</text:p>
          </table:table-cell>
          <table:table-cell table:style-name="ce3" office:value-type="float" office:value="3.14132952660423E-284" calcext:value-type="float">
            <text:p>3.14E-284</text:p>
          </table:table-cell>
          <table:table-cell table:style-name="ce3" office:value-type="float" office:value="8.09771925368039E-280" calcext:value-type="float">
            <text:p>8.10E-280</text:p>
          </table:table-cell>
          <table:table-cell office:value-type="float" office:value="56937" calcext:value-type="float">
            <text:p>569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state transmembrane protein, androgen induced 1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OL8A1</text:p>
          </table:table-cell>
          <table:table-cell office:value-type="float" office:value="2.75456490252258" calcext:value-type="float">
            <text:p>2.75456490252258</text:p>
          </table:table-cell>
          <table:table-cell office:value-type="float" office:value="0.794" calcext:value-type="float">
            <text:p>0.794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III alpha 1 chain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GPM6B</text:p>
          </table:table-cell>
          <table:table-cell office:value-type="float" office:value="2.74796754032546" calcext:value-type="float">
            <text:p>2.74796754032546</text:p>
          </table:table-cell>
          <table:table-cell office:value-type="float" office:value="0.856" calcext:value-type="float">
            <text:p>0.856</text:p>
          </table:table-cell>
          <table:table-cell office:value-type="float" office:value="0.135" calcext:value-type="float">
            <text:p>0.135</text:p>
          </table:table-cell>
          <table:table-cell table:style-name="ce3" office:value-type="float" office:value="1.4152504571267E-256" calcext:value-type="float">
            <text:p>1.42E-256</text:p>
          </table:table-cell>
          <table:table-cell table:style-name="ce3" office:value-type="float" office:value="3.6482326283812E-252" calcext:value-type="float">
            <text:p>3.65E-252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ycoprotein M6B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SPARCL1</text:p>
          </table:table-cell>
          <table:table-cell office:value-type="float" office:value="2.71950997124183" calcext:value-type="float">
            <text:p>2.71950997124183</text:p>
          </table:table-cell>
          <table:table-cell office:value-type="float" office:value="0.689" calcext:value-type="float">
            <text:p>0.689</text:p>
          </table:table-cell>
          <table:table-cell office:value-type="float" office:value="0.123" calcext:value-type="float">
            <text:p>0.123</text:p>
          </table:table-cell>
          <table:table-cell table:style-name="ce3" office:value-type="float" office:value="3.84197833688317E-077" calcext:value-type="float">
            <text:p>3.84E-77</text:p>
          </table:table-cell>
          <table:table-cell table:style-name="ce3" office:value-type="float" office:value="9.90385175681742E-073" calcext:value-type="float">
            <text:p>9.90E-73</text:p>
          </table:table-cell>
          <table:table-cell office:value-type="float" office:value="8404" calcext:value-type="float">
            <text:p>84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ARC like 1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OL4A2</text:p>
          </table:table-cell>
          <table:table-cell office:value-type="float" office:value="2.63794179088078" calcext:value-type="float">
            <text:p>2.63794179088078</text:p>
          </table:table-cell>
          <table:table-cell office:value-type="float" office:value="0.939" calcext:value-type="float">
            <text:p>0.939</text:p>
          </table:table-cell>
          <table:table-cell office:value-type="float" office:value="0.195" calcext:value-type="float">
            <text:p>0.195</text:p>
          </table:table-cell>
          <table:table-cell table:style-name="ce3" office:value-type="float" office:value="5.33970273359887E-177" calcext:value-type="float">
            <text:p>5.34E-177</text:p>
          </table:table-cell>
          <table:table-cell table:style-name="ce3" office:value-type="float" office:value="1.37646857066712E-172" calcext:value-type="float">
            <text:p>1.38E-172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IV alpha 2 chain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TGFBI</text:p>
          </table:table-cell>
          <table:table-cell office:value-type="float" office:value="2.62230938695777" calcext:value-type="float">
            <text:p>2.62230938695777</text:p>
          </table:table-cell>
          <table:table-cell office:value-type="float" office:value="0.883" calcext:value-type="float">
            <text:p>0.883</text:p>
          </table:table-cell>
          <table:table-cell office:value-type="float" office:value="0.516" calcext:value-type="float">
            <text:p>0.516</text:p>
          </table:table-cell>
          <table:table-cell table:style-name="ce3" office:value-type="float" office:value="2.3558565229013E-156" calcext:value-type="float">
            <text:p>2.36E-156</text:p>
          </table:table-cell>
          <table:table-cell table:style-name="ce3" office:value-type="float" office:value="6.07292694473497E-152" calcext:value-type="float">
            <text:p>6.07E-152</text:p>
          </table:table-cell>
          <table:table-cell office:value-type="float" office:value="7045" calcext:value-type="float">
            <text:p>70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forming growth factor beta induced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DH19</text:p>
          </table:table-cell>
          <table:table-cell office:value-type="float" office:value="2.60847415966924" calcext:value-type="float">
            <text:p>2.60847415966924</text:p>
          </table:table-cell>
          <table:table-cell office:value-type="float" office:value="0.828" calcext:value-type="float">
            <text:p>0.828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13" calcext:value-type="float">
            <text:p>285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dherin 19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RCAN1</text:p>
          </table:table-cell>
          <table:table-cell office:value-type="float" office:value="2.56314852708964" calcext:value-type="float">
            <text:p>2.56314852708964</text:p>
          </table:table-cell>
          <table:table-cell office:value-type="float" office:value="0.939" calcext:value-type="float">
            <text:p>0.939</text:p>
          </table:table-cell>
          <table:table-cell office:value-type="float" office:value="0.348" calcext:value-type="float">
            <text:p>0.348</text:p>
          </table:table-cell>
          <table:table-cell table:style-name="ce3" office:value-type="float" office:value="3.85193704177395E-208" calcext:value-type="float">
            <text:p>3.85E-208</text:p>
          </table:table-cell>
          <table:table-cell table:style-name="ce3" office:value-type="float" office:value="9.92952330628489E-204" calcext:value-type="float">
            <text:p>9.93E-204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gulator of calcineurin 1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S100A6</text:p>
          </table:table-cell>
          <table:table-cell office:value-type="float" office:value="2.51078659872256" calcext:value-type="float">
            <text:p>2.51078659872256</text:p>
          </table:table-cell>
          <table:table-cell office:value-type="float" office:value="1" calcext:value-type="float">
            <text:p>1</text:p>
          </table:table-cell>
          <table:table-cell office:value-type="float" office:value="0.886" calcext:value-type="float">
            <text:p>0.886</text:p>
          </table:table-cell>
          <table:table-cell table:style-name="ce3" office:value-type="float" office:value="1.09460846809461E-121" calcext:value-type="float">
            <text:p>1.09E-121</text:p>
          </table:table-cell>
          <table:table-cell table:style-name="ce3" office:value-type="float" office:value="2.82168170905429E-117" calcext:value-type="float">
            <text:p>2.82E-117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6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EGFL8</text:p>
          </table:table-cell>
          <table:table-cell office:value-type="float" office:value="2.49030418909791" calcext:value-type="float">
            <text:p>2.49030418909791</text:p>
          </table:table-cell>
          <table:table-cell office:value-type="float" office:value="0.778" calcext:value-type="float">
            <text:p>0.778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64" calcext:value-type="float">
            <text:p>808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GF like domain multiple 8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NRXN1</text:p>
          </table:table-cell>
          <table:table-cell office:value-type="float" office:value="2.43710574533383" calcext:value-type="float">
            <text:p>2.43710574533383</text:p>
          </table:table-cell>
          <table:table-cell office:value-type="float" office:value="0.639" calcext:value-type="float">
            <text:p>0.639</text:p>
          </table:table-cell>
          <table:table-cell office:value-type="float" office:value="0.002" calcext:value-type="float">
            <text:p>0.002</text:p>
          </table:table-cell>
          <table:table-cell table:style-name="ce3" office:value-type="float" office:value="1.19004273106611E-257" calcext:value-type="float">
            <text:p>1.19E-257</text:p>
          </table:table-cell>
          <table:table-cell table:style-name="ce3" office:value-type="float" office:value="3.06769215214221E-253" calcext:value-type="float">
            <text:p>3.07E-253</text:p>
          </table:table-cell>
          <table:table-cell office:value-type="float" office:value="9378" calcext:value-type="float">
            <text:p>93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eurexin 1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OL18A1</text:p>
          </table:table-cell>
          <table:table-cell office:value-type="float" office:value="2.43084193598299" calcext:value-type="float">
            <text:p>2.43084193598299</text:p>
          </table:table-cell>
          <table:table-cell office:value-type="float" office:value="0.889" calcext:value-type="float">
            <text:p>0.889</text:p>
          </table:table-cell>
          <table:table-cell office:value-type="float" office:value="0.391" calcext:value-type="float">
            <text:p>0.391</text:p>
          </table:table-cell>
          <table:table-cell table:style-name="ce3" office:value-type="float" office:value="3.41427320604774E-206" calcext:value-type="float">
            <text:p>3.41E-206</text:p>
          </table:table-cell>
          <table:table-cell table:style-name="ce3" office:value-type="float" office:value="8.80131347054986E-202" calcext:value-type="float">
            <text:p>8.80E-202</text:p>
          </table:table-cell>
          <table:table-cell office:value-type="float" office:value="80781" calcext:value-type="float">
            <text:p>807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XVIII alpha 1 chain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IBSP</text:p>
          </table:table-cell>
          <table:table-cell office:value-type="float" office:value="2.39435289706612" calcext:value-type="float">
            <text:p>2.39435289706612</text:p>
          </table:table-cell>
          <table:table-cell office:value-type="float" office:value="0.317" calcext:value-type="float">
            <text:p>0.317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8.60317438305454E-128" calcext:value-type="float">
            <text:p>8.60E-128</text:p>
          </table:table-cell>
          <table:table-cell table:style-name="ce3" office:value-type="float" office:value="2.2177262924638E-123" calcext:value-type="float">
            <text:p>2.22E-123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in binding sialoprotein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NTM</text:p>
          </table:table-cell>
          <table:table-cell office:value-type="float" office:value="2.3562045186431" calcext:value-type="float">
            <text:p>2.3562045186431</text:p>
          </table:table-cell>
          <table:table-cell office:value-type="float" office:value="0.828" calcext:value-type="float">
            <text:p>0.828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63" calcext:value-type="float">
            <text:p>508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eurotrimin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YTL1</text:p>
          </table:table-cell>
          <table:table-cell office:value-type="float" office:value="2.35089840600311" calcext:value-type="float">
            <text:p>2.35089840600311</text:p>
          </table:table-cell>
          <table:table-cell office:value-type="float" office:value="0.706" calcext:value-type="float">
            <text:p>0.706</text:p>
          </table:table-cell>
          <table:table-cell office:value-type="float" office:value="0.021" calcext:value-type="float">
            <text:p>0.021</text:p>
          </table:table-cell>
          <table:table-cell table:style-name="ce3" office:value-type="float" office:value="3.63460216980766E-290" calcext:value-type="float">
            <text:p>3.63E-290</text:p>
          </table:table-cell>
          <table:table-cell table:style-name="ce3" office:value-type="float" office:value="9.36927747333018E-286" calcext:value-type="float">
            <text:p>9.37E-286</text:p>
          </table:table-cell>
          <table:table-cell office:value-type="float" office:value="54360" calcext:value-type="float">
            <text:p>543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kine like 1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TUBB3</text:p>
          </table:table-cell>
          <table:table-cell office:value-type="float" office:value="2.35067983223536" calcext:value-type="float">
            <text:p>2.35067983223536</text:p>
          </table:table-cell>
          <table:table-cell office:value-type="float" office:value="0.817" calcext:value-type="float">
            <text:p>0.817</text:p>
          </table:table-cell>
          <table:table-cell office:value-type="float" office:value="0.224" calcext:value-type="float">
            <text:p>0.224</text:p>
          </table:table-cell>
          <table:table-cell table:style-name="ce3" office:value-type="float" office:value="3.79053049213644E-179" calcext:value-type="float">
            <text:p>3.79E-179</text:p>
          </table:table-cell>
          <table:table-cell table:style-name="ce3" office:value-type="float" office:value="9.77122950262932E-175" calcext:value-type="float">
            <text:p>9.77E-175</text:p>
          </table:table-cell>
          <table:table-cell office:value-type="float" office:value="10381" calcext:value-type="float">
            <text:p>103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beta 3 class III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ADM1</text:p>
          </table:table-cell>
          <table:table-cell office:value-type="float" office:value="2.33402951182069" calcext:value-type="float">
            <text:p>2.33402951182069</text:p>
          </table:table-cell>
          <table:table-cell office:value-type="float" office:value="0.85" calcext:value-type="float">
            <text:p>0.85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05" calcext:value-type="float">
            <text:p>237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ll adhesion molecule 1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SRP2</text:p>
          </table:table-cell>
          <table:table-cell office:value-type="float" office:value="2.32191147622691" calcext:value-type="float">
            <text:p>2.32191147622691</text:p>
          </table:table-cell>
          <table:table-cell office:value-type="float" office:value="0.756" calcext:value-type="float">
            <text:p>0.756</text:p>
          </table:table-cell>
          <table:table-cell office:value-type="float" office:value="0.393" calcext:value-type="float">
            <text:p>0.393</text:p>
          </table:table-cell>
          <table:table-cell table:style-name="ce3" office:value-type="float" office:value="8.83805828795195E-121" calcext:value-type="float">
            <text:p>8.84E-121</text:p>
          </table:table-cell>
          <table:table-cell table:style-name="ce3" office:value-type="float" office:value="2.27827466546825E-116" calcext:value-type="float">
            <text:p>2.28E-116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eine and glycine rich protein 2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TUBA1A</text:p>
          </table:table-cell>
          <table:table-cell office:value-type="float" office:value="2.30236135392338" calcext:value-type="float">
            <text:p>2.30236135392338</text:p>
          </table:table-cell>
          <table:table-cell office:value-type="float" office:value="0.972" calcext:value-type="float">
            <text:p>0.972</text:p>
          </table:table-cell>
          <table:table-cell office:value-type="float" office:value="0.746" calcext:value-type="float">
            <text:p>0.746</text:p>
          </table:table-cell>
          <table:table-cell table:style-name="ce3" office:value-type="float" office:value="1.19769912408302E-161" calcext:value-type="float">
            <text:p>1.20E-161</text:p>
          </table:table-cell>
          <table:table-cell table:style-name="ce3" office:value-type="float" office:value="3.08742880206121E-157" calcext:value-type="float">
            <text:p>3.09E-157</text:p>
          </table:table-cell>
          <table:table-cell office:value-type="float" office:value="7846" calcext:value-type="float">
            <text:p>78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alpha 1a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S100A4</text:p>
          </table:table-cell>
          <table:table-cell office:value-type="float" office:value="2.27589465275277" calcext:value-type="float">
            <text:p>2.27589465275277</text:p>
          </table:table-cell>
          <table:table-cell office:value-type="float" office:value="0.944" calcext:value-type="float">
            <text:p>0.944</text:p>
          </table:table-cell>
          <table:table-cell office:value-type="float" office:value="0.757" calcext:value-type="float">
            <text:p>0.757</text:p>
          </table:table-cell>
          <table:table-cell table:style-name="ce3" office:value-type="float" office:value="9.59752196996112E-086" calcext:value-type="float">
            <text:p>9.60E-86</text:p>
          </table:table-cell>
          <table:table-cell table:style-name="ce3" office:value-type="float" office:value="2.47404921341658E-081" calcext:value-type="float">
            <text:p>2.47E-81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4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OL4A1</text:p>
          </table:table-cell>
          <table:table-cell office:value-type="float" office:value="2.26208419205745" calcext:value-type="float">
            <text:p>2.26208419205745</text:p>
          </table:table-cell>
          <table:table-cell office:value-type="float" office:value="0.906" calcext:value-type="float">
            <text:p>0.906</text:p>
          </table:table-cell>
          <table:table-cell office:value-type="float" office:value="0.17" calcext:value-type="float">
            <text:p>0.17</text:p>
          </table:table-cell>
          <table:table-cell table:style-name="ce3" office:value-type="float" office:value="1.93083381628421E-136" calcext:value-type="float">
            <text:p>1.93E-136</text:p>
          </table:table-cell>
          <table:table-cell table:style-name="ce3" office:value-type="float" office:value="4.97730341161744E-132" calcext:value-type="float">
            <text:p>4.98E-132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IV alpha 1 chain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RGS16</text:p>
          </table:table-cell>
          <table:table-cell office:value-type="float" office:value="2.25617216789126" calcext:value-type="float">
            <text:p>2.25617216789126</text:p>
          </table:table-cell>
          <table:table-cell office:value-type="float" office:value="0.739" calcext:value-type="float">
            <text:p>0.739</text:p>
          </table:table-cell>
          <table:table-cell office:value-type="float" office:value="0.178" calcext:value-type="float">
            <text:p>0.178</text:p>
          </table:table-cell>
          <table:table-cell table:style-name="ce3" office:value-type="float" office:value="5.86133573058409E-089" calcext:value-type="float">
            <text:p>5.86E-89</text:p>
          </table:table-cell>
          <table:table-cell table:style-name="ce3" office:value-type="float" office:value="1.51093512462997E-084" calcext:value-type="float">
            <text:p>1.51E-84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gulator of G protein signaling 16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ITGB1</text:p>
          </table:table-cell>
          <table:table-cell office:value-type="float" office:value="2.24686913336867" calcext:value-type="float">
            <text:p>2.24686913336867</text:p>
          </table:table-cell>
          <table:table-cell office:value-type="float" office:value="0.989" calcext:value-type="float">
            <text:p>0.989</text:p>
          </table:table-cell>
          <table:table-cell office:value-type="float" office:value="0.759" calcext:value-type="float">
            <text:p>0.759</text:p>
          </table:table-cell>
          <table:table-cell table:style-name="ce3" office:value-type="float" office:value="4.90130977669688E-158" calcext:value-type="float">
            <text:p>4.90E-158</text:p>
          </table:table-cell>
          <table:table-cell table:style-name="ce3" office:value-type="float" office:value="1.26345963423692E-153" calcext:value-type="float">
            <text:p>1.26E-153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in subunit beta 1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ITGA6</text:p>
          </table:table-cell>
          <table:table-cell office:value-type="float" office:value="2.24680993523327" calcext:value-type="float">
            <text:p>2.24680993523327</text:p>
          </table:table-cell>
          <table:table-cell office:value-type="float" office:value="0.844" calcext:value-type="float">
            <text:p>0.844</text:p>
          </table:table-cell>
          <table:table-cell office:value-type="float" office:value="0.275" calcext:value-type="float">
            <text:p>0.275</text:p>
          </table:table-cell>
          <table:table-cell table:style-name="ce3" office:value-type="float" office:value="8.12675956324867E-171" calcext:value-type="float">
            <text:p>8.13E-171</text:p>
          </table:table-cell>
          <table:table-cell table:style-name="ce3" office:value-type="float" office:value="2.09491608021424E-166" calcext:value-type="float">
            <text:p>2.09E-166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in subunit alpha 6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NN3</text:p>
          </table:table-cell>
          <table:table-cell office:value-type="float" office:value="2.23952608192341" calcext:value-type="float">
            <text:p>2.23952608192341</text:p>
          </table:table-cell>
          <table:table-cell office:value-type="float" office:value="0.972" calcext:value-type="float">
            <text:p>0.972</text:p>
          </table:table-cell>
          <table:table-cell office:value-type="float" office:value="0.451" calcext:value-type="float">
            <text:p>0.451</text:p>
          </table:table-cell>
          <table:table-cell table:style-name="ce3" office:value-type="float" office:value="5.41236653896013E-191" calcext:value-type="float">
            <text:p>5.41E-191</text:p>
          </table:table-cell>
          <table:table-cell table:style-name="ce3" office:value-type="float" office:value="1.39519984641314E-186" calcext:value-type="float">
            <text:p>1.40E-186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ponin 3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TNFRSF12A</text:p>
          </table:table-cell>
          <table:table-cell office:value-type="float" office:value="2.20899614220344" calcext:value-type="float">
            <text:p>2.20899614220344</text:p>
          </table:table-cell>
          <table:table-cell office:value-type="float" office:value="0.889" calcext:value-type="float">
            <text:p>0.889</text:p>
          </table:table-cell>
          <table:table-cell office:value-type="float" office:value="0.405" calcext:value-type="float">
            <text:p>0.405</text:p>
          </table:table-cell>
          <table:table-cell table:style-name="ce3" office:value-type="float" office:value="6.54505322658818E-177" calcext:value-type="float">
            <text:p>6.55E-177</text:p>
          </table:table-cell>
          <table:table-cell table:style-name="ce3" office:value-type="float" office:value="1.6871838207499E-172" calcext:value-type="float">
            <text:p>1.69E-172</text:p>
          </table:table-cell>
          <table:table-cell office:value-type="float" office:value="51330" calcext:value-type="float">
            <text:p>513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NF receptor superfamily member 12A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OL7A1</text:p>
          </table:table-cell>
          <table:table-cell office:value-type="float" office:value="2.1363961135175" calcext:value-type="float">
            <text:p>2.1363961135175</text:p>
          </table:table-cell>
          <table:table-cell office:value-type="float" office:value="0.806" calcext:value-type="float">
            <text:p>0.806</text:p>
          </table:table-cell>
          <table:table-cell office:value-type="float" office:value="0.236" calcext:value-type="float">
            <text:p>0.236</text:p>
          </table:table-cell>
          <table:table-cell table:style-name="ce3" office:value-type="float" office:value="8.28892098733453E-221" calcext:value-type="float">
            <text:p>8.29E-221</text:p>
          </table:table-cell>
          <table:table-cell table:style-name="ce3" office:value-type="float" office:value="2.1367180521151E-216" calcext:value-type="float">
            <text:p>2.14E-216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II alpha 1 chain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LGALS1</text:p>
          </table:table-cell>
          <table:table-cell office:value-type="float" office:value="2.07982824780641" calcext:value-type="float">
            <text:p>2.07982824780641</text:p>
          </table:table-cell>
          <table:table-cell office:value-type="float" office:value="0.983" calcext:value-type="float">
            <text:p>0.983</text:p>
          </table:table-cell>
          <table:table-cell office:value-type="float" office:value="0.557" calcext:value-type="float">
            <text:p>0.557</text:p>
          </table:table-cell>
          <table:table-cell table:style-name="ce3" office:value-type="float" office:value="8.0585775060554E-080" calcext:value-type="float">
            <text:p>8.06E-80</text:p>
          </table:table-cell>
          <table:table-cell table:style-name="ce3" office:value-type="float" office:value="2.07734010951096E-075" calcext:value-type="float">
            <text:p>2.08E-75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1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NES</text:p>
          </table:table-cell>
          <table:table-cell office:value-type="float" office:value="2.05032366498672" calcext:value-type="float">
            <text:p>2.05032366498672</text:p>
          </table:table-cell>
          <table:table-cell office:value-type="float" office:value="0.828" calcext:value-type="float">
            <text:p>0.828</text:p>
          </table:table-cell>
          <table:table-cell office:value-type="float" office:value="0.106" calcext:value-type="float">
            <text:p>0.106</text:p>
          </table:table-cell>
          <table:table-cell table:style-name="ce3" office:value-type="float" office:value="2.38257617544799E-274" calcext:value-type="float">
            <text:p>2.38E-274</text:p>
          </table:table-cell>
          <table:table-cell table:style-name="ce3" office:value-type="float" office:value="6.14180486506982E-270" calcext:value-type="float">
            <text:p>6.14E-270</text:p>
          </table:table-cell>
          <table:table-cell office:value-type="float" office:value="10763" calcext:value-type="float">
            <text:p>107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estin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CN3</text:p>
          </table:table-cell>
          <table:table-cell office:value-type="float" office:value="2.04375861828355" calcext:value-type="float">
            <text:p>2.04375861828355</text:p>
          </table:table-cell>
          <table:table-cell office:value-type="float" office:value="0.644" calcext:value-type="float">
            <text:p>0.644</text:p>
          </table:table-cell>
          <table:table-cell office:value-type="float" office:value="0.095" calcext:value-type="float">
            <text:p>0.095</text:p>
          </table:table-cell>
          <table:table-cell table:style-name="ce3" office:value-type="float" office:value="8.91107091557932E-128" calcext:value-type="float">
            <text:p>8.91E-128</text:p>
          </table:table-cell>
          <table:table-cell table:style-name="ce3" office:value-type="float" office:value="2.29709586061804E-123" calcext:value-type="float">
            <text:p>2.30E-123</text:p>
          </table:table-cell>
          <table:table-cell office:value-type="float" office:value="4856" calcext:value-type="float">
            <text:p>485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ellular communication network factor 3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S100A13</text:p>
          </table:table-cell>
          <table:table-cell office:value-type="float" office:value="2.00089732940623" calcext:value-type="float">
            <text:p>2.00089732940623</text:p>
          </table:table-cell>
          <table:table-cell office:value-type="float" office:value="0.956" calcext:value-type="float">
            <text:p>0.956</text:p>
          </table:table-cell>
          <table:table-cell office:value-type="float" office:value="0.532" calcext:value-type="float">
            <text:p>0.532</text:p>
          </table:table-cell>
          <table:table-cell table:style-name="ce3" office:value-type="float" office:value="5.67148187183045E-140" calcext:value-type="float">
            <text:p>5.67E-140</text:p>
          </table:table-cell>
          <table:table-cell table:style-name="ce3" office:value-type="float" office:value="1.46199459692045E-135" calcext:value-type="float">
            <text:p>1.46E-135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3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TNC</text:p>
          </table:table-cell>
          <table:table-cell office:value-type="float" office:value="1.99911883143421" calcext:value-type="float">
            <text:p>1.99911883143421</text:p>
          </table:table-cell>
          <table:table-cell office:value-type="float" office:value="0.911" calcext:value-type="float">
            <text:p>0.911</text:p>
          </table:table-cell>
          <table:table-cell office:value-type="float" office:value="0.242" calcext:value-type="float">
            <text:p>0.242</text:p>
          </table:table-cell>
          <table:table-cell table:style-name="ce3" office:value-type="float" office:value="3.93156155099293E-097" calcext:value-type="float">
            <text:p>3.93E-97</text:p>
          </table:table-cell>
          <table:table-cell table:style-name="ce3" office:value-type="float" office:value="1.01347793661496E-092" calcext:value-type="float">
            <text:p>1.01E-92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enascin C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NGFR</text:p>
          </table:table-cell>
          <table:table-cell office:value-type="float" office:value="1.90793540439153" calcext:value-type="float">
            <text:p>1.9079354043915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6" calcext:value-type="float">
            <text:p>0.036</text:p>
          </table:table-cell>
          <table:table-cell table:style-name="ce3" office:value-type="float" office:value="5.63197671761437E-261" calcext:value-type="float">
            <text:p>5.63E-261</text:p>
          </table:table-cell>
          <table:table-cell table:style-name="ce3" office:value-type="float" office:value="1.45181095826663E-256" calcext:value-type="float">
            <text:p>1.45E-256</text:p>
          </table:table-cell>
          <table:table-cell office:value-type="float" office:value="4804" calcext:value-type="float">
            <text:p>48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erve growth factor receptor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D151</text:p>
          </table:table-cell>
          <table:table-cell office:value-type="float" office:value="1.89763971443585" calcext:value-type="float">
            <text:p>1.89763971443585</text:p>
          </table:table-cell>
          <table:table-cell office:value-type="float" office:value="0.933" calcext:value-type="float">
            <text:p>0.933</text:p>
          </table:table-cell>
          <table:table-cell office:value-type="float" office:value="0.658" calcext:value-type="float">
            <text:p>0.658</text:p>
          </table:table-cell>
          <table:table-cell table:style-name="ce3" office:value-type="float" office:value="5.09377656771185E-258" calcext:value-type="float">
            <text:p>5.09E-258</text:p>
          </table:table-cell>
          <table:table-cell table:style-name="ce3" office:value-type="float" office:value="1.31307372362476E-253" calcext:value-type="float">
            <text:p>1.31E-253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151 molecule (Raph blood group)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TNFAIP6</text:p>
          </table:table-cell>
          <table:table-cell office:value-type="float" office:value="1.88028564588178" calcext:value-type="float">
            <text:p>1.88028564588178</text:p>
          </table:table-cell>
          <table:table-cell office:value-type="float" office:value="0.856" calcext:value-type="float">
            <text:p>0.856</text:p>
          </table:table-cell>
          <table:table-cell office:value-type="float" office:value="0.226" calcext:value-type="float">
            <text:p>0.226</text:p>
          </table:table-cell>
          <table:table-cell table:style-name="ce3" office:value-type="float" office:value="1.95239854805685E-077" calcext:value-type="float">
            <text:p>1.95E-77</text:p>
          </table:table-cell>
          <table:table-cell table:style-name="ce3" office:value-type="float" office:value="5.03289297718096E-073" calcext:value-type="float">
            <text:p>5.03E-73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NF alpha induced protein 6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PLP1</text:p>
          </table:table-cell>
          <table:table-cell office:value-type="float" office:value="1.87186785164099" calcext:value-type="float">
            <text:p>1.87186785164099</text:p>
          </table:table-cell>
          <table:table-cell office:value-type="float" office:value="0.783" calcext:value-type="float">
            <text:p>0.783</text:p>
          </table:table-cell>
          <table:table-cell office:value-type="float" office:value="0.047" calcext:value-type="float">
            <text:p>0.047</text:p>
          </table:table-cell>
          <table:table-cell table:style-name="ce3" office:value-type="float" office:value="2.12326271657287E-153" calcext:value-type="float">
            <text:p>2.12E-153</text:p>
          </table:table-cell>
          <table:table-cell table:style-name="ce3" office:value-type="float" office:value="5.47334663078155E-149" calcext:value-type="float">
            <text:p>5.47E-149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olipid protein 1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COL5A3</text:p>
          </table:table-cell>
          <table:table-cell office:value-type="float" office:value="1.87043561965588" calcext:value-type="float">
            <text:p>1.87043561965588</text:p>
          </table:table-cell>
          <table:table-cell office:value-type="float" office:value="0.833" calcext:value-type="float">
            <text:p>0.833</text:p>
          </table:table-cell>
          <table:table-cell office:value-type="float" office:value="0.27" calcext:value-type="float">
            <text:p>0.27</text:p>
          </table:table-cell>
          <table:table-cell table:style-name="ce3" office:value-type="float" office:value="5.25930552174868E-186" calcext:value-type="float">
            <text:p>5.26E-186</text:p>
          </table:table-cell>
          <table:table-cell table:style-name="ce3" office:value-type="float" office:value="1.35574377739638E-181" calcext:value-type="float">
            <text:p>1.36E-181</text:p>
          </table:table-cell>
          <table:table-cell office:value-type="float" office:value="50509" calcext:value-type="float">
            <text:p>5050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V alpha 3 chain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VIM</text:p>
          </table:table-cell>
          <table:table-cell office:value-type="float" office:value="1.8545162657901" calcext:value-type="float">
            <text:p>1.8545162657901</text:p>
          </table:table-cell>
          <table:table-cell office:value-type="float" office:value="0.978" calcext:value-type="float">
            <text:p>0.978</text:p>
          </table:table-cell>
          <table:table-cell office:value-type="float" office:value="0.637" calcext:value-type="float">
            <text:p>0.637</text:p>
          </table:table-cell>
          <table:table-cell table:style-name="ce3" office:value-type="float" office:value="7.61284425418705E-062" calcext:value-type="float">
            <text:p>7.61E-62</text:p>
          </table:table-cell>
          <table:table-cell table:style-name="ce3" office:value-type="float" office:value="1.96243899184434E-057" calcext:value-type="float">
            <text:p>1.96E-57</text:p>
          </table:table-cell>
          <table:table-cell office:value-type="float" office:value="7431" calcext:value-type="float">
            <text:p>743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imentin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GPC1</text:p>
          </table:table-cell>
          <table:table-cell office:value-type="float" office:value="1.84918323169609" calcext:value-type="float">
            <text:p>1.84918323169609</text:p>
          </table:table-cell>
          <table:table-cell office:value-type="float" office:value="0.867" calcext:value-type="float">
            <text:p>0.867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ypican 1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MAGED2</text:p>
          </table:table-cell>
          <table:table-cell office:value-type="float" office:value="1.83523751346431" calcext:value-type="float">
            <text:p>1.83523751346431</text:p>
          </table:table-cell>
          <table:table-cell office:value-type="float" office:value="0.894" calcext:value-type="float">
            <text:p>0.894</text:p>
          </table:table-cell>
          <table:table-cell office:value-type="float" office:value="0.529" calcext:value-type="float">
            <text:p>0.529</text:p>
          </table:table-cell>
          <table:table-cell table:style-name="ce3" office:value-type="float" office:value="7.30472392750248E-197" calcext:value-type="float">
            <text:p>7.30E-197</text:p>
          </table:table-cell>
          <table:table-cell table:style-name="ce3" office:value-type="float" office:value="1.88301173403159E-192" calcext:value-type="float">
            <text:p>1.88E-192</text:p>
          </table:table-cell>
          <table:table-cell office:value-type="float" office:value="10916" calcext:value-type="float">
            <text:p>109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GE family member D2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PLPP1</text:p>
          </table:table-cell>
          <table:table-cell office:value-type="float" office:value="1.82965458048201" calcext:value-type="float">
            <text:p>1.82965458048201</text:p>
          </table:table-cell>
          <table:table-cell office:value-type="float" office:value="0.872" calcext:value-type="float">
            <text:p>0.872</text:p>
          </table:table-cell>
          <table:table-cell office:value-type="float" office:value="0.282" calcext:value-type="float">
            <text:p>0.282</text:p>
          </table:table-cell>
          <table:table-cell table:style-name="ce3" office:value-type="float" office:value="6.17464744529952E-145" calcext:value-type="float">
            <text:p>6.17E-145</text:p>
          </table:table-cell>
          <table:table-cell table:style-name="ce3" office:value-type="float" office:value="1.59170061844931E-140" calcext:value-type="float">
            <text:p>1.59E-140</text:p>
          </table:table-cell>
          <table:table-cell office:value-type="float" office:value="8611" calcext:value-type="float">
            <text:p>86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hospholipid phosphatase 1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PTPRZ1</text:p>
          </table:table-cell>
          <table:table-cell office:value-type="float" office:value="1.82143677675608" calcext:value-type="float">
            <text:p>1.82143677675608</text:p>
          </table:table-cell>
          <table:table-cell office:value-type="float" office:value="0.8" calcext:value-type="float">
            <text:p>0.8</text:p>
          </table:table-cell>
          <table:table-cell office:value-type="float" office:value="0.322" calcext:value-type="float">
            <text:p>0.322</text:p>
          </table:table-cell>
          <table:table-cell table:style-name="ce3" office:value-type="float" office:value="4.50158654707388E-255" calcext:value-type="float">
            <text:p>4.50E-255</text:p>
          </table:table-cell>
          <table:table-cell table:style-name="ce3" office:value-type="float" office:value="1.16041898010471E-250" calcext:value-type="float">
            <text:p>1.16E-250</text:p>
          </table:table-cell>
          <table:table-cell office:value-type="float" office:value="5803" calcext:value-type="float">
            <text:p>58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in tyrosine phosphatase receptor type Z1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ITGB8</text:p>
          </table:table-cell>
          <table:table-cell office:value-type="float" office:value="1.81958484572019" calcext:value-type="float">
            <text:p>1.81958484572019</text:p>
          </table:table-cell>
          <table:table-cell office:value-type="float" office:value="0.767" calcext:value-type="float">
            <text:p>0.767</text:p>
          </table:table-cell>
          <table:table-cell office:value-type="float" office:value="0.194" calcext:value-type="float">
            <text:p>0.194</text:p>
          </table:table-cell>
          <table:table-cell table:style-name="ce3" office:value-type="float" office:value="4.79437626522812E-172" calcext:value-type="float">
            <text:p>4.79E-172</text:p>
          </table:table-cell>
          <table:table-cell table:style-name="ce3" office:value-type="float" office:value="1.2358943136505E-167" calcext:value-type="float">
            <text:p>1.24E-167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in subunit beta 8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MT1X</text:p>
          </table:table-cell>
          <table:table-cell office:value-type="float" office:value="2.20529003383804" calcext:value-type="float">
            <text:p>2.20529003383804</text:p>
          </table:table-cell>
          <table:table-cell office:value-type="float" office:value="0.998" calcext:value-type="float">
            <text:p>0.998</text:p>
          </table:table-cell>
          <table:table-cell office:value-type="float" office:value="0.751" calcext:value-type="float">
            <text:p>0.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X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LY6D</text:p>
          </table:table-cell>
          <table:table-cell office:value-type="float" office:value="1.60631830808406" calcext:value-type="float">
            <text:p>1.60631830808406</text:p>
          </table:table-cell>
          <table:table-cell office:value-type="float" office:value="1" calcext:value-type="float">
            <text:p>1</text:p>
          </table:table-cell>
          <table:table-cell office:value-type="float" office:value="0.568" calcext:value-type="float">
            <text:p>0.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1" calcext:value-type="float">
            <text:p>85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mphocyte antigen 6 family member D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MT1G</text:p>
          </table:table-cell>
          <table:table-cell office:value-type="float" office:value="1.47696011232471" calcext:value-type="float">
            <text:p>1.47696011232471</text:p>
          </table:table-cell>
          <table:table-cell office:value-type="float" office:value="0.885" calcext:value-type="float">
            <text:p>0.885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5" calcext:value-type="float">
            <text:p>44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G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DSC3</text:p>
          </table:table-cell>
          <table:table-cell office:value-type="float" office:value="1.4598681713966" calcext:value-type="float">
            <text:p>1.4598681713966</text:p>
          </table:table-cell>
          <table:table-cell office:value-type="float" office:value="0.998" calcext:value-type="float">
            <text:p>0.998</text:p>
          </table:table-cell>
          <table:table-cell office:value-type="float" office:value="0.478" calcext:value-type="float">
            <text:p>0.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collin 3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KRT5</text:p>
          </table:table-cell>
          <table:table-cell office:value-type="float" office:value="1.45750916777336" calcext:value-type="float">
            <text:p>1.45750916777336</text:p>
          </table:table-cell>
          <table:table-cell office:value-type="float" office:value="0.961" calcext:value-type="float">
            <text:p>0.961</text:p>
          </table:table-cell>
          <table:table-cell office:value-type="float" office:value="0.589" calcext:value-type="float">
            <text:p>0.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5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DSP</text:p>
          </table:table-cell>
          <table:table-cell office:value-type="float" office:value="1.42534786321401" calcext:value-type="float">
            <text:p>1.42534786321401</text:p>
          </table:table-cell>
          <table:table-cell office:value-type="float" office:value="0.998" calcext:value-type="float">
            <text:p>0.998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plakin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KRT1</text:p>
          </table:table-cell>
          <table:table-cell office:value-type="float" office:value="1.39884859951417" calcext:value-type="float">
            <text:p>1.39884859951417</text:p>
          </table:table-cell>
          <table:table-cell office:value-type="float" office:value="0.998" calcext:value-type="float">
            <text:p>0.998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8" calcext:value-type="float">
            <text:p>38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KRT10</text:p>
          </table:table-cell>
          <table:table-cell office:value-type="float" office:value="1.26502455297295" calcext:value-type="float">
            <text:p>1.26502455297295</text:p>
          </table:table-cell>
          <table:table-cell office:value-type="float" office:value="0.996" calcext:value-type="float">
            <text:p>0.996</text:p>
          </table:table-cell>
          <table:table-cell office:value-type="float" office:value="0.851" calcext:value-type="float">
            <text:p>0.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0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DMKN</text:p>
          </table:table-cell>
          <table:table-cell office:value-type="float" office:value="1.12611096996598" calcext:value-type="float">
            <text:p>1.12611096996598</text:p>
          </table:table-cell>
          <table:table-cell office:value-type="float" office:value="0.999" calcext:value-type="float">
            <text:p>0.999</text:p>
          </table:table-cell>
          <table:table-cell office:value-type="float" office:value="0.655" calcext:value-type="float">
            <text:p>0.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99" calcext:value-type="float">
            <text:p>930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rmokine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CCND1</text:p>
          </table:table-cell>
          <table:table-cell office:value-type="float" office:value="1.11056024444181" calcext:value-type="float">
            <text:p>1.11056024444181</text:p>
          </table:table-cell>
          <table:table-cell office:value-type="float" office:value="0.934" calcext:value-type="float">
            <text:p>0.934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clin D1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LGALS7B</text:p>
          </table:table-cell>
          <table:table-cell office:value-type="float" office:value="1.06424156148986" calcext:value-type="float">
            <text:p>1.06424156148986</text:p>
          </table:table-cell>
          <table:table-cell office:value-type="float" office:value="0.99" calcext:value-type="float">
            <text:p>0.99</text:p>
          </table:table-cell>
          <table:table-cell office:value-type="float" office:value="0.527" calcext:value-type="float">
            <text:p>0.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7B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PERP</text:p>
          </table:table-cell>
          <table:table-cell office:value-type="float" office:value="1.01754731308087" calcext:value-type="float">
            <text:p>1.01754731308087</text:p>
          </table:table-cell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65" calcext:value-type="float">
            <text:p>640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53 apoptosis effector related to PMP22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KRT14</text:p>
          </table:table-cell>
          <table:table-cell office:value-type="float" office:value="1.01530679359175" calcext:value-type="float">
            <text:p>1.015306793591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759" calcext:value-type="float">
            <text:p>0.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4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AQP3</text:p>
          </table:table-cell>
          <table:table-cell office:value-type="float" office:value="1.00487918463629" calcext:value-type="float">
            <text:p>1.00487918463629</text:p>
          </table:table-cell>
          <table:table-cell office:value-type="float" office:value="0.998" calcext:value-type="float">
            <text:p>0.998</text:p>
          </table:table-cell>
          <table:table-cell office:value-type="float" office:value="0.543" calcext:value-type="float">
            <text:p>0.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quaporin 3 (Gill blood group)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PKP1</text:p>
          </table:table-cell>
          <table:table-cell office:value-type="float" office:value="1.00075139577672" calcext:value-type="float">
            <text:p>1.00075139577672</text:p>
          </table:table-cell>
          <table:table-cell office:value-type="float" office:value="0.989" calcext:value-type="float">
            <text:p>0.989</text:p>
          </table:table-cell>
          <table:table-cell office:value-type="float" office:value="0.455" calcext:value-type="float">
            <text:p>0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akophilin 1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DSG1</text:p>
          </table:table-cell>
          <table:table-cell office:value-type="float" office:value="0.996846973195762" calcext:value-type="float">
            <text:p>0.996846973195762</text:p>
          </table:table-cell>
          <table:table-cell office:value-type="float" office:value="0.998" calcext:value-type="float">
            <text:p>0.998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glein 1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S100A14</text:p>
          </table:table-cell>
          <table:table-cell office:value-type="float" office:value="0.992796502605962" calcext:value-type="float">
            <text:p>0.992796502605962</text:p>
          </table:table-cell>
          <table:table-cell office:value-type="float" office:value="0.999" calcext:value-type="float">
            <text:p>0.999</text:p>
          </table:table-cell>
          <table:table-cell office:value-type="float" office:value="0.512" calcext:value-type="float">
            <text:p>0.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02" calcext:value-type="float">
            <text:p>574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4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FXYD3</text:p>
          </table:table-cell>
          <table:table-cell office:value-type="float" office:value="0.951981473718662" calcext:value-type="float">
            <text:p>0.951981473718662</text:p>
          </table:table-cell>
          <table:table-cell office:value-type="float" office:value="0.996" calcext:value-type="float">
            <text:p>0.996</text:p>
          </table:table-cell>
          <table:table-cell office:value-type="float" office:value="0.507" calcext:value-type="float">
            <text:p>0.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XYD domain containing ion transport regulator 3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CLEC2B</text:p>
          </table:table-cell>
          <table:table-cell office:value-type="float" office:value="0.942336102726088" calcext:value-type="float">
            <text:p>0.942336102726088</text:p>
          </table:table-cell>
          <table:table-cell office:value-type="float" office:value="0.99" calcext:value-type="float">
            <text:p>0.99</text:p>
          </table:table-cell>
          <table:table-cell office:value-type="float" office:value="0.786" calcext:value-type="float">
            <text:p>0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6" calcext:value-type="float">
            <text:p>99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type lectin domain family 2 member B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CXADR</text:p>
          </table:table-cell>
          <table:table-cell office:value-type="float" office:value="0.922361939888762" calcext:value-type="float">
            <text:p>0.922361939888762</text:p>
          </table:table-cell>
          <table:table-cell office:value-type="float" office:value="0.964" calcext:value-type="float">
            <text:p>0.964</text:p>
          </table:table-cell>
          <table:table-cell office:value-type="float" office:value="0.434" calcext:value-type="float">
            <text:p>0.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XADR Ig-like cell adhesion molecule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MIR205HG</text:p>
          </table:table-cell>
          <table:table-cell office:value-type="float" office:value="0.898927957388708" calcext:value-type="float">
            <text:p>0.898927957388708</text:p>
          </table:table-cell>
          <table:table-cell office:value-type="float" office:value="0.993" calcext:value-type="float">
            <text:p>0.993</text:p>
          </table:table-cell>
          <table:table-cell office:value-type="float" office:value="0.478" calcext:value-type="float">
            <text:p>0.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2587" calcext:value-type="float">
            <text:p>642587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MIR205 host gene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KLF5</text:p>
          </table:table-cell>
          <table:table-cell office:value-type="float" office:value="0.898150148458762" calcext:value-type="float">
            <text:p>0.898150148458762</text:p>
          </table:table-cell>
          <table:table-cell office:value-type="float" office:value="0.966" calcext:value-type="float">
            <text:p>0.966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ruppel like factor 5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MT1E</text:p>
          </table:table-cell>
          <table:table-cell office:value-type="float" office:value="0.890025882948386" calcext:value-type="float">
            <text:p>0.890025882948386</text:p>
          </table:table-cell>
          <table:table-cell office:value-type="float" office:value="0.964" calcext:value-type="float">
            <text:p>0.964</text:p>
          </table:table-cell>
          <table:table-cell office:value-type="float" office:value="0.664" calcext:value-type="float">
            <text:p>0.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E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MT1H</text:p>
          </table:table-cell>
          <table:table-cell office:value-type="float" office:value="0.880447885872758" calcext:value-type="float">
            <text:p>0.880447885872758</text:p>
          </table:table-cell>
          <table:table-cell office:value-type="float" office:value="0.621" calcext:value-type="float">
            <text:p>0.621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6" calcext:value-type="float">
            <text:p>44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H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CCL27</text:p>
          </table:table-cell>
          <table:table-cell office:value-type="float" office:value="0.872141420979116" calcext:value-type="float">
            <text:p>0.872141420979116</text:p>
          </table:table-cell>
          <table:table-cell office:value-type="float" office:value="0.912" calcext:value-type="float">
            <text:p>0.912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0" calcext:value-type="float">
            <text:p>108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27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RHOV</text:p>
          </table:table-cell>
          <table:table-cell office:value-type="float" office:value="0.871595626717271" calcext:value-type="float">
            <text:p>0.871595626717271</text:p>
          </table:table-cell>
          <table:table-cell office:value-type="float" office:value="0.836" calcext:value-type="float">
            <text:p>0.836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77" calcext:value-type="float">
            <text:p>1711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s homolog family member V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DEGS1</text:p>
          </table:table-cell>
          <table:table-cell office:value-type="float" office:value="0.841115821801637" calcext:value-type="float">
            <text:p>0.841115821801637</text:p>
          </table:table-cell>
          <table:table-cell office:value-type="float" office:value="0.996" calcext:value-type="float">
            <text:p>0.996</text:p>
          </table:table-cell>
          <table:table-cell office:value-type="float" office:value="0.794" calcext:value-type="float">
            <text:p>0.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lta 4-desaturase, sphingolipid 1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ALDH3A2</text:p>
          </table:table-cell>
          <table:table-cell office:value-type="float" office:value="0.829441037833386" calcext:value-type="float">
            <text:p>0.829441037833386</text:p>
          </table:table-cell>
          <table:table-cell office:value-type="float" office:value="0.976" calcext:value-type="float">
            <text:p>0.976</text:p>
          </table:table-cell>
          <table:table-cell office:value-type="float" office:value="0.557" calcext:value-type="float">
            <text:p>0.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ldehyde dehydrogenase 3 family member A2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LGALS7</text:p>
          </table:table-cell>
          <table:table-cell office:value-type="float" office:value="0.816337610725082" calcext:value-type="float">
            <text:p>0.816337610725082</text:p>
          </table:table-cell>
          <table:table-cell office:value-type="float" office:value="0.382" calcext:value-type="float">
            <text:p>0.382</text:p>
          </table:table-cell>
          <table:table-cell office:value-type="float" office:value="0.22" calcext:value-type="float">
            <text:p>0.22</text:p>
          </table:table-cell>
          <table:table-cell table:style-name="ce3" office:value-type="float" office:value="5.42945168520377E-204" calcext:value-type="float">
            <text:p>5.43E-204</text:p>
          </table:table-cell>
          <table:table-cell table:style-name="ce3" office:value-type="float" office:value="1.39960405541183E-199" calcext:value-type="float">
            <text:p>1.40E-199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7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JUP</text:p>
          </table:table-cell>
          <table:table-cell office:value-type="float" office:value="0.797755875759331" calcext:value-type="float">
            <text:p>0.797755875759331</text:p>
          </table:table-cell>
          <table:table-cell office:value-type="float" office:value="0.992" calcext:value-type="float">
            <text:p>0.992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junction plakoglobin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PRXL2A</text:p>
          </table:table-cell>
          <table:table-cell office:value-type="float" office:value="0.788970964269141" calcext:value-type="float">
            <text:p>0.788970964269141</text:p>
          </table:table-cell>
          <table:table-cell office:value-type="float" office:value="0.96" calcext:value-type="float">
            <text:p>0.96</text:p>
          </table:table-cell>
          <table:table-cell office:value-type="float" office:value="0.499" calcext:value-type="float">
            <text:p>0.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93" calcext:value-type="float">
            <text:p>8429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roxiredoxin like 2A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SFN</text:p>
          </table:table-cell>
          <table:table-cell office:value-type="float" office:value="0.787978215326137" calcext:value-type="float">
            <text:p>0.787978215326137</text:p>
          </table:table-cell>
          <table:table-cell office:value-type="float" office:value="0.999" calcext:value-type="float">
            <text:p>0.999</text:p>
          </table:table-cell>
          <table:table-cell office:value-type="float" office:value="0.567" calcext:value-type="float">
            <text:p>0.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tratifin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GATM</text:p>
          </table:table-cell>
          <table:table-cell office:value-type="float" office:value="0.773480702098367" calcext:value-type="float">
            <text:p>0.773480702098367</text:p>
          </table:table-cell>
          <table:table-cell office:value-type="float" office:value="0.909" calcext:value-type="float">
            <text:p>0.909</text:p>
          </table:table-cell>
          <table:table-cell office:value-type="float" office:value="0.409" calcext:value-type="float">
            <text:p>0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ycine amidinotransferase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APOE</text:p>
          </table:table-cell>
          <table:table-cell office:value-type="float" office:value="0.772893198531788" calcext:value-type="float">
            <text:p>0.772893198531788</text:p>
          </table:table-cell>
          <table:table-cell office:value-type="float" office:value="0.904" calcext:value-type="float">
            <text:p>0.904</text:p>
          </table:table-cell>
          <table:table-cell office:value-type="float" office:value="0.461" calcext:value-type="float">
            <text:p>0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polipoprotein E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PHGDH</text:p>
          </table:table-cell>
          <table:table-cell office:value-type="float" office:value="0.767854681732269" calcext:value-type="float">
            <text:p>0.767854681732269</text:p>
          </table:table-cell>
          <table:table-cell office:value-type="float" office:value="0.945" calcext:value-type="float">
            <text:p>0.945</text:p>
          </table:table-cell>
          <table:table-cell office:value-type="float" office:value="0.485" calcext:value-type="float">
            <text:p>0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27" calcext:value-type="float">
            <text:p>262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hosphoglycerate dehydrogenase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TMEM154</text:p>
          </table:table-cell>
          <table:table-cell office:value-type="float" office:value="0.747918669489874" calcext:value-type="float">
            <text:p>0.747918669489874</text:p>
          </table:table-cell>
          <table:table-cell office:value-type="float" office:value="0.942" calcext:value-type="float">
            <text:p>0.942</text:p>
          </table:table-cell>
          <table:table-cell office:value-type="float" office:value="0.426" calcext:value-type="float">
            <text:p>0.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799" calcext:value-type="float">
            <text:p>2017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membrane protein 154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TRIM29</text:p>
          </table:table-cell>
          <table:table-cell office:value-type="float" office:value="0.743645522492869" calcext:value-type="float">
            <text:p>0.743645522492869</text:p>
          </table:table-cell>
          <table:table-cell office:value-type="float" office:value="0.978" calcext:value-type="float">
            <text:p>0.978</text:p>
          </table:table-cell>
          <table:table-cell office:value-type="float" office:value="0.459" calcext:value-type="float">
            <text:p>0.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50" calcext:value-type="float">
            <text:p>236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ipartite motif containing 29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AHNAK2</text:p>
          </table:table-cell>
          <table:table-cell office:value-type="float" office:value="0.734197473723146" calcext:value-type="float">
            <text:p>0.734197473723146</text:p>
          </table:table-cell>
          <table:table-cell office:value-type="float" office:value="0.956" calcext:value-type="float">
            <text:p>0.956</text:p>
          </table:table-cell>
          <table:table-cell office:value-type="float" office:value="0.566" calcext:value-type="float">
            <text:p>0.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146" calcext:value-type="float">
            <text:p>1131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HNAK nucleoprotein 2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RPLP1</text:p>
          </table:table-cell>
          <table:table-cell office:value-type="float" office:value="0.718758033796049" calcext:value-type="float">
            <text:p>0.7187580337960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76" calcext:value-type="float">
            <text:p>61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ibosomal protein lateral stalk subunit P1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IMPA2</text:p>
          </table:table-cell>
          <table:table-cell office:value-type="float" office:value="0.717897072507513" calcext:value-type="float">
            <text:p>0.717897072507513</text:p>
          </table:table-cell>
          <table:table-cell office:value-type="float" office:value="0.93" calcext:value-type="float">
            <text:p>0.93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ositol monophosphatase 2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NSG1</text:p>
          </table:table-cell>
          <table:table-cell office:value-type="float" office:value="0.704986239484802" calcext:value-type="float">
            <text:p>0.704986239484802</text:p>
          </table:table-cell>
          <table:table-cell office:value-type="float" office:value="0.951" calcext:value-type="float">
            <text:p>0.951</text:p>
          </table:table-cell>
          <table:table-cell office:value-type="float" office:value="0.409" calcext:value-type="float">
            <text:p>0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65" calcext:value-type="float">
            <text:p>270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euronal vesicle trafficking associated 1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VAV3</text:p>
          </table:table-cell>
          <table:table-cell office:value-type="float" office:value="0.702028696450472" calcext:value-type="float">
            <text:p>0.702028696450472</text:p>
          </table:table-cell>
          <table:table-cell office:value-type="float" office:value="0.854" calcext:value-type="float">
            <text:p>0.854</text:p>
          </table:table-cell>
          <table:table-cell office:value-type="float" office:value="0.377" calcext:value-type="float">
            <text:p>0.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1" calcext:value-type="float">
            <text:p>104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av guanine nucleotide exchange factor 3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RPS8</text:p>
          </table:table-cell>
          <table:table-cell office:value-type="float" office:value="0.680139572606552" calcext:value-type="float">
            <text:p>0.680139572606552</text:p>
          </table:table-cell>
          <table:table-cell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2" calcext:value-type="float">
            <text:p>62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ibosomal protein S8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S100A16</text:p>
          </table:table-cell>
          <table:table-cell office:value-type="float" office:value="0.674392892746678" calcext:value-type="float">
            <text:p>0.674392892746678</text:p>
          </table:table-cell>
          <table:table-cell office:value-type="float" office:value="0.997" calcext:value-type="float">
            <text:p>0.997</text:p>
          </table:table-cell>
          <table:table-cell office:value-type="float" office:value="0.704" calcext:value-type="float">
            <text:p>0.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576" calcext:value-type="float">
            <text:p>1405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6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RPL10A</text:p>
          </table:table-cell>
          <table:table-cell office:value-type="float" office:value="0.665488727417676" calcext:value-type="float">
            <text:p>0.66548872741767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6" calcext:value-type="float">
            <text:p>47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ibosomal protein L10a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RPS18</text:p>
          </table:table-cell>
          <table:table-cell office:value-type="float" office:value="0.657383107087033" calcext:value-type="float">
            <text:p>0.6573831070870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ibosomal protein S18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DEFB1</text:p>
          </table:table-cell>
          <table:table-cell office:value-type="float" office:value="0.656125898346019" calcext:value-type="float">
            <text:p>0.656125898346019</text:p>
          </table:table-cell>
          <table:table-cell office:value-type="float" office:value="0.874" calcext:value-type="float">
            <text:p>0.874</text:p>
          </table:table-cell>
          <table:table-cell office:value-type="float" office:value="0.351" calcext:value-type="float">
            <text:p>0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fensin beta 1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GFUS</text:p>
          </table:table-cell>
          <table:table-cell office:value-type="float" office:value="0.649262212961538" calcext:value-type="float">
            <text:p>0.649262212961538</text:p>
          </table:table-cell>
          <table:table-cell office:value-type="float" office:value="0.938" calcext:value-type="float">
            <text:p>0.938</text:p>
          </table:table-cell>
          <table:table-cell office:value-type="float" office:value="0.606" calcext:value-type="float">
            <text:p>0.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4" calcext:value-type="float">
            <text:p>72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DP-L-fucose synthase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SPINT2</text:p>
          </table:table-cell>
          <table:table-cell office:value-type="float" office:value="0.644139692630457" calcext:value-type="float">
            <text:p>0.644139692630457</text:p>
          </table:table-cell>
          <table:table-cell office:value-type="float" office:value="0.985" calcext:value-type="float">
            <text:p>0.985</text:p>
          </table:table-cell>
          <table:table-cell office:value-type="float" office:value="0.544" calcext:value-type="float">
            <text:p>0.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53" calcext:value-type="float">
            <text:p>106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ine peptidase inhibitor, Kunitz type 2</text:p>
          </table:table-cell>
        </table:table-row>
        <table:table-row table:style-name="ro1">
          <table:table-cell office:value-type="string" calcext:value-type="string">
            <text:p>Spi-I</text:p>
          </table:table-cell>
          <table:table-cell office:value-type="string" calcext:value-type="string">
            <text:p>RPS6</text:p>
          </table:table-cell>
          <table:table-cell office:value-type="float" office:value="0.641583219371714" calcext:value-type="float">
            <text:p>0.641583219371714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4" calcext:value-type="float">
            <text:p>619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ibosomal protein S6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KRT1</text:p>
          </table:table-cell>
          <table:table-cell office:value-type="float" office:value="2.76053233274842" calcext:value-type="float">
            <text:p>2.76053233274842</text:p>
          </table:table-cell>
          <table:table-cell office:value-type="float" office:value="1" calcext:value-type="float">
            <text:p>1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8" calcext:value-type="float">
            <text:p>38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KRT10</text:p>
          </table:table-cell>
          <table:table-cell office:value-type="float" office:value="2.59767723900203" calcext:value-type="float">
            <text:p>2.59767723900203</text:p>
          </table:table-cell>
          <table:table-cell office:value-type="float" office:value="1" calcext:value-type="float">
            <text:p>1</text:p>
          </table:table-cell>
          <table:table-cell office:value-type="float" office:value="0.847" calcext:value-type="float">
            <text:p>0.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0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KRTDAP</text:p>
          </table:table-cell>
          <table:table-cell office:value-type="float" office:value="2.562036126269" calcext:value-type="float">
            <text:p>2.562036126269</text:p>
          </table:table-cell>
          <table:table-cell office:value-type="float" office:value="1" calcext:value-type="float">
            <text:p>1</text:p>
          </table:table-cell>
          <table:table-cell office:value-type="float" office:value="0.647" calcext:value-type="float">
            <text:p>0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533" calcext:value-type="float">
            <text:p>3885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ocyte differentiation associated protein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DMKN</text:p>
          </table:table-cell>
          <table:table-cell office:value-type="float" office:value="2.26233268321018" calcext:value-type="float">
            <text:p>2.26233268321018</text:p>
          </table:table-cell>
          <table:table-cell office:value-type="float" office:value="1" calcext:value-type="float">
            <text:p>1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99" calcext:value-type="float">
            <text:p>930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rmokine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LGALS7B</text:p>
          </table:table-cell>
          <table:table-cell office:value-type="float" office:value="1.92641690330863" calcext:value-type="float">
            <text:p>1.92641690330863</text:p>
          </table:table-cell>
          <table:table-cell office:value-type="float" office:value="0.998" calcext:value-type="float">
            <text:p>0.998</text:p>
          </table:table-cell>
          <table:table-cell office:value-type="float" office:value="0.514" calcext:value-type="float">
            <text:p>0.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7B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DSG1</text:p>
          </table:table-cell>
          <table:table-cell office:value-type="float" office:value="1.84851259126563" calcext:value-type="float">
            <text:p>1.84851259126563</text:p>
          </table:table-cell>
          <table:table-cell office:value-type="float" office:value="0.998" calcext:value-type="float">
            <text:p>0.998</text:p>
          </table:table-cell>
          <table:table-cell office:value-type="float" office:value="0.481" calcext:value-type="float">
            <text:p>0.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glein 1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LGALS7</text:p>
          </table:table-cell>
          <table:table-cell office:value-type="float" office:value="1.83748174820574" calcext:value-type="float">
            <text:p>1.83748174820574</text:p>
          </table:table-cell>
          <table:table-cell office:value-type="float" office:value="0.454" calcext:value-type="float">
            <text:p>0.454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7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PERP</text:p>
          </table:table-cell>
          <table:table-cell office:value-type="float" office:value="1.78699763916298" calcext:value-type="float">
            <text:p>1.78699763916298</text:p>
          </table:table-cell>
          <table:table-cell office:value-type="float" office:value="1" calcext:value-type="float">
            <text:p>1</text:p>
          </table:table-cell>
          <table:table-cell office:value-type="float" office:value="0.719" calcext:value-type="float">
            <text:p>0.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65" calcext:value-type="float">
            <text:p>640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53 apoptosis effector related to PMP22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DSP</text:p>
          </table:table-cell>
          <table:table-cell office:value-type="float" office:value="1.78404938696857" calcext:value-type="float">
            <text:p>1.78404938696857</text:p>
          </table:table-cell>
          <table:table-cell office:value-type="float" office:value="0.998" calcext:value-type="float">
            <text:p>0.998</text:p>
          </table:table-cell>
          <table:table-cell office:value-type="float" office:value="0.539" calcext:value-type="float">
            <text:p>0.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plakin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KRT2</text:p>
          </table:table-cell>
          <table:table-cell office:value-type="float" office:value="1.76144673141865" calcext:value-type="float">
            <text:p>1.76144673141865</text:p>
          </table:table-cell>
          <table:table-cell office:value-type="float" office:value="0.76" calcext:value-type="float">
            <text:p>0.76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2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DSC1</text:p>
          </table:table-cell>
          <table:table-cell office:value-type="float" office:value="1.6057141878919" calcext:value-type="float">
            <text:p>1.6057141878919</text:p>
          </table:table-cell>
          <table:table-cell office:value-type="float" office:value="0.951" calcext:value-type="float">
            <text:p>0.95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collin 1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KCNK7</text:p>
          </table:table-cell>
          <table:table-cell office:value-type="float" office:value="1.47112905832568" calcext:value-type="float">
            <text:p>1.47112905832568</text:p>
          </table:table-cell>
          <table:table-cell office:value-type="float" office:value="0.976" calcext:value-type="float">
            <text:p>0.976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89" calcext:value-type="float">
            <text:p>1008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otassium two pore domain channel subfamily K member 7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KLK11</text:p>
          </table:table-cell>
          <table:table-cell office:value-type="float" office:value="1.45030558200254" calcext:value-type="float">
            <text:p>1.45030558200254</text:p>
          </table:table-cell>
          <table:table-cell office:value-type="float" office:value="0.978" calcext:value-type="float">
            <text:p>0.978</text:p>
          </table:table-cell>
          <table:table-cell office:value-type="float" office:value="0.352" calcext:value-type="float">
            <text:p>0.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2" calcext:value-type="float">
            <text:p>110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allikrein related peptidase 11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DBI</text:p>
          </table:table-cell>
          <table:table-cell office:value-type="float" office:value="1.43570747126055" calcext:value-type="float">
            <text:p>1.43570747126055</text:p>
          </table:table-cell>
          <table:table-cell office:value-type="float" office:value="0.999" calcext:value-type="float">
            <text:p>0.999</text:p>
          </table:table-cell>
          <table:table-cell office:value-type="float" office:value="0.907" calcext:value-type="float">
            <text:p>0.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iazepam binding inhibitor, acyl-CoA binding protein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CCL27</text:p>
          </table:table-cell>
          <table:table-cell office:value-type="float" office:value="1.38766898216682" calcext:value-type="float">
            <text:p>1.38766898216682</text:p>
          </table:table-cell>
          <table:table-cell office:value-type="float" office:value="0.971" calcext:value-type="float">
            <text:p>0.971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0" calcext:value-type="float">
            <text:p>108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27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DEGS1</text:p>
          </table:table-cell>
          <table:table-cell office:value-type="float" office:value="1.38227431507095" calcext:value-type="float">
            <text:p>1.38227431507095</text:p>
          </table:table-cell>
          <table:table-cell office:value-type="float" office:value="0.998" calcext:value-type="float">
            <text:p>0.998</text:p>
          </table:table-cell>
          <table:table-cell office:value-type="float" office:value="0.789" calcext:value-type="float">
            <text:p>0.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lta 4-desaturase, sphingolipid 1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DEFB1</text:p>
          </table:table-cell>
          <table:table-cell office:value-type="float" office:value="1.36654945782318" calcext:value-type="float">
            <text:p>1.36654945782318</text:p>
          </table:table-cell>
          <table:table-cell office:value-type="float" office:value="0.976" calcext:value-type="float">
            <text:p>0.976</text:p>
          </table:table-cell>
          <table:table-cell office:value-type="float" office:value="0.324" calcext:value-type="float">
            <text:p>0.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fensin beta 1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LY6D</text:p>
          </table:table-cell>
          <table:table-cell office:value-type="float" office:value="1.30819425916679" calcext:value-type="float">
            <text:p>1.30819425916679</text:p>
          </table:table-cell>
          <table:table-cell office:value-type="float" office:value="0.999" calcext:value-type="float">
            <text:p>0.999</text:p>
          </table:table-cell>
          <table:table-cell office:value-type="float" office:value="0.557" calcext:value-type="float">
            <text:p>0.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1" calcext:value-type="float">
            <text:p>85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mphocyte antigen 6 family member D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SBSN</text:p>
          </table:table-cell>
          <table:table-cell office:value-type="float" office:value="1.28603666987472" calcext:value-type="float">
            <text:p>1.28603666987472</text:p>
          </table:table-cell>
          <table:table-cell office:value-type="float" office:value="0.992" calcext:value-type="float">
            <text:p>0.992</text:p>
          </table:table-cell>
          <table:table-cell office:value-type="float" office:value="0.413" calcext:value-type="float">
            <text:p>0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97" calcext:value-type="float">
            <text:p>3748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uprabasin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DSC3</text:p>
          </table:table-cell>
          <table:table-cell office:value-type="float" office:value="1.27085290628978" calcext:value-type="float">
            <text:p>1.27085290628978</text:p>
          </table:table-cell>
          <table:table-cell office:value-type="float" office:value="0.995" calcext:value-type="float">
            <text:p>0.995</text:p>
          </table:table-cell>
          <table:table-cell office:value-type="float" office:value="0.465" calcext:value-type="float">
            <text:p>0.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collin 3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PKP1</text:p>
          </table:table-cell>
          <table:table-cell office:value-type="float" office:value="1.27066774019698" calcext:value-type="float">
            <text:p>1.27066774019698</text:p>
          </table:table-cell>
          <table:table-cell office:value-type="float" office:value="0.992" calcext:value-type="float">
            <text:p>0.992</text:p>
          </table:table-cell>
          <table:table-cell office:value-type="float" office:value="0.441" calcext:value-type="float">
            <text:p>0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akophilin 1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FXYD3</text:p>
          </table:table-cell>
          <table:table-cell office:value-type="float" office:value="1.26991006208186" calcext:value-type="float">
            <text:p>1.26991006208186</text:p>
          </table:table-cell>
          <table:table-cell office:value-type="float" office:value="0.998" calcext:value-type="float">
            <text:p>0.998</text:p>
          </table:table-cell>
          <table:table-cell office:value-type="float" office:value="0.495" calcext:value-type="float">
            <text:p>0.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XYD domain containing ion transport regulator 3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ALDH2</text:p>
          </table:table-cell>
          <table:table-cell office:value-type="float" office:value="1.25633222880787" calcext:value-type="float">
            <text:p>1.25633222880787</text:p>
          </table:table-cell>
          <table:table-cell office:value-type="float" office:value="0.993" calcext:value-type="float">
            <text:p>0.993</text:p>
          </table:table-cell>
          <table:table-cell office:value-type="float" office:value="0.623" calcext:value-type="float">
            <text:p>0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ldehyde dehydrogenase 2 family member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GATA3</text:p>
          </table:table-cell>
          <table:table-cell office:value-type="float" office:value="1.2362378614779" calcext:value-type="float">
            <text:p>1.2362378614779</text:p>
          </table:table-cell>
          <table:table-cell office:value-type="float" office:value="0.976" calcext:value-type="float">
            <text:p>0.976</text:p>
          </table:table-cell>
          <table:table-cell office:value-type="float" office:value="0.421" calcext:value-type="float">
            <text:p>0.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TA binding protein 3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CTNNBIP1</text:p>
          </table:table-cell>
          <table:table-cell office:value-type="float" office:value="1.19979437113811" calcext:value-type="float">
            <text:p>1.19979437113811</text:p>
          </table:table-cell>
          <table:table-cell office:value-type="float" office:value="0.971" calcext:value-type="float">
            <text:p>0.971</text:p>
          </table:table-cell>
          <table:table-cell office:value-type="float" office:value="0.508" calcext:value-type="float">
            <text:p>0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98" calcext:value-type="float">
            <text:p>5699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enin beta interacting protein 1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CLDN1</text:p>
          </table:table-cell>
          <table:table-cell office:value-type="float" office:value="1.19115210496863" calcext:value-type="float">
            <text:p>1.19115210496863</text:p>
          </table:table-cell>
          <table:table-cell office:value-type="float" office:value="0.961" calcext:value-type="float">
            <text:p>0.961</text:p>
          </table:table-cell>
          <table:table-cell office:value-type="float" office:value="0.321" calcext:value-type="float">
            <text:p>0.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6" calcext:value-type="float">
            <text:p>90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laudin 1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TRIM29</text:p>
          </table:table-cell>
          <table:table-cell office:value-type="float" office:value="1.18911120629355" calcext:value-type="float">
            <text:p>1.18911120629355</text:p>
          </table:table-cell>
          <table:table-cell office:value-type="float" office:value="0.988" calcext:value-type="float">
            <text:p>0.988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50" calcext:value-type="float">
            <text:p>236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ipartite motif containing 29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LGALS3</text:p>
          </table:table-cell>
          <table:table-cell office:value-type="float" office:value="1.18754338917574" calcext:value-type="float">
            <text:p>1.18754338917574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8" calcext:value-type="float">
            <text:p>39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3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CHP2</text:p>
          </table:table-cell>
          <table:table-cell office:value-type="float" office:value="1.17543838169629" calcext:value-type="float">
            <text:p>1.17543838169629</text:p>
          </table:table-cell>
          <table:table-cell office:value-type="float" office:value="0.929" calcext:value-type="float">
            <text:p>0.929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28" calcext:value-type="float">
            <text:p>639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cineurin like EF-hand protein 2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GLTP</text:p>
          </table:table-cell>
          <table:table-cell office:value-type="float" office:value="1.15494195986513" calcext:value-type="float">
            <text:p>1.15494195986513</text:p>
          </table:table-cell>
          <table:table-cell office:value-type="float" office:value="0.987" calcext:value-type="float">
            <text:p>0.987</text:p>
          </table:table-cell>
          <table:table-cell office:value-type="float" office:value="0.605" calcext:value-type="float">
            <text:p>0.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28" calcext:value-type="float">
            <text:p>512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ycolipid transfer protein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C19orf33</text:p>
          </table:table-cell>
          <table:table-cell office:value-type="float" office:value="1.14590324833287" calcext:value-type="float">
            <text:p>1.14590324833287</text:p>
          </table:table-cell>
          <table:table-cell office:value-type="float" office:value="0.975" calcext:value-type="float">
            <text:p>0.975</text:p>
          </table:table-cell>
          <table:table-cell office:value-type="float" office:value="0.449" calcext:value-type="float">
            <text:p>0.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73" calcext:value-type="float">
            <text:p>640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19 open reading frame 33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JUP</text:p>
          </table:table-cell>
          <table:table-cell office:value-type="float" office:value="1.14317988906787" calcext:value-type="float">
            <text:p>1.14317988906787</text:p>
          </table:table-cell>
          <table:table-cell office:value-type="float" office:value="0.996" calcext:value-type="float">
            <text:p>0.996</text:p>
          </table:table-cell>
          <table:table-cell office:value-type="float" office:value="0.517" calcext:value-type="float">
            <text:p>0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junction plakoglobin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S100A14</text:p>
          </table:table-cell>
          <table:table-cell office:value-type="float" office:value="1.13158584572107" calcext:value-type="float">
            <text:p>1.13158584572107</text:p>
          </table:table-cell>
          <table:table-cell office:value-type="float" office:value="0.998" calcext:value-type="float">
            <text:p>0.99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02" calcext:value-type="float">
            <text:p>574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4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RAB25</text:p>
          </table:table-cell>
          <table:table-cell office:value-type="float" office:value="1.1027290105814" calcext:value-type="float">
            <text:p>1.1027290105814</text:p>
          </table:table-cell>
          <table:table-cell office:value-type="float" office:value="0.973" calcext:value-type="float">
            <text:p>0.973</text:p>
          </table:table-cell>
          <table:table-cell office:value-type="float" office:value="0.392" calcext:value-type="float">
            <text:p>0.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11" calcext:value-type="float">
            <text:p>571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B25, member RAS oncogene family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KLF5</text:p>
          </table:table-cell>
          <table:table-cell office:value-type="float" office:value="1.09391545777763" calcext:value-type="float">
            <text:p>1.09391545777763</text:p>
          </table:table-cell>
          <table:table-cell office:value-type="float" office:value="0.977" calcext:value-type="float">
            <text:p>0.977</text:p>
          </table:table-cell>
          <table:table-cell office:value-type="float" office:value="0.508" calcext:value-type="float">
            <text:p>0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ruppel like factor 5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EPHB6</text:p>
          </table:table-cell>
          <table:table-cell office:value-type="float" office:value="1.07701395522788" calcext:value-type="float">
            <text:p>1.07701395522788</text:p>
          </table:table-cell>
          <table:table-cell office:value-type="float" office:value="0.954" calcext:value-type="float">
            <text:p>0.954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PH receptor B6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TMEM154</text:p>
          </table:table-cell>
          <table:table-cell office:value-type="float" office:value="1.07389163807489" calcext:value-type="float">
            <text:p>1.07389163807489</text:p>
          </table:table-cell>
          <table:table-cell office:value-type="float" office:value="0.97" calcext:value-type="float">
            <text:p>0.97</text:p>
          </table:table-cell>
          <table:table-cell office:value-type="float" office:value="0.409" calcext:value-type="float">
            <text:p>0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799" calcext:value-type="float">
            <text:p>2017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membrane protein 154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LAMTOR4</text:p>
          </table:table-cell>
          <table:table-cell office:value-type="float" office:value="1.06873130743066" calcext:value-type="float">
            <text:p>1.06873130743066</text:p>
          </table:table-cell>
          <table:table-cell office:value-type="float" office:value="0.994" calcext:value-type="float">
            <text:p>0.994</text:p>
          </table:table-cell>
          <table:table-cell office:value-type="float" office:value="0.839" calcext:value-type="float">
            <text:p>0.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541" calcext:value-type="float">
            <text:p>3895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ate endosomal/lysosomal adaptor, MAPK and MTOR activator 4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DAPL1</text:p>
          </table:table-cell>
          <table:table-cell office:value-type="float" office:value="1.06864565892551" calcext:value-type="float">
            <text:p>1.06864565892551</text:p>
          </table:table-cell>
          <table:table-cell office:value-type="float" office:value="0.981" calcext:value-type="float">
            <text:p>0.981</text:p>
          </table:table-cell>
          <table:table-cell office:value-type="float" office:value="0.447" calcext:value-type="float">
            <text:p>0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96" calcext:value-type="float">
            <text:p>9219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ath associated protein like 1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LYPD3</text:p>
          </table:table-cell>
          <table:table-cell office:value-type="float" office:value="1.04241814353028" calcext:value-type="float">
            <text:p>1.04241814353028</text:p>
          </table:table-cell>
          <table:table-cell office:value-type="float" office:value="0.977" calcext:value-type="float">
            <text:p>0.977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76" calcext:value-type="float">
            <text:p>270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6/PLAUR domain containing 3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ALDH3A2</text:p>
          </table:table-cell>
          <table:table-cell office:value-type="float" office:value="0.997937598694311" calcext:value-type="float">
            <text:p>0.997937598694311</text:p>
          </table:table-cell>
          <table:table-cell office:value-type="float" office:value="0.983" calcext:value-type="float">
            <text:p>0.983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ldehyde dehydrogenase 3 family member A2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ITM2B</text:p>
          </table:table-cell>
          <table:table-cell office:value-type="float" office:value="0.996845861794059" calcext:value-type="float">
            <text:p>0.99684586179405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46" calcext:value-type="float">
            <text:p>0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5" calcext:value-type="float">
            <text:p>94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al membrane protein 2B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AHNAK2</text:p>
          </table:table-cell>
          <table:table-cell office:value-type="float" office:value="0.980954640361617" calcext:value-type="float">
            <text:p>0.980954640361617</text:p>
          </table:table-cell>
          <table:table-cell office:value-type="float" office:value="0.968" calcext:value-type="float">
            <text:p>0.968</text:p>
          </table:table-cell>
          <table:table-cell office:value-type="float" office:value="0.555" calcext:value-type="float">
            <text:p>0.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146" calcext:value-type="float">
            <text:p>1131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HNAK nucleoprotein 2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NSG1</text:p>
          </table:table-cell>
          <table:table-cell office:value-type="float" office:value="0.974280316560323" calcext:value-type="float">
            <text:p>0.974280316560323</text:p>
          </table:table-cell>
          <table:table-cell office:value-type="float" office:value="0.977" calcext:value-type="float">
            <text:p>0.977</text:p>
          </table:table-cell>
          <table:table-cell office:value-type="float" office:value="0.393" calcext:value-type="float">
            <text:p>0.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65" calcext:value-type="float">
            <text:p>270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euronal vesicle trafficking associated 1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CYB5A</text:p>
          </table:table-cell>
          <table:table-cell office:value-type="float" office:value="0.969436388829632" calcext:value-type="float">
            <text:p>0.969436388829632</text:p>
          </table:table-cell>
          <table:table-cell office:value-type="float" office:value="0.987" calcext:value-type="float">
            <text:p>0.987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chrome b5 type A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GJA1</text:p>
          </table:table-cell>
          <table:table-cell office:value-type="float" office:value="0.967735182559099" calcext:value-type="float">
            <text:p>0.967735182559099</text:p>
          </table:table-cell>
          <table:table-cell office:value-type="float" office:value="0.987" calcext:value-type="float">
            <text:p>0.987</text:p>
          </table:table-cell>
          <table:table-cell office:value-type="float" office:value="0.649" calcext:value-type="float">
            <text:p>0.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p junction protein alpha 1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MT1G</text:p>
          </table:table-cell>
          <table:table-cell office:value-type="float" office:value="0.955387497710299" calcext:value-type="float">
            <text:p>0.955387497710299</text:p>
          </table:table-cell>
          <table:table-cell office:value-type="float" office:value="0.701" calcext:value-type="float">
            <text:p>0.701</text:p>
          </table:table-cell>
          <table:table-cell office:value-type="float" office:value="0.362" calcext:value-type="float">
            <text:p>0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5" calcext:value-type="float">
            <text:p>44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etallothionein 1G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KLC3</text:p>
          </table:table-cell>
          <table:table-cell office:value-type="float" office:value="0.94913285137787" calcext:value-type="float">
            <text:p>0.94913285137787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7" calcext:value-type="float">
            <text:p>0.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700" calcext:value-type="float">
            <text:p>14770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inesin light chain 3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APOE</text:p>
          </table:table-cell>
          <table:table-cell office:value-type="float" office:value="0.946768024542235" calcext:value-type="float">
            <text:p>0.946768024542235</text:p>
          </table:table-cell>
          <table:table-cell office:value-type="float" office:value="0.92" calcext:value-type="float">
            <text:p>0.92</text:p>
          </table:table-cell>
          <table:table-cell office:value-type="float" office:value="0.448" calcext:value-type="float">
            <text:p>0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polipoprotein E</text:p>
          </table:table-cell>
        </table:table-row>
        <table:table-row table:style-name="ro1">
          <table:table-cell office:value-type="string" calcext:value-type="string">
            <text:p>Spi-II</text:p>
          </table:table-cell>
          <table:table-cell office:value-type="string" calcext:value-type="string">
            <text:p>SFN</text:p>
          </table:table-cell>
          <table:table-cell office:value-type="float" office:value="0.93560095803649" calcext:value-type="float">
            <text:p>0.93560095803649</text:p>
          </table:table-cell>
          <table:table-cell office:value-type="float" office:value="0.999" calcext:value-type="float">
            <text:p>0.999</text:p>
          </table:table-cell>
          <table:table-cell office:value-type="float" office:value="0.557" calcext:value-type="float">
            <text:p>0.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tratifin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KRT16</text:p>
          </table:table-cell>
          <table:table-cell office:value-type="float" office:value="4.46061949168451" calcext:value-type="float">
            <text:p>4.46061949168451</text:p>
          </table:table-cell>
          <table:table-cell office:value-type="float" office:value="0.927" calcext:value-type="float">
            <text:p>0.927</text:p>
          </table:table-cell>
          <table:table-cell office:value-type="float" office:value="0.398" calcext:value-type="float">
            <text:p>0.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6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KRT6A</text:p>
          </table:table-cell>
          <table:table-cell office:value-type="float" office:value="3.9371699118308" calcext:value-type="float">
            <text:p>3.9371699118308</text:p>
          </table:table-cell>
          <table:table-cell office:value-type="float" office:value="0.942" calcext:value-type="float">
            <text:p>0.942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3" calcext:value-type="float">
            <text:p>38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6A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KRT6C</text:p>
          </table:table-cell>
          <table:table-cell office:value-type="float" office:value="3.91598454494493" calcext:value-type="float">
            <text:p>3.915984544944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241" calcext:value-type="float">
            <text:p>0.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887" calcext:value-type="float">
            <text:p>28688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6C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100A8</text:p>
          </table:table-cell>
          <table:table-cell office:value-type="float" office:value="3.86970563267437" calcext:value-type="float">
            <text:p>3.86970563267437</text:p>
          </table:table-cell>
          <table:table-cell office:value-type="float" office:value="0.979" calcext:value-type="float">
            <text:p>0.979</text:p>
          </table:table-cell>
          <table:table-cell office:value-type="float" office:value="0.488" calcext:value-type="float">
            <text:p>0.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8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KRT6B</text:p>
          </table:table-cell>
          <table:table-cell office:value-type="float" office:value="3.75000392707292" calcext:value-type="float">
            <text:p>3.75000392707292</text:p>
          </table:table-cell>
          <table:table-cell office:value-type="float" office:value="0.874" calcext:value-type="float">
            <text:p>0.874</text:p>
          </table:table-cell>
          <table:table-cell office:value-type="float" office:value="0.252" calcext:value-type="float">
            <text:p>0.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6B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100A9</text:p>
          </table:table-cell>
          <table:table-cell office:value-type="float" office:value="3.50726359732506" calcext:value-type="float">
            <text:p>3.50726359732506</text:p>
          </table:table-cell>
          <table:table-cell office:value-type="float" office:value="0.98" calcext:value-type="float">
            <text:p>0.98</text:p>
          </table:table-cell>
          <table:table-cell office:value-type="float" office:value="0.501" calcext:value-type="float">
            <text:p>0.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9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KRT17</text:p>
          </table:table-cell>
          <table:table-cell office:value-type="float" office:value="3.50050807519171" calcext:value-type="float">
            <text:p>3.50050807519171</text:p>
          </table:table-cell>
          <table:table-cell office:value-type="float" office:value="0.836" calcext:value-type="float">
            <text:p>0.836</text:p>
          </table:table-cell>
          <table:table-cell office:value-type="float" office:value="0.344" calcext:value-type="float">
            <text:p>0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7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100A7</text:p>
          </table:table-cell>
          <table:table-cell office:value-type="float" office:value="3.02573776755334" calcext:value-type="float">
            <text:p>3.02573776755334</text:p>
          </table:table-cell>
          <table:table-cell office:value-type="float" office:value="0.875" calcext:value-type="float">
            <text:p>0.875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7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PRR1B</text:p>
          </table:table-cell>
          <table:table-cell office:value-type="float" office:value="2.83891329308459" calcext:value-type="float">
            <text:p>2.83891329308459</text:p>
          </table:table-cell>
          <table:table-cell office:value-type="float" office:value="0.704" calcext:value-type="float">
            <text:p>0.704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mall proline rich protein 1B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FABP5</text:p>
          </table:table-cell>
          <table:table-cell office:value-type="float" office:value="2.79273233579723" calcext:value-type="float">
            <text:p>2.79273233579723</text:p>
          </table:table-cell>
          <table:table-cell office:value-type="float" office:value="0.977" calcext:value-type="float">
            <text:p>0.977</text:p>
          </table:table-cell>
          <table:table-cell office:value-type="float" office:value="0.709" calcext:value-type="float">
            <text:p>0.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atty acid binding protein 5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IVL</text:p>
          </table:table-cell>
          <table:table-cell office:value-type="float" office:value="2.26631131877595" calcext:value-type="float">
            <text:p>2.26631131877595</text:p>
          </table:table-cell>
          <table:table-cell office:value-type="float" office:value="0.684" calcext:value-type="float">
            <text:p>0.684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volucrin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AQP3</text:p>
          </table:table-cell>
          <table:table-cell office:value-type="float" office:value="2.10685396926762" calcext:value-type="float">
            <text:p>2.10685396926762</text:p>
          </table:table-cell>
          <table:table-cell office:value-type="float" office:value="0.995" calcext:value-type="float">
            <text:p>0.995</text:p>
          </table:table-cell>
          <table:table-cell office:value-type="float" office:value="0.553" calcext:value-type="float">
            <text:p>0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quaporin 3 (Gill blood group)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ERPINB4</text:p>
          </table:table-cell>
          <table:table-cell office:value-type="float" office:value="2.08746411356686" calcext:value-type="float">
            <text:p>2.08746411356686</text:p>
          </table:table-cell>
          <table:table-cell office:value-type="float" office:value="0.738" calcext:value-type="float">
            <text:p>0.738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B member 4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BSN</text:p>
          </table:table-cell>
          <table:table-cell office:value-type="float" office:value="2.0551980479575" calcext:value-type="float">
            <text:p>2.0551980479575</text:p>
          </table:table-cell>
          <table:table-cell office:value-type="float" office:value="0.987" calcext:value-type="float">
            <text:p>0.987</text:p>
          </table:table-cell>
          <table:table-cell office:value-type="float" office:value="0.439" calcext:value-type="float">
            <text:p>0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97" calcext:value-type="float">
            <text:p>3748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uprabasin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LY6D</text:p>
          </table:table-cell>
          <table:table-cell office:value-type="float" office:value="1.9343469151074" calcext:value-type="float">
            <text:p>1.9343469151074</text:p>
          </table:table-cell>
          <table:table-cell office:value-type="float" office:value="0.997" calcext:value-type="float">
            <text:p>0.997</text:p>
          </table:table-cell>
          <table:table-cell office:value-type="float" office:value="0.577" calcext:value-type="float">
            <text:p>0.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1" calcext:value-type="float">
            <text:p>85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mphocyte antigen 6 family member D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FN</text:p>
          </table:table-cell>
          <table:table-cell office:value-type="float" office:value="1.91339889767892" calcext:value-type="float">
            <text:p>1.91339889767892</text:p>
          </table:table-cell>
          <table:table-cell office:value-type="float" office:value="0.999" calcext:value-type="float">
            <text:p>0.999</text:p>
          </table:table-cell>
          <table:table-cell office:value-type="float" office:value="0.577" calcext:value-type="float">
            <text:p>0.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tratifin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100A14</text:p>
          </table:table-cell>
          <table:table-cell office:value-type="float" office:value="1.85249701379212" calcext:value-type="float">
            <text:p>1.85249701379212</text:p>
          </table:table-cell>
          <table:table-cell office:value-type="float" office:value="0.999" calcext:value-type="float">
            <text:p>0.999</text:p>
          </table:table-cell>
          <table:table-cell office:value-type="float" office:value="0.523" calcext:value-type="float">
            <text:p>0.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02" calcext:value-type="float">
            <text:p>5740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4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100A2</text:p>
          </table:table-cell>
          <table:table-cell office:value-type="float" office:value="1.84144669967261" calcext:value-type="float">
            <text:p>1.84144669967261</text:p>
          </table:table-cell>
          <table:table-cell office:value-type="float" office:value="0.926" calcext:value-type="float">
            <text:p>0.926</text:p>
          </table:table-cell>
          <table:table-cell office:value-type="float" office:value="0.548" calcext:value-type="float">
            <text:p>0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2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FGFBP1</text:p>
          </table:table-cell>
          <table:table-cell office:value-type="float" office:value="1.78820218511553" calcext:value-type="float">
            <text:p>1.78820218511553</text:p>
          </table:table-cell>
          <table:table-cell office:value-type="float" office:value="0.864" calcext:value-type="float">
            <text:p>0.864</text:p>
          </table:table-cell>
          <table:table-cell office:value-type="float" office:value="0.247" calcext:value-type="float">
            <text:p>0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82" calcext:value-type="float">
            <text:p>99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ibroblast growth factor binding protein 1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LYPD3</text:p>
          </table:table-cell>
          <table:table-cell office:value-type="float" office:value="1.62192119636287" calcext:value-type="float">
            <text:p>1.62192119636287</text:p>
          </table:table-cell>
          <table:table-cell office:value-type="float" office:value="0.976" calcext:value-type="float">
            <text:p>0.976</text:p>
          </table:table-cell>
          <table:table-cell office:value-type="float" office:value="0.415" calcext:value-type="float">
            <text:p>0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76" calcext:value-type="float">
            <text:p>270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6/PLAUR domain containing 3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PRSS3</text:p>
          </table:table-cell>
          <table:table-cell office:value-type="float" office:value="1.55167339847434" calcext:value-type="float">
            <text:p>1.55167339847434</text:p>
          </table:table-cell>
          <table:table-cell office:value-type="float" office:value="0.957" calcext:value-type="float">
            <text:p>0.957</text:p>
          </table:table-cell>
          <table:table-cell office:value-type="float" office:value="0.356" calcext:value-type="float">
            <text:p>0.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6" calcext:value-type="float">
            <text:p>56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ine protease 3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100A16</text:p>
          </table:table-cell>
          <table:table-cell office:value-type="float" office:value="1.51571287389556" calcext:value-type="float">
            <text:p>1.51571287389556</text:p>
          </table:table-cell>
          <table:table-cell office:value-type="float" office:value="0.997" calcext:value-type="float">
            <text:p>0.99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576" calcext:value-type="float">
            <text:p>1405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6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GJB2</text:p>
          </table:table-cell>
          <table:table-cell office:value-type="float" office:value="1.49754239889713" calcext:value-type="float">
            <text:p>1.49754239889713</text:p>
          </table:table-cell>
          <table:table-cell office:value-type="float" office:value="0.689" calcext:value-type="float">
            <text:p>0.689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p junction protein beta 2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CALML3</text:p>
          </table:table-cell>
          <table:table-cell office:value-type="float" office:value="1.47207578150093" calcext:value-type="float">
            <text:p>1.47207578150093</text:p>
          </table:table-cell>
          <table:table-cell office:value-type="float" office:value="0.918" calcext:value-type="float">
            <text:p>0.91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modulin like 3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KRT14</text:p>
          </table:table-cell>
          <table:table-cell office:value-type="float" office:value="1.45301378346233" calcext:value-type="float">
            <text:p>1.45301378346233</text:p>
          </table:table-cell>
          <table:table-cell office:value-type="float" office:value="0.967" calcext:value-type="float">
            <text:p>0.967</text:p>
          </table:table-cell>
          <table:table-cell office:value-type="float" office:value="0.758" calcext:value-type="float">
            <text:p>0.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 14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100A11</text:p>
          </table:table-cell>
          <table:table-cell office:value-type="float" office:value="1.38708887060386" calcext:value-type="float">
            <text:p>1.38708887060386</text:p>
          </table:table-cell>
          <table:table-cell office:value-type="float" office:value="0.998" calcext:value-type="float">
            <text:p>0.998</text:p>
          </table:table-cell>
          <table:table-cell office:value-type="float" office:value="0.961" calcext:value-type="float">
            <text:p>0.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A11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LPI</text:p>
          </table:table-cell>
          <table:table-cell office:value-type="float" office:value="1.38437174359122" calcext:value-type="float">
            <text:p>1.38437174359122</text:p>
          </table:table-cell>
          <table:table-cell office:value-type="float" office:value="0.818" calcext:value-type="float">
            <text:p>0.818</text:p>
          </table:table-cell>
          <table:table-cell office:value-type="float" office:value="0.291" calcext:value-type="float">
            <text:p>0.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0" calcext:value-type="float">
            <text:p>65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cretory leukocyte peptidase inhibitor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CSTB</text:p>
          </table:table-cell>
          <table:table-cell office:value-type="float" office:value="1.37296848462711" calcext:value-type="float">
            <text:p>1.37296848462711</text:p>
          </table:table-cell>
          <table:table-cell office:value-type="float" office:value="0.996" calcext:value-type="float">
            <text:p>0.996</text:p>
          </table:table-cell>
          <table:table-cell office:value-type="float" office:value="0.896" calcext:value-type="float">
            <text:p>0.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atin B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ERPINB3</text:p>
          </table:table-cell>
          <table:table-cell office:value-type="float" office:value="1.23027889756972" calcext:value-type="float">
            <text:p>1.23027889756972</text:p>
          </table:table-cell>
          <table:table-cell office:value-type="float" office:value="0.571" calcext:value-type="float">
            <text:p>0.571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17" calcext:value-type="float">
            <text:p>63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B member 3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LAD1</text:p>
          </table:table-cell>
          <table:table-cell office:value-type="float" office:value="1.19632034903765" calcext:value-type="float">
            <text:p>1.19632034903765</text:p>
          </table:table-cell>
          <table:table-cell office:value-type="float" office:value="0.978" calcext:value-type="float">
            <text:p>0.978</text:p>
          </table:table-cell>
          <table:table-cell office:value-type="float" office:value="0.424" calcext:value-type="float">
            <text:p>0.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adinin 1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IFI27</text:p>
          </table:table-cell>
          <table:table-cell office:value-type="float" office:value="1.18656372326601" calcext:value-type="float">
            <text:p>1.18656372326601</text:p>
          </table:table-cell>
          <table:table-cell office:value-type="float" office:value="0.756" calcext:value-type="float">
            <text:p>0.756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feron alpha inducible protein 27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JUP</text:p>
          </table:table-cell>
          <table:table-cell office:value-type="float" office:value="1.18594722975719" calcext:value-type="float">
            <text:p>1.18594722975719</text:p>
          </table:table-cell>
          <table:table-cell office:value-type="float" office:value="0.992" calcext:value-type="float">
            <text:p>0.992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junction plakoglobin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DMKN</text:p>
          </table:table-cell>
          <table:table-cell office:value-type="float" office:value="1.17248433689558" calcext:value-type="float">
            <text:p>1.17248433689558</text:p>
          </table:table-cell>
          <table:table-cell office:value-type="float" office:value="0.999" calcext:value-type="float">
            <text:p>0.999</text:p>
          </table:table-cell>
          <table:table-cell office:value-type="float" office:value="0.662" calcext:value-type="float">
            <text:p>0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99" calcext:value-type="float">
            <text:p>930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rmokine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RAB25</text:p>
          </table:table-cell>
          <table:table-cell office:value-type="float" office:value="1.14821179309721" calcext:value-type="float">
            <text:p>1.14821179309721</text:p>
          </table:table-cell>
          <table:table-cell office:value-type="float" office:value="0.98" calcext:value-type="float">
            <text:p>0.98</text:p>
          </table:table-cell>
          <table:table-cell office:value-type="float" office:value="0.417" calcext:value-type="float">
            <text:p>0.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11" calcext:value-type="float">
            <text:p>5711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B25, member RAS oncogene family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KRTDAP</text:p>
          </table:table-cell>
          <table:table-cell office:value-type="float" office:value="1.12629841186404" calcext:value-type="float">
            <text:p>1.12629841186404</text:p>
          </table:table-cell>
          <table:table-cell office:value-type="float" office:value="0.99" calcext:value-type="float">
            <text:p>0.99</text:p>
          </table:table-cell>
          <table:table-cell office:value-type="float" office:value="0.663" calcext:value-type="float">
            <text:p>0.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533" calcext:value-type="float">
            <text:p>3885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eratinocyte differentiation associated protein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GLTP</text:p>
          </table:table-cell>
          <table:table-cell office:value-type="float" office:value="1.11467807889147" calcext:value-type="float">
            <text:p>1.11467807889147</text:p>
          </table:table-cell>
          <table:table-cell office:value-type="float" office:value="0.984" calcext:value-type="float">
            <text:p>0.984</text:p>
          </table:table-cell>
          <table:table-cell office:value-type="float" office:value="0.622" calcext:value-type="float">
            <text:p>0.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28" calcext:value-type="float">
            <text:p>512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ycolipid transfer protein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CSTA</text:p>
          </table:table-cell>
          <table:table-cell office:value-type="float" office:value="1.11338712905033" calcext:value-type="float">
            <text:p>1.11338712905033</text:p>
          </table:table-cell>
          <table:table-cell office:value-type="float" office:value="0.975" calcext:value-type="float">
            <text:p>0.975</text:p>
          </table:table-cell>
          <table:table-cell office:value-type="float" office:value="0.511" calcext:value-type="float">
            <text:p>0.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atin A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AKR1B10</text:p>
          </table:table-cell>
          <table:table-cell office:value-type="float" office:value="1.08977285441913" calcext:value-type="float">
            <text:p>1.08977285441913</text:p>
          </table:table-cell>
          <table:table-cell office:value-type="float" office:value="0.717" calcext:value-type="float">
            <text:p>0.717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16" calcext:value-type="float">
            <text:p>570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ldo-keto reductase family 1 member B10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PKP3</text:p>
          </table:table-cell>
          <table:table-cell office:value-type="float" office:value="1.08463736793304" calcext:value-type="float">
            <text:p>1.08463736793304</text:p>
          </table:table-cell>
          <table:table-cell office:value-type="float" office:value="0.934" calcext:value-type="float">
            <text:p>0.934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7" calcext:value-type="float">
            <text:p>1118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akophilin 3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TUBA1C</text:p>
          </table:table-cell>
          <table:table-cell office:value-type="float" office:value="1.07970342386002" calcext:value-type="float">
            <text:p>1.07970342386002</text:p>
          </table:table-cell>
          <table:table-cell office:value-type="float" office:value="0.986" calcext:value-type="float">
            <text:p>0.986</text:p>
          </table:table-cell>
          <table:table-cell office:value-type="float" office:value="0.798" calcext:value-type="float">
            <text:p>0.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90" calcext:value-type="float">
            <text:p>847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alpha 1c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GSTP1</text:p>
          </table:table-cell>
          <table:table-cell office:value-type="float" office:value="1.07002010838188" calcext:value-type="float">
            <text:p>1.0700201083818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17" calcext:value-type="float">
            <text:p>0.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utathione S-transferase pi 1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SDC1</text:p>
          </table:table-cell>
          <table:table-cell office:value-type="float" office:value="1.06517096393887" calcext:value-type="float">
            <text:p>1.06517096393887</text:p>
          </table:table-cell>
          <table:table-cell office:value-type="float" office:value="0.967" calcext:value-type="float">
            <text:p>0.967</text:p>
          </table:table-cell>
          <table:table-cell office:value-type="float" office:value="0.519" calcext:value-type="float">
            <text:p>0.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2" calcext:value-type="float">
            <text:p>63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yndecan 1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CA2</text:p>
          </table:table-cell>
          <table:table-cell office:value-type="float" office:value="1.06163475058688" calcext:value-type="float">
            <text:p>1.06163475058688</text:p>
          </table:table-cell>
          <table:table-cell office:value-type="float" office:value="0.914" calcext:value-type="float">
            <text:p>0.914</text:p>
          </table:table-cell>
          <table:table-cell office:value-type="float" office:value="0.354" calcext:value-type="float">
            <text:p>0.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rbonic anhydrase 2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DSG3</text:p>
          </table:table-cell>
          <table:table-cell office:value-type="float" office:value="1.04776957885421" calcext:value-type="float">
            <text:p>1.04776957885421</text:p>
          </table:table-cell>
          <table:table-cell office:value-type="float" office:value="0.914" calcext:value-type="float">
            <text:p>0.914</text:p>
          </table:table-cell>
          <table:table-cell office:value-type="float" office:value="0.341" calcext:value-type="float">
            <text:p>0.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glein 3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PERP</text:p>
          </table:table-cell>
          <table:table-cell office:value-type="float" office:value="1.04669281811886" calcext:value-type="float">
            <text:p>1.04669281811886</text:p>
          </table:table-cell>
          <table:table-cell office:value-type="float" office:value="0.999" calcext:value-type="float">
            <text:p>0.999</text:p>
          </table:table-cell>
          <table:table-cell office:value-type="float" office:value="0.731" calcext:value-type="float">
            <text:p>0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65" calcext:value-type="float">
            <text:p>640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53 apoptosis effector related to PMP22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PRELID1</text:p>
          </table:table-cell>
          <table:table-cell office:value-type="float" office:value="1.045682608582" calcext:value-type="float">
            <text:p>1.045682608582</text:p>
          </table:table-cell>
          <table:table-cell office:value-type="float" office:value="0.946" calcext:value-type="float">
            <text:p>0.946</text:p>
          </table:table-cell>
          <table:table-cell office:value-type="float" office:value="0.707" calcext:value-type="float">
            <text:p>0.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66" calcext:value-type="float">
            <text:p>271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ELI domain containing 1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TUBA4A</text:p>
          </table:table-cell>
          <table:table-cell office:value-type="float" office:value="1.04307818053158" calcext:value-type="float">
            <text:p>1.04307818053158</text:p>
          </table:table-cell>
          <table:table-cell office:value-type="float" office:value="0.987" calcext:value-type="float">
            <text:p>0.987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7" calcext:value-type="float">
            <text:p>727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ubulin alpha 4a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DSC3</text:p>
          </table:table-cell>
          <table:table-cell office:value-type="float" office:value="1.02670247488708" calcext:value-type="float">
            <text:p>1.02670247488708</text:p>
          </table:table-cell>
          <table:table-cell office:value-type="float" office:value="0.988" calcext:value-type="float">
            <text:p>0.988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collin 3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DSG1</text:p>
          </table:table-cell>
          <table:table-cell office:value-type="float" office:value="1.0240375551014" calcext:value-type="float">
            <text:p>1.0240375551014</text:p>
          </table:table-cell>
          <table:table-cell office:value-type="float" office:value="0.995" calcext:value-type="float">
            <text:p>0.995</text:p>
          </table:table-cell>
          <table:table-cell office:value-type="float" office:value="0.505" calcext:value-type="float">
            <text:p>0.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smoglein 1</text:p>
          </table:table-cell>
        </table:table-row>
        <table:table-row table:style-name="ro1">
          <table:table-cell office:value-type="string" calcext:value-type="string">
            <text:p>Spi-mig</text:p>
          </table:table-cell>
          <table:table-cell office:value-type="string" calcext:value-type="string">
            <text:p>PKP1</text:p>
          </table:table-cell>
          <table:table-cell office:value-type="float" office:value="1.01150434509726" calcext:value-type="float">
            <text:p>1.01150434509726</text:p>
          </table:table-cell>
          <table:table-cell office:value-type="float" office:value="0.989" calcext:value-type="float">
            <text:p>0.989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akophilin 1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IL7R</text:p>
          </table:table-cell>
          <table:table-cell office:value-type="float" office:value="3.37179838235625" calcext:value-type="float">
            <text:p>3.37179838235625</text:p>
          </table:table-cell>
          <table:table-cell office:value-type="float" office:value="0.87" calcext:value-type="float">
            <text:p>0.87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7 recepto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IL32</text:p>
          </table:table-cell>
          <table:table-cell office:value-type="float" office:value="3.09488421032384" calcext:value-type="float">
            <text:p>3.09488421032384</text:p>
          </table:table-cell>
          <table:table-cell office:value-type="float" office:value="0.889" calcext:value-type="float">
            <text:p>0.889</text:p>
          </table:table-cell>
          <table:table-cell office:value-type="float" office:value="0.188" calcext:value-type="float">
            <text:p>0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5" calcext:value-type="float">
            <text:p>92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32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PTPRC</text:p>
          </table:table-cell>
          <table:table-cell office:value-type="float" office:value="3.04934089887143" calcext:value-type="float">
            <text:p>3.04934089887143</text:p>
          </table:table-cell>
          <table:table-cell office:value-type="float" office:value="0.97" calcext:value-type="float">
            <text:p>0.9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8" calcext:value-type="float">
            <text:p>57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rotein tyrosine phosphatase receptor type C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TB</text:p>
          </table:table-cell>
          <table:table-cell office:value-type="float" office:value="2.90658161559865" calcext:value-type="float">
            <text:p>2.90658161559865</text:p>
          </table:table-cell>
          <table:table-cell office:value-type="float" office:value="0.806" calcext:value-type="float">
            <text:p>0.806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mphotoxin beta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D52</text:p>
          </table:table-cell>
          <table:table-cell office:value-type="float" office:value="2.69341223611819" calcext:value-type="float">
            <text:p>2.69341223611819</text:p>
          </table:table-cell>
          <table:table-cell office:value-type="float" office:value="0.878" calcext:value-type="float">
            <text:p>0.878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52 molecule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XCR4</text:p>
          </table:table-cell>
          <table:table-cell office:value-type="float" office:value="2.66117256431209" calcext:value-type="float">
            <text:p>2.66117256431209</text:p>
          </table:table-cell>
          <table:table-cell office:value-type="float" office:value="0.863" calcext:value-type="float">
            <text:p>0.863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2" calcext:value-type="float">
            <text:p>78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receptor 4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RBC2</text:p>
          </table:table-cell>
          <table:table-cell office:value-type="float" office:value="2.65096481902433" calcext:value-type="float">
            <text:p>2.65096481902433</text:p>
          </table:table-cell>
          <table:table-cell office:value-type="float" office:value="0.73" calcext:value-type="float">
            <text:p>0.73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_C_gene</text:p>
          </table:table-cell>
          <table:table-cell office:value-type="string" calcext:value-type="string">
            <text:p>T cell receptor beta constant 2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D3D</text:p>
          </table:table-cell>
          <table:table-cell office:value-type="float" office:value="2.50437320139116" calcext:value-type="float">
            <text:p>2.50437320139116</text:p>
          </table:table-cell>
          <table:table-cell office:value-type="float" office:value="0.834" calcext:value-type="float">
            <text:p>0.834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3d molecule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D2</text:p>
          </table:table-cell>
          <table:table-cell office:value-type="float" office:value="2.44846641206812" calcext:value-type="float">
            <text:p>2.44846641206812</text:p>
          </table:table-cell>
          <table:table-cell office:value-type="float" office:value="0.771" calcext:value-type="float">
            <text:p>0.771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2 molecule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RAC</text:p>
          </table:table-cell>
          <table:table-cell office:value-type="float" office:value="2.34040472810199" calcext:value-type="float">
            <text:p>2.34040472810199</text:p>
          </table:table-cell>
          <table:table-cell office:value-type="float" office:value="0.765" calcext:value-type="float">
            <text:p>0.765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_C_gene</text:p>
          </table:table-cell>
          <table:table-cell office:value-type="string" calcext:value-type="string">
            <text:p>T cell receptor alpha constant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ARHGDIB</text:p>
          </table:table-cell>
          <table:table-cell office:value-type="float" office:value="2.31476923670363" calcext:value-type="float">
            <text:p>2.31476923670363</text:p>
          </table:table-cell>
          <table:table-cell office:value-type="float" office:value="0.921" calcext:value-type="float">
            <text:p>0.921</text:p>
          </table:table-cell>
          <table:table-cell office:value-type="float" office:value="0.464" calcext:value-type="float">
            <text:p>0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ho GDP dissociation inhibitor beta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REM</text:p>
          </table:table-cell>
          <table:table-cell office:value-type="float" office:value="2.28447788884458" calcext:value-type="float">
            <text:p>2.28447788884458</text:p>
          </table:table-cell>
          <table:table-cell office:value-type="float" office:value="0.85" calcext:value-type="float">
            <text:p>0.85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MP responsive element modulato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YTIP</text:p>
          </table:table-cell>
          <table:table-cell office:value-type="float" office:value="2.2711719702495" calcext:value-type="float">
            <text:p>2.2711719702495</text:p>
          </table:table-cell>
          <table:table-cell office:value-type="float" office:value="0.834" calcext:value-type="float">
            <text:p>0.834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95" calcext:value-type="float">
            <text:p>95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tohesin 1 interacting protein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RBC1</text:p>
          </table:table-cell>
          <table:table-cell office:value-type="float" office:value="2.22303987739753" calcext:value-type="float">
            <text:p>2.22303987739753</text:p>
          </table:table-cell>
          <table:table-cell office:value-type="float" office:value="0.518" calcext:value-type="float">
            <text:p>0.51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_C_gene</text:p>
          </table:table-cell>
          <table:table-cell office:value-type="string" calcext:value-type="string">
            <text:p>T cell receptor beta constant 1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D48</text:p>
          </table:table-cell>
          <table:table-cell office:value-type="float" office:value="2.2198814909707" calcext:value-type="float">
            <text:p>2.2198814909707</text:p>
          </table:table-cell>
          <table:table-cell office:value-type="float" office:value="0.871" calcext:value-type="float">
            <text:p>0.871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48 molecule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EPROTL1</text:p>
          </table:table-cell>
          <table:table-cell office:value-type="float" office:value="2.15892195598156" calcext:value-type="float">
            <text:p>2.15892195598156</text:p>
          </table:table-cell>
          <table:table-cell office:value-type="float" office:value="0.833" calcext:value-type="float">
            <text:p>0.833</text:p>
          </table:table-cell>
          <table:table-cell office:value-type="float" office:value="0.518" calcext:value-type="float">
            <text:p>0.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4" calcext:value-type="float">
            <text:p>2348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eptin receptor overlapping transcript like 1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STK4</text:p>
          </table:table-cell>
          <table:table-cell office:value-type="float" office:value="2.12065856415492" calcext:value-type="float">
            <text:p>2.12065856415492</text:p>
          </table:table-cell>
          <table:table-cell office:value-type="float" office:value="0.924" calcext:value-type="float">
            <text:p>0.924</text:p>
          </table:table-cell>
          <table:table-cell office:value-type="float" office:value="0.495" calcext:value-type="float">
            <text:p>0.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9" calcext:value-type="float">
            <text:p>678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ine/threonine kinase 4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SPOCK2</text:p>
          </table:table-cell>
          <table:table-cell office:value-type="float" office:value="2.11892320521453" calcext:value-type="float">
            <text:p>2.11892320521453</text:p>
          </table:table-cell>
          <table:table-cell office:value-type="float" office:value="0.721" calcext:value-type="float">
            <text:p>0.721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06" calcext:value-type="float">
            <text:p>98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ARC (osteonectin), cwcv and kazal like domains proteoglycan 2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LEC2D</text:p>
          </table:table-cell>
          <table:table-cell office:value-type="float" office:value="2.11644838955282" calcext:value-type="float">
            <text:p>2.11644838955282</text:p>
          </table:table-cell>
          <table:table-cell office:value-type="float" office:value="0.678" calcext:value-type="float">
            <text:p>0.678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21" calcext:value-type="float">
            <text:p>2912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type lectin domain family 2 member D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D69</text:p>
          </table:table-cell>
          <table:table-cell office:value-type="float" office:value="2.09183153008396" calcext:value-type="float">
            <text:p>2.09183153008396</text:p>
          </table:table-cell>
          <table:table-cell office:value-type="float" office:value="0.596" calcext:value-type="float">
            <text:p>0.596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69 molecule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FYB1</text:p>
          </table:table-cell>
          <table:table-cell office:value-type="float" office:value="2.05262712442998" calcext:value-type="float">
            <text:p>2.05262712442998</text:p>
          </table:table-cell>
          <table:table-cell office:value-type="float" office:value="0.708" calcext:value-type="float">
            <text:p>0.708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YN binding protein 1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STK17B</text:p>
          </table:table-cell>
          <table:table-cell office:value-type="float" office:value="2.03914897026667" calcext:value-type="float">
            <text:p>2.03914897026667</text:p>
          </table:table-cell>
          <table:table-cell office:value-type="float" office:value="0.853" calcext:value-type="float">
            <text:p>0.853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2" calcext:value-type="float">
            <text:p>92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ine/threonine kinase 17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SARAF</text:p>
          </table:table-cell>
          <table:table-cell office:value-type="float" office:value="2.01314093409992" calcext:value-type="float">
            <text:p>2.01314093409992</text:p>
          </table:table-cell>
          <table:table-cell office:value-type="float" office:value="0.916" calcext:value-type="float">
            <text:p>0.916</text:p>
          </table:table-cell>
          <table:table-cell office:value-type="float" office:value="0.871" calcext:value-type="float">
            <text:p>0.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69" calcext:value-type="float">
            <text:p>516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tore-operated calcium entry associated regulatory facto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KLRB1</text:p>
          </table:table-cell>
          <table:table-cell office:value-type="float" office:value="1.99528553877961" calcext:value-type="float">
            <text:p>1.99528553877961</text:p>
          </table:table-cell>
          <table:table-cell office:value-type="float" office:value="0.334" calcext:value-type="float">
            <text:p>0.334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0" calcext:value-type="float">
            <text:p>38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iller cell lectin like receptor B1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DC42SE2</text:p>
          </table:table-cell>
          <table:table-cell office:value-type="float" office:value="1.91746436196454" calcext:value-type="float">
            <text:p>1.91746436196454</text:p>
          </table:table-cell>
          <table:table-cell office:value-type="float" office:value="0.82" calcext:value-type="float">
            <text:p>0.82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90" calcext:value-type="float">
            <text:p>569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C42 small effector 2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NOT6L</text:p>
          </table:table-cell>
          <table:table-cell office:value-type="float" office:value="1.91583012090923" calcext:value-type="float">
            <text:p>1.91583012090923</text:p>
          </table:table-cell>
          <table:table-cell office:value-type="float" office:value="0.752" calcext:value-type="float">
            <text:p>0.752</text:p>
          </table:table-cell>
          <table:table-cell office:value-type="float" office:value="0.442" calcext:value-type="float">
            <text:p>0.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175" calcext:value-type="float">
            <text:p>2461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CR4-NOT transcription complex subunit 6 like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EZR</text:p>
          </table:table-cell>
          <table:table-cell office:value-type="float" office:value="1.90743789633213" calcext:value-type="float">
            <text:p>1.90743789633213</text:p>
          </table:table-cell>
          <table:table-cell office:value-type="float" office:value="0.896" calcext:value-type="float">
            <text:p>0.896</text:p>
          </table:table-cell>
          <table:table-cell office:value-type="float" office:value="0.779" calcext:value-type="float">
            <text:p>0.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zrin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ANKRD12</text:p>
          </table:table-cell>
          <table:table-cell office:value-type="float" office:value="1.90694021764353" calcext:value-type="float">
            <text:p>1.90694021764353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5" calcext:value-type="float">
            <text:p>0.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53" calcext:value-type="float">
            <text:p>232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nkyrin repeat domain 12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RAT1</text:p>
          </table:table-cell>
          <table:table-cell office:value-type="float" office:value="1.82563094341982" calcext:value-type="float">
            <text:p>1.82563094341982</text:p>
          </table:table-cell>
          <table:table-cell office:value-type="float" office:value="0.548" calcext:value-type="float">
            <text:p>0.548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52" calcext:value-type="float">
            <text:p>508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 cell receptor associated transmembrane adaptor 1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D3E</text:p>
          </table:table-cell>
          <table:table-cell office:value-type="float" office:value="1.81470552653503" calcext:value-type="float">
            <text:p>1.81470552653503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3e molecule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ISG20</text:p>
          </table:table-cell>
          <table:table-cell office:value-type="float" office:value="1.77142012467043" calcext:value-type="float">
            <text:p>1.77142012467043</text:p>
          </table:table-cell>
          <table:table-cell office:value-type="float" office:value="0.729" calcext:value-type="float">
            <text:p>0.729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feron stimulated exonuclease gene 20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RHOH</text:p>
          </table:table-cell>
          <table:table-cell office:value-type="float" office:value="1.7711654747503" calcext:value-type="float">
            <text:p>1.771165474750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s homolog family member H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MSB4X</text:p>
          </table:table-cell>
          <table:table-cell office:value-type="float" office:value="1.72874942745495" calcext:value-type="float">
            <text:p>1.72874942745495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4" calcext:value-type="float">
            <text:p>71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ymosin beta 4 X-linked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ITM2A</text:p>
          </table:table-cell>
          <table:table-cell office:value-type="float" office:value="1.71972867574919" calcext:value-type="float">
            <text:p>1.71972867574919</text:p>
          </table:table-cell>
          <table:table-cell office:value-type="float" office:value="0.628" calcext:value-type="float">
            <text:p>0.628</text:p>
          </table:table-cell>
          <table:table-cell office:value-type="float" office:value="0.269" calcext:value-type="float">
            <text:p>0.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52" calcext:value-type="float">
            <text:p>94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gral membrane protein 2A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EML4</text:p>
          </table:table-cell>
          <table:table-cell office:value-type="float" office:value="1.67129932958607" calcext:value-type="float">
            <text:p>1.67129932958607</text:p>
          </table:table-cell>
          <table:table-cell office:value-type="float" office:value="0.742" calcext:value-type="float">
            <text:p>0.742</text:p>
          </table:table-cell>
          <table:table-cell office:value-type="float" office:value="0.577" calcext:value-type="float">
            <text:p>0.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36" calcext:value-type="float">
            <text:p>274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MAP like 4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SC22D3</text:p>
          </table:table-cell>
          <table:table-cell office:value-type="float" office:value="1.66555673624174" calcext:value-type="float">
            <text:p>1.66555673624174</text:p>
          </table:table-cell>
          <table:table-cell office:value-type="float" office:value="0.692" calcext:value-type="float">
            <text:p>0.692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SC22 domain family member 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RUNX3</text:p>
          </table:table-cell>
          <table:table-cell office:value-type="float" office:value="1.66483591017666" calcext:value-type="float">
            <text:p>1.66483591017666</text:p>
          </table:table-cell>
          <table:table-cell office:value-type="float" office:value="0.674" calcext:value-type="float">
            <text:p>0.674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UNX family transcription factor 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ORO1A</text:p>
          </table:table-cell>
          <table:table-cell office:value-type="float" office:value="1.65767486293622" calcext:value-type="float">
            <text:p>1.65767486293622</text:p>
          </table:table-cell>
          <table:table-cell office:value-type="float" office:value="0.64" calcext:value-type="float">
            <text:p>0.64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51" calcext:value-type="float">
            <text:p>111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ronin 1A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ZFP36L2</text:p>
          </table:table-cell>
          <table:table-cell office:value-type="float" office:value="1.65652526935729" calcext:value-type="float">
            <text:p>1.65652526935729</text:p>
          </table:table-cell>
          <table:table-cell office:value-type="float" office:value="0.87" calcext:value-type="float">
            <text:p>0.87</text:p>
          </table:table-cell>
          <table:table-cell office:value-type="float" office:value="0.774" calcext:value-type="float">
            <text:p>0.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ZFP36 ring finger protein like 2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SRGN</text:p>
          </table:table-cell>
          <table:table-cell office:value-type="float" office:value="1.65573248414636" calcext:value-type="float">
            <text:p>1.65573248414636</text:p>
          </table:table-cell>
          <table:table-cell office:value-type="float" office:value="0.968" calcext:value-type="float">
            <text:p>0.968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2" calcext:value-type="float">
            <text:p>55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glycin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BIRC3</text:p>
          </table:table-cell>
          <table:table-cell office:value-type="float" office:value="1.64311451730103" calcext:value-type="float">
            <text:p>1.643114517301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317" calcext:value-type="float">
            <text:p>0.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aculoviral IAP repeat containing 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IL2RG</text:p>
          </table:table-cell>
          <table:table-cell office:value-type="float" office:value="1.64120616144345" calcext:value-type="float">
            <text:p>1.641206161443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2 receptor subunit gamma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D37</text:p>
          </table:table-cell>
          <table:table-cell office:value-type="float" office:value="1.63233160425562" calcext:value-type="float">
            <text:p>1.63233160425562</text:p>
          </table:table-cell>
          <table:table-cell office:value-type="float" office:value="0.747" calcext:value-type="float">
            <text:p>0.747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37 molecule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BCL11B</text:p>
          </table:table-cell>
          <table:table-cell office:value-type="float" office:value="1.62748657019648" calcext:value-type="float">
            <text:p>1.62748657019648</text:p>
          </table:table-cell>
          <table:table-cell office:value-type="float" office:value="0.738" calcext:value-type="float">
            <text:p>0.738</text:p>
          </table:table-cell>
          <table:table-cell office:value-type="float" office:value="0.454" calcext:value-type="float">
            <text:p>0.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19" calcext:value-type="float">
            <text:p>649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AF chromatin remodeling complex subunit BCL11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CD3G</text:p>
          </table:table-cell>
          <table:table-cell office:value-type="float" office:value="1.61911940054279" calcext:value-type="float">
            <text:p>1.61911940054279</text:p>
          </table:table-cell>
          <table:table-cell office:value-type="float" office:value="0.549" calcext:value-type="float">
            <text:p>0.549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3g molecule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FAM107B</text:p>
          </table:table-cell>
          <table:table-cell office:value-type="float" office:value="1.61116463956293" calcext:value-type="float">
            <text:p>1.61116463956293</text:p>
          </table:table-cell>
          <table:table-cell office:value-type="float" office:value="0.702" calcext:value-type="float">
            <text:p>0.702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41" calcext:value-type="float">
            <text:p>836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amily with sequence similarity 107 member B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LINC-PINT</text:p>
          </table:table-cell>
          <table:table-cell office:value-type="float" office:value="1.60763452434816" calcext:value-type="float">
            <text:p>1.60763452434816</text:p>
          </table:table-cell>
          <table:table-cell office:value-type="float" office:value="0.719" calcext:value-type="float">
            <text:p>0.719</text:p>
          </table:table-cell>
          <table:table-cell office:value-type="float" office:value="0.311" calcext:value-type="float">
            <text:p>0.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805" calcext:value-type="float">
            <text:p>378805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long intergenic non-protein coding RNA, p53 induced transcript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HCST</text:p>
          </table:table-cell>
          <table:table-cell office:value-type="float" office:value="1.60369409194223" calcext:value-type="float">
            <text:p>1.60369409194223</text:p>
          </table:table-cell>
          <table:table-cell office:value-type="float" office:value="0.719" calcext:value-type="float">
            <text:p>0.719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0" calcext:value-type="float">
            <text:p>108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matopoietic cell signal transducer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PCED1B-AS1</text:p>
          </table:table-cell>
          <table:table-cell office:value-type="float" office:value="1.59554883143779" calcext:value-type="float">
            <text:p>1.59554883143779</text:p>
          </table:table-cell>
          <table:table-cell office:value-type="float" office:value="0.595" calcext:value-type="float">
            <text:p>0.59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33209" calcext:value-type="float">
            <text:p>100233209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PCED1B antisense RNA 1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FXYD5</text:p>
          </table:table-cell>
          <table:table-cell office:value-type="float" office:value="1.59034550430756" calcext:value-type="float">
            <text:p>1.59034550430756</text:p>
          </table:table-cell>
          <table:table-cell office:value-type="float" office:value="0.847" calcext:value-type="float">
            <text:p>0.847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27" calcext:value-type="float">
            <text:p>538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XYD domain containing ion transport regulator 5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SELE</text:p>
          </table:table-cell>
          <table:table-cell office:value-type="float" office:value="6.13039384091967" calcext:value-type="float">
            <text:p>6.13039384091967</text:p>
          </table:table-cell>
          <table:table-cell office:value-type="float" office:value="0.788" calcext:value-type="float">
            <text:p>0.788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lectin E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TM4SF1</text:p>
          </table:table-cell>
          <table:table-cell office:value-type="float" office:value="4.49632781891056" calcext:value-type="float">
            <text:p>4.49632781891056</text:p>
          </table:table-cell>
          <table:table-cell office:value-type="float" office:value="0.98" calcext:value-type="float">
            <text:p>0.98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1" calcext:value-type="float">
            <text:p>40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membrane 4 L six family member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ACKR1</text:p>
          </table:table-cell>
          <table:table-cell office:value-type="float" office:value="4.02878417212801" calcext:value-type="float">
            <text:p>4.02878417212801</text:p>
          </table:table-cell>
          <table:table-cell office:value-type="float" office:value="0.778" calcext:value-type="float">
            <text:p>0.778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typical chemokine receptor 1 (Duffy blood group)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CL14</text:p>
          </table:table-cell>
          <table:table-cell office:value-type="float" office:value="3.87828558949153" calcext:value-type="float">
            <text:p>3.8782855894915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8" calcext:value-type="float">
            <text:p>63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14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SPARCL1</text:p>
          </table:table-cell>
          <table:table-cell office:value-type="float" office:value="3.7829968082171" calcext:value-type="float">
            <text:p>3.7829968082171</text:p>
          </table:table-cell>
          <table:table-cell office:value-type="float" office:value="0.987" calcext:value-type="float">
            <text:p>0.987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ARC like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AQP1</text:p>
          </table:table-cell>
          <table:table-cell office:value-type="float" office:value="3.48110852087124" calcext:value-type="float">
            <text:p>3.48110852087124</text:p>
          </table:table-cell>
          <table:table-cell office:value-type="float" office:value="0.938" calcext:value-type="float">
            <text:p>0.938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quaporin 1 (Colton blood group)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A2M</text:p>
          </table:table-cell>
          <table:table-cell office:value-type="float" office:value="3.18361037745895" calcext:value-type="float">
            <text:p>3.18361037745895</text:p>
          </table:table-cell>
          <table:table-cell office:value-type="float" office:value="0.967" calcext:value-type="float">
            <text:p>0.967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lpha-2-macroglobulin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PECAM1</text:p>
          </table:table-cell>
          <table:table-cell office:value-type="float" office:value="3.16508312741662" calcext:value-type="float">
            <text:p>3.16508312741662</text:p>
          </table:table-cell>
          <table:table-cell office:value-type="float" office:value="0.973" calcext:value-type="float">
            <text:p>0.973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atelet and endothelial cell adhesion molecule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NCOA7</text:p>
          </table:table-cell>
          <table:table-cell office:value-type="float" office:value="2.99092531515455" calcext:value-type="float">
            <text:p>2.99092531515455</text:p>
          </table:table-cell>
          <table:table-cell office:value-type="float" office:value="0.897" calcext:value-type="float">
            <text:p>0.897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12" calcext:value-type="float">
            <text:p>1351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uclear receptor coactivator 7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SF3</text:p>
          </table:table-cell>
          <table:table-cell office:value-type="float" office:value="2.92707448492731" calcext:value-type="float">
            <text:p>2.92707448492731</text:p>
          </table:table-cell>
          <table:table-cell office:value-type="float" office:value="0.582" calcext:value-type="float">
            <text:p>0.582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ony stimulating factor 3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SERPINE1</text:p>
          </table:table-cell>
          <table:table-cell office:value-type="float" office:value="2.89666065685121" calcext:value-type="float">
            <text:p>2.89666065685121</text:p>
          </table:table-cell>
          <table:table-cell office:value-type="float" office:value="0.641" calcext:value-type="float">
            <text:p>0.64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E member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GNG11</text:p>
          </table:table-cell>
          <table:table-cell office:value-type="float" office:value="2.83328568974334" calcext:value-type="float">
            <text:p>2.83328568974334</text:p>
          </table:table-cell>
          <table:table-cell office:value-type="float" office:value="0.975" calcext:value-type="float">
            <text:p>0.975</text:p>
          </table:table-cell>
          <table:table-cell office:value-type="float" office:value="0.236" calcext:value-type="float">
            <text:p>0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1" calcext:value-type="float">
            <text:p>27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 protein subunit gamma 1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ICAM1</text:p>
          </table:table-cell>
          <table:table-cell office:value-type="float" office:value="2.79393477923112" calcext:value-type="float">
            <text:p>2.79393477923112</text:p>
          </table:table-cell>
          <table:table-cell office:value-type="float" office:value="0.937" calcext:value-type="float">
            <text:p>0.937</text:p>
          </table:table-cell>
          <table:table-cell office:value-type="float" office:value="0.256" calcext:value-type="float">
            <text:p>0.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cellular adhesion molecule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TSC22D1</text:p>
          </table:table-cell>
          <table:table-cell office:value-type="float" office:value="2.7763886544938" calcext:value-type="float">
            <text:p>2.7763886544938</text:p>
          </table:table-cell>
          <table:table-cell office:value-type="float" office:value="0.927" calcext:value-type="float">
            <text:p>0.927</text:p>
          </table:table-cell>
          <table:table-cell office:value-type="float" office:value="0.541" calcext:value-type="float">
            <text:p>0.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8" calcext:value-type="float">
            <text:p>884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SC22 domain family member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MCTP1</text:p>
          </table:table-cell>
          <table:table-cell office:value-type="float" office:value="2.74231260942333" calcext:value-type="float">
            <text:p>2.74231260942333</text:p>
          </table:table-cell>
          <table:table-cell office:value-type="float" office:value="0.94" calcext:value-type="float">
            <text:p>0.94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72" calcext:value-type="float">
            <text:p>797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ultiple C2 and transmembrane domain containing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ADAMTS9</text:p>
          </table:table-cell>
          <table:table-cell office:value-type="float" office:value="2.68126689893774" calcext:value-type="float">
            <text:p>2.68126689893774</text:p>
          </table:table-cell>
          <table:table-cell office:value-type="float" office:value="0.874" calcext:value-type="float">
            <text:p>0.874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99" calcext:value-type="float">
            <text:p>5699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AM metallopeptidase with thrombospondin type 1 motif 9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RCAN1</text:p>
          </table:table-cell>
          <table:table-cell office:value-type="float" office:value="2.67465239552532" calcext:value-type="float">
            <text:p>2.67465239552532</text:p>
          </table:table-cell>
          <table:table-cell office:value-type="float" office:value="0.89" calcext:value-type="float">
            <text:p>0.89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gulator of calcineurin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IFI27</text:p>
          </table:table-cell>
          <table:table-cell office:value-type="float" office:value="2.66647784862164" calcext:value-type="float">
            <text:p>2.66647784862164</text:p>
          </table:table-cell>
          <table:table-cell office:value-type="float" office:value="0.988" calcext:value-type="float">
            <text:p>0.988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feron alpha inducible protein 27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PLVAP</text:p>
          </table:table-cell>
          <table:table-cell office:value-type="float" office:value="2.60273357226249" calcext:value-type="float">
            <text:p>2.60273357226249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483" calcext:value-type="float">
            <text:p>834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asmalemma vesicle associated protein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OL4A1</text:p>
          </table:table-cell>
          <table:table-cell office:value-type="float" office:value="2.59854273483559" calcext:value-type="float">
            <text:p>2.59854273483559</text:p>
          </table:table-cell>
          <table:table-cell office:value-type="float" office:value="0.893" calcext:value-type="float">
            <text:p>0.893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IV alpha 1 chain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STC1</text:p>
          </table:table-cell>
          <table:table-cell office:value-type="float" office:value="2.59221373842602" calcext:value-type="float">
            <text:p>2.59221373842602</text:p>
          </table:table-cell>
          <table:table-cell office:value-type="float" office:value="0.488" calcext:value-type="float">
            <text:p>0.488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1" calcext:value-type="float">
            <text:p>67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tanniocalcin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IL6</text:p>
          </table:table-cell>
          <table:table-cell office:value-type="float" office:value="2.5428974159642" calcext:value-type="float">
            <text:p>2.5428974159642</text:p>
          </table:table-cell>
          <table:table-cell office:value-type="float" office:value="0.638" calcext:value-type="float">
            <text:p>0.638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6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ADAMTS1</text:p>
          </table:table-cell>
          <table:table-cell office:value-type="float" office:value="2.50751145235532" calcext:value-type="float">
            <text:p>2.50751145235532</text:p>
          </table:table-cell>
          <table:table-cell office:value-type="float" office:value="0.852" calcext:value-type="float">
            <text:p>0.852</text:p>
          </table:table-cell>
          <table:table-cell office:value-type="float" office:value="0.241" calcext:value-type="float">
            <text:p>0.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AM metallopeptidase with thrombospondin type 1 motif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2CD4B</text:p>
          </table:table-cell>
          <table:table-cell office:value-type="float" office:value="2.48789102595891" calcext:value-type="float">
            <text:p>2.48789102595891</text:p>
          </table:table-cell>
          <table:table-cell office:value-type="float" office:value="0.774" calcext:value-type="float">
            <text:p>0.774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125" calcext:value-type="float">
            <text:p>3881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2 calcium dependent domain containing 4B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NEDD9</text:p>
          </table:table-cell>
          <table:table-cell office:value-type="float" office:value="2.48053057185895" calcext:value-type="float">
            <text:p>2.48053057185895</text:p>
          </table:table-cell>
          <table:table-cell office:value-type="float" office:value="0.916" calcext:value-type="float">
            <text:p>0.916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eural precursor cell expressed, developmentally down-regulated 9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CAM1</text:p>
          </table:table-cell>
          <table:table-cell office:value-type="float" office:value="2.47757330964591" calcext:value-type="float">
            <text:p>2.47757330964591</text:p>
          </table:table-cell>
          <table:table-cell office:value-type="float" office:value="0.576" calcext:value-type="float">
            <text:p>0.576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12" calcext:value-type="float">
            <text:p>74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ascular cell adhesion molecule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IGFBP7</text:p>
          </table:table-cell>
          <table:table-cell office:value-type="float" office:value="2.44233749262444" calcext:value-type="float">
            <text:p>2.44233749262444</text:p>
          </table:table-cell>
          <table:table-cell office:value-type="float" office:value="0.963" calcext:value-type="float">
            <text:p>0.963</text:p>
          </table:table-cell>
          <table:table-cell office:value-type="float" office:value="0.293" calcext:value-type="float">
            <text:p>0.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like growth factor binding protein 7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FABP4</text:p>
          </table:table-cell>
          <table:table-cell office:value-type="float" office:value="2.43700548645086" calcext:value-type="float">
            <text:p>2.43700548645086</text:p>
          </table:table-cell>
          <table:table-cell office:value-type="float" office:value="0.353" calcext:value-type="float">
            <text:p>0.353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atty acid binding protein 4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EPAS1</text:p>
          </table:table-cell>
          <table:table-cell office:value-type="float" office:value="2.42756781148586" calcext:value-type="float">
            <text:p>2.42756781148586</text:p>
          </table:table-cell>
          <table:table-cell office:value-type="float" office:value="0.947" calcext:value-type="float">
            <text:p>0.947</text:p>
          </table:table-cell>
          <table:table-cell office:value-type="float" office:value="0.379" calcext:value-type="float">
            <text:p>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dothelial PAS domain protein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TCF4</text:p>
          </table:table-cell>
          <table:table-cell office:value-type="float" office:value="2.42061994729188" calcext:value-type="float">
            <text:p>2.42061994729188</text:p>
          </table:table-cell>
          <table:table-cell office:value-type="float" office:value="0.982" calcext:value-type="float">
            <text:p>0.982</text:p>
          </table:table-cell>
          <table:table-cell office:value-type="float" office:value="0.627" calcext:value-type="float">
            <text:p>0.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5" calcext:value-type="float">
            <text:p>69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cription factor 4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AV1</text:p>
          </table:table-cell>
          <table:table-cell office:value-type="float" office:value="2.41857133877913" calcext:value-type="float">
            <text:p>2.41857133877913</text:p>
          </table:table-cell>
          <table:table-cell office:value-type="float" office:value="0.983" calcext:value-type="float">
            <text:p>0.983</text:p>
          </table:table-cell>
          <table:table-cell office:value-type="float" office:value="0.644" calcext:value-type="float">
            <text:p>0.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veolin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LDN5</text:p>
          </table:table-cell>
          <table:table-cell office:value-type="float" office:value="2.39393384212804" calcext:value-type="float">
            <text:p>2.39393384212804</text:p>
          </table:table-cell>
          <table:table-cell office:value-type="float" office:value="0.755" calcext:value-type="float">
            <text:p>0.755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2" calcext:value-type="float">
            <text:p>71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laudin 5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OL15A1</text:p>
          </table:table-cell>
          <table:table-cell office:value-type="float" office:value="2.37865445116969" calcext:value-type="float">
            <text:p>2.37865445116969</text:p>
          </table:table-cell>
          <table:table-cell office:value-type="float" office:value="0.857" calcext:value-type="float">
            <text:p>0.857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XV alpha 1 chain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ADGRL4</text:p>
          </table:table-cell>
          <table:table-cell office:value-type="float" office:value="2.37244842665555" calcext:value-type="float">
            <text:p>2.37244842665555</text:p>
          </table:table-cell>
          <table:table-cell office:value-type="float" office:value="0.923" calcext:value-type="float">
            <text:p>0.92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23" calcext:value-type="float">
            <text:p>641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dhesion G protein-coupled receptor L4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WF</text:p>
          </table:table-cell>
          <table:table-cell office:value-type="float" office:value="2.32980341382448" calcext:value-type="float">
            <text:p>2.32980341382448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on Willebrand factor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ALCRL</text:p>
          </table:table-cell>
          <table:table-cell office:value-type="float" office:value="2.32937791894546" calcext:value-type="float">
            <text:p>2.32937791894546</text:p>
          </table:table-cell>
          <table:table-cell office:value-type="float" office:value="0.927" calcext:value-type="float">
            <text:p>0.927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3" calcext:value-type="float">
            <text:p>102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lcitonin receptor like receptor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PCAT19</text:p>
          </table:table-cell>
          <table:table-cell office:value-type="float" office:value="2.32813787484852" calcext:value-type="float">
            <text:p>2.32813787484852</text:p>
          </table:table-cell>
          <table:table-cell office:value-type="float" office:value="0.919" calcext:value-type="float">
            <text:p>0.919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05495" calcext:value-type="float">
            <text:p>100505495</text:p>
          </table:table-cell>
          <table:table-cell office:value-type="string" calcext:value-type="string">
            <text:p>lncRNA</text:p>
          </table:table-cell>
          <table:table-cell office:value-type="string" calcext:value-type="string">
            <text:p>prostate cancer associated transcript 19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OL4A2</text:p>
          </table:table-cell>
          <table:table-cell office:value-type="float" office:value="2.32505843550878" calcext:value-type="float">
            <text:p>2.32505843550878</text:p>
          </table:table-cell>
          <table:table-cell office:value-type="float" office:value="0.886" calcext:value-type="float">
            <text:p>0.886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lagen type IV alpha 2 chain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PALM2AKAP2</text:p>
          </table:table-cell>
          <table:table-cell office:value-type="float" office:value="2.30449174805791" calcext:value-type="float">
            <text:p>2.30449174805791</text:p>
          </table:table-cell>
          <table:table-cell office:value-type="float" office:value="0.937" calcext:value-type="float">
            <text:p>0.937</text:p>
          </table:table-cell>
          <table:table-cell office:value-type="float" office:value="0.319" calcext:value-type="float">
            <text:p>0.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815" calcext:value-type="float">
            <text:p>4458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ALM2 and AKAP2 fusion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EMCN</text:p>
          </table:table-cell>
          <table:table-cell office:value-type="float" office:value="2.29764439566722" calcext:value-type="float">
            <text:p>2.29764439566722</text:p>
          </table:table-cell>
          <table:table-cell office:value-type="float" office:value="0.911" calcext:value-type="float">
            <text:p>0.911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05" calcext:value-type="float">
            <text:p>517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domucin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D93</text:p>
          </table:table-cell>
          <table:table-cell office:value-type="float" office:value="2.28545027867042" calcext:value-type="float">
            <text:p>2.28545027867042</text:p>
          </table:table-cell>
          <table:table-cell office:value-type="float" office:value="0.912" calcext:value-type="float">
            <text:p>0.91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18" calcext:value-type="float">
            <text:p>229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93 molecule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NDRG1</text:p>
          </table:table-cell>
          <table:table-cell office:value-type="float" office:value="2.28259025325638" calcext:value-type="float">
            <text:p>2.28259025325638</text:p>
          </table:table-cell>
          <table:table-cell office:value-type="float" office:value="0.939" calcext:value-type="float">
            <text:p>0.939</text:p>
          </table:table-cell>
          <table:table-cell office:value-type="float" office:value="0.674" calcext:value-type="float">
            <text:p>0.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7" calcext:value-type="float">
            <text:p>103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-myc downstream regulated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FLT1</text:p>
          </table:table-cell>
          <table:table-cell office:value-type="float" office:value="2.27736150249787" calcext:value-type="float">
            <text:p>2.27736150249787</text:p>
          </table:table-cell>
          <table:table-cell office:value-type="float" office:value="0.881" calcext:value-type="float">
            <text:p>0.881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ms related receptor tyrosine kinase 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ENG</text:p>
          </table:table-cell>
          <table:table-cell office:value-type="float" office:value="2.27470437660215" calcext:value-type="float">
            <text:p>2.27470437660215</text:p>
          </table:table-cell>
          <table:table-cell office:value-type="float" office:value="0.914" calcext:value-type="float">
            <text:p>0.914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ndoglin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TCIM</text:p>
          </table:table-cell>
          <table:table-cell office:value-type="float" office:value="2.21690411382393" calcext:value-type="float">
            <text:p>2.21690411382393</text:p>
          </table:table-cell>
          <table:table-cell office:value-type="float" office:value="0.737" calcext:value-type="float">
            <text:p>0.737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92" calcext:value-type="float">
            <text:p>568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criptional and immune response regulator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RAMP2</text:p>
          </table:table-cell>
          <table:table-cell office:value-type="float" office:value="2.20754023272429" calcext:value-type="float">
            <text:p>2.20754023272429</text:p>
          </table:table-cell>
          <table:table-cell office:value-type="float" office:value="0.872" calcext:value-type="float">
            <text:p>0.872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6" calcext:value-type="float">
            <text:p>102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ceptor activity modifying protein 2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DH5</text:p>
          </table:table-cell>
          <table:table-cell office:value-type="float" office:value="2.19250503729705" calcext:value-type="float">
            <text:p>2.1925050372970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dherin 5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KCTD12</text:p>
          </table:table-cell>
          <table:table-cell office:value-type="float" office:value="2.17274251142644" calcext:value-type="float">
            <text:p>2.17274251142644</text:p>
          </table:table-cell>
          <table:table-cell office:value-type="float" office:value="0.875" calcext:value-type="float">
            <text:p>0.875</text:p>
          </table:table-cell>
          <table:table-cell office:value-type="float" office:value="0.284" calcext:value-type="float">
            <text:p>0.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207" calcext:value-type="float">
            <text:p>11520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otassium channel tetramerization domain containing 12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CNKSR3</text:p>
          </table:table-cell>
          <table:table-cell office:value-type="float" office:value="2.10766544413228" calcext:value-type="float">
            <text:p>2.10766544413228</text:p>
          </table:table-cell>
          <table:table-cell office:value-type="float" office:value="0.832" calcext:value-type="float">
            <text:p>0.832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43" calcext:value-type="float">
            <text:p>15404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NKSR family member 3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ETS2</text:p>
          </table:table-cell>
          <table:table-cell office:value-type="float" office:value="2.10645424922875" calcext:value-type="float">
            <text:p>2.10645424922875</text:p>
          </table:table-cell>
          <table:table-cell office:value-type="float" office:value="0.943" calcext:value-type="float">
            <text:p>0.943</text:p>
          </table:table-cell>
          <table:table-cell office:value-type="float" office:value="0.595" calcext:value-type="float">
            <text:p>0.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TS proto-oncogene 2, transcription factor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LA-DPB1</text:p>
          </table:table-cell>
          <table:table-cell office:value-type="float" office:value="4.26839529058027" calcext:value-type="float">
            <text:p>4.26839529058027</text:p>
          </table:table-cell>
          <table:table-cell office:value-type="float" office:value="1" calcext:value-type="float">
            <text:p>1</text:p>
          </table:table-cell>
          <table:table-cell office:value-type="float" office:value="0.256" calcext:value-type="float">
            <text:p>0.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P beta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LA-DPA1</text:p>
          </table:table-cell>
          <table:table-cell office:value-type="float" office:value="4.17085688119046" calcext:value-type="float">
            <text:p>4.17085688119046</text:p>
          </table:table-cell>
          <table:table-cell office:value-type="float" office:value="1" calcext:value-type="float">
            <text:p>1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P alpha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CD74</text:p>
          </table:table-cell>
          <table:table-cell office:value-type="float" office:value="3.73569699175334" calcext:value-type="float">
            <text:p>3.73569699175334</text:p>
          </table:table-cell>
          <table:table-cell office:value-type="float" office:value="1" calcext:value-type="float">
            <text:p>1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74 molecule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CPVL</text:p>
          </table:table-cell>
          <table:table-cell office:value-type="float" office:value="3.70182912878901" calcext:value-type="float">
            <text:p>3.70182912878901</text:p>
          </table:table-cell>
          <table:table-cell office:value-type="float" office:value="0.983" calcext:value-type="float">
            <text:p>0.983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04" calcext:value-type="float">
            <text:p>545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rboxypeptidase vitellogenic like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LA-DRB1</text:p>
          </table:table-cell>
          <table:table-cell office:value-type="float" office:value="3.54472971098835" calcext:value-type="float">
            <text:p>3.54472971098835</text:p>
          </table:table-cell>
          <table:table-cell office:value-type="float" office:value="1" calcext:value-type="float">
            <text:p>1</text:p>
          </table:table-cell>
          <table:table-cell office:value-type="float" office:value="0.269" calcext:value-type="float">
            <text:p>0.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R beta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CST3</text:p>
          </table:table-cell>
          <table:table-cell office:value-type="float" office:value="3.43815878333997" calcext:value-type="float">
            <text:p>3.43815878333997</text:p>
          </table:table-cell>
          <table:table-cell office:value-type="float" office:value="1" calcext:value-type="float">
            <text:p>1</text:p>
          </table:table-cell>
          <table:table-cell office:value-type="float" office:value="0.836" calcext:value-type="float">
            <text:p>0.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atin C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LA-DRA</text:p>
          </table:table-cell>
          <table:table-cell office:value-type="float" office:value="3.42070475940984" calcext:value-type="float">
            <text:p>3.42070475940984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R alpha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LYZ</text:p>
          </table:table-cell>
          <table:table-cell office:value-type="float" office:value="3.34892300995348" calcext:value-type="float">
            <text:p>3.34892300995348</text:p>
          </table:table-cell>
          <table:table-cell office:value-type="float" office:value="0.996" calcext:value-type="float">
            <text:p>0.996</text:p>
          </table:table-cell>
          <table:table-cell office:value-type="float" office:value="0.117" calcext:value-type="float">
            <text:p>0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sozyme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LA-DQB1</text:p>
          </table:table-cell>
          <table:table-cell office:value-type="float" office:value="3.33379641735196" calcext:value-type="float">
            <text:p>3.33379641735196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Q beta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LA-DQA1</text:p>
          </table:table-cell>
          <table:table-cell office:value-type="float" office:value="3.12942963498015" calcext:value-type="float">
            <text:p>3.12942963498015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Q alpha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IDO1</text:p>
          </table:table-cell>
          <table:table-cell office:value-type="float" office:value="3.06435338568211" calcext:value-type="float">
            <text:p>3.06435338568211</text:p>
          </table:table-cell>
          <table:table-cell office:value-type="float" office:value="0.818" calcext:value-type="float">
            <text:p>0.818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doleamine 2,3-dioxygenase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LA-DRB5</text:p>
          </table:table-cell>
          <table:table-cell office:value-type="float" office:value="2.64991616504076" calcext:value-type="float">
            <text:p>2.64991616504076</text:p>
          </table:table-cell>
          <table:table-cell office:value-type="float" office:value="0.837" calcext:value-type="float">
            <text:p>0.837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R beta 5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C1orf54</text:p>
          </table:table-cell>
          <table:table-cell office:value-type="float" office:value="2.59756399388512" calcext:value-type="float">
            <text:p>2.59756399388512</text:p>
          </table:table-cell>
          <table:table-cell office:value-type="float" office:value="0.956" calcext:value-type="float">
            <text:p>0.956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30" calcext:value-type="float">
            <text:p>796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1 open reading frame 54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SAT1</text:p>
          </table:table-cell>
          <table:table-cell office:value-type="float" office:value="2.56829412010567" calcext:value-type="float">
            <text:p>2.56829412010567</text:p>
          </table:table-cell>
          <table:table-cell office:value-type="float" office:value="1" calcext:value-type="float">
            <text:p>1</text:p>
          </table:table-cell>
          <table:table-cell office:value-type="float" office:value="0.854" calcext:value-type="float">
            <text:p>0.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3" calcext:value-type="float">
            <text:p>63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ermidine/spermine N1-acetyltransferase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S100B</text:p>
          </table:table-cell>
          <table:table-cell office:value-type="float" office:value="2.54834636734419" calcext:value-type="float">
            <text:p>2.54834636734419</text:p>
          </table:table-cell>
          <table:table-cell office:value-type="float" office:value="0.713" calcext:value-type="float">
            <text:p>0.713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100 calcium binding protein B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LGALS2</text:p>
          </table:table-cell>
          <table:table-cell office:value-type="float" office:value="2.52699824285698" calcext:value-type="float">
            <text:p>2.52699824285698</text:p>
          </table:table-cell>
          <table:table-cell office:value-type="float" office:value="0.92" calcext:value-type="float">
            <text:p>0.92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ectin 2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DNASE1L3</text:p>
          </table:table-cell>
          <table:table-cell office:value-type="float" office:value="2.39900062237178" calcext:value-type="float">
            <text:p>2.39900062237178</text:p>
          </table:table-cell>
          <table:table-cell office:value-type="float" office:value="0.873" calcext:value-type="float">
            <text:p>0.87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eoxyribonuclease 1 like 3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LCP1</text:p>
          </table:table-cell>
          <table:table-cell office:value-type="float" office:value="2.39855450837164" calcext:value-type="float">
            <text:p>2.39855450837164</text:p>
          </table:table-cell>
          <table:table-cell office:value-type="float" office:value="0.998" calcext:value-type="float">
            <text:p>0.998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mphocyte cytosolic protein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ID2</text:p>
          </table:table-cell>
          <table:table-cell office:value-type="float" office:value="2.28989738450082" calcext:value-type="float">
            <text:p>2.28989738450082</text:p>
          </table:table-cell>
          <table:table-cell office:value-type="float" office:value="0.953" calcext:value-type="float">
            <text:p>0.953</text:p>
          </table:table-cell>
          <table:table-cell office:value-type="float" office:value="0.668" calcext:value-type="float">
            <text:p>0.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hibitor of DNA binding 2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RAB11FIP1</text:p>
          </table:table-cell>
          <table:table-cell office:value-type="float" office:value="2.27132653053737" calcext:value-type="float">
            <text:p>2.27132653053737</text:p>
          </table:table-cell>
          <table:table-cell office:value-type="float" office:value="0.937" calcext:value-type="float">
            <text:p>0.937</text:p>
          </table:table-cell>
          <table:table-cell office:value-type="float" office:value="0.279" calcext:value-type="float">
            <text:p>0.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3" calcext:value-type="float">
            <text:p>802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B11 family interacting protein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IRF8</text:p>
          </table:table-cell>
          <table:table-cell office:value-type="float" office:value="2.12303627686226" calcext:value-type="float">
            <text:p>2.12303627686226</text:p>
          </table:table-cell>
          <table:table-cell office:value-type="float" office:value="0.898" calcext:value-type="float">
            <text:p>0.898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feron regulatory factor 8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CTSZ</text:p>
          </table:table-cell>
          <table:table-cell office:value-type="float" office:value="2.05691834134632" calcext:value-type="float">
            <text:p>2.05691834134632</text:p>
          </table:table-cell>
          <table:table-cell office:value-type="float" office:value="0.96" calcext:value-type="float">
            <text:p>0.96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thepsin Z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DUSP4</text:p>
          </table:table-cell>
          <table:table-cell office:value-type="float" office:value="2.02976534119477" calcext:value-type="float">
            <text:p>2.02976534119477</text:p>
          </table:table-cell>
          <table:table-cell office:value-type="float" office:value="0.805" calcext:value-type="float">
            <text:p>0.805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ual specificity phosphatase 4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RGS10</text:p>
          </table:table-cell>
          <table:table-cell office:value-type="float" office:value="2.01743117014045" calcext:value-type="float">
            <text:p>2.01743117014045</text:p>
          </table:table-cell>
          <table:table-cell office:value-type="float" office:value="0.994" calcext:value-type="float">
            <text:p>0.994</text:p>
          </table:table-cell>
          <table:table-cell office:value-type="float" office:value="0.537" calcext:value-type="float">
            <text:p>0.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gulator of G protein signaling 10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COTL1</text:p>
          </table:table-cell>
          <table:table-cell office:value-type="float" office:value="2.01699568729674" calcext:value-type="float">
            <text:p>2.01699568729674</text:p>
          </table:table-cell>
          <table:table-cell office:value-type="float" office:value="0.983" calcext:value-type="float">
            <text:p>0.983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06" calcext:value-type="float">
            <text:p>2340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actosin like F-actin binding protein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PPIF</text:p>
          </table:table-cell>
          <table:table-cell office:value-type="float" office:value="1.95624160478469" calcext:value-type="float">
            <text:p>1.95624160478469</text:p>
          </table:table-cell>
          <table:table-cell office:value-type="float" office:value="0.858" calcext:value-type="float">
            <text:p>0.858</text:p>
          </table:table-cell>
          <table:table-cell office:value-type="float" office:value="0.376" calcext:value-type="float">
            <text:p>0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eptidylprolyl isomerase F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CLEC7A</text:p>
          </table:table-cell>
          <table:table-cell office:value-type="float" office:value="1.91476969229124" calcext:value-type="float">
            <text:p>1.91476969229124</text:p>
          </table:table-cell>
          <table:table-cell office:value-type="float" office:value="0.962" calcext:value-type="float">
            <text:p>0.96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81" calcext:value-type="float">
            <text:p>6458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type lectin domain containing 7A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LA-DMA</text:p>
          </table:table-cell>
          <table:table-cell office:value-type="float" office:value="1.89302648380741" calcext:value-type="float">
            <text:p>1.89302648380741</text:p>
          </table:table-cell>
          <table:table-cell office:value-type="float" office:value="0.991" calcext:value-type="float">
            <text:p>0.99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M alpha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DAPP1</text:p>
          </table:table-cell>
          <table:table-cell office:value-type="float" office:value="1.88900185349375" calcext:value-type="float">
            <text:p>1.88900185349375</text:p>
          </table:table-cell>
          <table:table-cell office:value-type="float" office:value="0.907" calcext:value-type="float">
            <text:p>0.907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71" calcext:value-type="float">
            <text:p>270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ual adaptor of phosphotyrosine and 3-phosphoinositides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VMO1</text:p>
          </table:table-cell>
          <table:table-cell office:value-type="float" office:value="1.87181616854617" calcext:value-type="float">
            <text:p>1.8718161685461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13" calcext:value-type="float">
            <text:p>2840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itelline membrane outer layer 1 homolog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WDFY4</text:p>
          </table:table-cell>
          <table:table-cell office:value-type="float" office:value="1.80615808541451" calcext:value-type="float">
            <text:p>1.80615808541451</text:p>
          </table:table-cell>
          <table:table-cell office:value-type="float" office:value="0.917" calcext:value-type="float">
            <text:p>0.91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05" calcext:value-type="float">
            <text:p>577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WDFY family member 4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SPD1</text:p>
          </table:table-cell>
          <table:table-cell office:value-type="float" office:value="1.80586312692861" calcext:value-type="float">
            <text:p>1.8058631269286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02" calcext:value-type="float">
            <text:p>0.902</text:p>
          </table:table-cell>
          <table:table-cell table:style-name="ce3" office:value-type="float" office:value="1.11668167136267E-232" calcext:value-type="float">
            <text:p>1.12E-232</text:p>
          </table:table-cell>
          <table:table-cell table:style-name="ce3" office:value-type="float" office:value="2.87858201243869E-228" calcext:value-type="float">
            <text:p>2.88E-228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at shock protein family D (Hsp60) member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LA-DQA2</text:p>
          </table:table-cell>
          <table:table-cell office:value-type="float" office:value="1.79711620931932" calcext:value-type="float">
            <text:p>1.79711620931932</text:p>
          </table:table-cell>
          <table:table-cell office:value-type="float" office:value="0.37" calcext:value-type="float">
            <text:p>0.37</text:p>
          </table:table-cell>
          <table:table-cell office:value-type="float" office:value="0.053" calcext:value-type="float">
            <text:p>0.053</text:p>
          </table:table-cell>
          <table:table-cell table:style-name="ce3" office:value-type="float" office:value="1.44767694501431E-116" calcext:value-type="float">
            <text:p>1.45E-116</text:p>
          </table:table-cell>
          <table:table-cell table:style-name="ce3" office:value-type="float" office:value="3.73182162885788E-112" calcext:value-type="float">
            <text:p>3.73E-112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Q alpha 2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TMSB4X</text:p>
          </table:table-cell>
          <table:table-cell office:value-type="float" office:value="1.78960808948239" calcext:value-type="float">
            <text:p>1.78960808948239</text:p>
          </table:table-cell>
          <table:table-cell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4" calcext:value-type="float">
            <text:p>71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ymosin beta 4 X-linked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SPA6</text:p>
          </table:table-cell>
          <table:table-cell office:value-type="float" office:value="1.76858775793285" calcext:value-type="float">
            <text:p>1.76858775793285</text:p>
          </table:table-cell>
          <table:table-cell office:value-type="float" office:value="0.342" calcext:value-type="float">
            <text:p>0.342</text:p>
          </table:table-cell>
          <table:table-cell office:value-type="float" office:value="0.187" calcext:value-type="float">
            <text:p>0.187</text:p>
          </table:table-cell>
          <table:table-cell table:style-name="ce3" office:value-type="float" office:value="2.13145124593784E-055" calcext:value-type="float">
            <text:p>2.13E-55</text:p>
          </table:table-cell>
          <table:table-cell table:style-name="ce3" office:value-type="float" office:value="5.49445502177856E-051" calcext:value-type="float">
            <text:p>5.49E-51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at shock protein family A (Hsp70) member 6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CPNE3</text:p>
          </table:table-cell>
          <table:table-cell office:value-type="float" office:value="1.76135173648362" calcext:value-type="float">
            <text:p>1.76135173648362</text:p>
          </table:table-cell>
          <table:table-cell office:value-type="float" office:value="0.96" calcext:value-type="float">
            <text:p>0.96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95" calcext:value-type="float">
            <text:p>88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pine 3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PLEK</text:p>
          </table:table-cell>
          <table:table-cell office:value-type="float" office:value="1.75651699222907" calcext:value-type="float">
            <text:p>1.75651699222907</text:p>
          </table:table-cell>
          <table:table-cell office:value-type="float" office:value="0.968" calcext:value-type="float">
            <text:p>0.968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eckstrin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CLEC9A</text:p>
          </table:table-cell>
          <table:table-cell office:value-type="float" office:value="1.73177803692004" calcext:value-type="float">
            <text:p>1.7317780369200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420" calcext:value-type="float">
            <text:p>2834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type lectin domain containing 9A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MCL1</text:p>
          </table:table-cell>
          <table:table-cell office:value-type="float" office:value="1.73150343715013" calcext:value-type="float">
            <text:p>1.73150343715013</text:p>
          </table:table-cell>
          <table:table-cell office:value-type="float" office:value="0.97" calcext:value-type="float">
            <text:p>0.97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CL1 apoptosis regulator, BCL2 family member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BASP1</text:p>
          </table:table-cell>
          <table:table-cell office:value-type="float" office:value="1.72675325331868" calcext:value-type="float">
            <text:p>1.72675325331868</text:p>
          </table:table-cell>
          <table:table-cell office:value-type="float" office:value="0.935" calcext:value-type="float">
            <text:p>0.935</text:p>
          </table:table-cell>
          <table:table-cell office:value-type="float" office:value="0.385" calcext:value-type="float">
            <text:p>0.385</text:p>
          </table:table-cell>
          <table:table-cell table:style-name="ce3" office:value-type="float" office:value="1.79073553129954E-239" calcext:value-type="float">
            <text:p>1.79E-239</text:p>
          </table:table-cell>
          <table:table-cell table:style-name="ce3" office:value-type="float" office:value="4.61615805258395E-235" calcext:value-type="float">
            <text:p>4.62E-235</text:p>
          </table:table-cell>
          <table:table-cell office:value-type="float" office:value="10409" calcext:value-type="float">
            <text:p>1040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rain abundant membrane attached signal protein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GPR157</text:p>
          </table:table-cell>
          <table:table-cell office:value-type="float" office:value="1.71477807011758" calcext:value-type="float">
            <text:p>1.71477807011758</text:p>
          </table:table-cell>
          <table:table-cell office:value-type="float" office:value="0.769" calcext:value-type="float">
            <text:p>0.769</text:p>
          </table:table-cell>
          <table:table-cell office:value-type="float" office:value="0.265" calcext:value-type="float">
            <text:p>0.265</text:p>
          </table:table-cell>
          <table:table-cell table:style-name="ce3" office:value-type="float" office:value="4.84590594507588E-287" calcext:value-type="float">
            <text:p>4.85E-287</text:p>
          </table:table-cell>
          <table:table-cell table:style-name="ce3" office:value-type="float" office:value="1.24917763452166E-282" calcext:value-type="float">
            <text:p>1.25E-282</text:p>
          </table:table-cell>
          <table:table-cell office:value-type="float" office:value="80045" calcext:value-type="float">
            <text:p>800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 protein-coupled receptor 157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C1orf162</text:p>
          </table:table-cell>
          <table:table-cell office:value-type="float" office:value="1.67214481076813" calcext:value-type="float">
            <text:p>1.6721448107681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346" calcext:value-type="float">
            <text:p>1283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1 open reading frame 162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SPH1</text:p>
          </table:table-cell>
          <table:table-cell office:value-type="float" office:value="1.66872112743251" calcext:value-type="float">
            <text:p>1.66872112743251</text:p>
          </table:table-cell>
          <table:table-cell office:value-type="float" office:value="0.951" calcext:value-type="float">
            <text:p>0.951</text:p>
          </table:table-cell>
          <table:table-cell office:value-type="float" office:value="0.68" calcext:value-type="float">
            <text:p>0.68</text:p>
          </table:table-cell>
          <table:table-cell table:style-name="ce3" office:value-type="float" office:value="2.25887524074284E-168" calcext:value-type="float">
            <text:p>2.26E-168</text:p>
          </table:table-cell>
          <table:table-cell table:style-name="ce3" office:value-type="float" office:value="5.82292859558688E-164" calcext:value-type="float">
            <text:p>5.82E-164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at shock protein family H (Hsp110) member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SGK1</text:p>
          </table:table-cell>
          <table:table-cell office:value-type="float" office:value="1.64490338675855" calcext:value-type="float">
            <text:p>1.64490338675855</text:p>
          </table:table-cell>
          <table:table-cell office:value-type="float" office:value="0.738" calcext:value-type="float">
            <text:p>0.738</text:p>
          </table:table-cell>
          <table:table-cell office:value-type="float" office:value="0.515" calcext:value-type="float">
            <text:p>0.515</text:p>
          </table:table-cell>
          <table:table-cell table:style-name="ce3" office:value-type="float" office:value="2.06186700470325E-173" calcext:value-type="float">
            <text:p>2.06E-173</text:p>
          </table:table-cell>
          <table:table-cell table:style-name="ce3" office:value-type="float" office:value="5.31508076472405E-169" calcext:value-type="float">
            <text:p>5.32E-169</text:p>
          </table:table-cell>
          <table:table-cell office:value-type="float" office:value="6446" calcext:value-type="float">
            <text:p>64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um/glucocorticoid regulated kinase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TXN</text:p>
          </table:table-cell>
          <table:table-cell office:value-type="float" office:value="1.64427495676541" calcext:value-type="float">
            <text:p>1.64427495676541</text:p>
          </table:table-cell>
          <table:table-cell office:value-type="float" office:value="0.991" calcext:value-type="float">
            <text:p>0.991</text:p>
          </table:table-cell>
          <table:table-cell office:value-type="float" office:value="0.953" calcext:value-type="float">
            <text:p>0.953</text:p>
          </table:table-cell>
          <table:table-cell table:style-name="ce3" office:value-type="float" office:value="2.2722574779097E-130" calcext:value-type="float">
            <text:p>2.27E-130</text:p>
          </table:table-cell>
          <table:table-cell table:style-name="ce3" office:value-type="float" office:value="5.85742532655563E-126" calcext:value-type="float">
            <text:p>5.86E-126</text:p>
          </table:table-cell>
          <table:table-cell office:value-type="float" office:value="7295" calcext:value-type="float">
            <text:p>72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hioredoxin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HSP90AA1</text:p>
          </table:table-cell>
          <table:table-cell office:value-type="float" office:value="1.64367835993709" calcext:value-type="float">
            <text:p>1.64367835993709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table:style-name="ce3" office:value-type="float" office:value="7.39176030761409E-210" calcext:value-type="float">
            <text:p>7.39E-210</text:p>
          </table:table-cell>
          <table:table-cell table:style-name="ce3" office:value-type="float" office:value="1.90544797209676E-205" calcext:value-type="float">
            <text:p>1.91E-205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eat shock protein 90 alpha family class A member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MXD1</text:p>
          </table:table-cell>
          <table:table-cell office:value-type="float" office:value="1.63494147914196" calcext:value-type="float">
            <text:p>1.63494147914196</text:p>
          </table:table-cell>
          <table:table-cell office:value-type="float" office:value="0.803" calcext:value-type="float">
            <text:p>0.803</text:p>
          </table:table-cell>
          <table:table-cell office:value-type="float" office:value="0.288" calcext:value-type="float">
            <text:p>0.288</text:p>
          </table:table-cell>
          <table:table-cell table:style-name="ce3" office:value-type="float" office:value="1.56100089227703E-248" calcext:value-type="float">
            <text:p>1.56E-248</text:p>
          </table:table-cell>
          <table:table-cell table:style-name="ce3" office:value-type="float" office:value="4.02394810011174E-244" calcext:value-type="float">
            <text:p>4.02E-244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X dimerization protein 1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SERPINB9</text:p>
          </table:table-cell>
          <table:table-cell office:value-type="float" office:value="1.62066469971899" calcext:value-type="float">
            <text:p>1.62066469971899</text:p>
          </table:table-cell>
          <table:table-cell office:value-type="float" office:value="0.884" calcext:value-type="float">
            <text:p>0.884</text:p>
          </table:table-cell>
          <table:table-cell office:value-type="float" office:value="0.209" calcext:value-type="float">
            <text:p>0.209</text:p>
          </table:table-cell>
          <table:table-cell table:style-name="ce3" office:value-type="float" office:value="5.2526925470544E-244" calcext:value-type="float">
            <text:p>5.25E-244</text:p>
          </table:table-cell>
          <table:table-cell table:style-name="ce3" office:value-type="float" office:value="1.35403908477968E-239" calcext:value-type="float">
            <text:p>1.35E-239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B member 9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CXCL16</text:p>
          </table:table-cell>
          <table:table-cell office:value-type="float" office:value="1.61152225476401" calcext:value-type="float">
            <text:p>1.61152225476401</text:p>
          </table:table-cell>
          <table:table-cell office:value-type="float" office:value="0.869" calcext:value-type="float">
            <text:p>0.869</text:p>
          </table:table-cell>
          <table:table-cell office:value-type="float" office:value="0.266" calcext:value-type="float">
            <text:p>0.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91" calcext:value-type="float">
            <text:p>5819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ligand 16</text:p>
          </table:table-cell>
        </table:table-row>
        <table:table-row table:style-name="ro1">
          <table:table-cell office:value-type="string" calcext:value-type="string">
            <text:p>cDC1</text:p>
          </table:table-cell>
          <table:table-cell office:value-type="string" calcext:value-type="string">
            <text:p>CD83</text:p>
          </table:table-cell>
          <table:table-cell office:value-type="float" office:value="1.60106174369747" calcext:value-type="float">
            <text:p>1.60106174369747</text:p>
          </table:table-cell>
          <table:table-cell office:value-type="float" office:value="0.958" calcext:value-type="float">
            <text:p>0.958</text:p>
          </table:table-cell>
          <table:table-cell office:value-type="float" office:value="0.214" calcext:value-type="float">
            <text:p>0.214</text:p>
          </table:table-cell>
          <table:table-cell table:style-name="ce3" office:value-type="float" office:value="5.29037988590665E-306" calcext:value-type="float">
            <text:p>5.29E-306</text:p>
          </table:table-cell>
          <table:table-cell table:style-name="ce3" office:value-type="float" office:value="1.36375412698902E-301" calcext:value-type="float">
            <text:p>1.36E-301</text:p>
          </table:table-cell>
          <table:table-cell office:value-type="float" office:value="9308" calcext:value-type="float">
            <text:p>93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83 molecule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G0S2</text:p>
          </table:table-cell>
          <table:table-cell office:value-type="float" office:value="4.7711694356713" calcext:value-type="float">
            <text:p>4.7711694356713</text:p>
          </table:table-cell>
          <table:table-cell office:value-type="float" office:value="0.928" calcext:value-type="float">
            <text:p>0.928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86" calcext:value-type="float">
            <text:p>5048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0/G1 switch 2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HLA-DRA</text:p>
          </table:table-cell>
          <table:table-cell office:value-type="float" office:value="4.55231110150025" calcext:value-type="float">
            <text:p>4.55231110150025</text:p>
          </table:table-cell>
          <table:table-cell office:value-type="float" office:value="1" calcext:value-type="float">
            <text:p>1</text:p>
          </table:table-cell>
          <table:table-cell office:value-type="float" office:value="0.229" calcext:value-type="float">
            <text:p>0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R alpha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HLA-DRB1</text:p>
          </table:table-cell>
          <table:table-cell office:value-type="float" office:value="4.42271283429865" calcext:value-type="float">
            <text:p>4.42271283429865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R beta 1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HLA-DPB1</text:p>
          </table:table-cell>
          <table:table-cell office:value-type="float" office:value="4.34987270211875" calcext:value-type="float">
            <text:p>4.34987270211875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P beta 1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HLA-DQA1</text:p>
          </table:table-cell>
          <table:table-cell office:value-type="float" office:value="4.26952138289376" calcext:value-type="float">
            <text:p>4.26952138289376</text:p>
          </table:table-cell>
          <table:table-cell office:value-type="float" office:value="0.999" calcext:value-type="float">
            <text:p>0.999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Q alpha 1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HLA-DPA1</text:p>
          </table:table-cell>
          <table:table-cell office:value-type="float" office:value="4.2411458714737" calcext:value-type="float">
            <text:p>4.2411458714737</text:p>
          </table:table-cell>
          <table:table-cell office:value-type="float" office:value="1" calcext:value-type="float">
            <text:p>1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P alpha 1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IL1B</text:p>
          </table:table-cell>
          <table:table-cell office:value-type="float" office:value="4.2140075158578" calcext:value-type="float">
            <text:p>4.214007515857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1 beta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LYZ</text:p>
          </table:table-cell>
          <table:table-cell office:value-type="float" office:value="4.12582263120523" calcext:value-type="float">
            <text:p>4.12582263120523</text:p>
          </table:table-cell>
          <table:table-cell office:value-type="float" office:value="0.997" calcext:value-type="float">
            <text:p>0.997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ysozyme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HLA-DQB1</text:p>
          </table:table-cell>
          <table:table-cell office:value-type="float" office:value="4.02386856780294" calcext:value-type="float">
            <text:p>4.02386856780294</text:p>
          </table:table-cell>
          <table:table-cell office:value-type="float" office:value="1" calcext:value-type="float">
            <text:p>1</text:p>
          </table:table-cell>
          <table:table-cell office:value-type="float" office:value="0.188" calcext:value-type="float">
            <text:p>0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Q beta 1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C15orf48</text:p>
          </table:table-cell>
          <table:table-cell office:value-type="float" office:value="3.89671673002107" calcext:value-type="float">
            <text:p>3.89671673002107</text:p>
          </table:table-cell>
          <table:table-cell office:value-type="float" office:value="0.939" calcext:value-type="float">
            <text:p>0.939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419" calcext:value-type="float">
            <text:p>8441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hromosome 15 open reading frame 48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CD74</text:p>
          </table:table-cell>
          <table:table-cell office:value-type="float" office:value="3.66915944694534" calcext:value-type="float">
            <text:p>3.66915944694534</text:p>
          </table:table-cell>
          <table:table-cell office:value-type="float" office:value="1" calcext:value-type="float">
            <text:p>1</text:p>
          </table:table-cell>
          <table:table-cell office:value-type="float" office:value="0.253" calcext:value-type="float">
            <text:p>0.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74 molecule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CXCL8</text:p>
          </table:table-cell>
          <table:table-cell office:value-type="float" office:value="3.29294939351196" calcext:value-type="float">
            <text:p>3.29294939351196</text:p>
          </table:table-cell>
          <table:table-cell office:value-type="float" office:value="0.965" calcext:value-type="float">
            <text:p>0.965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X-C motif chemokine ligand 8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CCR7</text:p>
          </table:table-cell>
          <table:table-cell office:value-type="float" office:value="3.29243937739867" calcext:value-type="float">
            <text:p>3.29243937739867</text:p>
          </table:table-cell>
          <table:table-cell office:value-type="float" office:value="0.933" calcext:value-type="float">
            <text:p>0.933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receptor 7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IL1R2</text:p>
          </table:table-cell>
          <table:table-cell office:value-type="float" office:value="3.12479525558596" calcext:value-type="float">
            <text:p>3.12479525558596</text:p>
          </table:table-cell>
          <table:table-cell office:value-type="float" office:value="0.92" calcext:value-type="float">
            <text:p>0.92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1 receptor type 2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GPR183</text:p>
          </table:table-cell>
          <table:table-cell office:value-type="float" office:value="3.11530936785103" calcext:value-type="float">
            <text:p>3.11530936785103</text:p>
          </table:table-cell>
          <table:table-cell office:value-type="float" office:value="0.99" calcext:value-type="float">
            <text:p>0.99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 protein-coupled receptor 183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SERPINB9</text:p>
          </table:table-cell>
          <table:table-cell office:value-type="float" office:value="3.09825115194191" calcext:value-type="float">
            <text:p>3.09825115194191</text:p>
          </table:table-cell>
          <table:table-cell office:value-type="float" office:value="0.978" calcext:value-type="float">
            <text:p>0.978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B member 9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SRGN</text:p>
          </table:table-cell>
          <table:table-cell office:value-type="float" office:value="3.09507619414504" calcext:value-type="float">
            <text:p>3.09507619414504</text:p>
          </table:table-cell>
          <table:table-cell office:value-type="float" office:value="1" calcext:value-type="float">
            <text:p>1</text:p>
          </table:table-cell>
          <table:table-cell office:value-type="float" office:value="0.282" calcext:value-type="float">
            <text:p>0.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2" calcext:value-type="float">
            <text:p>55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glycin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SAT1</text:p>
          </table:table-cell>
          <table:table-cell office:value-type="float" office:value="3.08818916369145" calcext:value-type="float">
            <text:p>3.0881891636914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3" calcext:value-type="float">
            <text:p>63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ermidine/spermine N1-acetyltransferase 1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AREG</text:p>
          </table:table-cell>
          <table:table-cell office:value-type="float" office:value="3.03693100520191" calcext:value-type="float">
            <text:p>3.03693100520191</text:p>
          </table:table-cell>
          <table:table-cell office:value-type="float" office:value="0.681" calcext:value-type="float">
            <text:p>0.681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mphiregulin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HLA-DRB5</text:p>
          </table:table-cell>
          <table:table-cell office:value-type="float" office:value="3.02254809938963" calcext:value-type="float">
            <text:p>3.02254809938963</text:p>
          </table:table-cell>
          <table:table-cell office:value-type="float" office:value="0.804" calcext:value-type="float">
            <text:p>0.804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R beta 5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CD83</text:p>
          </table:table-cell>
          <table:table-cell office:value-type="float" office:value="2.99994058555979" calcext:value-type="float">
            <text:p>2.99994058555979</text:p>
          </table:table-cell>
          <table:table-cell office:value-type="float" office:value="0.987" calcext:value-type="float">
            <text:p>0.987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8" calcext:value-type="float">
            <text:p>93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83 molecule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CST3</text:p>
          </table:table-cell>
          <table:table-cell office:value-type="float" office:value="2.99635325166107" calcext:value-type="float">
            <text:p>2.99635325166107</text:p>
          </table:table-cell>
          <table:table-cell office:value-type="float" office:value="0.999" calcext:value-type="float">
            <text:p>0.999</text:p>
          </table:table-cell>
          <table:table-cell office:value-type="float" office:value="0.832" calcext:value-type="float">
            <text:p>0.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atin C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FCER1A</text:p>
          </table:table-cell>
          <table:table-cell office:value-type="float" office:value="2.98529995630148" calcext:value-type="float">
            <text:p>2.98529995630148</text:p>
          </table:table-cell>
          <table:table-cell office:value-type="float" office:value="0.939" calcext:value-type="float">
            <text:p>0.939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c fragment of IgE receptor Ia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GPAT3</text:p>
          </table:table-cell>
          <table:table-cell office:value-type="float" office:value="2.9545458852539" calcext:value-type="float">
            <text:p>2.9545458852539</text:p>
          </table:table-cell>
          <table:table-cell office:value-type="float" office:value="0.935" calcext:value-type="float">
            <text:p>0.93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03" calcext:value-type="float">
            <text:p>848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ycerol-3-phosphate acyltransferase 3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INSIG1</text:p>
          </table:table-cell>
          <table:table-cell office:value-type="float" office:value="2.92317958700035" calcext:value-type="float">
            <text:p>2.92317958700035</text:p>
          </table:table-cell>
          <table:table-cell office:value-type="float" office:value="0.975" calcext:value-type="float">
            <text:p>0.975</text:p>
          </table:table-cell>
          <table:table-cell office:value-type="float" office:value="0.293" calcext:value-type="float">
            <text:p>0.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sulin induced gene 1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BCL2A1</text:p>
          </table:table-cell>
          <table:table-cell office:value-type="float" office:value="2.78080432373644" calcext:value-type="float">
            <text:p>2.78080432373644</text:p>
          </table:table-cell>
          <table:table-cell office:value-type="float" office:value="0.965" calcext:value-type="float">
            <text:p>0.965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CL2 related protein A1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HLA-DMA</text:p>
          </table:table-cell>
          <table:table-cell office:value-type="float" office:value="2.76809440024455" calcext:value-type="float">
            <text:p>2.76809440024455</text:p>
          </table:table-cell>
          <table:table-cell office:value-type="float" office:value="0.996" calcext:value-type="float">
            <text:p>0.996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M alpha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EREG</text:p>
          </table:table-cell>
          <table:table-cell office:value-type="float" office:value="2.67635874831013" calcext:value-type="float">
            <text:p>2.67635874831013</text:p>
          </table:table-cell>
          <table:table-cell office:value-type="float" office:value="0.741" calcext:value-type="float">
            <text:p>0.741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piregulin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REL</text:p>
          </table:table-cell>
          <table:table-cell office:value-type="float" office:value="2.63859857311689" calcext:value-type="float">
            <text:p>2.63859857311689</text:p>
          </table:table-cell>
          <table:table-cell office:value-type="float" office:value="0.994" calcext:value-type="float">
            <text:p>0.994</text:p>
          </table:table-cell>
          <table:table-cell office:value-type="float" office:value="0.679" calcext:value-type="float">
            <text:p>0.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6" calcext:value-type="float">
            <text:p>596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EL proto-oncogene, NF-kB subunit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ID2</text:p>
          </table:table-cell>
          <table:table-cell office:value-type="float" office:value="2.62972691573607" calcext:value-type="float">
            <text:p>2.62972691573607</text:p>
          </table:table-cell>
          <table:table-cell office:value-type="float" office:value="0.955" calcext:value-type="float">
            <text:p>0.955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hibitor of DNA binding 2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HLA-DQA2</text:p>
          </table:table-cell>
          <table:table-cell office:value-type="float" office:value="2.55476971976039" calcext:value-type="float">
            <text:p>2.55476971976039</text:p>
          </table:table-cell>
          <table:table-cell office:value-type="float" office:value="0.59" calcext:value-type="float">
            <text:p>0.59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ajor histocompatibility complex, class II, DQ alpha 2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SERPINB1</text:p>
          </table:table-cell>
          <table:table-cell office:value-type="float" office:value="2.55407910085968" calcext:value-type="float">
            <text:p>2.55407910085968</text:p>
          </table:table-cell>
          <table:table-cell office:value-type="float" office:value="0.952" calcext:value-type="float">
            <text:p>0.952</text:p>
          </table:table-cell>
          <table:table-cell office:value-type="float" office:value="0.624" calcext:value-type="float">
            <text:p>0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erpin family B member 1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IFI30</text:p>
          </table:table-cell>
          <table:table-cell office:value-type="float" office:value="2.45827571922335" calcext:value-type="float">
            <text:p>2.45827571922335</text:p>
          </table:table-cell>
          <table:table-cell office:value-type="float" office:value="0.996" calcext:value-type="float">
            <text:p>0.996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7" calcext:value-type="float">
            <text:p>104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FI30 lysosomal thiol reductase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CCL22</text:p>
          </table:table-cell>
          <table:table-cell office:value-type="float" office:value="2.43421191843498" calcext:value-type="float">
            <text:p>2.43421191843498</text:p>
          </table:table-cell>
          <table:table-cell office:value-type="float" office:value="0.465" calcext:value-type="float">
            <text:p>0.465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C motif chemokine ligand 22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GPR157</text:p>
          </table:table-cell>
          <table:table-cell office:value-type="float" office:value="2.39389590567834" calcext:value-type="float">
            <text:p>2.39389590567834</text:p>
          </table:table-cell>
          <table:table-cell office:value-type="float" office:value="0.896" calcext:value-type="float">
            <text:p>0.896</text:p>
          </table:table-cell>
          <table:table-cell office:value-type="float" office:value="0.247" calcext:value-type="float">
            <text:p>0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45" calcext:value-type="float">
            <text:p>8004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 protein-coupled receptor 157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CPVL</text:p>
          </table:table-cell>
          <table:table-cell office:value-type="float" office:value="2.31087075203854" calcext:value-type="float">
            <text:p>2.31087075203854</text:p>
          </table:table-cell>
          <table:table-cell office:value-type="float" office:value="0.896" calcext:value-type="float">
            <text:p>0.896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04" calcext:value-type="float">
            <text:p>545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arboxypeptidase vitellogenic like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TYROBP</text:p>
          </table:table-cell>
          <table:table-cell office:value-type="float" office:value="2.3073134790942" calcext:value-type="float">
            <text:p>2.3073134790942</text:p>
          </table:table-cell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5" calcext:value-type="float">
            <text:p>73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ansmembrane immune signaling adaptor TYROBP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GLA</text:p>
          </table:table-cell>
          <table:table-cell office:value-type="float" office:value="2.28300624965853" calcext:value-type="float">
            <text:p>2.28300624965853</text:p>
          </table:table-cell>
          <table:table-cell office:value-type="float" office:value="0.924" calcext:value-type="float">
            <text:p>0.924</text:p>
          </table:table-cell>
          <table:table-cell office:value-type="float" office:value="0.381" calcext:value-type="float">
            <text:p>0.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alactosidase alpha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CLEC10A</text:p>
          </table:table-cell>
          <table:table-cell office:value-type="float" office:value="2.28205439753341" calcext:value-type="float">
            <text:p>2.2820543975334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62" calcext:value-type="float">
            <text:p>104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-type lectin domain containing 10A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IL23A</text:p>
          </table:table-cell>
          <table:table-cell office:value-type="float" office:value="2.27487333334722" calcext:value-type="float">
            <text:p>2.27487333334722</text:p>
          </table:table-cell>
          <table:table-cell office:value-type="float" office:value="0.59" calcext:value-type="float">
            <text:p>0.59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61" calcext:value-type="float">
            <text:p>515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nterleukin 23 subunit alpha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PLEK</text:p>
          </table:table-cell>
          <table:table-cell office:value-type="float" office:value="2.24639892200383" calcext:value-type="float">
            <text:p>2.24639892200383</text:p>
          </table:table-cell>
          <table:table-cell office:value-type="float" office:value="0.953" calcext:value-type="float">
            <text:p>0.95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eckstrin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NAMPT</text:p>
          </table:table-cell>
          <table:table-cell office:value-type="float" office:value="2.24443672257639" calcext:value-type="float">
            <text:p>2.24443672257639</text:p>
          </table:table-cell>
          <table:table-cell office:value-type="float" office:value="0.996" calcext:value-type="float">
            <text:p>0.996</text:p>
          </table:table-cell>
          <table:table-cell office:value-type="float" office:value="0.784" calcext:value-type="float">
            <text:p>0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5" calcext:value-type="float">
            <text:p>1013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icotinamide phosphoribosyltransferase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PLAUR</text:p>
          </table:table-cell>
          <table:table-cell office:value-type="float" office:value="2.23664667639704" calcext:value-type="float">
            <text:p>2.23664667639704</text:p>
          </table:table-cell>
          <table:table-cell office:value-type="float" office:value="0.972" calcext:value-type="float">
            <text:p>0.972</text:p>
          </table:table-cell>
          <table:table-cell office:value-type="float" office:value="0.351" calcext:value-type="float">
            <text:p>0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asminogen activator, urokinase receptor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FCER1G</text:p>
          </table:table-cell>
          <table:table-cell office:value-type="float" office:value="2.22278534152762" calcext:value-type="float">
            <text:p>2.22278534152762</text:p>
          </table:table-cell>
          <table:table-cell office:value-type="float" office:value="0.993" calcext:value-type="float">
            <text:p>0.993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c fragment of IgE receptor Ig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TIMP1</text:p>
          </table:table-cell>
          <table:table-cell office:value-type="float" office:value="2.22236711924209" calcext:value-type="float">
            <text:p>2.22236711924209</text:p>
          </table:table-cell>
          <table:table-cell office:value-type="float" office:value="0.991" calcext:value-type="float">
            <text:p>0.991</text:p>
          </table:table-cell>
          <table:table-cell office:value-type="float" office:value="0.597" calcext:value-type="float">
            <text:p>0.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6" calcext:value-type="float">
            <text:p>707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IMP metallopeptidase inhibitor 1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LST1</text:p>
          </table:table-cell>
          <table:table-cell office:value-type="float" office:value="2.21318747851956" calcext:value-type="float">
            <text:p>2.21318747851956</text:p>
          </table:table-cell>
          <table:table-cell office:value-type="float" office:value="0.974" calcext:value-type="float">
            <text:p>0.974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0" calcext:value-type="float">
            <text:p>794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eukocyte specific transcript 1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TNFRSF1B</text:p>
          </table:table-cell>
          <table:table-cell office:value-type="float" office:value="2.19033906183755" calcext:value-type="float">
            <text:p>2.19033906183755</text:p>
          </table:table-cell>
          <table:table-cell office:value-type="float" office:value="0.954" calcext:value-type="float">
            <text:p>0.954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NF receptor superfamily member 1B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CST7</text:p>
          </table:table-cell>
          <table:table-cell office:value-type="float" office:value="2.18442462274392" calcext:value-type="float">
            <text:p>2.18442462274392</text:p>
          </table:table-cell>
          <table:table-cell office:value-type="float" office:value="0.898" calcext:value-type="float">
            <text:p>0.898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30" calcext:value-type="float">
            <text:p>85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ystatin F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KYNU</text:p>
          </table:table-cell>
          <table:table-cell office:value-type="float" office:value="2.1808664847559" calcext:value-type="float">
            <text:p>2.1808664847559</text:p>
          </table:table-cell>
          <table:table-cell office:value-type="float" office:value="0.937" calcext:value-type="float">
            <text:p>0.937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42" calcext:value-type="float">
            <text:p>894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ynureninase</text:p>
          </table:table-cell>
        </table:table-row>
        <table:table-row table:style-name="ro1">
          <table:table-cell office:value-type="string" calcext:value-type="string">
            <text:p>cDC2</text:p>
          </table:table-cell>
          <table:table-cell office:value-type="string" calcext:value-type="string">
            <text:p>GLIPR1</text:p>
          </table:table-cell>
          <table:table-cell office:value-type="float" office:value="2.16560441954821" calcext:value-type="float">
            <text:p>2.16560441954821</text:p>
          </table:table-cell>
          <table:table-cell office:value-type="float" office:value="0.939" calcext:value-type="float">
            <text:p>0.939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LI pathogenesis related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9:35:44.622063339</meta:creation-date>
    <dc:date>2025-04-04T19:36:49.495356061</dc:date>
    <meta:editing-duration>PT1M5S</meta:editing-duration>
    <meta:editing-cycles>1</meta:editing-cycles>
    <meta:document-statistic meta:table-count="1" meta:cell-count="13499" meta:object-count="0"/>
    <meta:generator>LibreOffice/24.2.7.2$Linux_X86_64 LibreOffice_project/420$Build-2</meta:generator>
  </office:meta>
</office:document-meta>
</file>